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text/xml" manifest:full-path="setting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KasperskySans" svg:font-family="KasperskySans, Roboto, 'Droid Sans', Arial, sans-serif"/>
    <style:font-face style:name="OpenSymbol" svg:font-family="OpenSymbol"/>
    <style:font-face style:name="inherit" svg:font-family="inherit"/>
    <style:font-face style:name="Arial Black" svg:font-family="'Arial Black'" style:font-family-generic="roman"/>
    <style:font-face style:name="Arial2" svg:font-family="Arial" style:font-pitch="variable"/>
    <style:font-face style:name="MS Gothic" svg:font-family="'MS Gothic'" style:font-pitch="variable"/>
    <style:font-face style:name="NSimSun1" svg:font-family="NSimSun"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NSimSun" svg:font-family="NSimSun"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501cm" table:align="left"/>
    </style:style>
    <style:style style:name="Таблица1.A" style:family="table-column">
      <style:table-column-properties style:column-width="4.628cm"/>
    </style:style>
    <style:style style:name="Таблица1.B" style:family="table-column">
      <style:table-column-properties style:column-width="0.822cm"/>
    </style:style>
    <style:style style:name="Таблица1.C" style:family="table-column">
      <style:table-column-properties style:column-width="2.739cm"/>
    </style:style>
    <style:style style:name="Таблица1.D" style:family="table-column">
      <style:table-column-properties style:column-width="8.311cm"/>
    </style:style>
    <style:style style:name="Таблица1.A1" style:family="table-cell">
      <style:table-cell-properties style:vertical-align="middle" fo:padding="0.049cm" fo:border="none"/>
    </style:style>
    <style:style style:name="Таблица2" style:family="table">
      <style:table-properties style:width="16.501cm" table:align="left"/>
    </style:style>
    <style:style style:name="Таблица2.A" style:family="table-column">
      <style:table-column-properties style:column-width="16.501cm"/>
    </style:style>
    <style:style style:name="Таблица2.A1" style:family="table-cell">
      <style:table-cell-properties style:vertical-align="middle" fo:padding="0.049cm" fo:border="none"/>
    </style:style>
    <style:style style:name="Таблица3" style:family="table">
      <style:table-properties style:width="10.245cm" table:align="left"/>
    </style:style>
    <style:style style:name="Таблица3.A" style:family="table-column">
      <style:table-column-properties style:column-width="0.425cm"/>
    </style:style>
    <style:style style:name="Таблица3.B" style:family="table-column">
      <style:table-column-properties style:column-width="9.82cm"/>
    </style:style>
    <style:style style:name="Таблица3.A1" style:family="table-cell">
      <style:table-cell-properties style:vertical-align="middle" fo:background-color="#dfefff" fo:padding="0.049cm" fo:border="none">
        <style:background-image/>
      </style:table-cell-properties>
    </style:style>
    <style:style style:name="Таблица3.B1" style:family="table-cell">
      <style:table-cell-properties style:vertical-align="middle" fo:padding="0.049cm" fo:border="none"/>
    </style:style>
    <style:style style:name="Таблица4" style:family="table">
      <style:table-properties style:width="27.363cm" table:align="left"/>
    </style:style>
    <style:style style:name="Таблица4.A" style:family="table-column">
      <style:table-column-properties style:column-width="7.736cm"/>
    </style:style>
    <style:style style:name="Таблица4.B" style:family="table-column">
      <style:table-column-properties style:column-width="10.62cm"/>
    </style:style>
    <style:style style:name="Таблица4.C" style:family="table-column">
      <style:table-column-properties style:column-width="9.006cm"/>
    </style:style>
    <style:style style:name="Таблица4.A1" style:family="table-cell">
      <style:table-cell-properties style:vertical-align="middle" fo:padding="0.049cm" fo:border="none"/>
    </style:style>
    <style:style style:name="Таблица5" style:family="table">
      <style:table-properties style:width="35.978cm" table:align="left"/>
    </style:style>
    <style:style style:name="Таблица5.A" style:family="table-column">
      <style:table-column-properties style:column-width="15.039cm"/>
    </style:style>
    <style:style style:name="Таблица5.B" style:family="table-column">
      <style:table-column-properties style:column-width="20.939cm"/>
    </style:style>
    <style:style style:name="Таблица5.A1" style:family="table-cell">
      <style:table-cell-properties style:vertical-align="middle" fo:padding="0.049cm" fo:border="none"/>
    </style:style>
    <style:style style:name="Таблица6" style:family="table">
      <style:table-properties style:width="16.501cm" table:align="left"/>
    </style:style>
    <style:style style:name="Таблица6.A" style:family="table-column">
      <style:table-column-properties style:column-width="0.631cm"/>
    </style:style>
    <style:style style:name="Таблица6.B" style:family="table-column">
      <style:table-column-properties style:column-width="15.87cm"/>
    </style:style>
    <style:style style:name="Таблица6.A1" style:family="table-cell">
      <style:table-cell-properties style:vertical-align="middle" fo:background-color="#dfefff" fo:padding="0.049cm" fo:border="none">
        <style:background-image/>
      </style:table-cell-properties>
    </style:style>
    <style:style style:name="Таблица6.B1" style:family="table-cell">
      <style:table-cell-properties style:vertical-align="middle" fo:padding="0.049cm" fo:border="none"/>
    </style:style>
    <style:style style:name="Таблица7" style:family="table">
      <style:table-properties style:width="16.501cm" table:align="left"/>
    </style:style>
    <style:style style:name="Таблица7.A" style:family="table-column">
      <style:table-column-properties style:column-width="0.425cm"/>
    </style:style>
    <style:style style:name="Таблица7.B" style:family="table-column">
      <style:table-column-properties style:column-width="16.076cm"/>
    </style:style>
    <style:style style:name="Таблица7.A1" style:family="table-cell">
      <style:table-cell-properties style:vertical-align="middle" fo:background-color="#dfefff" fo:padding="0.049cm" fo:border="none">
        <style:background-image/>
      </style:table-cell-properties>
    </style:style>
    <style:style style:name="Таблица7.B1" style:family="table-cell">
      <style:table-cell-properties style:vertical-align="middle" fo:padding="0.049cm" fo:border="none"/>
    </style:style>
    <style:style style:name="Таблица8" style:family="table">
      <style:table-properties style:width="16.501cm" table:align="left"/>
    </style:style>
    <style:style style:name="Таблица8.A" style:family="table-column">
      <style:table-column-properties style:column-width="4.628cm"/>
    </style:style>
    <style:style style:name="Таблица8.B" style:family="table-column">
      <style:table-column-properties style:column-width="2.485cm"/>
    </style:style>
    <style:style style:name="Таблица8.C" style:family="table-column">
      <style:table-column-properties style:column-width="3.572cm"/>
    </style:style>
    <style:style style:name="Таблица8.D" style:family="table-column">
      <style:table-column-properties style:column-width="5.816cm"/>
    </style:style>
    <style:style style:name="Таблица8.A1" style:family="table-cell">
      <style:table-cell-properties style:vertical-align="middle" fo:padding="0.049cm" fo:border="none"/>
    </style:style>
    <style:style style:name="Таблица9" style:family="table">
      <style:table-properties style:width="16.501cm" table:align="left"/>
    </style:style>
    <style:style style:name="Таблица9.A" style:family="table-column">
      <style:table-column-properties style:column-width="16.501cm"/>
    </style:style>
    <style:style style:name="Таблица9.A1" style:family="table-cell">
      <style:table-cell-properties style:vertical-align="middle" fo:padding="0.049cm" fo:border="none"/>
    </style:style>
    <style:style style:name="Таблица10" style:family="table">
      <style:table-properties style:width="10.245cm" table:align="left"/>
    </style:style>
    <style:style style:name="Таблица10.A" style:family="table-column">
      <style:table-column-properties style:column-width="0.425cm"/>
    </style:style>
    <style:style style:name="Таблица10.B" style:family="table-column">
      <style:table-column-properties style:column-width="9.82cm"/>
    </style:style>
    <style:style style:name="Таблица10.A1" style:family="table-cell">
      <style:table-cell-properties style:vertical-align="middle" fo:background-color="#dfefff" fo:padding="0.049cm" fo:border="none">
        <style:background-image/>
      </style:table-cell-properties>
    </style:style>
    <style:style style:name="Таблица10.B1" style:family="table-cell">
      <style:table-cell-properties style:vertical-align="middle" fo:padding="0.049cm" fo:border="none"/>
    </style:style>
    <style:style style:name="Таблица11" style:family="table">
      <style:table-properties style:width="27.363cm" table:align="left"/>
    </style:style>
    <style:style style:name="Таблица11.A" style:family="table-column">
      <style:table-column-properties style:column-width="7.736cm"/>
    </style:style>
    <style:style style:name="Таблица11.B" style:family="table-column">
      <style:table-column-properties style:column-width="10.62cm"/>
    </style:style>
    <style:style style:name="Таблица11.C" style:family="table-column">
      <style:table-column-properties style:column-width="9.006cm"/>
    </style:style>
    <style:style style:name="Таблица11.A1" style:family="table-cell">
      <style:table-cell-properties style:vertical-align="middle" fo:padding="0.049cm" fo:border="none"/>
    </style:style>
    <style:style style:name="Таблица12" style:family="table">
      <style:table-properties style:width="35.978cm" table:align="left"/>
    </style:style>
    <style:style style:name="Таблица12.A" style:family="table-column">
      <style:table-column-properties style:column-width="15.039cm"/>
    </style:style>
    <style:style style:name="Таблица12.B" style:family="table-column">
      <style:table-column-properties style:column-width="20.939cm"/>
    </style:style>
    <style:style style:name="Таблица12.A1" style:family="table-cell">
      <style:table-cell-properties style:vertical-align="middle" fo:padding="0.049cm" fo:border="none"/>
    </style:style>
    <style:style style:name="Таблица13" style:family="table">
      <style:table-properties style:width="16.501cm" table:align="left"/>
    </style:style>
    <style:style style:name="Таблица13.A" style:family="table-column">
      <style:table-column-properties style:column-width="0.631cm"/>
    </style:style>
    <style:style style:name="Таблица13.B" style:family="table-column">
      <style:table-column-properties style:column-width="15.87cm"/>
    </style:style>
    <style:style style:name="Таблица13.A1" style:family="table-cell">
      <style:table-cell-properties style:vertical-align="middle" fo:background-color="#dfefff" fo:padding="0.049cm" fo:border="none">
        <style:background-image/>
      </style:table-cell-properties>
    </style:style>
    <style:style style:name="Таблица13.B1" style:family="table-cell">
      <style:table-cell-properties style:vertical-align="middle" fo:padding="0.049cm" fo:border="none"/>
    </style:style>
    <style:style style:name="Таблица14" style:family="table">
      <style:table-properties style:width="16.501cm" table:align="left"/>
    </style:style>
    <style:style style:name="Таблица14.A" style:family="table-column">
      <style:table-column-properties style:column-width="0.425cm"/>
    </style:style>
    <style:style style:name="Таблица14.B" style:family="table-column">
      <style:table-column-properties style:column-width="16.076cm"/>
    </style:style>
    <style:style style:name="Таблица14.A1" style:family="table-cell">
      <style:table-cell-properties style:vertical-align="middle" fo:background-color="#dfefff" fo:padding="0.049cm" fo:border="none">
        <style:background-image/>
      </style:table-cell-properties>
    </style:style>
    <style:style style:name="Таблица14.B1" style:family="table-cell">
      <style:table-cell-properties style:vertical-align="middle" fo:padding="0.049cm" fo:border="none"/>
    </style:style>
    <style:style style:name="Таблица15" style:family="table">
      <style:table-properties style:width="16.501cm" table:align="left"/>
    </style:style>
    <style:style style:name="Таблица15.A" style:family="table-column">
      <style:table-column-properties style:column-width="4.628cm"/>
    </style:style>
    <style:style style:name="Таблица15.B" style:family="table-column">
      <style:table-column-properties style:column-width="0.822cm"/>
    </style:style>
    <style:style style:name="Таблица15.C" style:family="table-column">
      <style:table-column-properties style:column-width="2.739cm"/>
    </style:style>
    <style:style style:name="Таблица15.D" style:family="table-column">
      <style:table-column-properties style:column-width="8.311cm"/>
    </style:style>
    <style:style style:name="Таблица15.A1" style:family="table-cell">
      <style:table-cell-properties style:vertical-align="middle" fo:padding="0.049cm" fo:border="none"/>
    </style:style>
    <style:style style:name="Таблица16" style:family="table">
      <style:table-properties style:width="16.501cm" table:align="left"/>
    </style:style>
    <style:style style:name="Таблица16.A" style:family="table-column">
      <style:table-column-properties style:column-width="16.501cm"/>
    </style:style>
    <style:style style:name="Таблица16.A1" style:family="table-cell">
      <style:table-cell-properties style:vertical-align="middle" fo:padding="0.049cm" fo:border="none"/>
    </style:style>
    <style:style style:name="Таблица17" style:family="table">
      <style:table-properties style:width="10.245cm" table:align="left"/>
    </style:style>
    <style:style style:name="Таблица17.A" style:family="table-column">
      <style:table-column-properties style:column-width="0.425cm"/>
    </style:style>
    <style:style style:name="Таблица17.B" style:family="table-column">
      <style:table-column-properties style:column-width="9.82cm"/>
    </style:style>
    <style:style style:name="Таблица17.A1" style:family="table-cell">
      <style:table-cell-properties style:vertical-align="middle" fo:background-color="#dfefff" fo:padding="0.049cm" fo:border="none">
        <style:background-image/>
      </style:table-cell-properties>
    </style:style>
    <style:style style:name="Таблица17.B1" style:family="table-cell">
      <style:table-cell-properties style:vertical-align="middle" fo:padding="0.049cm" fo:border="none"/>
    </style:style>
    <style:style style:name="Таблица18" style:family="table">
      <style:table-properties style:width="27.363cm" table:align="left"/>
    </style:style>
    <style:style style:name="Таблица18.A" style:family="table-column">
      <style:table-column-properties style:column-width="7.736cm"/>
    </style:style>
    <style:style style:name="Таблица18.B" style:family="table-column">
      <style:table-column-properties style:column-width="10.62cm"/>
    </style:style>
    <style:style style:name="Таблица18.C" style:family="table-column">
      <style:table-column-properties style:column-width="9.006cm"/>
    </style:style>
    <style:style style:name="Таблица18.A1" style:family="table-cell">
      <style:table-cell-properties style:vertical-align="middle" fo:padding="0.049cm" fo:border="none"/>
    </style:style>
    <style:style style:name="Таблица19" style:family="table">
      <style:table-properties style:width="35.978cm" table:align="left"/>
    </style:style>
    <style:style style:name="Таблица19.A" style:family="table-column">
      <style:table-column-properties style:column-width="15.039cm"/>
    </style:style>
    <style:style style:name="Таблица19.B" style:family="table-column">
      <style:table-column-properties style:column-width="20.939cm"/>
    </style:style>
    <style:style style:name="Таблица19.A1" style:family="table-cell">
      <style:table-cell-properties style:vertical-align="middle" fo:padding="0.049cm" fo:border="none"/>
    </style:style>
    <style:style style:name="Таблица20" style:family="table">
      <style:table-properties style:width="16.501cm" table:align="left"/>
    </style:style>
    <style:style style:name="Таблица20.A" style:family="table-column">
      <style:table-column-properties style:column-width="0.631cm"/>
    </style:style>
    <style:style style:name="Таблица20.B" style:family="table-column">
      <style:table-column-properties style:column-width="15.87cm"/>
    </style:style>
    <style:style style:name="Таблица20.A1" style:family="table-cell">
      <style:table-cell-properties style:vertical-align="middle" fo:background-color="#dfefff" fo:padding="0.049cm" fo:border="none">
        <style:background-image/>
      </style:table-cell-properties>
    </style:style>
    <style:style style:name="Таблица20.B1" style:family="table-cell">
      <style:table-cell-properties style:vertical-align="middle" fo:padding="0.049cm" fo:border="none"/>
    </style:style>
    <style:style style:name="Таблица21" style:family="table">
      <style:table-properties style:width="16.501cm" table:align="left"/>
    </style:style>
    <style:style style:name="Таблица21.A" style:family="table-column">
      <style:table-column-properties style:column-width="0.425cm"/>
    </style:style>
    <style:style style:name="Таблица21.B" style:family="table-column">
      <style:table-column-properties style:column-width="16.076cm"/>
    </style:style>
    <style:style style:name="Таблица21.A1" style:family="table-cell">
      <style:table-cell-properties style:vertical-align="middle" fo:background-color="#dfefff" fo:padding="0.049cm" fo:border="none">
        <style:background-image/>
      </style:table-cell-properties>
    </style:style>
    <style:style style:name="Таблица21.B1" style:family="table-cell">
      <style:table-cell-properties style:vertical-align="middle" fo:padding="0.049cm" fo:border="none"/>
    </style:style>
    <style:style style:name="Таблица22" style:family="table">
      <style:table-properties style:width="16.501cm" table:align="left"/>
    </style:style>
    <style:style style:name="Таблица22.A" style:family="table-column">
      <style:table-column-properties style:column-width="4.628cm"/>
    </style:style>
    <style:style style:name="Таблица22.B" style:family="table-column">
      <style:table-column-properties style:column-width="0.822cm"/>
    </style:style>
    <style:style style:name="Таблица22.C" style:family="table-column">
      <style:table-column-properties style:column-width="2.739cm"/>
    </style:style>
    <style:style style:name="Таблица22.D" style:family="table-column">
      <style:table-column-properties style:column-width="8.311cm"/>
    </style:style>
    <style:style style:name="Таблица22.A1" style:family="table-cell">
      <style:table-cell-properties style:vertical-align="middle" fo:padding="0.049cm" fo:border="none"/>
    </style:style>
    <style:style style:name="Таблица23" style:family="table">
      <style:table-properties style:width="16.501cm" table:align="left"/>
    </style:style>
    <style:style style:name="Таблица23.A" style:family="table-column">
      <style:table-column-properties style:column-width="16.501cm"/>
    </style:style>
    <style:style style:name="Таблица23.A1" style:family="table-cell">
      <style:table-cell-properties style:vertical-align="middle" fo:padding="0.049cm" fo:border="none"/>
    </style:style>
    <style:style style:name="Таблица24" style:family="table">
      <style:table-properties style:width="10.245cm" table:align="left"/>
    </style:style>
    <style:style style:name="Таблица24.A" style:family="table-column">
      <style:table-column-properties style:column-width="0.425cm"/>
    </style:style>
    <style:style style:name="Таблица24.B" style:family="table-column">
      <style:table-column-properties style:column-width="9.82cm"/>
    </style:style>
    <style:style style:name="Таблица24.A1" style:family="table-cell">
      <style:table-cell-properties style:vertical-align="middle" fo:background-color="#dfefff" fo:padding="0.049cm" fo:border="none">
        <style:background-image/>
      </style:table-cell-properties>
    </style:style>
    <style:style style:name="Таблица24.B1" style:family="table-cell">
      <style:table-cell-properties style:vertical-align="middle" fo:padding="0.049cm" fo:border="none"/>
    </style:style>
    <style:style style:name="Таблица25" style:family="table">
      <style:table-properties style:width="27.363cm" table:align="left"/>
    </style:style>
    <style:style style:name="Таблица25.A" style:family="table-column">
      <style:table-column-properties style:column-width="7.736cm"/>
    </style:style>
    <style:style style:name="Таблица25.B" style:family="table-column">
      <style:table-column-properties style:column-width="10.62cm"/>
    </style:style>
    <style:style style:name="Таблица25.C" style:family="table-column">
      <style:table-column-properties style:column-width="9.006cm"/>
    </style:style>
    <style:style style:name="Таблица25.A1" style:family="table-cell">
      <style:table-cell-properties style:vertical-align="middle" fo:padding="0.049cm" fo:border="none"/>
    </style:style>
    <style:style style:name="Таблица26" style:family="table">
      <style:table-properties style:width="35.978cm" table:align="left"/>
    </style:style>
    <style:style style:name="Таблица26.A" style:family="table-column">
      <style:table-column-properties style:column-width="15.039cm"/>
    </style:style>
    <style:style style:name="Таблица26.B" style:family="table-column">
      <style:table-column-properties style:column-width="20.939cm"/>
    </style:style>
    <style:style style:name="Таблица26.A1" style:family="table-cell">
      <style:table-cell-properties style:vertical-align="middle" fo:padding="0.049cm" fo:border="none"/>
    </style:style>
    <style:style style:name="Таблица27" style:family="table">
      <style:table-properties style:width="16.501cm" table:align="left"/>
    </style:style>
    <style:style style:name="Таблица27.A" style:family="table-column">
      <style:table-column-properties style:column-width="0.631cm"/>
    </style:style>
    <style:style style:name="Таблица27.B" style:family="table-column">
      <style:table-column-properties style:column-width="15.87cm"/>
    </style:style>
    <style:style style:name="Таблица27.A1" style:family="table-cell">
      <style:table-cell-properties style:vertical-align="middle" fo:background-color="#dfefff" fo:padding="0.049cm" fo:border="none">
        <style:background-image/>
      </style:table-cell-properties>
    </style:style>
    <style:style style:name="Таблица27.B1" style:family="table-cell">
      <style:table-cell-properties style:vertical-align="middle" fo:padding="0.049cm" fo:border="none"/>
    </style:style>
    <style:style style:name="Таблица28" style:family="table">
      <style:table-properties style:width="16.501cm" table:align="left"/>
    </style:style>
    <style:style style:name="Таблица28.A" style:family="table-column">
      <style:table-column-properties style:column-width="0.425cm"/>
    </style:style>
    <style:style style:name="Таблица28.B" style:family="table-column">
      <style:table-column-properties style:column-width="16.076cm"/>
    </style:style>
    <style:style style:name="Таблица28.A1" style:family="table-cell">
      <style:table-cell-properties style:vertical-align="middle" fo:background-color="#dfefff" fo:padding="0.049cm" fo:border="none">
        <style:background-image/>
      </style:table-cell-properties>
    </style:style>
    <style:style style:name="Таблица28.B1" style:family="table-cell">
      <style:table-cell-properties style:vertical-align="middle" fo:padding="0.049cm" fo:border="none"/>
    </style:style>
    <style:style style:name="Таблица29" style:family="table">
      <style:table-properties style:width="16.501cm" table:align="left"/>
    </style:style>
    <style:style style:name="Таблица29.A" style:family="table-column">
      <style:table-column-properties style:column-width="4.628cm"/>
    </style:style>
    <style:style style:name="Таблица29.B" style:family="table-column">
      <style:table-column-properties style:column-width="0.822cm"/>
    </style:style>
    <style:style style:name="Таблица29.C" style:family="table-column">
      <style:table-column-properties style:column-width="2.739cm"/>
    </style:style>
    <style:style style:name="Таблица29.D" style:family="table-column">
      <style:table-column-properties style:column-width="8.311cm"/>
    </style:style>
    <style:style style:name="Таблица29.A1" style:family="table-cell">
      <style:table-cell-properties style:vertical-align="middle" fo:padding="0.049cm" fo:border="none"/>
    </style:style>
    <style:style style:name="Таблица30" style:family="table">
      <style:table-properties style:width="16.501cm" table:align="left"/>
    </style:style>
    <style:style style:name="Таблица30.A" style:family="table-column">
      <style:table-column-properties style:column-width="16.501cm"/>
    </style:style>
    <style:style style:name="Таблица30.A1" style:family="table-cell">
      <style:table-cell-properties style:vertical-align="middle" fo:padding="0.049cm" fo:border="none"/>
    </style:style>
    <style:style style:name="Таблица31" style:family="table">
      <style:table-properties style:width="10.245cm" table:align="left"/>
    </style:style>
    <style:style style:name="Таблица31.A" style:family="table-column">
      <style:table-column-properties style:column-width="0.425cm"/>
    </style:style>
    <style:style style:name="Таблица31.B" style:family="table-column">
      <style:table-column-properties style:column-width="9.82cm"/>
    </style:style>
    <style:style style:name="Таблица31.A1" style:family="table-cell">
      <style:table-cell-properties style:vertical-align="middle" fo:background-color="#dfefff" fo:padding="0.049cm" fo:border="none">
        <style:background-image/>
      </style:table-cell-properties>
    </style:style>
    <style:style style:name="Таблица31.B1" style:family="table-cell">
      <style:table-cell-properties style:vertical-align="middle" fo:padding="0.049cm" fo:border="none"/>
    </style:style>
    <style:style style:name="Таблица32" style:family="table">
      <style:table-properties style:width="27.363cm" table:align="left"/>
    </style:style>
    <style:style style:name="Таблица32.A" style:family="table-column">
      <style:table-column-properties style:column-width="7.736cm"/>
    </style:style>
    <style:style style:name="Таблица32.B" style:family="table-column">
      <style:table-column-properties style:column-width="10.62cm"/>
    </style:style>
    <style:style style:name="Таблица32.C" style:family="table-column">
      <style:table-column-properties style:column-width="9.006cm"/>
    </style:style>
    <style:style style:name="Таблица32.A1" style:family="table-cell">
      <style:table-cell-properties style:vertical-align="middle" fo:padding="0.049cm" fo:border="none"/>
    </style:style>
    <style:style style:name="Таблица33" style:family="table">
      <style:table-properties style:width="35.978cm" table:align="left"/>
    </style:style>
    <style:style style:name="Таблица33.A" style:family="table-column">
      <style:table-column-properties style:column-width="15.039cm"/>
    </style:style>
    <style:style style:name="Таблица33.B" style:family="table-column">
      <style:table-column-properties style:column-width="20.939cm"/>
    </style:style>
    <style:style style:name="Таблица33.A1" style:family="table-cell">
      <style:table-cell-properties style:vertical-align="middle" fo:padding="0.049cm" fo:border="none"/>
    </style:style>
    <style:style style:name="Таблица34" style:family="table">
      <style:table-properties style:width="16.501cm" table:align="left"/>
    </style:style>
    <style:style style:name="Таблица34.A" style:family="table-column">
      <style:table-column-properties style:column-width="0.631cm"/>
    </style:style>
    <style:style style:name="Таблица34.B" style:family="table-column">
      <style:table-column-properties style:column-width="15.87cm"/>
    </style:style>
    <style:style style:name="Таблица34.A1" style:family="table-cell">
      <style:table-cell-properties style:vertical-align="middle" fo:background-color="#dfefff" fo:padding="0.049cm" fo:border="none">
        <style:background-image/>
      </style:table-cell-properties>
    </style:style>
    <style:style style:name="Таблица34.B1" style:family="table-cell">
      <style:table-cell-properties style:vertical-align="middle" fo:padding="0.049cm" fo:border="none"/>
    </style:style>
    <style:style style:name="Таблица35" style:family="table">
      <style:table-properties style:width="16.501cm" table:align="left"/>
    </style:style>
    <style:style style:name="Таблица35.A" style:family="table-column">
      <style:table-column-properties style:column-width="0.425cm"/>
    </style:style>
    <style:style style:name="Таблица35.B" style:family="table-column">
      <style:table-column-properties style:column-width="16.076cm"/>
    </style:style>
    <style:style style:name="Таблица35.A1" style:family="table-cell">
      <style:table-cell-properties style:vertical-align="middle" fo:background-color="#dfefff" fo:padding="0.049cm" fo:border="none">
        <style:background-image/>
      </style:table-cell-properties>
    </style:style>
    <style:style style:name="Таблица35.B1" style:family="table-cell">
      <style:table-cell-properties style:vertical-align="middle" fo:padding="0.049cm" fo:border="none"/>
    </style:style>
    <style:style style:name="Таблица36" style:family="table">
      <style:table-properties style:width="16.501cm" table:align="left"/>
    </style:style>
    <style:style style:name="Таблица36.A" style:family="table-column">
      <style:table-column-properties style:column-width="4.628cm"/>
    </style:style>
    <style:style style:name="Таблица36.B" style:family="table-column">
      <style:table-column-properties style:column-width="0.822cm"/>
    </style:style>
    <style:style style:name="Таблица36.C" style:family="table-column">
      <style:table-column-properties style:column-width="2.739cm"/>
    </style:style>
    <style:style style:name="Таблица36.D" style:family="table-column">
      <style:table-column-properties style:column-width="8.311cm"/>
    </style:style>
    <style:style style:name="Таблица36.A1" style:family="table-cell">
      <style:table-cell-properties style:vertical-align="middle" fo:padding="0.049cm" fo:border="none"/>
    </style:style>
    <style:style style:name="Таблица37" style:family="table">
      <style:table-properties style:width="16.501cm" table:align="left"/>
    </style:style>
    <style:style style:name="Таблица37.A" style:family="table-column">
      <style:table-column-properties style:column-width="16.501cm"/>
    </style:style>
    <style:style style:name="Таблица37.A1" style:family="table-cell">
      <style:table-cell-properties style:vertical-align="middle" fo:padding="0.049cm" fo:border="none"/>
    </style:style>
    <style:style style:name="Таблица38" style:family="table">
      <style:table-properties style:width="10.245cm" table:align="left"/>
    </style:style>
    <style:style style:name="Таблица38.A" style:family="table-column">
      <style:table-column-properties style:column-width="0.425cm"/>
    </style:style>
    <style:style style:name="Таблица38.B" style:family="table-column">
      <style:table-column-properties style:column-width="9.82cm"/>
    </style:style>
    <style:style style:name="Таблица38.A1" style:family="table-cell">
      <style:table-cell-properties style:vertical-align="middle" fo:background-color="#dfefff" fo:padding="0.049cm" fo:border="none">
        <style:background-image/>
      </style:table-cell-properties>
    </style:style>
    <style:style style:name="Таблица38.B1" style:family="table-cell">
      <style:table-cell-properties style:vertical-align="middle" fo:padding="0.049cm" fo:border="none"/>
    </style:style>
    <style:style style:name="Таблица39" style:family="table">
      <style:table-properties style:width="27.363cm" table:align="left"/>
    </style:style>
    <style:style style:name="Таблица39.A" style:family="table-column">
      <style:table-column-properties style:column-width="7.736cm"/>
    </style:style>
    <style:style style:name="Таблица39.B" style:family="table-column">
      <style:table-column-properties style:column-width="10.62cm"/>
    </style:style>
    <style:style style:name="Таблица39.C" style:family="table-column">
      <style:table-column-properties style:column-width="9.006cm"/>
    </style:style>
    <style:style style:name="Таблица39.A1" style:family="table-cell">
      <style:table-cell-properties style:vertical-align="middle" fo:padding="0.049cm" fo:border="none"/>
    </style:style>
    <style:style style:name="Таблица40" style:family="table">
      <style:table-properties style:width="35.978cm" table:align="left"/>
    </style:style>
    <style:style style:name="Таблица40.A" style:family="table-column">
      <style:table-column-properties style:column-width="15.039cm"/>
    </style:style>
    <style:style style:name="Таблица40.B" style:family="table-column">
      <style:table-column-properties style:column-width="20.939cm"/>
    </style:style>
    <style:style style:name="Таблица40.A1" style:family="table-cell">
      <style:table-cell-properties style:vertical-align="middle" fo:padding="0.049cm" fo:border="none"/>
    </style:style>
    <style:style style:name="Таблица41" style:family="table">
      <style:table-properties style:width="16.501cm" table:align="left"/>
    </style:style>
    <style:style style:name="Таблица41.A" style:family="table-column">
      <style:table-column-properties style:column-width="0.631cm"/>
    </style:style>
    <style:style style:name="Таблица41.B" style:family="table-column">
      <style:table-column-properties style:column-width="15.87cm"/>
    </style:style>
    <style:style style:name="Таблица41.A1" style:family="table-cell">
      <style:table-cell-properties style:vertical-align="middle" fo:background-color="#dfefff" fo:padding="0.049cm" fo:border="none">
        <style:background-image/>
      </style:table-cell-properties>
    </style:style>
    <style:style style:name="Таблица41.B1" style:family="table-cell">
      <style:table-cell-properties style:vertical-align="middle" fo:padding="0.049cm" fo:border="none"/>
    </style:style>
    <style:style style:name="Таблица42" style:family="table">
      <style:table-properties style:width="16.501cm" table:align="left"/>
    </style:style>
    <style:style style:name="Таблица42.A" style:family="table-column">
      <style:table-column-properties style:column-width="0.425cm"/>
    </style:style>
    <style:style style:name="Таблица42.B" style:family="table-column">
      <style:table-column-properties style:column-width="16.076cm"/>
    </style:style>
    <style:style style:name="Таблица42.A1" style:family="table-cell">
      <style:table-cell-properties style:vertical-align="middle" fo:background-color="#dfefff" fo:padding="0.049cm" fo:border="none">
        <style:background-image/>
      </style:table-cell-properties>
    </style:style>
    <style:style style:name="Таблица42.B1" style:family="table-cell">
      <style:table-cell-properties style:vertical-align="middle" fo:padding="0.049cm" fo:border="none"/>
    </style:style>
    <style:style style:name="Таблица43" style:family="table">
      <style:table-properties style:width="16.501cm" table:align="left"/>
    </style:style>
    <style:style style:name="Таблица43.A" style:family="table-column">
      <style:table-column-properties style:column-width="4.628cm"/>
    </style:style>
    <style:style style:name="Таблица43.B" style:family="table-column">
      <style:table-column-properties style:column-width="0.822cm"/>
    </style:style>
    <style:style style:name="Таблица43.C" style:family="table-column">
      <style:table-column-properties style:column-width="2.739cm"/>
    </style:style>
    <style:style style:name="Таблица43.D" style:family="table-column">
      <style:table-column-properties style:column-width="8.311cm"/>
    </style:style>
    <style:style style:name="Таблица43.A1" style:family="table-cell">
      <style:table-cell-properties style:vertical-align="middle" fo:padding="0.049cm" fo:border="none"/>
    </style:style>
    <style:style style:name="Таблица44" style:family="table">
      <style:table-properties style:width="16.501cm" table:align="left"/>
    </style:style>
    <style:style style:name="Таблица44.A" style:family="table-column">
      <style:table-column-properties style:column-width="16.501cm"/>
    </style:style>
    <style:style style:name="Таблица44.A1" style:family="table-cell">
      <style:table-cell-properties style:vertical-align="middle" fo:padding="0.049cm" fo:border="none"/>
    </style:style>
    <style:style style:name="Таблица45" style:family="table">
      <style:table-properties style:width="10.245cm" table:align="left"/>
    </style:style>
    <style:style style:name="Таблица45.A" style:family="table-column">
      <style:table-column-properties style:column-width="0.425cm"/>
    </style:style>
    <style:style style:name="Таблица45.B" style:family="table-column">
      <style:table-column-properties style:column-width="9.82cm"/>
    </style:style>
    <style:style style:name="Таблица45.A1" style:family="table-cell">
      <style:table-cell-properties style:vertical-align="middle" fo:background-color="#dfefff" fo:padding="0.049cm" fo:border="none">
        <style:background-image/>
      </style:table-cell-properties>
    </style:style>
    <style:style style:name="Таблица45.B1" style:family="table-cell">
      <style:table-cell-properties style:vertical-align="middle" fo:padding="0.049cm" fo:border="none"/>
    </style:style>
    <style:style style:name="Таблица46" style:family="table">
      <style:table-properties style:width="27.363cm" table:align="left"/>
    </style:style>
    <style:style style:name="Таблица46.A" style:family="table-column">
      <style:table-column-properties style:column-width="7.736cm"/>
    </style:style>
    <style:style style:name="Таблица46.B" style:family="table-column">
      <style:table-column-properties style:column-width="10.62cm"/>
    </style:style>
    <style:style style:name="Таблица46.C" style:family="table-column">
      <style:table-column-properties style:column-width="9.006cm"/>
    </style:style>
    <style:style style:name="Таблица46.A1" style:family="table-cell">
      <style:table-cell-properties style:vertical-align="middle" fo:padding="0.049cm" fo:border="none"/>
    </style:style>
    <style:style style:name="Таблица47" style:family="table">
      <style:table-properties style:width="35.978cm" table:align="left"/>
    </style:style>
    <style:style style:name="Таблица47.A" style:family="table-column">
      <style:table-column-properties style:column-width="15.039cm"/>
    </style:style>
    <style:style style:name="Таблица47.B" style:family="table-column">
      <style:table-column-properties style:column-width="20.939cm"/>
    </style:style>
    <style:style style:name="Таблица47.A1" style:family="table-cell">
      <style:table-cell-properties style:vertical-align="middle" fo:padding="0.049cm" fo:border="none"/>
    </style:style>
    <style:style style:name="Таблица48" style:family="table">
      <style:table-properties style:width="16.501cm" table:align="left"/>
    </style:style>
    <style:style style:name="Таблица48.A" style:family="table-column">
      <style:table-column-properties style:column-width="0.631cm"/>
    </style:style>
    <style:style style:name="Таблица48.B" style:family="table-column">
      <style:table-column-properties style:column-width="15.87cm"/>
    </style:style>
    <style:style style:name="Таблица48.A1" style:family="table-cell">
      <style:table-cell-properties style:vertical-align="middle" fo:background-color="#dfefff" fo:padding="0.049cm" fo:border="none">
        <style:background-image/>
      </style:table-cell-properties>
    </style:style>
    <style:style style:name="Таблица48.B1" style:family="table-cell">
      <style:table-cell-properties style:vertical-align="middle" fo:padding="0.049cm" fo:border="none"/>
    </style:style>
    <style:style style:name="Таблица49" style:family="table">
      <style:table-properties style:width="16.501cm" table:align="left"/>
    </style:style>
    <style:style style:name="Таблица49.A" style:family="table-column">
      <style:table-column-properties style:column-width="0.425cm"/>
    </style:style>
    <style:style style:name="Таблица49.B" style:family="table-column">
      <style:table-column-properties style:column-width="16.076cm"/>
    </style:style>
    <style:style style:name="Таблица49.A1" style:family="table-cell">
      <style:table-cell-properties style:vertical-align="middle" fo:background-color="#dfefff" fo:padding="0.049cm" fo:border="none">
        <style:background-image/>
      </style:table-cell-properties>
    </style:style>
    <style:style style:name="Таблица49.B1" style:family="table-cell">
      <style:table-cell-properties style:vertical-align="middle" fo:padding="0.049cm" fo:border="none"/>
    </style:style>
    <style:style style:name="P1" style:family="paragraph" style:parent-style-name="Text_20_body" style:master-page-name="">
      <style:paragraph-properties fo:margin-left="0cm" fo:margin-right="0cm" fo:margin-top="0cm" fo:margin-bottom="0cm" fo:orphans="2" fo:widows="2" fo:text-indent="0cm" style:auto-text-indent="false" style:page-number="auto" fo:background-color="transparent" fo:padding="0cm" fo:border="none">
        <style:background-image/>
      </style:paragraph-properties>
      <style:text-properties fo:font-variant="normal" fo:text-transform="none" style:font-name="KasperskySans" fo:font-size="12pt" fo:letter-spacing="normal" fo:font-style="normal" fo:font-weight="normal"/>
    </style:style>
    <style:style style:name="P2"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1d1d1b" fo:font-size="20pt" fo:letter-spacing="normal" fo:language="ru" fo:country="RU" fo:font-weight="bold" style:font-size-asian="20pt" style:font-size-complex="20pt"/>
    </style:style>
    <style:style style:name="P3"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1d1d1b" fo:font-size="20pt" fo:letter-spacing="normal" fo:language="ru" fo:country="RU" fo:text-shadow="1pt 1pt" fo:font-weight="bold" style:text-blinking="true" style:font-size-asian="20pt" style:font-size-complex="20pt"/>
    </style:style>
    <style:style style:name="P4" style:family="paragraph" style:parent-style-name="Text_20_body">
      <style:paragraph-properties fo:margin-left="0cm" fo:margin-right="0cm" fo:margin-top="0cm" fo:margin-bottom="0cm" fo:line-height="114%" fo:orphans="2" fo:widows="2" fo:text-indent="0cm" style:auto-text-indent="false" fo:padding="0cm" fo:border="none"/>
      <style:text-properties fo:font-variant="normal" fo:text-transform="none" fo:color="#1d1d1b" style:font-name="KasperskySans" fo:font-size="12pt" fo:letter-spacing="normal" fo:language="ru" fo:country="RU" fo:font-style="normal" fo:font-weight="bold"/>
    </style:style>
    <style:style style:name="P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style:font-name="KasperskySans" fo:font-size="12pt" fo:letter-spacing="normal" fo:font-style="normal" fo:font-weight="normal"/>
    </style:style>
    <style:style style:name="P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style:font-name="KasperskySans" fo:font-size="12pt" fo:letter-spacing="normal" fo:font-style="normal" fo:font-weight="normal" style:font-name-asian="KasperskySans" style:font-size-asian="12pt" style:font-style-asian="normal" style:font-weight-asian="normal" style:font-name-complex="KasperskySans" style:font-size-complex="12pt" style:font-style-complex="normal" style:font-weight-complex="normal"/>
    </style:style>
    <style:style style:name="P7"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letter-spacing="normal"/>
    </style:style>
    <style:style style:name="P8" style:family="paragraph" style:parent-style-name="Text_20_body">
      <style:paragraph-properties fo:margin-left="0cm" fo:margin-right="0cm" fo:margin-top="0cm" fo:margin-bottom="0cm" fo:orphans="2" fo:widows="2" fo:text-indent="0cm" style:auto-text-indent="false" fo:padding="0cm" fo:border="none"/>
    </style:style>
    <style:style style:name="P9"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style>
    <style:style style:name="P10" style:family="paragraph" style:parent-style-name="Heading_20_2">
      <style:paragraph-properties fo:margin-left="0cm" fo:margin-right="0cm" fo:margin-top="0cm" fo:margin-bottom="0cm" fo:line-height="114%" fo:text-align="center" style:justify-single-word="false" fo:orphans="2" fo:widows="2" fo:text-indent="0cm" style:auto-text-indent="false" fo:padding="0cm" fo:border="none"/>
      <style:text-properties fo:font-variant="normal" fo:text-transform="none" fo:color="#1d1d1b" style:font-name="KasperskySans" fo:font-size="12pt" fo:letter-spacing="normal" fo:language="ru" fo:country="RU" fo:font-style="normal" fo:font-weight="bold"/>
    </style:style>
    <style:style style:name="P11" style:family="paragraph" style:parent-style-name="Table_20_Contents">
      <style:paragraph-properties fo:margin-left="0cm" fo:margin-right="0cm" fo:margin-top="0cm" fo:margin-bottom="0cm" style:line-height-at-least="0.397cm" fo:text-align="center" style:justify-single-word="false" fo:text-indent="0cm" style:auto-text-indent="false" fo:padding="0cm" fo:border="none"/>
      <style:text-properties fo:color="#5499de" style:font-name="inherit" fo:font-size="9pt"/>
    </style:style>
    <style:style style:name="P12" style:family="paragraph" style:parent-style-name="Table_20_Contents">
      <style:paragraph-properties fo:margin-left="0cm" fo:margin-right="0cm" fo:margin-top="0cm" fo:margin-bottom="0cm" style:line-height-at-least="0.397cm" fo:text-align="center" style:justify-single-word="false" fo:text-indent="0cm" style:auto-text-indent="false" fo:padding="0cm" fo:border="none"/>
      <style:text-properties fo:color="#317cc5" style:font-name="inherit" fo:font-size="9pt" fo:background-color="#c8e1fa"/>
    </style:style>
    <style:style style:name="P13"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inherit"/>
    </style:style>
    <style:style style:name="P14" style:family="paragraph" style:parent-style-name="Heading_20_3">
      <style:paragraph-properties fo:margin-left="0cm" fo:margin-right="0cm" fo:margin-top="0cm" fo:margin-bottom="0cm" fo:line-height="114%" fo:text-align="center" style:justify-single-word="false" fo:orphans="2" fo:widows="2" fo:text-indent="0cm" style:auto-text-indent="false" fo:padding="0cm" fo:border="none"/>
      <style:text-properties fo:font-variant="normal" fo:text-transform="none" fo:color="#1d1d1b" style:font-name="KasperskySans" fo:font-size="12pt" fo:letter-spacing="normal" fo:language="ru" fo:country="RU" fo:font-style="normal" fo:font-weight="bold" style:font-size-asian="20pt" style:font-size-complex="20pt"/>
    </style:style>
    <style:style style:name="P15" style:family="paragraph" style:parent-style-name="Text_20_body">
      <style:paragraph-properties fo:margin-top="0cm" fo:margin-bottom="0cm" fo:text-align="center" style:justify-single-word="false" fo:orphans="2" fo:widows="2" fo:padding="0cm" fo:border="none"/>
      <style:text-properties fo:font-variant="normal" fo:text-transform="none" fo:color="#00a88e" style:text-line-through-style="none" fo:letter-spacing="normal" style:text-underline-style="none" style:text-blinking="false"/>
    </style:style>
    <style:style style:name="P16" style:family="paragraph" style:parent-style-name="Text_20_body">
      <style:paragraph-properties fo:margin-top="0cm" fo:margin-bottom="0cm" fo:orphans="2" fo:widows="2" fo:padding="0cm" fo:border="none"/>
      <style:text-properties fo:font-variant="normal" fo:text-transform="none" fo:color="#00a88e" style:text-line-through-style="none" fo:letter-spacing="normal" style:text-underline-style="none" style:text-blinking="false"/>
    </style:style>
    <style:style style:name="P17" style:family="paragraph" style:parent-style-name="Text_20_body">
      <style:paragraph-properties fo:margin-top="0cm" fo:margin-bottom="0cm" fo:orphans="2" fo:widows="2" fo:padding="0cm" fo:border="none"/>
      <style:text-properties fo:font-variant="normal" fo:text-transform="none" style:font-name="KasperskySans" fo:font-size="12pt" fo:letter-spacing="normal" fo:font-style="normal" fo:font-weight="normal"/>
    </style:style>
    <style:style style:name="P18" style:family="paragraph" style:parent-style-name="Text_20_body">
      <style:paragraph-properties fo:margin-top="0cm" fo:margin-bottom="0cm" fo:orphans="2" fo:widows="2" fo:padding="0cm" fo:border="none"/>
      <style:text-properties fo:font-variant="normal" fo:text-transform="none" style:font-name="KasperskySans" fo:font-size="12pt" fo:letter-spacing="normal" fo:font-style="normal" fo:font-weight="normal" style:font-name-asian="KasperskySans" style:font-size-asian="12pt" style:font-style-asian="normal" style:font-weight-asian="normal" style:font-name-complex="KasperskySans" style:font-size-complex="12pt" style:font-style-complex="normal" style:font-weight-complex="normal"/>
    </style:style>
    <style:style style:name="P19" style:family="paragraph" style:parent-style-name="Text_20_body">
      <style:paragraph-properties fo:margin-top="0cm" fo:margin-bottom="0cm" fo:text-align="center" style:justify-single-word="false" fo:orphans="2" fo:widows="2" fo:padding="0cm" fo:border="none"/>
      <style:text-properties fo:font-variant="normal" fo:text-transform="none" fo:color="#1d1d1b" fo:font-size="20pt" fo:letter-spacing="normal" fo:language="ru" fo:country="RU" fo:font-weight="bold" style:font-size-asian="20pt" style:font-size-complex="20pt"/>
    </style:style>
    <style:style style:name="P20" style:family="paragraph" style:parent-style-name="Text_20_body">
      <style:paragraph-properties fo:margin-top="0cm" fo:margin-bottom="0cm" fo:text-align="center" style:justify-single-word="false" fo:orphans="2" fo:widows="2" fo:padding="0cm" fo:border="none"/>
      <style:text-properties fo:font-variant="normal" fo:text-transform="none" fo:color="#1d1d1b" fo:font-size="20pt" fo:letter-spacing="normal" fo:language="ru" fo:country="RU" fo:text-shadow="1pt 1pt" fo:font-weight="bold" style:text-blinking="true" style:font-size-asian="20pt" style:font-size-complex="20pt"/>
    </style:style>
    <style:style style:name="P21" style:family="paragraph" style:parent-style-name="Text_20_body">
      <style:paragraph-properties fo:margin-top="0cm" fo:margin-bottom="0cm" fo:text-align="center" style:justify-single-word="false" fo:orphans="2" fo:widows="2" fo:padding="0cm" fo:border="none"/>
      <style:text-properties fo:font-variant="normal" fo:text-transform="none" fo:color="#1d1d1b" fo:font-size="20pt" fo:letter-spacing="normal" fo:font-weight="bold" style:font-size-asian="20pt" style:font-size-complex="20pt"/>
    </style:style>
    <style:style style:name="P22" style:family="paragraph" style:parent-style-name="Text_20_body">
      <style:paragraph-properties fo:margin-top="0cm" fo:margin-bottom="0cm" fo:line-height="114%" fo:orphans="2" fo:widows="2" fo:padding="0cm" fo:border="none"/>
      <style:text-properties fo:font-variant="normal" fo:text-transform="none" fo:color="#1d1d1b" style:font-name="KasperskySans" fo:font-size="12pt" fo:letter-spacing="normal" fo:language="ru" fo:country="RU" fo:font-style="normal" fo:font-weight="bold"/>
    </style:style>
    <style:style style:name="P23" style:family="paragraph" style:parent-style-name="Text_20_body">
      <style:paragraph-properties fo:margin-top="0cm" fo:margin-bottom="0cm" fo:orphans="2" fo:widows="2" fo:padding="0cm" fo:border="none"/>
      <style:text-properties fo:font-variant="normal" fo:text-transform="none" fo:letter-spacing="normal"/>
    </style:style>
    <style:style style:name="P24" style:family="paragraph" style:parent-style-name="Text_20_body">
      <style:paragraph-properties fo:margin-top="0cm" fo:margin-bottom="0cm" fo:text-align="center" style:justify-single-word="false" fo:orphans="2" fo:widows="2" fo:padding="0cm" fo:border="none"/>
    </style:style>
    <style:style style:name="P25" style:family="paragraph" style:parent-style-name="Text_20_body">
      <style:paragraph-properties fo:margin-top="0cm" fo:margin-bottom="0cm" fo:orphans="2" fo:widows="2" fo:padding="0cm" fo:border="none"/>
    </style:style>
    <style:style style:name="P26" style:family="paragraph" style:parent-style-name="Heading_20_2">
      <style:paragraph-properties fo:margin-top="0cm" fo:margin-bottom="0cm" fo:line-height="114%" fo:orphans="2" fo:widows="2" fo:padding="0cm" fo:border="none"/>
      <style:text-properties fo:font-variant="normal" fo:text-transform="none" fo:color="#1d1d1b" style:font-name="KasperskySans" fo:font-size="12pt" fo:letter-spacing="normal" fo:language="ru" fo:country="RU" fo:font-style="normal" fo:font-weight="bold"/>
    </style:style>
    <style:style style:name="P27" style:family="paragraph" style:parent-style-name="Heading_20_2">
      <style:paragraph-properties fo:margin-top="0cm" fo:margin-bottom="0cm" fo:line-height="114%" fo:text-align="center" style:justify-single-word="false" fo:orphans="2" fo:widows="2" fo:padding="0cm" fo:border="none"/>
      <style:text-properties fo:font-variant="normal" fo:text-transform="none" fo:color="#1d1d1b" style:font-name="KasperskySans" fo:font-size="12pt" fo:letter-spacing="normal" fo:language="ru" fo:country="RU" fo:font-style="normal" fo:font-weight="bold"/>
    </style:style>
    <style:style style:name="P28" style:family="paragraph" style:parent-style-name="Heading_20_2">
      <style:paragraph-properties fo:margin-top="0cm" fo:margin-bottom="0cm" fo:line-height="114%" fo:orphans="2" fo:widows="2" fo:padding="0cm" fo:border="none"/>
      <style:text-properties fo:font-variant="normal" fo:text-transform="none" fo:color="#1d1d1b" style:font-name="KasperskySans" fo:font-size="12pt" fo:letter-spacing="normal" fo:font-style="normal" fo:font-weight="bold"/>
    </style:style>
    <style:style style:name="P29" style:family="paragraph" style:parent-style-name="Heading_20_3">
      <style:paragraph-properties fo:margin-top="0cm" fo:margin-bottom="0cm" fo:line-height="114%" fo:orphans="2" fo:widows="2" fo:padding="0cm" fo:border="none"/>
      <style:text-properties fo:font-variant="normal" fo:text-transform="none" fo:color="#1d1d1b" style:font-name="KasperskySans" fo:font-size="12pt" fo:letter-spacing="normal" fo:font-style="normal" fo:font-weight="bold"/>
    </style:style>
    <style:style style:name="P30" style:family="paragraph" style:parent-style-name="Heading_20_3">
      <style:paragraph-properties fo:margin-top="0cm" fo:margin-bottom="0cm" fo:line-height="114%" fo:orphans="2" fo:widows="2" fo:padding="0cm" fo:border="none"/>
      <style:text-properties fo:font-variant="normal" fo:text-transform="none" fo:color="#1d1d1b" style:font-name="KasperskySans" fo:font-size="12pt" fo:letter-spacing="normal" fo:language="ru" fo:country="RU" fo:font-style="normal" fo:font-weight="bold"/>
    </style:style>
    <style:style style:name="P31" style:family="paragraph" style:parent-style-name="Heading_20_3">
      <style:paragraph-properties fo:margin-top="0cm" fo:margin-bottom="0cm" fo:line-height="114%" fo:text-align="center" style:justify-single-word="false" fo:orphans="2" fo:widows="2" fo:padding="0cm" fo:border="none"/>
      <style:text-properties fo:font-variant="normal" fo:text-transform="none" fo:color="#1d1d1b" style:font-name="KasperskySans" fo:font-size="12pt" fo:letter-spacing="normal" fo:language="ru" fo:country="RU" fo:font-style="normal" fo:font-weight="bold" style:font-size-asian="20pt" style:font-size-complex="20pt"/>
    </style:style>
    <style:style style:name="P32" style:family="paragraph" style:parent-style-name="Table_20_Contents">
      <style:paragraph-properties fo:margin-top="0cm" fo:margin-bottom="0cm" style:line-height-at-least="0.397cm" fo:text-align="center" style:justify-single-word="false" fo:padding="0cm" fo:border="none"/>
      <style:text-properties fo:color="#5499de" style:font-name="inherit" fo:font-size="9pt"/>
    </style:style>
    <style:style style:name="P33" style:family="paragraph" style:parent-style-name="Table_20_Contents">
      <style:paragraph-properties fo:margin-top="0cm" fo:margin-bottom="0cm" style:line-height-at-least="0.397cm" fo:text-align="center" style:justify-single-word="false" fo:padding="0cm" fo:border="none"/>
      <style:text-properties fo:color="#317cc5" style:font-name="inherit" fo:font-size="9pt" fo:background-color="#c8e1fa"/>
    </style:style>
    <style:style style:name="P34" style:family="paragraph" style:parent-style-name="Table_20_Contents">
      <style:paragraph-properties fo:margin-top="0cm" fo:margin-bottom="0cm" fo:text-align="start" style:justify-single-word="false" fo:padding="0cm" fo:border="none"/>
      <style:text-properties style:font-name="inherit"/>
    </style:style>
    <style:style style:name="P35" style:family="paragraph" style:parent-style-name="Text_20_body" style:master-page-name="">
      <style:paragraph-properties fo:margin-top="0cm" fo:margin-bottom="0cm" fo:orphans="2" fo:widows="2" style:page-number="auto" fo:background-color="transparent" fo:padding="0cm" fo:border="none">
        <style:background-image/>
      </style:paragraph-properties>
      <style:text-properties fo:font-variant="normal" fo:text-transform="none" style:font-name="KasperskySans" fo:font-size="12pt" fo:letter-spacing="normal" fo:font-style="normal" fo:font-weight="normal"/>
    </style:style>
    <style:style style:name="P36" style:family="paragraph" style:parent-style-name="Table_20_Contents">
      <style:paragraph-properties fo:text-align="start" style:justify-single-word="false" fo:padding-left="0cm" fo:padding-right="0cm" fo:padding-top="0cm" fo:padding-bottom="0.049cm" fo:border-left="none" fo:border-right="none" fo:border-top="none" fo:border-bottom="0.002cm solid #000000"/>
    </style:style>
    <style:style style:name="P37" style:family="paragraph" style:parent-style-name="Table_20_Contents">
      <style:paragraph-properties fo:text-align="start" style:justify-single-word="false" fo:padding-left="0cm" fo:padding-right="0cm" fo:padding-top="0cm" fo:padding-bottom="0.049cm" fo:border-left="none" fo:border-right="none" fo:border-top="none" fo:border-bottom="0.002cm solid #000000"/>
      <style:text-properties fo:color="#00a88e" style:text-line-through-style="none" style:text-underline-style="none" style:text-blinking="false"/>
    </style:style>
    <style:style style:name="P38" style:family="paragraph" style:parent-style-name="Footnote">
      <style:text-properties fo:language="ru" fo:country="RU"/>
    </style:style>
    <style:style style:name="P39" style:family="paragraph" style:parent-style-name="Frame_20_contents">
      <style:paragraph-properties fo:text-align="center" style:justify-single-word="false"/>
    </style:style>
    <style:style style:name="P40" style:family="paragraph" style:parent-style-name="Contents_20_2">
      <style:paragraph-properties>
        <style:tab-stops>
          <style:tab-stop style:position="16.002cm" style:type="right" style:leader-style="dotted" style:leader-text="."/>
        </style:tab-stops>
      </style:paragraph-properties>
    </style:style>
    <style:style style:name="P41" style:family="paragraph" style:parent-style-name="Contents_20_3">
      <style:paragraph-properties>
        <style:tab-stops>
          <style:tab-stop style:position="15.503cm" style:type="right" style:leader-style="dotted" style:leader-text="."/>
        </style:tab-stops>
      </style:paragraph-properties>
    </style:style>
    <style:style style:name="P42" style:family="paragraph" style:parent-style-name="Text_20_body" style:list-style-name="L1" style:master-page-name="Обычный1">
      <style:paragraph-properties fo:margin-left="0cm" fo:margin-right="0cm" fo:margin-top="0cm" fo:margin-bottom="0cm" fo:text-align="center" style:justify-single-word="false" fo:orphans="2" fo:widows="2" fo:text-indent="0cm" style:auto-text-indent="false" style:page-number="auto" fo:padding="0cm" fo:border="none" style:shadow="none"/>
      <style:text-properties fo:font-variant="normal" fo:text-transform="none" fo:color="#1d1d1b" fo:font-size="20pt" fo:letter-spacing="normal" fo:font-weight="bold" style:font-size-asian="20pt" style:font-size-complex="20pt"/>
    </style:style>
    <style:style style:name="P43"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00a88e" style:text-line-through-style="none" fo:letter-spacing="normal" style:text-underline-style="none" style:text-blinking="false"/>
    </style:style>
    <style:style style:name="P44" style:family="paragraph" style:parent-style-name="Text_20_body" style:list-style-name="L1">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1d1d1b" fo:font-size="20pt" fo:letter-spacing="normal" fo:font-weight="bold" style:font-size-asian="20pt" style:font-size-complex="20pt"/>
    </style:style>
    <style:style style:name="P45" style:family="paragraph" style:parent-style-name="Text_20_body" style:list-style-name="L3">
      <style:paragraph-properties fo:margin-left="0cm" fo:margin-right="0cm" fo:margin-top="0cm" fo:margin-bottom="0cm" fo:orphans="2" fo:widows="2" fo:text-indent="0cm" style:auto-text-indent="false" fo:padding="0cm" fo:border="none"/>
    </style:style>
    <style:style style:name="P46" style:family="paragraph" style:parent-style-name="Text_20_body" style:list-style-name="L3">
      <style:paragraph-properties fo:margin-top="0cm" fo:margin-bottom="0cm" fo:orphans="2" fo:widows="2" fo:padding="0cm" fo:border="none"/>
      <style:text-properties fo:font-variant="normal" fo:text-transform="none" style:font-name="KasperskySans" fo:font-size="12pt" fo:letter-spacing="normal" fo:font-style="normal" fo:font-weight="normal"/>
    </style:style>
    <style:style style:name="P47" style:family="paragraph" style:parent-style-name="Text_20_body" style:list-style-name="L1">
      <style:paragraph-properties fo:margin-top="0cm" fo:margin-bottom="0cm" fo:orphans="2" fo:widows="2" fo:padding="0cm" fo:border="none"/>
      <style:text-properties fo:font-variant="normal" fo:text-transform="none" style:font-name="KasperskySans" fo:font-size="12pt" fo:letter-spacing="normal" fo:font-style="normal" fo:font-weight="normal"/>
    </style:style>
    <style:style style:name="P48" style:family="paragraph" style:parent-style-name="Text_20_body" style:list-style-name="L1">
      <style:paragraph-properties fo:margin-top="0cm" fo:margin-bottom="0cm" fo:text-align="center" style:justify-single-word="false" fo:orphans="2" fo:widows="2" fo:padding="0cm" fo:border="none"/>
      <style:text-properties fo:font-variant="normal" fo:text-transform="none" fo:color="#1d1d1b" fo:font-size="20pt" fo:letter-spacing="normal" fo:language="ru" fo:country="RU" fo:font-weight="bold" style:font-size-asian="20pt" style:font-size-complex="20pt"/>
    </style:style>
    <style:style style:name="P49" style:family="paragraph" style:parent-style-name="Text_20_body" style:list-style-name="L1">
      <style:paragraph-properties fo:margin-top="0cm" fo:margin-bottom="0cm" fo:text-align="center" style:justify-single-word="false" fo:orphans="2" fo:widows="2" fo:padding="0cm" fo:border="none"/>
      <style:text-properties fo:font-variant="normal" fo:text-transform="none" fo:color="#1d1d1b" fo:font-size="20pt" fo:letter-spacing="normal" fo:language="ru" fo:country="RU" fo:text-shadow="1pt 1pt" fo:font-weight="bold" style:text-blinking="true" style:font-size-asian="20pt" style:font-size-complex="20pt"/>
    </style:style>
    <style:style style:name="P50" style:family="paragraph" style:parent-style-name="Text_20_body" style:list-style-name="L1">
      <style:paragraph-properties fo:margin-top="0cm" fo:margin-bottom="0cm" fo:text-align="center" style:justify-single-word="false" fo:orphans="2" fo:widows="2" fo:padding="0cm" fo:border="none"/>
      <style:text-properties fo:font-variant="normal" fo:text-transform="none" fo:color="#1d1d1b" fo:font-size="20pt" fo:letter-spacing="normal" fo:font-weight="bold" style:font-size-asian="20pt" style:font-size-complex="20pt"/>
    </style:style>
    <style:style style:name="P51" style:family="paragraph" style:parent-style-name="Text_20_body" style:list-style-name="L1">
      <style:paragraph-properties fo:margin-top="0cm" fo:margin-bottom="0cm" fo:line-height="114%" fo:orphans="2" fo:widows="2" fo:padding="0cm" fo:border="none"/>
      <style:text-properties fo:font-variant="normal" fo:text-transform="none" fo:color="#1d1d1b" style:font-name="KasperskySans" fo:font-size="12pt" fo:letter-spacing="normal" fo:language="ru" fo:country="RU" fo:font-style="normal" fo:font-weight="bold"/>
    </style:style>
    <style:style style:name="P52" style:family="paragraph" style:parent-style-name="Text_20_body" style:list-style-name="L1">
      <style:paragraph-properties fo:margin-top="0cm" fo:margin-bottom="0cm" fo:orphans="2" fo:widows="2" fo:padding="0cm" fo:border="none"/>
      <style:text-properties fo:font-variant="normal" fo:text-transform="none" fo:color="#00a88e" style:text-line-through-style="none" fo:letter-spacing="normal" style:text-underline-style="none" style:text-blinking="false"/>
    </style:style>
    <style:style style:name="P53" style:family="paragraph" style:parent-style-name="Text_20_body">
      <style:paragraph-properties fo:margin-top="0cm" fo:margin-bottom="0cm" fo:text-align="center" style:justify-single-word="false" fo:orphans="2" fo:widows="2" fo:padding="0cm" fo:border="none"/>
      <style:text-properties fo:font-variant="normal" fo:text-transform="none" fo:color="#00a88e" style:text-line-through-style="none" fo:letter-spacing="normal" style:text-underline-style="none" style:text-blinking="false"/>
    </style:style>
    <style:style style:name="P54" style:family="paragraph" style:parent-style-name="Text_20_body" style:list-style-name="L1">
      <style:paragraph-properties fo:margin-top="0cm" fo:margin-bottom="0cm" fo:text-align="center" style:justify-single-word="false" fo:orphans="2" fo:widows="2" fo:padding="0cm" fo:border="none"/>
      <style:text-properties fo:font-variant="normal" fo:text-transform="none" fo:color="#00a88e" style:text-line-through-style="none" fo:letter-spacing="normal" style:text-underline-style="none" style:text-blinking="false"/>
    </style:style>
    <style:style style:name="P55" style:family="paragraph" style:parent-style-name="Text_20_body" style:list-style-name="L3">
      <style:paragraph-properties fo:margin-top="0cm" fo:margin-bottom="0cm" fo:orphans="2" fo:widows="2" fo:padding="0cm" fo:border="none"/>
    </style:style>
    <style:style style:name="P56" style:family="paragraph" style:parent-style-name="Text_20_body" style:list-style-name="L1">
      <style:paragraph-properties fo:margin-top="0cm" fo:margin-bottom="0cm" fo:orphans="2" fo:widows="2" fo:padding="0cm" fo:border="none"/>
    </style:style>
    <style:style style:name="P57" style:family="paragraph" style:parent-style-name="Text_20_body" style:list-style-name="L1">
      <style:paragraph-properties fo:margin-top="0cm" fo:margin-bottom="0cm" fo:text-align="center" style:justify-single-word="false" fo:orphans="2" fo:widows="2" fo:padding="0cm" fo:border="none"/>
    </style:style>
    <style:style style:name="P58" style:family="paragraph" style:parent-style-name="Text_20_body" style:list-style-name="L1" style:master-page-name="Обычный2">
      <style:paragraph-properties fo:margin-top="0cm" fo:margin-bottom="0cm" fo:text-align="center" style:justify-single-word="false" fo:orphans="2" fo:widows="2" style:page-number="1" fo:padding="0cm" fo:border="none" style:shadow="none"/>
      <style:text-properties fo:font-variant="normal" fo:text-transform="none" fo:color="#1d1d1b" fo:font-size="20pt" fo:letter-spacing="normal" fo:font-weight="bold" style:font-size-asian="20pt" style:font-size-complex="20pt"/>
    </style:style>
    <style:style style:name="P59" style:family="paragraph" style:parent-style-name="Text_20_body" style:list-style-name="L1" style:master-page-name="Обычный3">
      <style:paragraph-properties fo:margin-top="0cm" fo:margin-bottom="0cm" fo:text-align="center" style:justify-single-word="false" fo:orphans="2" fo:widows="2" style:page-number="1" fo:padding="0cm" fo:border="none" style:shadow="none"/>
      <style:text-properties fo:font-variant="normal" fo:text-transform="none" fo:color="#1d1d1b" fo:font-size="20pt" fo:letter-spacing="normal" fo:font-weight="bold" style:font-size-asian="20pt" style:font-size-complex="20pt"/>
    </style:style>
    <style:style style:name="P60" style:family="paragraph" style:parent-style-name="Text_20_body" style:master-page-name="Обычный4">
      <style:paragraph-properties fo:margin-top="0cm" fo:margin-bottom="0cm" fo:text-align="center" style:justify-single-word="false" fo:orphans="2" fo:widows="2" style:page-number="1" fo:padding="0cm" fo:border="none" style:shadow="none"/>
      <style:text-properties fo:font-variant="normal" fo:text-transform="none" fo:color="#1d1d1b" fo:font-size="20pt" fo:letter-spacing="normal" fo:font-weight="bold" style:font-size-asian="20pt" style:font-size-complex="20pt"/>
    </style:style>
    <style:style style:name="P61" style:family="paragraph" style:parent-style-name="Text_20_body" style:master-page-name="Обычный5">
      <style:paragraph-properties fo:margin-top="0cm" fo:margin-bottom="0cm" fo:text-align="center" style:justify-single-word="false" fo:orphans="2" fo:widows="2" style:page-number="1" fo:padding="0cm" fo:border="none" style:shadow="none"/>
      <style:text-properties fo:font-variant="normal" fo:text-transform="none" fo:color="#1d1d1b" fo:font-size="20pt" fo:letter-spacing="normal" fo:font-weight="bold" style:font-size-asian="20pt" style:font-size-complex="20pt"/>
    </style:style>
    <style:style style:name="P62" style:family="paragraph" style:parent-style-name="Text_20_body" style:master-page-name="Обычный6">
      <style:paragraph-properties fo:margin-top="0cm" fo:margin-bottom="0cm" fo:text-align="center" style:justify-single-word="false" fo:orphans="2" fo:widows="2" style:page-number="1" fo:padding="0cm" fo:border="none" style:shadow="none"/>
      <style:text-properties fo:font-variant="normal" fo:text-transform="none" fo:color="#1d1d1b" fo:font-size="20pt" fo:letter-spacing="normal" fo:font-weight="bold" style:font-size-asian="20pt" style:font-size-complex="20pt"/>
    </style:style>
    <style:style style:name="P63" style:family="paragraph" style:parent-style-name="Text_20_body" style:master-page-name="Обычный7">
      <style:paragraph-properties fo:margin-top="0cm" fo:margin-bottom="0cm" fo:text-align="center" style:justify-single-word="false" fo:orphans="2" fo:widows="2" style:page-number="1" fo:padding="0cm" fo:border="none" style:shadow="none"/>
      <style:text-properties fo:font-variant="normal" fo:text-transform="none" fo:color="#1d1d1b" fo:font-size="20pt" fo:letter-spacing="normal" fo:font-weight="bold" style:font-size-asian="20pt" style:font-size-complex="20pt"/>
    </style:style>
    <style:style style:name="P64" style:family="paragraph" style:parent-style-name="Contents_20_2" style:list-style-name="L1">
      <style:paragraph-properties>
        <style:tab-stops>
          <style:tab-stop style:position="16.002cm" style:type="right" style:leader-style="dotted" style:leader-text="."/>
        </style:tab-stops>
      </style:paragraph-properties>
    </style:style>
    <style:style style:name="P65" style:family="paragraph" style:parent-style-name="Contents_20_3" style:list-style-name="L1">
      <style:paragraph-properties>
        <style:tab-stops>
          <style:tab-stop style:position="15.503cm" style:type="right" style:leader-style="dotted" style:leader-text="."/>
        </style:tab-stops>
      </style:paragraph-properties>
    </style:style>
    <style:style style:name="P66" style:family="paragraph" style:parent-style-name="Endnote" style:list-style-name="L4"/>
    <style:style style:name="P67" style:family="paragraph" style:parent-style-name="Endnote" style:list-style-name="L5"/>
    <style:style style:name="P68" style:family="paragraph" style:parent-style-name="Contents_20_Heading" style:list-style-name="L1"/>
    <style:style style:name="P69" style:family="paragraph" style:parent-style-name="Table_20_Contents" style:list-style-name="L1">
      <style:paragraph-properties fo:text-align="start" style:justify-single-word="false" fo:padding-left="0cm" fo:padding-right="0cm" fo:padding-top="0cm" fo:padding-bottom="0.049cm" fo:border-left="none" fo:border-right="none" fo:border-top="none" fo:border-bottom="0.002cm solid #000000"/>
    </style:style>
    <style:style style:name="P70" style:family="paragraph" style:parent-style-name="Table_20_Contents" style:list-style-name="L1">
      <style:paragraph-properties fo:text-align="start" style:justify-single-word="false" fo:padding-left="0cm" fo:padding-right="0cm" fo:padding-top="0cm" fo:padding-bottom="0.049cm" fo:border-left="none" fo:border-right="none" fo:border-top="none" fo:border-bottom="0.002cm solid #000000"/>
      <style:text-properties fo:color="#00a88e" style:text-line-through-style="none" style:text-underline-style="none" style:text-blinking="false"/>
    </style:style>
    <style:style style:name="P71" style:family="paragraph" style:parent-style-name="Table_20_Contents" style:list-style-name="L1">
      <style:paragraph-properties fo:margin-left="-0.143cm" fo:margin-right="0.056cm" fo:text-align="start" style:justify-single-word="false" fo:text-indent="0cm" style:auto-text-indent="false" fo:padding-left="0cm" fo:padding-right="0cm" fo:padding-top="0cm" fo:padding-bottom="0.049cm" fo:border-left="none" fo:border-right="none" fo:border-top="none" fo:border-bottom="0.002cm solid #000000" style:shadow="none" text:number-lines="false" text:line-number="0"/>
    </style:style>
    <style:style style:name="P72" style:family="paragraph" style:parent-style-name="Table_20_Contents" style:list-style-name="L1">
      <style:paragraph-properties fo:margin-top="0cm" fo:margin-bottom="0cm" style:line-height-at-least="0.397cm" fo:text-align="center" style:justify-single-word="false" fo:padding="0cm" fo:border="none"/>
      <style:text-properties fo:color="#5499de" style:font-name="inherit" fo:font-size="9pt"/>
    </style:style>
    <style:style style:name="P73" style:family="paragraph" style:parent-style-name="Heading_20_3" style:list-style-name="L1"/>
    <style:style style:name="P74" style:family="paragraph" style:parent-style-name="Heading_20_3" style:list-style-name="L1">
      <style:paragraph-properties fo:margin-top="0cm" fo:margin-bottom="0cm" fo:line-height="114%" fo:text-align="center" style:justify-single-word="false" fo:orphans="2" fo:widows="2" fo:padding="0cm" fo:border="none"/>
      <style:text-properties fo:font-variant="normal" fo:text-transform="none" fo:color="#1d1d1b" style:font-name="KasperskySans" fo:font-size="12pt" fo:letter-spacing="normal" fo:language="ru" fo:country="RU" fo:font-style="normal" fo:font-weight="bold" style:font-size-asian="20pt" style:font-size-complex="20pt"/>
    </style:style>
    <style:style style:name="P75" style:family="paragraph" style:parent-style-name="Heading_20_3" style:list-style-name="L1">
      <style:paragraph-properties fo:margin-top="0cm" fo:margin-bottom="0cm" fo:line-height="114%" fo:orphans="2" fo:widows="2" fo:padding="0cm" fo:border="none"/>
      <style:text-properties fo:font-variant="normal" fo:text-transform="none" fo:color="#1d1d1b" style:font-name="KasperskySans" fo:font-size="12pt" fo:letter-spacing="normal" fo:font-style="normal" fo:font-weight="bold"/>
    </style:style>
    <style:style style:name="P76" style:family="paragraph" style:parent-style-name="Heading_20_2" style:list-style-name="L1">
      <style:paragraph-properties fo:margin-top="0cm" fo:margin-bottom="0cm" fo:line-height="114%" fo:text-align="center" style:justify-single-word="false" fo:orphans="2" fo:widows="2" fo:padding="0cm" fo:border="none"/>
      <style:text-properties fo:font-variant="normal" fo:text-transform="none" fo:color="#1d1d1b" style:font-name="KasperskySans" fo:font-size="12pt" fo:letter-spacing="normal" fo:language="ru" fo:country="RU" fo:font-style="normal" fo:font-weight="bold"/>
    </style:style>
    <style:style style:name="P77" style:family="paragraph" style:parent-style-name="Heading_20_2" style:list-style-name="L1">
      <style:paragraph-properties fo:margin-top="0cm" fo:margin-bottom="0cm" fo:line-height="114%" fo:orphans="2" fo:widows="2" fo:padding="0cm" fo:border="none"/>
      <style:text-properties fo:font-variant="normal" fo:text-transform="none" fo:color="#1d1d1b" style:font-name="KasperskySans" fo:font-size="12pt" fo:letter-spacing="normal" fo:language="ru" fo:country="RU" fo:font-style="normal" fo:font-weight="bold"/>
    </style:style>
    <style:style style:name="P78"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7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en" fo:country="US"/>
    </style:style>
    <style:style style:name="T3" style:family="text">
      <style:text-properties fo:font-variant="normal" fo:text-transform="none" style:font-name="KasperskySans" fo:font-size="12pt" fo:letter-spacing="normal" fo:font-style="normal" fo:font-weight="normal"/>
    </style:style>
    <style:style style:name="T4" style:family="text">
      <style:text-properties fo:font-variant="normal" fo:text-transform="none" style:font-name="KasperskySans" fo:font-size="12pt" fo:letter-spacing="normal" fo:font-style="italic" fo:font-weight="normal"/>
    </style:style>
    <style:style style:name="T5" style:family="text">
      <style:text-properties fo:font-variant="normal" fo:text-transform="none" fo:color="#00a88e" style:text-line-through-style="none" style:font-name="KasperskySans" fo:font-size="12pt" fo:letter-spacing="normal" fo:font-style="normal" style:text-underline-style="none" fo:font-weight="normal" style:text-blinking="false"/>
    </style:style>
    <style:style style:name="T6" style:family="text">
      <style:text-properties fo:font-variant="normal" fo:text-transform="none" fo:color="#00a88e" style:text-line-through-style="none" style:font-name="KasperskySans" fo:font-size="12pt" fo:letter-spacing="normal" fo:font-style="italic" style:text-underline-style="none" fo:font-weight="normal" style:text-blinking="false"/>
    </style:style>
    <style:style style:name="T7" style:family="text">
      <style:text-properties fo:font-variant="normal" fo:text-transform="none" fo:color="#1d1d1b" style:font-name="KasperskySans" fo:font-size="12pt" fo:letter-spacing="normal" fo:language="ru" fo:country="RU" fo:font-style="normal" fo:font-weight="bold"/>
    </style:style>
    <style:style style:name="T8" style:family="text">
      <style:text-properties fo:font-variant="normal" fo:text-transform="none" fo:color="#1d1d1b" style:font-name="KasperskySans" fo:font-size="12pt" fo:letter-spacing="normal" fo:font-style="normal" fo:font-weight="bold"/>
    </style:style>
    <style:style style:name="T9" style:family="text">
      <style:text-properties fo:font-weight="normal"/>
    </style:style>
    <style:style style:name="T10" style:family="text">
      <style:text-properties fo:color="#ff0000" fo:font-weight="normal"/>
    </style:style>
    <style:style style:name="T11" style:family="text">
      <style:text-properties fo:color="#000000"/>
    </style:style>
    <style:style style:name="T12" style:family="text">
      <style:text-properties fo:color="#333333"/>
    </style:style>
    <style:style style:name="T13" style:family="text">
      <style:text-properties fo:color="#006fe0"/>
    </style:style>
    <style:style style:name="T14" style:family="text">
      <style:text-properties fo:color="#ce0000"/>
    </style:style>
    <style:style style:name="T15" style:family="text">
      <style:text-properties fo:color="#ff8000"/>
    </style:style>
    <style:style style:name="T16" style:family="text">
      <style:text-properties fo:color="#004ed0"/>
    </style:style>
    <style:style style:name="T17" style:family="text">
      <style:text-properties fo:color="#008000"/>
    </style:style>
    <style:style style:name="T18" style:family="text">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ge" style:horizontal-pos="from-left" style:horizontal-rel="page-content"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dfdfd" fo:margin-left="0cm" fo:margin-right="0cm"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style:style style:name="Sect5" style:family="section">
      <style:section-properties fo:background-color="#f7f7f7" fo:margin-left="0cm" fo:margin-right="0cm" style:editable="false">
        <style:columns fo:column-count="1" fo:column-gap="0cm"/>
        <style:background-image/>
      </style:section-properties>
    </style:style>
    <style:style style:name="Sect6"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gradient" draw:fill-color="#800000" draw:fill-gradient-name="Gradient_20_7"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0cm" svg:y="5.489cm" svg:width="7.488cm" draw:z-index="108">
        <draw:text-box fo:min-height="3.494cm">
          <text:p text:style-name="P39">Hello</text:p>
          <text:p text:style-name="P39">Karim Muzafarov</text:p>
          <text:p text:style-name="P39">Mira 2/1</text:p>
          <text:p text:style-name="P39">460040 Orenburg</text:p>
        </draw:text-box>
      </draw:frame>
      <draw:frame draw:style-name="fr1" draw:name="Врезка2" text:anchor-type="page" text:anchor-page-number="15" svg:x="0cm" svg:y="5.489cm" svg:width="7.488cm" draw:z-index="110">
        <draw:text-box fo:min-height="3.494cm">
          <text:p text:style-name="P39">Hello</text:p>
          <text:p text:style-name="P39">Karim Muzafarov</text:p>
          <text:p text:style-name="P39">Kuzminki Metrostation</text:p>
          <text:p text:style-name="P39">109443 Moscov</text:p>
        </draw:text-box>
      </draw:frame>
      <draw:frame draw:style-name="fr1" draw:name="Врезка3" text:anchor-type="page" text:anchor-page-number="31" svg:x="0cm" svg:y="5.489cm" svg:width="7.488cm" draw:z-index="112">
        <draw:text-box fo:min-height="3.494cm">
          <text:p text:style-name="P39">Hello</text:p>
          <text:p text:style-name="P39">Kiril Shiryev</text:p>
          <text:p text:style-name="P39">Kuzminki Metrostation</text:p>
          <text:p text:style-name="P39">109443 Moscov</text:p>
        </draw:text-box>
      </draw:frame>
      <draw:frame draw:style-name="fr1" draw:name="Врезка4" text:anchor-type="page" text:anchor-page-number="47" svg:x="0cm" svg:y="5.489cm" svg:width="7.488cm" draw:z-index="114">
        <draw:text-box fo:min-height="3.494cm">
          <text:p text:style-name="P39">Hello</text:p>
          <text:p text:style-name="P39">Senina Ananastasia</text:p>
          <text:p text:style-name="P39">Gagarina street</text:p>
          <text:p text:style-name="P39">460051 Orenburg</text:p>
        </draw:text-box>
      </draw:frame>
      <draw:frame draw:style-name="fr1" draw:name="Врезка5" text:anchor-type="page" text:anchor-page-number="63" svg:x="0cm" svg:y="5.489cm" svg:width="7.488cm" draw:z-index="116">
        <draw:text-box fo:min-height="3.494cm">
          <text:p text:style-name="P39">Hello</text:p>
          <text:p text:style-name="P39">Oleg Sidorenko</text:p>
          <text:p text:style-name="P39">Kuzminki Metrostation</text:p>
          <text:p text:style-name="P39">109443 Rassia</text:p>
        </draw:text-box>
      </draw:frame>
      <draw:frame draw:style-name="fr1" draw:name="Врезка6" text:anchor-type="page" text:anchor-page-number="79" svg:x="0cm" svg:y="5.489cm" svg:width="7.488cm" draw:z-index="118">
        <draw:text-box fo:min-height="3.494cm">
          <text:p text:style-name="P39">Hello</text:p>
          <text:p text:style-name="P39">Denis Mayorov</text:p>
          <text:p text:style-name="P39">Kuzminki Metrostation</text:p>
          <text:p text:style-name="P39">109443 Rassia</text:p>
        </draw:text-box>
      </draw:frame>
      <draw:frame draw:style-name="fr1" draw:name="Врезка7" text:anchor-type="page" text:anchor-page-number="95" svg:x="0cm" svg:y="5.489cm" svg:width="7.488cm" draw:z-index="120">
        <draw:text-box fo:min-height="3.494cm">
          <text:p text:style-name="P39">Hello</text:p>
          <text:p text:style-name="P39">Emma Mkrtchan</text:p>
          <text:p text:style-name="P39">Gagarina street</text:p>
          <text:p text:style-name="P39">460040 Orenburg</text:p>
        </draw:text-box>
      </draw:frame>
      <text:list xml:id="list3366622340856301474" text:style-name="L1">
        <text:list-header>
          <text:p text:style-name="P42"><draw:custom-shape text:anchor-type="paragraph" draw:z-index="18" draw:style-name="gr1" draw:text-style-name="P79" svg:width="6.469cm" svg:height="0.59cm" svg:x="4.972cm" svg:y="0.019cm"><text:p text:style-name="P78"><text:span text:style-name="T18">Fontwork </text:span></text:p><draw:enhanced-geometry svg:viewBox="0 0 21600 21600"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
        </text:list-header>
      </text:list>
      <text:p text:style-name="P2">Александр Родченко - Обход обнаружения в CLR: пример атаки и способы ее выявления</text:p>
      <text:p text:style-name="P3">Оглавление</text:p>
      <text:table-of-content text:style-name="Sect1" text:name="Оглавление1">
        <text:table-of-content-source text:outline-level="10" text:index-scope="chapter">
          <text:index-title-template text:style-name="Contents_20_Heading">Оглавление. </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Оглавление. </text:p>
          </text:index-title>
          <text:p text:style-name="P40">Глава 1. Часть 1. Введение.Что такое CLR?<text:tab/>1</text:p>
          <text:p text:style-name="P41">Часть 2. Общие сведения о CLR.<text:tab/>2</text:p>
          <text:p text:style-name="P40">Глава 2. Часть 1. Старт процесса<text:tab/>2</text:p>
          <text:p text:style-name="P41">Часть 2. Запуск CLR<text:tab/>3</text:p>
          <text:p text:style-name="P41">Часть 3. Загрузка домена приложения<text:tab/>3</text:p>
          <text:p text:style-name="P41">Часть 4. Загрузка сборки<text:tab/>4</text:p>
          <text:p text:style-name="P41">Часть 5. Загрузка модуля<text:tab/>4</text:p>
          <text:p text:style-name="P40">Глава 3. Часть 1. Обход обнаружения в CLR<text:tab/>5</text:p>
          <text:p text:style-name="P41">Часть 2.Запуск Covenant в одном домене приложения<text:tab/>5</text:p>
          <text:p text:style-name="P41">Часть 3. Инъекция кода<text:tab/>6</text:p>
          <text:p text:style-name="P41">Часть 4. Использование COM-сервера для удаленного выполнения кода<text:tab/>8</text:p>
          <text:p text:style-name="P40">Глава 4. Часть 1. Собираем знания воедино<text:tab/>9</text:p>
          <text:p text:style-name="P41">Часть 2. Обнаружение очистки памяти CLR<text:tab/>14</text:p>
          <text:p text:style-name="P41">Часть 3. Обнаружение COM-активации среды CLR <text:tab/>16</text:p>
        </text:index-body>
      </text:table-of-content>
      <text:h text:style-name="P14" text:outline-level="3"/>
      <text:list xml:id="list83620973325592104" text:style-name="L2">
        <text:list-item>
          <text:p text:style-name="P43"><draw:a xlink:type="simple" xlink:href="https://securelist.ru/author/alexander-rodchenko/"><draw:frame draw:style-name="fr2" draw:name="Графический объект2" text:anchor-type="as-char" svg:width="0.097cm" svg:height="0.097cm" draw:z-index="0"><draw:image xlink:href="https://securelist.ru/wp-content/themes/securelist2020/assets/images/avatar-default/avatar_default_3.png" xlink:type="simple" xlink:show="embed" xlink:actuate="onLoad"/></draw:frame></draw:a></text:p>
        </text:list-item>
      </text:list>
      <text:h text:style-name="P10" text:outline-level="2">Глава 1. Часть 1. Введение.Что такое <text:span text:style-name="T2">CLR?</text:span></text:h>
      <text:p text:style-name="P4"/>
      <text:p text:style-name="P8"><text:span text:style-name="T3">В последнее время соотношение затрат на атаку и защиту от нее меняется не в пользу защитников. Большинство злоумышленников и пентестеров используют </text:span><text:a xlink:type="simple" xlink:href="https://github.com/gentilkiwi/mimikatz/" office:target-frame-name="_blank" xlink:show="new" text:style-name="Internet_20_link" text:visited-style-name="Visited_20_Internet_20_Link"><text:span text:style-name="T5">Mimikatz</text:span></text:a><text:span text:style-name="T3">, </text:span><text:a xlink:type="simple" xlink:href="https://github.com/BloodHoundAD/SharpHound3" office:target-frame-name="_blank" xlink:show="new" text:style-name="Internet_20_link" text:visited-style-name="Visited_20_Internet_20_Link"><text:span text:style-name="T5">SharpHound</text:span></text:a><text:span text:style-name="T3">, </text:span><text:a xlink:type="simple" xlink:href="https://github.com/GhostPack/Seatbelt" office:target-frame-name="_blank" xlink:show="new" text:style-name="Internet_20_link" text:visited-style-name="Visited_20_Internet_20_Link"><text:span text:style-name="T5">SeatBelt</text:span></text:a><text:span text:style-name="T3">, </text:span><text:a xlink:type="simple" xlink:href="https://github.com/GhostPack/Rubeus" office:target-frame-name="_blank" xlink:show="new" text:style-name="Internet_20_link" text:visited-style-name="Visited_20_Internet_20_Link"><text:span text:style-name="T5">Rubeus</text:span></text:a><text:span text:style-name="T3">, </text:span><text:a xlink:type="simple" xlink:href="https://github.com/GhostPack/" office:target-frame-name="_blank" xlink:show="new" text:style-name="Internet_20_link" text:visited-style-name="Visited_20_Internet_20_Link"><text:span text:style-name="T5">GhostPack</text:span></text:a><text:span text:style-name="T3"> и другие общедоступные инструменты. Эта так называемая </text:span><text:a xlink:type="simple" xlink:href="https://medium.com/@johnlatwc/the-githubification-of-infosec-afbdbfaad1d1" office:target-frame-name="_blank" xlink:show="new" text:style-name="Internet_20_link" text:visited-style-name="Visited_20_Internet_20_Link"><text:span text:style-name="T5">«гитхабификация»</text:span></text:a><text:span text:style-name="T3"> процессов, которая происходит и в «красных командах», снижает стоимость атаки. Это позволяет различным командам злоумышленников переключить внимание с разработки вредоносного ПО со схожей функциональностью на, например, </text:span><text:span text:style-name="T3">изобретение способов обхода обнаружения. Нет смысла писать с нуля код, который в итоге могут заблокировать защитные решения, если можно научиться использовать уже существующие инструменты — достаточно только «спрятать» их от детектирования. Это дешевле, особенно если использовать для «сокрытия» набор утилит с открытым кодом. При этом стоимость защиты от такой атаки только вырастет, ведь службе безопасности атакуемой организации придется бороться как с широким спектром свободно распространяемого инструментария атакующих, так и со </text:span><text:a xlink:type="simple" xlink:href="https://attack.mitre.org/tactics/TA0005/" office:target-frame-name="_blank" xlink:show="new" text:style-name="Internet_20_link" text:visited-style-name="Visited_20_Internet_20_Link"><text:span text:style-name="T5">средствами и способами обхода защитных решений</text:span></text:a><text:span text:style-name="T3">.</text:span></text:p>
      <text:p text:style-name="P8"><text:soft-page-break/><text:span text:style-name="T3">Бесфайловые атаки, активное использование инструментов </text:span><text:a xlink:type="simple" xlink:href="https://lolbas-project.github.io/" office:target-frame-name="_blank" xlink:show="new" text:style-name="Internet_20_link" text:visited-style-name="Visited_20_Internet_20_Link"><text:span text:style-name="T5">LOLBAS</text:span></text:a><text:span text:style-name="T3">, шифрование во время выполнения, загрузчики и упаковщики — все это позволяет обходить защитные решения и средства контроля. Mimikatz внутри </text:span><text:a xlink:type="simple" xlink:href="https://troopers.de/media/filer_public/82/de/82de5e58-0bd1-447a-b4f9-8a908ad2ef70/mind_the_gap_-_final.pdf" office:target-frame-name="_blank" xlink:show="new" text:style-name="Internet_20_link" text:visited-style-name="Visited_20_Internet_20_Link"><text:span text:style-name="T5">InstallUtil.exe</text:span></text:a><text:span text:style-name="T3"> ни для кого уже не новость. В этой статье мы рассмотрим одну из техник, которую злоумышленники могут использовать для сокрытия вредоносной активности в памяти, а именно — удаление индикаторов компрометации из памяти. Затем мы расскажем об инструментах и методах обнаружения применения этой техники. В качестве предметной области мы рассмотрим приложения, которые исполняются в среде </text:span><text:a xlink:type="simple" xlink:href="https://ru.wikipedia.org/wiki/Common_Language_Runtime" office:target-frame-name="_blank" xlink:show="new" text:style-name="Internet_20_link" text:visited-style-name="Visited_20_Internet_20_Link"><text:span text:style-name="T5">CLR</text:span></text:a><text:span text:style-name="T3"> (Common Language Runtime, среда выполнения) или используют ее. Это и PowerShell, и многочисленные инструменты LOLBAS, и множество утилит, написанных на C#.</text:span></text:p>
      <text:p text:style-name="P8"><text:span text:style-name="T3">Если вы знакомы с CLR, пролистайте до раздела </text:span><text:a xlink:type="simple" xlink:href="https://securelist.ru/detection-evasion-in-clr-and-tips-on-how-to-detect-such-attacks/103633/#obhod" text:style-name="Internet_20_link" text:visited-style-name="Visited_20_Internet_20_Link"><text:span text:style-name="T5">«Обход обнаружения в CLR»</text:span></text:a><text:span text:style-name="T3">.</text:span></text:p>
      <text:h text:style-name="Heading_20_3" text:outline-level="3"><text:bookmark text:name="obshhie-svedeniya-o-sborkax-i-kode-kotoryj-ispolnyaetsya-v-clr"/><text:span text:style-name="T1">Часть 2. </text:span>Общие сведения о CLR.</text:h>
      <text:p text:style-name="P8"><text:span text:style-name="T3">Для начала давайте разберемся, каким образом в CLR появляется исполняемый код. При компиляции исходного кода, написанного, например, на C#, компилятор выдает не готовый для исполнения PE-файл, а </text:span><text:a xlink:type="simple" xlink:href="https://docs.microsoft.com/ru-ru/dotnet/standard/assembly/" office:target-frame-name="_blank" xlink:show="new" text:style-name="Internet_20_link" text:visited-style-name="Visited_20_Internet_20_Link"><text:span text:style-name="T5">сборку</text:span></text:a><text:span text:style-name="T3">. Это прежде всего набор инструкций (</text:span><text:a xlink:type="simple" xlink:href="https://ru.wikipedia.org/wiki/Common_Intermediate_Language" office:target-frame-name="_blank" xlink:show="new" text:style-name="Internet_20_link" text:visited-style-name="Visited_20_Internet_20_Link"><text:span text:style-name="T5">CIL</text:span></text:a><text:span text:style-name="T3">-код) для среды выполнения, чтобы она смогла в процессе исполнения этой сборки сгенерировать native code, то есть машинный код платформы, на которой выполняется программа. Этот код в свою очередь и будет исполнен. Процесс создания машинного кода из сборки в момент исполнения называется </text:span><text:a xlink:type="simple" xlink:href="https://ru.wikipedia.org/wiki/JIT-компиляция" office:target-frame-name="_blank" xlink:show="new" text:style-name="Internet_20_link" text:visited-style-name="Visited_20_Internet_20_Link"><text:span text:style-name="T5">JIT-компиляцией</text:span></text:a><text:span text:style-name="T3">.</text:span></text:p>
      <text:p text:style-name="P15"/>
      <text:p text:style-name="P9"><text:span text:style-name="Emphasis"><text:span text:style-name="T4">Common Language Runtime. Источник: </text:span></text:span><text:a xlink:type="simple" xlink:href="https://ru.wikipedia.org/wiki/Common_Language_Runtime" office:target-frame-name="_blank" xlink:show="new" text:style-name="Internet_20_link" text:visited-style-name="Visited_20_Internet_20_Link"><text:span text:style-name="Emphasis"><text:span text:style-name="T6">https://ru.wikipedia.org/wiki/Common_Language_Runtime</text:span></text:span></text:a></text:p>
      <text:p text:style-name="P8"><text:span text:style-name="T3">Сборка, полученная в результате компиляции приложения, </text:span><text:a xlink:type="simple" xlink:href="https://docs.microsoft.com/ru-ru/dotnet/standard/assembly/contents" office:target-frame-name="_blank" xlink:show="new" text:style-name="Internet_20_link" text:visited-style-name="Visited_20_Internet_20_Link"><text:span text:style-name="T5">будет содержать</text:span></text:a><text:span text:style-name="T3"> в себе следующую информацию:</text:span></text:p>
      <text:list xml:id="list2945451241800533984" text:style-name="L3">
        <text:list-item>
          <text:p text:style-name="P45"><text:span text:style-name="T3">Метаданные о классах, интерфейсах, типах, методах и полях в сборке. Эта информация нужна для того, чтобы среда CLR могла оперировать написанным кодом: загружать, ссылаться на него, запускать один фрагмент кода из другого и передавать входные и выходные данные. Процесс чтения и применения этих данных называется </text:span><text:a xlink:type="simple" xlink:href="https://ru.wikipedia.org/wiki/Отражение_(программирование)" office:target-frame-name="_blank" xlink:show="new" text:style-name="Internet_20_link" text:visited-style-name="Visited_20_Internet_20_Link"><text:span text:style-name="T5">отражением</text:span></text:a><text:span text:style-name="T3">.</text:span></text:p>
        </text:list-item>
        <text:list-item>
          <text:p text:style-name="P46">Сам код, определенный в модулях. Он не запустится, если его не обработает CLR.</text:p>
        </text:list-item>
        <text:list-item>
          <text:p text:style-name="P55"><text:a xlink:type="simple" xlink:href="https://docs.microsoft.com/ru-ru/dotnet/standard/assembly/manifest" office:target-frame-name="_blank" xlink:show="new" text:style-name="Internet_20_link" text:visited-style-name="Visited_20_Internet_20_Link"><text:span text:style-name="T5">Манифест</text:span></text:a><text:span text:style-name="T3"> — это данные о безопасности, версиях, зависимостях и составных частях сборки. Манифест определяет, что нужно, чтобы запустить код. Например, если для запуска кода необходимо наличие </text:span><text:a xlink:type="simple" xlink:href="https://github.com/JamesNK/Newtonsoft.Json" office:target-frame-name="_blank" xlink:show="new" text:style-name="Internet_20_link" text:visited-style-name="Visited_20_Internet_20_Link"><text:span text:style-name="T5">https://github.com/JamesNK/Newtonsoft.Json</text:span></text:a><text:span text:style-name="T3">, то это будет определено в манифесте.</text:span></text:p>
        </text:list-item>
        <text:list-item>
          <text:p text:style-name="P46">Ресурсы. Файлы и данные любых типов, которые могут быть включены в саму сборку или храниться отдельно.</text:p>
        </text:list-item>
      </text:list>
      <text:p text:style-name="P5">Загрузка и исполнение сборок — это сложный процесс. Давайте разберемся, как он происходит.</text:p>
      <text:h text:style-name="P26" text:outline-level="2"/>
      <text:h text:style-name="P26" text:outline-level="2"><text:bookmark text:name="chto-proisxodit-pri-starte-processa"/>Глава 2. Часть 1. Старт процесса</text:h>
      <text:p text:style-name="P8"><text:span text:style-name="T3">Хорошее представление о том, что и как загружается в </text:span><text:a xlink:type="simple" xlink:href="https://ru.wikipedia.org/wiki/Управляемый_код" office:target-frame-name="_blank" xlink:show="new" text:style-name="Internet_20_link" text:visited-style-name="Visited_20_Internet_20_Link"><text:span text:style-name="T5">управляемый процесс</text:span></text:a><text:span text:style-name="T3">, дает </text:span><text:a xlink:type="simple" xlink:href="https://docs.microsoft.com/en-us/dotnet/framework/performance/clr-etw-providers#the-runtime-provider" office:target-frame-name="_blank" xlink:show="new" text:style-name="Internet_20_link" text:visited-style-name="Visited_20_Internet_20_Link"><text:span text:style-name="T5">ETW CLR Runtime Provider</text:span></text:a><text:span text:style-name="T3"> (GUID e13c0d23-ccbc-4e12-931b-d9cc2eee27e4).</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36"><text:span text:style-name="Strong_20_Emphasis"><text:span text:style-name="T9">Событие</text:span></text:span></text:p>
          </table:table-cell>
          <table:table-cell table:style-name="Таблица1.A1" office:value-type="string">
            <text:p text:style-name="P36"><text:span text:style-name="Strong_20_Emphasis">№</text:span></text:p>
          </table:table-cell>
          <table:table-cell table:style-name="Таблица1.A1" office:value-type="string">
            <text:p text:style-name="P36"><text:span text:style-name="Strong_20_Emphasis"><text:span text:style-name="T9">Количество на процесс</text:span></text:span></text:p>
          </table:table-cell>
          <table:table-cell table:style-name="Таблица1.A1" office:value-type="string">
            <text:p text:style-name="P36"><text:span text:style-name="Strong_20_Emphasis"><text:span text:style-name="T9">Описание</text:span></text:span></text:p>
          </table:table-cell>
        </table:table-row>
        <text:soft-page-break/>
        <table:table-row>
          <table:table-cell table:style-name="Таблица1.A1" office:value-type="string">
            <text:p text:style-name="P36">RuntimeInformationEvent</text:p>
          </table:table-cell>
          <table:table-cell table:style-name="Таблица1.A1" office:value-type="string">
            <text:p text:style-name="P36">187</text:p>
          </table:table-cell>
          <table:table-cell table:style-name="Таблица1.A1" office:value-type="string">
            <text:p text:style-name="P36">Одно</text:p>
          </table:table-cell>
          <table:table-cell table:style-name="Таблица1.A1" office:value-type="string">
            <text:p text:style-name="P36">Запуск CLR</text:p>
          </table:table-cell>
        </table:table-row>
        <table:table-row>
          <table:table-cell table:style-name="Таблица1.A1" office:value-type="string">
            <text:p text:style-name="P36">AppDomainLoad_V1</text:p>
          </table:table-cell>
          <table:table-cell table:style-name="Таблица1.A1" office:value-type="string">
            <text:p text:style-name="P36">156</text:p>
          </table:table-cell>
          <table:table-cell table:style-name="Таблица1.A1" office:value-type="string">
            <text:p text:style-name="P36">Много</text:p>
          </table:table-cell>
          <table:table-cell table:style-name="Таблица1.A1" office:value-type="string">
            <text:p text:style-name="P36">Загрузка домена приложения</text:p>
          </table:table-cell>
        </table:table-row>
        <table:table-row>
          <table:table-cell table:style-name="Таблица1.A1" office:value-type="string">
            <text:p text:style-name="P36">AssemblyLoad_V1</text:p>
          </table:table-cell>
          <table:table-cell table:style-name="Таблица1.A1" office:value-type="string">
            <text:p text:style-name="P36">154</text:p>
          </table:table-cell>
          <table:table-cell table:style-name="Таблица1.A1" office:value-type="string">
            <text:p text:style-name="P36">Много</text:p>
          </table:table-cell>
          <table:table-cell table:style-name="Таблица1.A1" office:value-type="string">
            <text:p text:style-name="P36">Загрузка сборки</text:p>
          </table:table-cell>
        </table:table-row>
        <table:table-row>
          <table:table-cell table:style-name="Таблица1.A1" office:value-type="string">
            <text:p text:style-name="P36">ModuleLoad_V2</text:p>
          </table:table-cell>
          <table:table-cell table:style-name="Таблица1.A1" office:value-type="string">
            <text:p text:style-name="P36">152</text:p>
          </table:table-cell>
          <table:table-cell table:style-name="Таблица1.A1" office:value-type="string">
            <text:p text:style-name="P36">Много</text:p>
          </table:table-cell>
          <table:table-cell table:style-name="Таблица1.A1" office:value-type="string">
            <text:p text:style-name="P36">Загрузка модуля<text:line-break/><text:span text:style-name="Strong_20_Emphasis"><text:span text:style-name="T10">Код, который мы написали, тут</text:span></text:span></text:p>
          </table:table-cell>
        </table:table-row>
        <table:table-row>
          <table:table-cell table:style-name="Таблица1.A1" office:value-type="string">
            <text:p text:style-name="P36">ModuleUnload_V2</text:p>
          </table:table-cell>
          <table:table-cell table:style-name="Таблица1.A1" office:value-type="string">
            <text:p text:style-name="P36">153</text:p>
          </table:table-cell>
          <table:table-cell table:style-name="Таблица1.A1" office:value-type="string">
            <text:p text:style-name="P36">Много</text:p>
          </table:table-cell>
          <table:table-cell table:style-name="Таблица1.A1" office:value-type="string">
            <text:p text:style-name="P36">Выгрузка модуля</text:p>
          </table:table-cell>
        </table:table-row>
        <table:table-row>
          <table:table-cell table:style-name="Таблица1.A1" office:value-type="string">
            <text:p text:style-name="P36">AssemblyUnload_V1</text:p>
          </table:table-cell>
          <table:table-cell table:style-name="Таблица1.A1" office:value-type="string">
            <text:p text:style-name="P36">155</text:p>
          </table:table-cell>
          <table:table-cell table:style-name="Таблица1.A1" office:value-type="string">
            <text:p text:style-name="P36">Много</text:p>
          </table:table-cell>
          <table:table-cell table:style-name="Таблица1.A1" office:value-type="string">
            <text:p text:style-name="P36">Выгрузка сборки</text:p>
          </table:table-cell>
        </table:table-row>
        <table:table-row>
          <table:table-cell table:style-name="Таблица1.A1" office:value-type="string">
            <text:p text:style-name="P36">AppDomainUnLoad_V1</text:p>
          </table:table-cell>
          <table:table-cell table:style-name="Таблица1.A1" office:value-type="string">
            <text:p text:style-name="P36">157</text:p>
          </table:table-cell>
          <table:table-cell table:style-name="Таблица1.A1" office:value-type="string">
            <text:p text:style-name="P36">Много</text:p>
          </table:table-cell>
          <table:table-cell table:style-name="Таблица1.A1" office:value-type="string">
            <text:p text:style-name="P36">Выгрузка домена приложения. С точки зрения аналитика SOC может быть интересно, если это событие происходит многократно в случайные промежутки времени.</text:p>
          </table:table-cell>
        </table:table-row>
      </table:table>
      <text:h text:style-name="P29" text:outline-level="3"><text:bookmark text:name="zapusk-clr"/><text:span text:style-name="T1">Часть 2. </text:span>Запуск CLR</text:h>
      <text:p text:style-name="P8"><text:span text:style-name="T3">При разработке CLR компания Microsoft реализовала его как COM-сервер, содержащийся внутри DLL. То есть определила для среды CLR стандартный COM-интерфейс и присвоила GUID этому интерфейсу и COM-серверу. Когда вы устанавливаете .NET Framework, COM-сервер, представляющий CLR, регистрируется в реестре Windows, как и любой другой COM-сервер. </text:span><text:span text:style-name="Strong_20_Emphasis"><text:span text:style-name="T3">Любое приложение Windows может размещать среду CLR</text:span></text:span><text:span text:style-name="T3">. Когда это происходит, генерируется событие 187. В этом событии отражено то, каким образом была активирована среда CLR. В случае COM-активации CLR поля StartupMode, ComObjectGUID будут содержать крайне полезную информацию.</text:span></text:p>
      <text:p text:style-name="P5">Если вам нужна дополнительная информация по этой теме, обратитесь к заголовочному файлу MetaHost.h на C++, который поставляется с .NET Framework SDK. Этот файл задает идентификаторы GUID и определение неуправляемого интерфейса ICLRMetaHostinterface. Вы научитесь запускать CLR с помощью любого языка: С++, Python и т. д.</text:p>
      <text:h text:style-name="P29" text:outline-level="3"><text:bookmark text:name="zagruzka-domena-prilozheniya"/><text:span text:style-name="T1">Часть 3. </text:span>Загрузка домена приложения</text:h>
      <text:p text:style-name="P5">После запуска CLR создается событие 156 — загрузка домена приложения в CLR. Когда COM-сервер CLR инициализируется, он создает домен приложения (AppDomain) — логический контейнер для набора сборок, которые, как правило, реализуют функциональное приложение. Также домен приложения — это механизм в CLR, который  дает возможность запустить группу приложений в одном процессе, обеспечивая их относительную изоляцию друг от друга и в то же время позволяя им взаимодействовать друг с другом значительно быстрее. В одном процессе может работать много доменов приложений. Первый домен приложения, созданный при инициализации среды CLR, называется доменом приложения по умолчанию и уничтожается только после завершения процесса Windows.</text:p>
      <text:p text:style-name="P8"><text:span text:style-name="T3">К объектам, созданным в одном домене приложения, нельзя получить доступ напрямую с помощью кода в другом домене приложения. Когда код в домене приложения создает объект, данный объект «принадлежит» этому домену приложения. </text:span><text:span text:style-name="Strong_20_Emphasis"><text:span text:style-name="T3">Также объекту (артефакту в том числе) не разрешается существовать дольше домена приложения, код которого его создал.</text:span></text:span><text:span text:style-name="T3"> Код внутри домена приложения может получить доступ к объекту других доменов приложений только с помощью </text:span><text:a xlink:type="simple" xlink:href="https://docs.microsoft.com/ru-ru/dotnet/framework/interop/interop-marshaling" office:target-frame-name="_blank" xlink:show="new" text:style-name="Internet_20_link" text:visited-style-name="Visited_20_Internet_20_Link"><text:span text:style-name="T5">маршалинга</text:span></text:a><text:span text:style-name="T3"> (передачи данных) по ссылке или по значению. Это обеспечивает четкие границы между приложениями, поскольку код в одном домене приложения не может иметь прямой ссылки на объект, созданный кодом в </text:span><text:soft-page-break/><text:span text:style-name="T3">другом домене приложения. Эта изоляция позволяет легко выгружать домены приложений из процесса, не затрагивая код, выполняющийся в других доменах приложений.</text:span></text:p>
      <table:table table:name="Таблица2" table:style-name="Таблица2">
        <table:table-column table:style-name="Таблица2.A"/>
        <table:table-row>
          <table:table-cell table:style-name="Таблица2.A1" office:value-type="string">
            <text:p text:style-name="P36">Заметим, что CLR не поддерживает возможность выгрузки отдельной сборки из домена приложения. Однако вы можете дать CLR команду выгрузить весь домен, что приведет к выгрузке всех сборок, содержащихся в нем в данный момент.</text:p>
          </table:table-cell>
        </table:table-row>
      </table:table>
      <text:p text:style-name="P5">То, что каждое приложение запускается в собственном адресном пространстве процесса, — замечательное свойство Windows. Оно гарантирует, что код в одном приложении не сможет получить доступ к коду или данным, используемым другим приложением. Изоляция процессов предотвращает появление дыр в безопасности, повреждение данных и другие непредсказуемые события, и это делает операционную систему и приложения, работающие в ней, надежными. К сожалению, создание процессов в Windows очень «дорого». Функция Win32 CreateProcess работает очень медленно, а Windows требует много памяти для виртуализации адресного пространства процесса.</text:p>
      <text:p text:style-name="P8"><text:span text:style-name="T3">Однако если приложение полностью состоит из управляемого кода, который является достаточно безопасным и не вызывает неуправляемый код, можно без проблем запустить несколько управляемых приложений в одном процессе Windows. Домены приложений обеспечивают изоляцию, необходимую для защиты, настройки и завершения работы каждого из этих приложений. </text:span><text:span text:style-name="Strong_20_Emphasis"><text:span text:style-name="T3">Единицей изоляции для кода в CLR является домен приложения, а не процесс</text:span></text:span><text:span text:style-name="T3">. При этом мы можем сказать с рядом допущений, что старт процесса в семантике WinAPI аналогичен созданию домена приложения. Для SOC-аналитика будет лучше думать, что события загрузки домена приложения и старта процесса функционально одинаковы.</text:span></text:p>
      <text:p text:style-name="P5">Жесткого ограничения на количество доменов приложений, которые могут выполняться в одном процессе Windows, не существует. Их можно сравнить с сайтами на одном сервере IIS. Каждый сайт — это отдельный домен приложения, который изолирован от других сайтов и который можно выгрузить из сервера, не затрагивая их.</text:p>
      <text:p text:style-name="P15"/>
      <text:h text:style-name="P29" text:outline-level="3"><text:bookmark text:name="zagruzka-sborki"/><text:span text:style-name="T1">Часть 4. </text:span>Загрузка сборки</text:h>
      <text:p text:style-name="P8"><text:span text:style-name="T3">В домен приложения загружается </text:span><text:a xlink:type="simple" xlink:href="https://docs.microsoft.com/ru-ru/dotnet/standard/assembly/#assemblies-in-the-common-language-runtime" office:target-frame-name="_blank" xlink:show="new" text:style-name="Internet_20_link" text:visited-style-name="Visited_20_Internet_20_Link"><text:span text:style-name="T5">сборка</text:span></text:a><text:span text:style-name="T3">. Сборка определяет ряд правил для кода, который в ней содержится, предоставляет CLR (и другому коду) сведения о типах и классах, определенных в сборке. В некоторых случаях сборка может быть нейтральной к домену приложения, и ее код могут использовать все домены, однако в данной статье нас не интересуют такие сборки.</text:span></text:p>
      <text:h text:style-name="P29" text:outline-level="3"><text:span text:style-name="T1">Часть 5. </text:span>Загрузка модуля</text:h>
      <text:p text:style-name="P8"><text:span text:style-name="T3">В сборку загружаются </text:span><text:a xlink:type="simple" xlink:href="https://stackoverflow.com/a/27881763" office:target-frame-name="_blank" xlink:show="new" text:style-name="Internet_20_link" text:visited-style-name="Visited_20_Internet_20_Link"><text:span text:style-name="T5">модули</text:span></text:a><text:span text:style-name="T3">, которые уже содержат непосредственно СIL-код. На этот CIL-код накладываются правила, описанные в сборке, и происходит процесс JIT-компиляции CIL в готовый для исполнения native code. </text:span><text:span text:style-name="Strong_20_Emphasis"><text:span text:style-name="T3">Чтобы </text:span></text:span><text:span text:style-name="Strong_20_Emphasis"><text:span text:style-name="T3">избавиться от артефакта, который определен в модуле или появляется в нем в ходе работы, нужно выгрузить весь домен приложения</text:span></text:span><text:span text:style-name="T3">.</text:span></text:p>
      <text:p text:style-name="P5">На рисунке показан отдельный процесс Windows, в котором работает один COM-сервер CLR. Эта среда CLR в данный момент управляет двумя доменами приложений. Каждый домен имеет свою собственную кучу загрузчика, а каждая куча имеет запись о том, какие типы были доступны с момента создания домена. Каждый объект типа в куче загрузчика имеет таблицу методов, и каждая запись в таблице методов указывает на JIT-скомпилированный собственный код, если метод был выполнен хотя бы один раз.</text:p>
      <text:p text:style-name="P15"><text:soft-page-break/></text:p>
      <text:p text:style-name="P9"><text:span text:style-name="Emphasis"><text:span text:style-name="T4">CLR via C#. Источник: J. Richter</text:span></text:span></text:p>
      <text:h text:style-name="P28" text:outline-level="2"><text:bookmark text:name="obhod"/><text:span text:style-name="T1">Глава 3. Часть 1. </text:span>Обход обнаружения в CLR</text:h>
      <text:p text:style-name="P8"><text:span text:style-name="T3">Для начала разберем, как атака может быть обнаружена. В качестве примера возьмем фреймворк для пентеста </text:span><text:a xlink:type="simple" xlink:href="https://github.com/cobbr/Covenant" office:target-frame-name="_blank" xlink:show="new" text:style-name="Internet_20_link" text:visited-style-name="Visited_20_Internet_20_Link"><text:span text:style-name="T5">Covenant</text:span></text:a><text:span text:style-name="T3">.</text:span></text:p>
      <text:h text:style-name="P29" text:outline-level="3"><text:bookmark text:name="single_domain"/><text:span text:style-name="T1">Часть 2.</text:span>Запуск Covenant в одном домене приложения</text:h>
      <text:p text:style-name="P5">Посмотрим, как работает Covenant. Запустим в системе Grunt (в терминологии данного фреймворка это программа, отвечающая за обмен данными с сервером и запускающая задания на исполнение). Затем мы запустим ряд типичных для злоумышленника действий, а именно: сбор информации о текущем пользователе, автозагрузке, просмотр сведений о билетах Kerberos, загруженных в сессию текущего пользователя, и об истории браузера. Итого — в один домен приложения загружаются несколько сборок: Seatbelt AutoRuns, Seatbelt ChromeHistory, Rubeus klist и другие.</text:p>
      <text:p text:style-name="P15"/>
      <text:p text:style-name="P9"><text:span text:style-name="Emphasis"><text:span text:style-name="T4">Загруженные сборки Rubeus и Seatbelt</text:span></text:span></text:p>
      <text:p text:style-name="P5">Как видите, в один домен приложения загружаются сборки с разной функциональностью. Более того, эти сборки могут быть замечены классическим средством мониторинга, поскольку могут содержать различные артефакты, которые появились в результате работы кода или были определены непосредственно в коде. А выгрузить их не выйдет, ведь они связаны одним доменом приложения с кодом, реализующим работу с CnC.</text:p>
      <text:h text:style-name="P29" text:outline-level="3"><text:bookmark text:name="injection"/><text:span text:style-name="T1">Часть 3. И</text:span>нъекция кода</text:h>
      <text:p text:style-name="P5">Что может сделать атакующий, чтобы затруднить обнаружение? Он может использовать классические средства разделения кода: инъекции кода и/или старт нового процесса. Однако это не всегда возможно: существуют ситуации, когда как инъекции, так и старт нового процесса будут слишком заметны для средств мониторинга. Также не всегда является возможным закрытие какого-то процесса, который содержит артефакт, — например, в том случае, если для инъекции использовался системный процесс.</text:p>
      <text:p text:style-name="P8"><text:span text:style-name="T3">Чтобы продемонстрировать это, давайте создадим шеллкод из </text:span><text:a xlink:type="simple" xlink:href="https://github.com/gentilkiwi/mimikatz" office:target-frame-name="_blank" xlink:show="new" text:style-name="Internet_20_link" text:visited-style-name="Visited_20_Internet_20_Link"><text:span text:style-name="T5">Mimikatz</text:span></text:a><text:span text:style-name="T3"> (с помощью </text:span><text:a xlink:type="simple" xlink:href="https://github.com/TheWover/donut" office:target-frame-name="_blank" xlink:show="new" text:style-name="Internet_20_link" text:visited-style-name="Visited_20_Internet_20_Link"><text:span text:style-name="T5">Donut</text:span></text:a><text:span text:style-name="T3">) и внедрим его в какой-либо процесс (я выбрал PowerShell), используя программу </text:span><text:a xlink:type="simple" xlink:href="https://github.com/3xpl01tc0d3r/ProcessInjection" office:target-frame-name="_blank" xlink:show="new" text:style-name="Internet_20_link" text:visited-style-name="Visited_20_Internet_20_Link"><text:span text:style-name="T5">Process Injection</text:span></text:a><text:span text:style-name="T3">, которую в свою очередь запустим из Grunt под управлением Covenant. Это тот же самый метод, который описан в обзоре </text:span><text:a xlink:type="simple" xlink:href="https://www.dmzero.net/injection-standard.html" office:target-frame-name="_blank" xlink:show="new" text:style-name="Internet_20_link" text:visited-style-name="Visited_20_Internet_20_Link"><text:span text:style-name="T5">тут</text:span></text:a><text:span text:style-name="T3">. Мы сможем пронаблюдать обе техники: и старт нового процесса, и инъекцию кода. Для мониторинга воспользуемся утилитой </text:span><text:a xlink:type="simple" xlink:href="https://docs.microsoft.com/en-us/sysinternals/downloads/sysmon" office:target-frame-name="_blank" xlink:show="new" text:style-name="Internet_20_link" text:visited-style-name="Visited_20_Internet_20_Link"><text:span text:style-name="T5">Sysmon</text:span></text:a><text:span text:style-name="T3"> со ставшими практически «дефолтными» </text:span><text:a xlink:type="simple" xlink:href="https://github.com/SwiftOnSecurity/sysmon-config" office:target-frame-name="_blank" xlink:show="new" text:style-name="Internet_20_link" text:visited-style-name="Visited_20_Internet_20_Link"><text:span text:style-name="T5">настройками</text:span></text:a><text:span text:style-name="T3"> от </text:span><text:a xlink:type="simple" xlink:href="https://twitter.com/SwiftOnSecurity" office:target-frame-name="_blank" xlink:show="new" text:style-name="Internet_20_link" text:visited-style-name="Visited_20_Internet_20_Link"><text:span text:style-name="T5">SwiftOnSecurity</text:span></text:a><text:span text:style-name="T3">.</text:span></text:p>
      <text:p text:style-name="P15"/>
      <text:p text:style-name="P9"><text:span text:style-name="Strong_20_Emphasis"><text:span text:style-name="T4">Загрузка инъектора на ПК жертвы</text:span></text:span></text:p>
      <text:p text:style-name="P15"/>
      <text:p text:style-name="P9"><text:span text:style-name="Strong_20_Emphasis"><text:span text:style-name="T4">Старт инъектора и инъекция шеллкода</text:span></text:span></text:p>
      <text:p text:style-name="P5">Grunt на ПК жертвы запускает ProcessInjection.exe c командной строкой, как указано ниже (закодированный по методу Base64 шеллкод будет скачан с glist):</text:p>
      <text:section text:style-name="Sect3" text:name="crayon-616c515b591af717502644">
        <table:table table:name="Таблица3" table:style-name="Таблица3">
          <table:table-column table:style-name="Таблица3.A"/>
          <table:table-column table:style-name="Таблица3.B"/>
          <table:table-row>
            <table:table-cell table:style-name="Таблица3.A1" office:value-type="string">
              <text:p text:style-name="P11">1</text:p>
              <text:p text:style-name="P12">2</text:p>
              <text:p text:style-name="P11">3</text:p>
            </table:table-cell>
            <table:table-cell table:style-name="Таблица3.B1" office:value-type="string">
              <text:section text:style-name="Sect4" text:name="crayon-616c515b591af717502644-1">
                <text:p text:style-name="P13"><text:span text:style-name="T11">ProcessInjection</text:span><text:span text:style-name="T12">.</text:span><text:span text:style-name="T11">exe</text:span><text:span text:style-name="T13"> </text:span>/<text:span text:style-name="T11">t</text:span><text:span text:style-name="T12">:</text:span><text:span text:style-name="T14">1</text:span><text:span text:style-name="T13"> </text:span>/<text:span text:style-name="T11">f</text:span><text:span text:style-name="T12">:</text:span><text:span text:style-name="T11">base64</text:span><text:span text:style-name="T13"> </text:span>/<text:span text:style-name="T11">pid</text:span><text:span text:style-name="T12">:</text:span><text:span text:style-name="T14">1604</text:span><text:span text:style-name="T13"> </text:span>/</text:p>
              </text:section>
              <text:section text:style-name="Sect5" text:name="crayon-616c515b591af717502644-2">
                <text:p text:style-name="P13"><text:span text:style-name="T11">url</text:span><text:span text:style-name="T12">:</text:span><text:span text:style-name="T11">https</text:span><text:span text:style-name="T12">:</text:span><text:span text:style-name="T15">//gist.githubusercontent.com/gam4er/07aae8b5284c9aa54ff976c3f4bc0cd9/raw/ec0de97792230bbb0526dd60</text:span></text:p>
              </text:section>
              <text:section text:style-name="Sect4" text:name="crayon-616c515b591af717502644-3">
                <text:p text:style-name="P13"><text:span text:style-name="T14">659c3e1c75c3a63b</text:span>/<text:span text:style-name="T11">Mimi</text:span></text:p>
              </text:section>
            </table:table-cell>
          </table:table-row>
        </table:table>
      </text:section>
      <text:p text:style-name="P6">И Sysmon покажет множество подозрительных действий.</text:p>
      <table:table table:name="Таблица4" table:style-name="Таблица4">
        <table:table-column table:style-name="Таблица4.A"/>
        <table:table-column table:style-name="Таблица4.B"/>
        <table:table-column table:style-name="Таблица4.C"/>
        <text:soft-page-break/>
        <table:table-row>
          <table:table-cell table:style-name="Таблица4.A1" office:value-type="string">
            <text:p text:style-name="P36"><text:span text:style-name="Strong_20_Emphasis"><text:span text:style-name="T9">Create executable file</text:span></text:span></text:p>
          </table:table-cell>
          <table:table-cell table:style-name="Таблица4.A1" office:value-type="string">
            <text:p text:style-name="P36"><text:span text:style-name="Strong_20_Emphasis"><text:span text:style-name="T9">Create process</text:span></text:span></text:p>
          </table:table-cell>
          <table:table-cell table:style-name="Таблица4.A1" office:value-type="string">
            <text:p text:style-name="P36"><text:span text:style-name="Strong_20_Emphasis"><text:span text:style-name="T9">Inject code from ProcessInjection.exe to powershell.exe</text:span></text:span></text:p>
          </table:table-cell>
        </table:table-row>
        <table:table-row>
          <table:table-cell table:style-name="Таблица4.A1" office:value-type="string">
            <text:p text:style-name="P37"/>
          </table:table-cell>
          <table:table-cell table:style-name="Таблица4.A1" office:value-type="string">
            <text:p text:style-name="P37"/>
          </table:table-cell>
          <table:table-cell table:style-name="Таблица4.A1" office:value-type="string">
            <text:p text:style-name="P37"><draw:a xlink:type="simple" xlink:href="https://media.kasperskycontenthub.com/wp-content/uploads/sites/58/2021/09/20203725/Abnormal_CLR_activities_08.png"><draw:frame draw:style-name="fr2" draw:name="Графический объект11" text:anchor-type="as-char" svg:width="8.775cm" svg:height="5.891cm" draw:z-index="121"><draw:image xlink:href="https://media.kasperskycontenthub.com/wp-content/uploads/sites/58/2021/09/20203725/Abnormal_CLR_activities_08.png" xlink:type="simple" xlink:show="embed" xlink:actuate="onLoad"/></draw:frame></draw:a></text:p>
          </table:table-cell>
        </table:table-row>
      </table:table>
      <text:p text:style-name="P5">Следует указать, что с установленными решениями AV/EPP/EDR описанная цепочка не сможет запуститься, поскольку являет собой пример хорошо известного паттерна поведения атакующего. Напрашивается вывод, что старые методы запуска/инъекции кода очень заметны.</text:p>
      <text:h text:style-name="P29" text:outline-level="3"><text:bookmark text:name="ispolzovanie-com-servera-dlya-udalennogo-vypolneniya-koda"/><text:span text:style-name="T1">Часть 4. </text:span>Использование COM-сервера для удаленного выполнения кода</text:h>
      <text:p text:style-name="P5">Теперь рассмотрим скачивание и запуск кода на удаленной машине через активацию COM-сервера в процессе Explorer.В качестве COM-сервера зарегистрируем библиотеку MSCOREE, реализующую функциональность CLR в Windows, которая в качестве аргументов примет имя сборки и класс, содержащий реализацию сервера. Зарегистрировав таким образом COM-сервер, мы дали CLR указание в случае активации загрузить реализующий сервер код из указанного класса.</text:p>
      <text:p text:style-name="P15"/>
      <text:p text:style-name="P8"><text:span text:style-name="T3">Обратите внимание на ключ CodeBase. Он служит для того, чтобы можно было использовать COM-сервер </text:span><text:span text:style-name="Strong_20_Emphasis"><text:span text:style-name="T3">без регистрации</text:span></text:span><text:span text:style-name="T3"> своей сборки в </text:span><text:a xlink:type="simple" xlink:href="https://docs.microsoft.com/ru-ru/dotnet/framework/app-domains/gac" office:target-frame-name="_blank" xlink:show="new" text:style-name="Internet_20_link" text:visited-style-name="Visited_20_Internet_20_Link"><text:span text:style-name="T5">глобальном кэше сборок</text:span></text:a><text:span text:style-name="T3"> (GAC). Это позволяет определить COM-сервер от имени пользователя (поскольку регистрация в GAC требует высоких привилегий). Этот параметр принимает URI, что выглядит несколько странно. Хост-процесс загружает из сети и запускает сборку, содержащую COM-сервер. Заметим, что регистрация COM-сервера тоже возможна по сети: чтобы определить COM-сервер, нужно просто изменить реестр.</text:span></text:p>
      <text:p text:style-name="P8"><text:span text:style-name="T3">Существует множество способов </text:span><text:a xlink:type="simple" xlink:href="https://github.com/dotnet/runtime/blob/16c48d6a45d4d706c327fc840e1a5d450fb189ae/src/coreclr/inc/clrconfigvalues.h" office:target-frame-name="_blank" xlink:show="new" text:style-name="Internet_20_link" text:visited-style-name="Visited_20_Internet_20_Link"><text:span text:style-name="T5">настройки</text:span></text:a><text:span text:style-name="T3"> общеязыковой среды исполнения и множество параметров, доступных для конфигурации: конфигурационные файлы приложения и глобальные переменные окружения. Более того, есть специальный </text:span><text:a xlink:type="simple" xlink:href="https://github.com/dotnet/docs/blob/main/docs/framework/configure-apps/file-schema/runtime/loadfromremotesources-element.md#enabled-attribute" office:target-frame-name="_blank" xlink:show="new" text:style-name="Internet_20_link" text:visited-style-name="Visited_20_Internet_20_Link"><text:span text:style-name="T5">параметр</text:span></text:a><text:span text:style-name="T3">, который разрешает или запрещает (по умолчанию запрещает) загрузку сборок из удаленных источников. Однако в случае COM-</text:span><text:span text:style-name="T3">активации CLR в хост-процессе Explorer загрузка сборок из удаленных источников разрешена. Является ли это уязвимостью? Определенно нет. Можно ли это использовать для того, чтобы заставить удаленную машину запустить код, который не находится на ней? Определенно да.</text:span></text:p>
      <text:h text:style-name="P30" text:outline-level="3"/>
      <text:h text:style-name="Heading_20_2" text:outline-level="2"><text:bookmark text:name="prakticheskij-primer-sobiraem-znaniya-voedino"/><text:span text:style-name="T7">Глава 4. Часть 1. </text:span><text:span text:style-name="T8">Собираем знания воедино</text:span></text:h>
      <text:p text:style-name="P8"><text:span text:style-name="T3">Мы продемонстрировали, что запуск вредоносных компонентов в одном домене приложения (см. </text:span><text:a xlink:type="simple" xlink:href="https://securelist.ru/detection-evasion-in-clr-and-tips-on-how-to-detect-such-attacks/103633/#single_domain" text:style-name="Internet_20_link" text:visited-style-name="Visited_20_Internet_20_Link"><text:span text:style-name="T5">«Запуск Covenant в одном домене приложения»</text:span></text:a><text:span text:style-name="T3">), равно как и </text:span><text:soft-page-break/><text:span text:style-name="T3">создание отдельного процесса или инъекция кода (см. </text:span><text:a xlink:type="simple" xlink:href="https://securelist.ru/detection-evasion-in-clr-and-tips-on-how-to-detect-such-attacks/103633/#injection" text:style-name="Internet_20_link" text:visited-style-name="Visited_20_Internet_20_Link"><text:span text:style-name="T5">«Запуск нового процесса и инъекция кода»</text:span></text:a><text:span text:style-name="T3">) можно обнаружить. В зависимости от ситуации это легче или сложнее, но в целом подобные манипуляции довольно заметны. Мы также разобрали, как настроить удаленную загрузку кода в CLR. Теперь рассмотрим прием, способный затруднить обнаружение запуска кода при помощи COM-активированной среды CLR. Мы запустим обычный вариант Mimikatz на удаленном хосте в контексте процесса Explorer и удалим артефакты после его выполнения. Эта демонстрационная атака предполагает, что у нас уже есть доступ к хосту жертвы. Все шаги отражены на видео (на английском языке) и расписаны ниже. Для удобства мы также приводим в тексте временные метки отдельных шагов, чтобы вы могли посмотреть нужный фрагмент видео.</text:span></text:p>
      <text:p text:style-name="P7"><draw:frame draw:style-name="fr3" draw:name="Объект1" text:anchor-type="as-char" svg:width="17.992cm" svg:height="8.334cm" draw:z-index="122"><draw:floating-frame xlink:href="https://www.youtube.com/embed/RbGROh7HC6U" xlink:type="simple" xlink:show="embed" xlink:actuate="onLoad"/><svg:desc>OLE-объект</svg:desc></draw:frame></text:p>
      <text:p text:style-name="P5">В качестве защитного решения на хосте жертвы мы используем Yara и правила из репозитория Mimikatz. Inveigh и Mimikatz уже установлены на устройстве. Для начала проверим, что Yara-правила работают.</text:p>
      <text:p text:style-name="P15"><draw:a xlink:type="simple" xlink:href="https://media.kasperskycontenthub.com/wp-content/uploads/sites/58/2021/09/20204012/Abnormal_CLR_activities_10.png"><draw:frame draw:style-name="fr2" draw:name="Графический объект13" text:anchor-type="as-char" svg:width="27.164cm" svg:height="2.875cm" draw:z-index="123"><draw:image xlink:href="https://media.kasperskycontenthub.com/wp-content/uploads/sites/58/2021/09/20204012/Abnormal_CLR_activities_10-1024x106.png" xlink:type="simple" xlink:show="embed" xlink:actuate="onLoad"/></draw:frame></draw:a></text:p>
      <text:p text:style-name="P5">Теперь взглянем на процесс explorer.exe (PID 3896) и убедимся, что в нем нет артефактов Mimikatz. После этого мы перезагрузим explorer.exe, чтобы еще раз показать, что он чист и что в нем нет сборок CLR.</text:p>
      <table:table table:name="Таблица5" table:style-name="Таблица5">
        <table:table-column table:style-name="Таблица5.A"/>
        <table:table-column table:style-name="Таблица5.B"/>
        <table:table-row>
          <table:table-cell table:style-name="Таблица5.A1" office:value-type="string">
            <text:p text:style-name="P37"><draw:a xlink:type="simple" xlink:href="https://media.kasperskycontenthub.com/wp-content/uploads/sites/58/2021/09/20204133/Abnormal_CLR_activities_11.png"><draw:frame draw:style-name="fr2" draw:name="Графический объект14" text:anchor-type="as-char" svg:width="14.887cm" svg:height="2.081cm" draw:z-index="124"><draw:image xlink:href="https://media.kasperskycontenthub.com/wp-content/uploads/sites/58/2021/09/20204133/Abnormal_CLR_activities_11.png" xlink:type="simple" xlink:show="embed" xlink:actuate="onLoad"/></draw:frame></draw:a></text:p>
          </table:table-cell>
          <table:table-cell table:style-name="Таблица5.A1" office:value-type="string">
            <text:p text:style-name="P37"><draw:a xlink:type="simple" xlink:href="https://media.kasperskycontenthub.com/wp-content/uploads/sites/58/2021/09/20204145/Abnormal_CLR_activities_12.png"><draw:frame draw:style-name="fr2" draw:name="Графический объект15" text:anchor-type="as-char" svg:width="20.735cm" svg:height="2.849cm" draw:z-index="125"><draw:image xlink:href="https://media.kasperskycontenthub.com/wp-content/uploads/sites/58/2021/09/20204145/Abnormal_CLR_activities_12.png" xlink:type="simple" xlink:show="embed" xlink:actuate="onLoad"/></draw:frame></draw:a></text:p>
          </table:table-cell>
        </table:table-row>
      </table:table>
      <text:p text:style-name="P5">Перемещаемся на хост атакующего (01:40). Добавляем обработчик Explorer в реестр на хосте жертвы. Когда жертва запустит Explorer, в него загрузится сборка с удаленного хоста атакующего.</text:p>
      <text:section text:style-name="Sect3" text:name="crayon-616c515b591c3723159989">
        <table:table table:name="Таблица6" table:style-name="Таблица6">
          <table:table-column table:style-name="Таблица6.A"/>
          <table:table-column table:style-name="Таблица6.B"/>
          <text:soft-page-break/>
          <table:table-row>
            <table:table-cell table:style-name="Таблица6.A1" office:value-type="string">
              <text:p text:style-name="P11">1</text:p>
              <text:p text:style-name="P12">2</text:p>
              <text:p text:style-name="P11">3</text:p>
              <text:p text:style-name="P12">4</text:p>
              <text:p text:style-name="P11">5</text:p>
              <text:p text:style-name="P12">6</text:p>
              <text:p text:style-name="P11">7</text:p>
              <text:p text:style-name="P12">8</text:p>
              <text:p text:style-name="P11">9</text:p>
              <text:p text:style-name="P12">10</text:p>
              <text:p text:style-name="P11">11</text:p>
              <text:p text:style-name="P12">12</text:p>
              <text:p text:style-name="P11">13</text:p>
              <text:p text:style-name="P12">14</text:p>
              <text:p text:style-name="P11">15</text:p>
            </table:table-cell>
            <table:table-cell table:style-name="Таблица6.B1" office:value-type="string">
              <text:section text:style-name="Sect4" text:name="crayon-616c515b591c3723159989-1">
                <text:p text:style-name="P13"><text:span text:style-name="T11">Reg</text:span><text:span text:style-name="T12">.</text:span><text:span text:style-name="T16">exe </text:span><text:span text:style-name="T11">add</text:span><text:span text:style-name="T13"> </text:span><text:span text:style-name="T17">"\\ts-user1.enterprise.lab\HKLM\SOFTWARE\Classes\CLSID\{a259c04f-ffa8-310b-864c-fe602840399e}"</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ext:section text:style-name="Sect5" text:name="crayon-616c515b591c3723159989-2">
                <text:p text:style-name="P13"><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mscoree.dll"</text:span><text:span text:style-name="T13"> </text:span>/<text:span text:style-name="T11">f</text:span></text:p>
              </text:section>
              <text:section text:style-name="Sect4" text:name="crayon-616c515b591c3723159989-3">
                <text:p text:style-name="P13"><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5" text:name="crayon-616c515b591c3723159989-4">
                <text:p text:style-name="P13"><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crayon-616c515b591c3723159989-5">
                <text:p text:style-name="P13"><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5" text:name="crayon-616c515b591c3723159989-6">
                <text:p text:style-name="P13"><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ThreadingModel"</text:span><text:span text:style-name="T13"> </text:span>/<text:span text:style-name="T11">t</text:span><text:span text:style-name="T13"> </text:span><text:span text:style-name="T11">REG_SZ</text:span><text:span text:style-name="T13"> </text:span>/<text:span text:style-name="T11">d</text:span><text:span text:style-name="T13"> </text:span><text:span text:style-name="T17">"Both"</text:span><text:span text:style-name="T13"> </text:span>/<text:span text:style-name="T11">f</text:span></text:p>
              </text:section>
              <text:section text:style-name="Sect4" text:name="crayon-616c515b591c3723159989-7">
                <text:p text:style-name="P13"><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crayon-616c515b591c3723159989-8">
                <text:p text:style-name="P13"><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4" text:name="crayon-616c515b591c3723159989-9">
                <text:p text:style-name="P13"><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5" text:name="crayon-616c515b591c3723159989-10">
                <text:p text:style-name="P13"><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4" text:name="crayon-616c515b591c3723159989-11">
                <text:p text:style-name="P13"><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crayon-616c515b591c3723159989-12">
                <text:p text:style-name="P13"><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crayon-616c515b591c3723159989-13">
                <text:p text:style-name="P13"><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CLSID"</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5" text:name="crayon-616c515b591c3723159989-14">
                <text:p text:style-name="P13"><text:span text:style-name="T11">Reg</text:span><text:span text:style-name="T12">.</text:span><text:span text:style-name="T16">exe </text:span><text:span text:style-name="T11">add</text:span><text:span text:style-name="T13"> </text:span><text:span text:style-name="T17">"\\ts-user1.enterprise.lab\HKLM\SOFTWARE\Microsoft\Windows\CurrentVersion\Explorer\ShellIconOverlayIdentifiers\ 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4" text:name="crayon-616c515b591c3723159989-15">
                <text:p text:style-name="P13"><text:span text:style-name="T11">Reg</text:span><text:span text:style-name="T12">.</text:span><text:span text:style-name="T16">exe </text:span><text:span text:style-name="T11">add</text:span><text:span text:style-name="T13"> </text:span><text:span text:style-name="T17">"\\ts-user1.enterprise.lab\HKLM\SOFTWARE\Microsoft\Windows\CurrentVersion\Shell Extensions\Approved"</text:span><text:span text:style-name="T13"> </text:span>/<text:span text:style-name="T11">v</text:span><text:span text:style-name="T13"> </text:span><text:span text:style-name="T17">"{a259c04f-ffa8-310b-864c-fe602840399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able:table-cell>
          </table:table-row>
        </table:table>
      </text:section>
      <text:p text:style-name="P6"><text:soft-page-break/>Возвращаемся на хост жертвы (02:30). Эмулируем вход пользователя путем перезагрузки explorer.exe.</text:p>
      <text:p text:style-name="P15"><draw:a xlink:type="simple" xlink:href="https://media.kasperskycontenthub.com/wp-content/uploads/sites/58/2021/09/20204208/Abnormal_CLR_activities_13.png"><draw:frame draw:style-name="fr2" draw:name="Графический объект16" text:anchor-type="as-char" svg:width="27.164cm" svg:height="14.993cm" draw:z-index="126"><draw:image xlink:href="https://media.kasperskycontenthub.com/wp-content/uploads/sites/58/2021/09/20204208/Abnormal_CLR_activities_13-1024x564.png" xlink:type="simple" xlink:show="embed" xlink:actuate="onLoad"/></draw:frame></draw:a></text:p>
      <text:p text:style-name="P8"><text:span text:style-name="T3">Теперь в explorer.exe загружены сборки .NET, но в процессе все еще нет подозрительных артефактов. Они не появятся, пока мы не загрузим и не запустим </text:span><text:a xlink:type="simple" xlink:href="https://github.com/gam4er/SneakyRun/tree/master/KatzAssembly" office:target-frame-name="_blank" xlink:show="new" text:style-name="Internet_20_link" text:visited-style-name="Visited_20_Internet_20_Link"><text:span text:style-name="T5">KatzAssembly</text:span></text:a><text:span text:style-name="T3">. Обратите внимание на пустой (пока) домен приложения, появившийся в нашем целевом процессе.</text:span></text:p>
      <text:p text:style-name="P15"><draw:a xlink:type="simple" xlink:href="https://media.kasperskycontenthub.com/wp-content/uploads/sites/58/2021/09/20205444/Abnormal_CLR_activities_14.png"><draw:frame draw:style-name="fr2" draw:name="Графический объект17" text:anchor-type="as-char" svg:width="10.654cm" svg:height="1.069cm" draw:z-index="127"><draw:image xlink:href="https://media.kasperskycontenthub.com/wp-content/uploads/sites/58/2021/09/20205444/Abnormal_CLR_activities_14.png" xlink:type="simple" xlink:show="embed" xlink:actuate="onLoad"/></draw:frame></draw:a></text:p>
      <text:p text:style-name="P15"><draw:a xlink:type="simple" xlink:href="https://media.kasperskycontenthub.com/wp-content/uploads/sites/58/2021/09/20205506/Abnormal_CLR_activities_15.png"><draw:frame draw:style-name="fr2" draw:name="Графический объект18" text:anchor-type="as-char" svg:width="27.164cm" svg:height="2.267cm" draw:z-index="128"><draw:image xlink:href="https://media.kasperskycontenthub.com/wp-content/uploads/sites/58/2021/09/20205506/Abnormal_CLR_activities_15-1024x83.png" xlink:type="simple" xlink:show="embed" xlink:actuate="onLoad"/></draw:frame></draw:a></text:p>
      <text:p text:style-name="P5">На 3:50 мы выполняем Mimikatz, и в памяти появляются детектируемые сборки.</text:p>
      <text:p text:style-name="P15"><draw:a xlink:type="simple" xlink:href="https://media.kasperskycontenthub.com/wp-content/uploads/sites/58/2021/09/20205531/Abnormal_CLR_activities_16.png"><draw:frame draw:style-name="fr2" draw:name="Графический объект19" text:anchor-type="as-char" svg:width="10.654cm" svg:height="1.069cm" draw:z-index="129"><draw:image xlink:href="https://media.kasperskycontenthub.com/wp-content/uploads/sites/58/2021/09/20205531/Abnormal_CLR_activities_16.png" xlink:type="simple" xlink:show="embed" xlink:actuate="onLoad"/></draw:frame></draw:a></text:p>
      <text:p text:style-name="P15"><draw:a xlink:type="simple" xlink:href="https://media.kasperskycontenthub.com/wp-content/uploads/sites/58/2021/09/20205553/Abnormal_CLR_activities_17.png"><draw:frame draw:style-name="fr2" draw:name="Графический объект20" text:anchor-type="as-char" svg:width="21.237cm" svg:height="1.069cm" draw:z-index="130"><draw:image xlink:href="https://media.kasperskycontenthub.com/wp-content/uploads/sites/58/2021/09/20205553/Abnormal_CLR_activities_17-1024x290.png" xlink:type="simple" xlink:show="embed" xlink:actuate="onLoad"/></draw:frame></draw:a></text:p>
      <text:p text:style-name="P15"><text:soft-page-break/><draw:a xlink:type="simple" xlink:href="https://media.kasperskycontenthub.com/wp-content/uploads/sites/58/2021/09/20205611/Abnormal_CLR_activities_18.png"><draw:frame draw:style-name="fr2" draw:name="Графический объект21" text:anchor-type="as-char" svg:width="27.164cm" svg:height="1.685cm" draw:z-index="131"><draw:image xlink:href="https://media.kasperskycontenthub.com/wp-content/uploads/sites/58/2021/09/20205611/Abnormal_CLR_activities_18-1024x61.png" xlink:type="simple" xlink:show="embed" xlink:actuate="onLoad"/></draw:frame></draw:a></text:p>
      <text:p text:style-name="P5">Сразу после того как Mimikatz выполнит свою работу, мы выгружаем домен приложения (04:18). Сканирование с помощью Yara показывает, что артефактов больше нет.</text:p>
      <text:p text:style-name="P15"><draw:a xlink:type="simple" xlink:href="https://media.kasperskycontenthub.com/wp-content/uploads/sites/58/2021/09/20205646/Abnormal_CLR_activities_19.png"><draw:frame draw:style-name="fr2" draw:name="Графический объект22" text:anchor-type="as-char" svg:width="10.654cm" svg:height="1.069cm" draw:z-index="132"><draw:image xlink:href="https://media.kasperskycontenthub.com/wp-content/uploads/sites/58/2021/09/20205646/Abnormal_CLR_activities_19.png" xlink:type="simple" xlink:show="embed" xlink:actuate="onLoad"/></draw:frame></draw:a></text:p>
      <text:p text:style-name="P15"><draw:a xlink:type="simple" xlink:href="https://media.kasperskycontenthub.com/wp-content/uploads/sites/58/2021/09/20205703/Abnormal_CLR_activities_20.png"><draw:frame draw:style-name="fr2" draw:name="Графический объект23" text:anchor-type="as-char" svg:width="27.164cm" svg:height="2.796cm" draw:z-index="133"><draw:image xlink:href="https://media.kasperskycontenthub.com/wp-content/uploads/sites/58/2021/09/20205703/Abnormal_CLR_activities_20-1024x103.png" xlink:type="simple" xlink:show="embed" xlink:actuate="onLoad"/></draw:frame></draw:a></text:p>
      <text:p text:style-name="P5">Этот практический пример мы отобразили на небольшой инфографике ниже. Подобные атаки, к сожалению, очень просты в исполнении и сложны в обнаружении, поскольку требуются мощности для сканирования памяти и выгружаемых приложений. Однако они довольно редко встречаются в дикой природе.</text:p>
      <text:p text:style-name="P15"><text:soft-page-break/><draw:a xlink:type="simple" xlink:href="https://media.kasperskycontenthub.com/wp-content/uploads/sites/58/2021/09/20205805/Abnormal_CLR_activities_ru_21.png"><draw:frame draw:style-name="fr2" draw:name="Графический объект24" text:anchor-type="as-char" svg:width="27.164cm" svg:height="15.311cm" draw:z-index="134"><draw:image xlink:href="https://media.kasperskycontenthub.com/wp-content/uploads/sites/58/2021/09/20205805/Abnormal_CLR_activities_ru_21-1024x576.png" xlink:type="simple" xlink:show="embed" xlink:actuate="onLoad"/></draw:frame></draw:a></text:p>
      <text:h text:style-name="Heading_20_3" text:outline-level="3"><text:bookmark text:name="obnaruzhenie-ochistki-pamyati-clr"/><text:span text:style-name="T1">Часть 2. </text:span>Обнаружение очистки памяти CLR</text:h>
      <text:p text:style-name="P5">Как выявить поведение, которое могло бы указывать на попытки очистить память CLR? Следует смотреть за тем, как часто выгружаются домены приложений.</text:p>
      <text:p text:style-name="P15"><draw:a xlink:type="simple" xlink:href="https://media.kasperskycontenthub.com/wp-content/uploads/sites/58/2021/09/20205838/Abnormal_CLR_activities_22.png"><draw:frame draw:style-name="fr2" draw:name="Графический объект25" text:anchor-type="as-char" svg:width="27.164cm" svg:height="5.918cm" draw:z-index="135"><draw:image xlink:href="https://media.kasperskycontenthub.com/wp-content/uploads/sites/58/2021/09/20205838/Abnormal_CLR_activities_22-1024x221.png" xlink:type="simple" xlink:show="embed" xlink:actuate="onLoad"/></draw:frame></draw:a></text:p>
      <text:p text:style-name="P8"><text:soft-page-break/><text:span text:style-name="T3">На рисунке изображена последовательность событий ETW: создание домена приложения, загрузка сборки и выгрузка сборки и домена приложения. Записать </text:span><text:span text:style-name="T3">такой лог можно, например, с помощью </text:span><text:a xlink:type="simple" xlink:href="https://github.com/fireeye/SilkETW" office:target-frame-name="_blank" xlink:show="new" text:style-name="Internet_20_link" text:visited-style-name="Visited_20_Internet_20_Link"><text:span text:style-name="T5">SilkETW</text:span></text:a><text:span text:style-name="T3">.</text:span></text:p>
      <text:section text:style-name="Sect3" text:name="crayon-616c515b591cf954830131">
        <table:table table:name="Таблица7" table:style-name="Таблица7">
          <table:table-column table:style-name="Таблица7.A"/>
          <table:table-column table:style-name="Таблица7.B"/>
          <table:table-row>
            <table:table-cell table:style-name="Таблица7.A1" office:value-type="string">
              <text:p text:style-name="P11">1</text:p>
            </table:table-cell>
            <table:table-cell table:style-name="Таблица7.B1" office:value-type="string">
              <text:section text:style-name="Sect4" text:name="crayon-616c515b591cf954830131-1">
                <text:p text:style-name="P13"><text:span text:style-name="T11">SilkETW</text:span><text:span text:style-name="T12">.</text:span><text:span text:style-name="T11">exe</text:span><text:span text:style-name="T13"> </text:span>-<text:span text:style-name="T11">t</text:span><text:span text:style-name="T13"> </text:span><text:span text:style-name="T11">user</text:span><text:span text:style-name="T13"> </text:span>-<text:span text:style-name="T16">pn </text:span><text:span text:style-name="T11">Microsoft</text:span>-<text:span text:style-name="T11">Windows</text:span>-<text:span text:style-name="T11">DotNETRuntime</text:span><text:span text:style-name="T13"> </text:span>-<text:span text:style-name="T11">uk</text:span><text:span text:style-name="T13"> </text:span><text:span text:style-name="T14">0x2008</text:span><text:span text:style-name="T13"> </text:span>-<text:span text:style-name="T16">ot </text:span><text:span text:style-name="T11">file</text:span><text:span text:style-name="T13"> </text:span>-<text:span text:style-name="T11">p</text:span><text:span text:style-name="T13"> </text:span><text:span text:style-name="T11">Loader</text:span><text:span text:style-name="T12">.</text:span><text:span text:style-name="T11">json</text:span></text:p>
              </text:section>
            </table:table-cell>
          </table:table-row>
        </table:table>
      </text:section>
      <text:p text:style-name="P6">Затем можно агрегировать события загрузки и выгрузки доменов приложений и выявить процесс, который генерирует больше всего таких событий.</text:p>
      <text:p text:style-name="P15"><draw:a xlink:type="simple" xlink:href="https://media.kasperskycontenthub.com/wp-content/uploads/sites/58/2021/09/20205904/Abnormal_CLR_activities_23.png"><draw:frame draw:style-name="fr2" draw:name="Графический объект26" text:anchor-type="as-char" svg:width="16.21cm" svg:height="11.633cm" draw:z-index="136"><draw:image xlink:href="https://media.kasperskycontenthub.com/wp-content/uploads/sites/58/2021/09/20205904/Abnormal_CLR_activities_23.png" xlink:type="simple" xlink:show="embed" xlink:actuate="onLoad"/></draw:frame></draw:a></text:p>
      <text:p text:style-name="P15"><draw:a xlink:type="simple" xlink:href="https://media.kasperskycontenthub.com/wp-content/uploads/sites/58/2021/09/20205921/Abnormal_CLR_activities_24.png"><draw:frame draw:style-name="fr2" draw:name="Графический объект27" text:anchor-type="as-char" svg:width="27.164cm" svg:height="3.722cm" draw:z-index="137"><draw:image xlink:href="https://media.kasperskycontenthub.com/wp-content/uploads/sites/58/2021/09/20205921/Abnormal_CLR_activities_24-1024x138.png" xlink:type="simple" xlink:show="embed" xlink:actuate="onLoad"/></draw:frame></draw:a></text:p>
      <text:p text:style-name="P5">Хотелось бы, наверное, иметь возможность сканировать память сборки и ее ресурсы при выгрузке, а не только при загрузке, как это сейчас реализовано в интерфейсе AMSI. При этом стоит отметить, что сканирование памяти при завершении работы сборки или домена приложения не может предотвратить запуск нежелательного ПО. Оно лишь позволяет обнаружить сам факт того, что подобный запуск был. Также следует иметь в виду, что любое дополнительное сканирование памяти негативно скажется на производительности.</text:p>
      <text:h text:style-name="Heading_20_3" text:outline-level="3"><text:bookmark text:name="obnaruzhenie-com-aktivacii-sredy-clr-i-zagruzki-udalennoj-sborki"/><text:span text:style-name="T1">Часть 3. </text:span>Обнаружение COM-активации среды CLR </text:h>
      <text:section text:style-name="Sect6" text:name="Раздел1">
        <text:p text:style-name="P1">Трюк с загрузкой удаленного кода через активацию COM-сервера в Explorer можно увидеть, если наблюдать за событием 187 и обращать <text:soft-page-break/>внимание на параметры активации среды (startupMode и COMObjectGUID).</text:p>
      </text:section>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219349494" text:continue-list="list3366622340856301474" text:style-name="L1">
        <text:list-header>
          <text:p text:style-name="P44">03.11.21<text:note text:id="ftn1" text:note-class="endnote"><text:note-citation>i</text:note-citation><text:note-body><text:list xml:id="list6898766917172143927" text:style-name="L4"><text:list-item><text:p text:style-name="P66"><text:a xlink:type="simple" xlink:href="../Информатика.%20Лабораторная%20работа%20№%203%20(1).pdf" text:style-name="Internet_20_link" text:visited-style-name="Visited_20_Internet_20_Link"><text:span text:style-name="T2">C:\Users\Student\Downloads\Информатика. Лабораторная работа № 3 (1).pdf</text:span></text:a></text:p></text:list-item></text:list></text:note-body></text:note> 13:45:36<text:note text:id="ftn2" text:note-class="footnote"><text:note-citation>1</text:note-citation><text:note-body><text:p text:style-name="P38">Дата</text:p></text:note-body></text:note></text:p>
          <text:p text:style-name="P58"><draw:custom-shape text:anchor-type="paragraph" draw:z-index="109" draw:style-name="gr1" draw:text-style-name="P79" svg:width="6.469cm" svg:height="0.59cm" svg:x="4.972cm" svg:y="0.019cm"><text:p text:style-name="P78"><text:span text:style-name="T18">Fontwork </text:span></text:p><draw:enhanced-geometry svg:viewBox="0 0 21600 21600"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
        </text:list-header>
        <text:list-item>
          <text:p text:style-name="P48">Александр Родченко - Обход обнаружения в CLR: пример атаки и способы ее выявления</text:p>
        </text:list-item>
        <text:list-item>
          <text:p text:style-name="P49">Оглавление</text:p>
        </text:list-item>
      </text:list>
      <text:table-of-content text:style-name="Sect1" text:name="Оглавление2">
        <text:table-of-content-source text:outline-level="10" text:index-scope="chapter">
          <text:index-title-template text:style-name="Contents_20_Heading">Оглавление. </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Раздел2">
            <text:list xml:id="list1134094289" text:continue-list="list1219349494" text:style-name="L1">
              <text:list-item>
                <text:p text:style-name="P68">Оглавление. </text:p>
              </text:list-item>
            </text:list>
          </text:index-title>
          <text:list xml:id="list621456403" text:continue-numbering="true" text:style-name="L1">
            <text:list-item>
              <text:p text:style-name="P64">Глава 1. Часть 1. Введение.Что такое CLR?<text:tab/>1</text:p>
            </text:list-item>
            <text:list-item>
              <text:p text:style-name="P65">Часть 2. Общие сведения о CLR.<text:tab/>2</text:p>
            </text:list-item>
            <text:list-item>
              <text:p text:style-name="P64">Глава 2. Часть 1. Старт процесса<text:tab/>2</text:p>
            </text:list-item>
            <text:list-item>
              <text:p text:style-name="P65">Часть 2. Запуск CLR<text:tab/>3</text:p>
            </text:list-item>
            <text:list-item>
              <text:p text:style-name="P65">Часть 3. Загрузка домена приложения<text:tab/>3</text:p>
            </text:list-item>
            <text:list-item>
              <text:p text:style-name="P65">Часть 4. Загрузка сборки<text:tab/>4</text:p>
            </text:list-item>
            <text:list-item>
              <text:p text:style-name="P65">Часть 5. Загрузка модуля<text:tab/>4</text:p>
            </text:list-item>
            <text:list-item>
              <text:p text:style-name="P64">Глава 3. Часть 1. Обход обнаружения в CLR<text:tab/>5</text:p>
            </text:list-item>
            <text:list-item>
              <text:p text:style-name="P65">Часть 2.Запуск Covenant в одном домене приложения<text:tab/>5</text:p>
            </text:list-item>
            <text:list-item>
              <text:p text:style-name="P65">Часть 3. Инъекция кода<text:tab/>6</text:p>
            </text:list-item>
            <text:list-item>
              <text:p text:style-name="P65">Часть 4. Использование COM-сервера для удаленного выполнения кода<text:tab/>8</text:p>
            </text:list-item>
            <text:list-item>
              <text:p text:style-name="P64">Глава 4. Часть 1. Собираем знания воедино<text:tab/>9</text:p>
            </text:list-item>
            <text:list-item>
              <text:p text:style-name="P65">Часть 2. Обнаружение очистки памяти CLR<text:tab/>14</text:p>
            </text:list-item>
            <text:list-item>
              <text:p text:style-name="P65">Часть 3. Обнаружение COM-активации среды CLR <text:tab/>16</text:p>
            </text:list-item>
          </text:list>
        </text:index-body>
      </text:table-of-content>
      <text:list xml:id="list420898165" text:continue-numbering="true" text:style-name="L1">
        <text:list-header>
          <text:h text:style-name="P74" text:outline-level="3"/>
          <text:p text:style-name="P52"/>
          <text:h text:style-name="P76" text:outline-level="2">Глава 1. Часть 1. Введение.Что такое <text:span text:style-name="T2">CLR?</text:span></text:h>
          <text:p text:style-name="P51"/>
          <text:p text:style-name="P56"><text:span text:style-name="T3">В последнее время соотношение затрат на атаку и защиту от нее меняется не в пользу защитников. Большинство злоумышленников и пентестеров используют </text:span><text:a xlink:type="simple" xlink:href="https://github.com/gentilkiwi/mimikatz/" office:target-frame-name="_blank" xlink:show="new" text:style-name="Internet_20_link" text:visited-style-name="Visited_20_Internet_20_Link"><text:span text:style-name="T5">Mimikatz</text:span></text:a><text:span text:style-name="T3">, </text:span><text:a xlink:type="simple" xlink:href="https://github.com/BloodHoundAD/SharpHound3" office:target-frame-name="_blank" xlink:show="new" text:style-name="Internet_20_link" text:visited-style-name="Visited_20_Internet_20_Link"><text:span text:style-name="T5">SharpHound</text:span></text:a><text:span text:style-name="T3">, </text:span><text:a xlink:type="simple" xlink:href="https://github.com/GhostPack/Seatbelt" office:target-frame-name="_blank" xlink:show="new" text:style-name="Internet_20_link" text:visited-style-name="Visited_20_Internet_20_Link"><text:span text:style-name="T5">SeatBelt</text:span></text:a><text:span text:style-name="T3">, </text:span><text:a xlink:type="simple" xlink:href="https://github.com/GhostPack/Rubeus" office:target-frame-name="_blank" xlink:show="new" text:style-name="Internet_20_link" text:visited-style-name="Visited_20_Internet_20_Link"><text:span text:style-name="T5">Rubeus</text:span></text:a><text:span text:style-name="T3">, </text:span><text:a xlink:type="simple" xlink:href="https://github.com/GhostPack/" office:target-frame-name="_blank" xlink:show="new" text:style-name="Internet_20_link" text:visited-style-name="Visited_20_Internet_20_Link"><text:span text:style-name="T5">GhostPack</text:span></text:a><text:span text:style-name="T3"> и другие общедоступные инструменты. Эта так называемая </text:span><text:a xlink:type="simple" xlink:href="https://medium.com/@johnlatwc/the-githubification-of-infosec-afbdbfaad1d1" office:target-frame-name="_blank" xlink:show="new" text:style-name="Internet_20_link" text:visited-style-name="Visited_20_Internet_20_Link"><text:span text:style-name="T5">«гитхабификация»</text:span></text:a><text:span text:style-name="T3"> процессов, которая происходит и в «красных командах», снижает стоимость атаки. Это позволяет различным командам злоумышленников переключить внимание с разработки вредоносного ПО со схожей функциональностью на, например, изобретение </text:span><text:span text:style-name="T3">способов обхода обнаружения. Нет смысла писать с нуля код, который в итоге могут заблокировать защитные решения, если можно научиться использовать уже существующие инструменты — достаточно только «спрятать» их от детектирования. Это дешевле, особенно если использовать для «сокрытия» набор утилит с открытым кодом. При этом стоимость защиты от такой атаки только вырастет, ведь службе безопасности атакуемой организации придется бороться как с широким </text:span><text:soft-page-break/><text:span text:style-name="T3">спектром свободно распространяемого инструментария атакующих, так и со </text:span><text:a xlink:type="simple" xlink:href="https://attack.mitre.org/tactics/TA0005/" office:target-frame-name="_blank" xlink:show="new" text:style-name="Internet_20_link" text:visited-style-name="Visited_20_Internet_20_Link"><text:span text:style-name="T5">средствами и способами обхода защитных решений</text:span></text:a><text:span text:style-name="T3">.</text:span></text:p>
          <text:p text:style-name="P56"><text:span text:style-name="T3">Бесфайловые атаки, активное использование инструментов </text:span><text:a xlink:type="simple" xlink:href="https://lolbas-project.github.io/" office:target-frame-name="_blank" xlink:show="new" text:style-name="Internet_20_link" text:visited-style-name="Visited_20_Internet_20_Link"><text:span text:style-name="T5">LOLBAS</text:span></text:a><text:span text:style-name="T3">, шифрование во время выполнения, загрузчики и упаковщики — все это позволяет обходить защитные решения и средства контроля. Mimikatz внутри </text:span><text:a xlink:type="simple" xlink:href="https://troopers.de/media/filer_public/82/de/82de5e58-0bd1-447a-b4f9-8a908ad2ef70/mind_the_gap_-_final.pdf" office:target-frame-name="_blank" xlink:show="new" text:style-name="Internet_20_link" text:visited-style-name="Visited_20_Internet_20_Link"><text:span text:style-name="T5">InstallUtil.exe</text:span></text:a><text:span text:style-name="T3"> ни для кого уже не новость. В этой статье мы </text:span><text:span text:style-name="T3">рассмотрим одну из техник, которую злоумышленники могут использовать для сокрытия вредоносной активности в памяти, а именно — удаление индикаторов компрометации из памяти. Затем мы расскажем об инструментах и методах обнаружения применения этой техники. В качестве предметной области мы рассмотрим приложения, которые исполняются в среде </text:span><text:a xlink:type="simple" xlink:href="https://ru.wikipedia.org/wiki/Common_Language_Runtime" office:target-frame-name="_blank" xlink:show="new" text:style-name="Internet_20_link" text:visited-style-name="Visited_20_Internet_20_Link"><text:span text:style-name="T5">CLR</text:span></text:a><text:span text:style-name="T3"> (Common Language Runtime, среда выполнения) или используют ее. Это и PowerShell, и многочисленные инструменты LOLBAS, и множество утилит, написанных на C#.</text:span></text:p>
          <text:p text:style-name="P56"><text:span text:style-name="T3">Если вы знакомы с CLR, пролистайте до раздела </text:span><text:a xlink:type="simple" xlink:href="https://securelist.ru/detection-evasion-in-clr-and-tips-on-how-to-detect-such-attacks/103633/#obhod" text:style-name="Internet_20_link" text:visited-style-name="Visited_20_Internet_20_Link"><text:span text:style-name="T5">«Обход обнаружения в CLR»</text:span></text:a><text:span text:style-name="T3">.</text:span></text:p>
          <text:h text:style-name="P73" text:outline-level="3"><text:bookmark text:name="obshhie-svedeniya-o-sborkax-i-kode-kotoryj-ispolnyaetsya-v-clr1"/><text:span text:style-name="T1">Часть 2. </text:span>Общие сведения о CLR.</text:h>
          <text:p text:style-name="P56"><text:span text:style-name="T3">Для начала давайте разберемся, каким образом в CLR появляется исполняемый код. При компиляции исходного кода, написанного, например, на C#, компилятор выдает не готовый для исполнения PE-файл, а </text:span><text:a xlink:type="simple" xlink:href="https://docs.microsoft.com/ru-ru/dotnet/standard/assembly/" office:target-frame-name="_blank" xlink:show="new" text:style-name="Internet_20_link" text:visited-style-name="Visited_20_Internet_20_Link"><text:span text:style-name="T5">сборку</text:span></text:a><text:span text:style-name="T3">. Это прежде всего набор инструкций (</text:span><text:a xlink:type="simple" xlink:href="https://ru.wikipedia.org/wiki/Common_Intermediate_Language" office:target-frame-name="_blank" xlink:show="new" text:style-name="Internet_20_link" text:visited-style-name="Visited_20_Internet_20_Link"><text:span text:style-name="T5">CIL</text:span></text:a><text:span text:style-name="T3">-код) для среды выполнения, чтобы она смогла в процессе исполнения этой сборки сгенерировать native code, то есть машинный код платформы, на которой выполняется программа. Этот код в свою очередь и будет исполнен. Процесс создания машинного кода из сборки в момент исполнения называется </text:span><text:a xlink:type="simple" xlink:href="https://ru.wikipedia.org/wiki/JIT-компиляция" office:target-frame-name="_blank" xlink:show="new" text:style-name="Internet_20_link" text:visited-style-name="Visited_20_Internet_20_Link"><text:span text:style-name="T5">JIT-компиляцией</text:span></text:a><text:span text:style-name="T3">.</text:span></text:p>
        </text:list-header>
        <text:list-item>
          <text:p text:style-name="P54"/>
        </text:list-item>
        <text:list-item>
          <text:p text:style-name="P57"><text:span text:style-name="Emphasis"><text:span text:style-name="T4">Common Language Runtime. Источник: </text:span></text:span><text:a xlink:type="simple" xlink:href="https://ru.wikipedia.org/wiki/Common_Language_Runtime" office:target-frame-name="_blank" xlink:show="new" text:style-name="Internet_20_link" text:visited-style-name="Visited_20_Internet_20_Link"><text:span text:style-name="Emphasis"><text:span text:style-name="T6">https://ru.wikipedia.org/wiki/Common_Language_Runtime</text:span></text:span></text:a></text:p>
          <text:p text:style-name="P56"><text:span text:style-name="T3">Сборка, полученная в результате компиляции приложения, </text:span><text:a xlink:type="simple" xlink:href="https://docs.microsoft.com/ru-ru/dotnet/standard/assembly/contents" office:target-frame-name="_blank" xlink:show="new" text:style-name="Internet_20_link" text:visited-style-name="Visited_20_Internet_20_Link"><text:span text:style-name="T5">будет содержать</text:span></text:a><text:span text:style-name="T3"> в себе следующую информацию:</text:span></text:p>
        </text:list-item>
        <text:list-item text:start-value="1">
          <text:p text:style-name="P56"><text:span text:style-name="T3">Метаданные о классах, интерфейсах, типах, методах и полях в сборке. Эта информация нужна для того, чтобы среда CLR могла оперировать написанным кодом: загружать, ссылаться на него, запускать один фрагмент кода из другого и передавать входные и выходные данные. Процесс чтения и применения этих данных называется </text:span><text:a xlink:type="simple" xlink:href="https://ru.wikipedia.org/wiki/Отражение_(программирование)" office:target-frame-name="_blank" xlink:show="new" text:style-name="Internet_20_link" text:visited-style-name="Visited_20_Internet_20_Link"><text:span text:style-name="T5">отражением</text:span></text:a><text:span text:style-name="T3">.</text:span></text:p>
        </text:list-item>
        <text:list-item>
          <text:p text:style-name="P47">Сам код, определенный в модулях. Он не запустится, если его не обработает CLR.</text:p>
        </text:list-item>
        <text:list-item>
          <text:p text:style-name="P56"><text:a xlink:type="simple" xlink:href="https://docs.microsoft.com/ru-ru/dotnet/standard/assembly/manifest" office:target-frame-name="_blank" xlink:show="new" text:style-name="Internet_20_link" text:visited-style-name="Visited_20_Internet_20_Link"><text:span text:style-name="T5">Манифест</text:span></text:a><text:span text:style-name="T3"> — это данные о безопасности, версиях, зависимостях и составных частях сборки. Манифест определяет, что нужно, чтобы запустить код. Например, если для запуска кода необходимо наличие </text:span><text:a xlink:type="simple" xlink:href="https://github.com/JamesNK/Newtonsoft.Json" office:target-frame-name="_blank" xlink:show="new" text:style-name="Internet_20_link" text:visited-style-name="Visited_20_Internet_20_Link"><text:span text:style-name="T5">https://github.com/JamesNK/Newtonsoft.Json</text:span></text:a><text:span text:style-name="T3">, то это будет определено в манифесте.</text:span></text:p>
        </text:list-item>
        <text:list-item>
          <text:p text:style-name="P47">Ресурсы. Файлы и данные любых типов, которые могут быть включены в саму сборку или храниться отдельно.</text:p>
        </text:list-item>
        <text:list-item>
          <text:p text:style-name="P47">Загрузка и исполнение сборок — это сложный процесс. Давайте разберемся, как он происходит.</text:p>
          <text:h text:style-name="P77" text:outline-level="2"><text:soft-page-break/></text:h>
          <text:h text:style-name="P77" text:outline-level="2"><text:bookmark text:name="chto-proisxodit-pri-starte-processa1"/>Глава 2. Часть 1. Старт процесса</text:h>
          <text:p text:style-name="P56"><text:span text:style-name="T3">Хорошее представление о том, что и как загружается в </text:span><text:a xlink:type="simple" xlink:href="https://ru.wikipedia.org/wiki/Управляемый_код" office:target-frame-name="_blank" xlink:show="new" text:style-name="Internet_20_link" text:visited-style-name="Visited_20_Internet_20_Link"><text:span text:style-name="T5">управляемый процесс</text:span></text:a><text:span text:style-name="T3">, дает </text:span><text:a xlink:type="simple" xlink:href="https://docs.microsoft.com/en-us/dotnet/framework/performance/clr-etw-providers#the-runtime-provider" office:target-frame-name="_blank" xlink:show="new" text:style-name="Internet_20_link" text:visited-style-name="Visited_20_Internet_20_Link"><text:span text:style-name="T5">ETW CLR Runtime Provider</text:span></text:a><text:span text:style-name="T3"> (GUID e13c0d23-ccbc-4e12-931b-d9cc2eee27e4).</text:span></text:p>
        </text:list-item>
      </text:list>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list xml:id="list1187917889" text:continue-numbering="true" text:style-name="L1">
              <text:list-header>
                <text:p text:style-name="P69"><text:span text:style-name="Strong_20_Emphasis"><text:span text:style-name="T9">Событие</text:span></text:span></text:p>
              </text:list-header>
            </text:list>
          </table:table-cell>
          <table:table-cell table:style-name="Таблица8.A1" office:value-type="string">
            <text:list xml:id="list1144086216" text:continue-numbering="true" text:style-name="L1">
              <text:list-header>
                <text:p text:style-name="P69"><text:span text:style-name="Strong_20_Emphasis">№</text:span></text:p>
              </text:list-header>
            </text:list>
          </table:table-cell>
          <table:table-cell table:style-name="Таблица8.A1" office:value-type="string">
            <text:list xml:id="list1052049026" text:continue-numbering="true" text:style-name="L1">
              <text:list-header>
                <text:p text:style-name="P71"><text:span text:style-name="Strong_20_Emphasis"><text:span text:style-name="T9">Количество на процесс</text:span></text:span></text:p>
              </text:list-header>
            </text:list>
          </table:table-cell>
          <table:table-cell table:style-name="Таблица8.A1" office:value-type="string">
            <text:list xml:id="list371222536" text:continue-numbering="true" text:style-name="L1">
              <text:list-header>
                <text:p text:style-name="P69"><text:span text:style-name="Strong_20_Emphasis"><text:span text:style-name="T9">Описание</text:span></text:span></text:p>
              </text:list-header>
            </text:list>
          </table:table-cell>
        </table:table-row>
        <table:table-row>
          <table:table-cell table:style-name="Таблица8.A1" office:value-type="string">
            <text:list xml:id="list1660759969" text:continue-numbering="true" text:style-name="L1">
              <text:list-header>
                <text:p text:style-name="P69">RuntimeInformationEvent</text:p>
              </text:list-header>
            </text:list>
          </table:table-cell>
          <table:table-cell table:style-name="Таблица8.A1" office:value-type="string">
            <text:list xml:id="list363947229" text:continue-numbering="true" text:style-name="L1">
              <text:list-header>
                <text:p text:style-name="P69">187</text:p>
              </text:list-header>
            </text:list>
          </table:table-cell>
          <table:table-cell table:style-name="Таблица8.A1" office:value-type="string">
            <text:list xml:id="list1791243099" text:continue-numbering="true" text:style-name="L1">
              <text:list-header>
                <text:p text:style-name="P69">Одно</text:p>
              </text:list-header>
            </text:list>
          </table:table-cell>
          <table:table-cell table:style-name="Таблица8.A1" office:value-type="string">
            <text:list xml:id="list813109552" text:continue-numbering="true" text:style-name="L1">
              <text:list-header>
                <text:p text:style-name="P69">Запуск CLR</text:p>
              </text:list-header>
            </text:list>
          </table:table-cell>
        </table:table-row>
        <table:table-row>
          <table:table-cell table:style-name="Таблица8.A1" office:value-type="string">
            <text:list xml:id="list309902908" text:continue-numbering="true" text:style-name="L1">
              <text:list-header>
                <text:p text:style-name="P69">AppDomainLoad_V1</text:p>
              </text:list-header>
            </text:list>
          </table:table-cell>
          <table:table-cell table:style-name="Таблица8.A1" office:value-type="string">
            <text:list xml:id="list1853922733" text:continue-numbering="true" text:style-name="L1">
              <text:list-header>
                <text:p text:style-name="P69">156</text:p>
              </text:list-header>
            </text:list>
          </table:table-cell>
          <table:table-cell table:style-name="Таблица8.A1" office:value-type="string">
            <text:list xml:id="list2002731160" text:continue-numbering="true" text:style-name="L1">
              <text:list-header>
                <text:p text:style-name="P69">Много</text:p>
              </text:list-header>
            </text:list>
          </table:table-cell>
          <table:table-cell table:style-name="Таблица8.A1" office:value-type="string">
            <text:list xml:id="list1207514994" text:continue-numbering="true" text:style-name="L1">
              <text:list-header>
                <text:p text:style-name="P69">Загрузка домена приложения</text:p>
              </text:list-header>
            </text:list>
          </table:table-cell>
        </table:table-row>
        <table:table-row>
          <table:table-cell table:style-name="Таблица8.A1" office:value-type="string">
            <text:list xml:id="list1947631960" text:continue-numbering="true" text:style-name="L1">
              <text:list-header>
                <text:p text:style-name="P69">AssemblyLoad_V1</text:p>
              </text:list-header>
            </text:list>
          </table:table-cell>
          <table:table-cell table:style-name="Таблица8.A1" office:value-type="string">
            <text:list xml:id="list720712451" text:continue-numbering="true" text:style-name="L1">
              <text:list-header>
                <text:p text:style-name="P69">154</text:p>
              </text:list-header>
            </text:list>
          </table:table-cell>
          <table:table-cell table:style-name="Таблица8.A1" office:value-type="string">
            <text:list xml:id="list2169986829" text:continue-numbering="true" text:style-name="L1">
              <text:list-header>
                <text:p text:style-name="P69">Много</text:p>
              </text:list-header>
            </text:list>
          </table:table-cell>
          <table:table-cell table:style-name="Таблица8.A1" office:value-type="string">
            <text:list xml:id="list1217449954" text:continue-numbering="true" text:style-name="L1">
              <text:list-header>
                <text:p text:style-name="P69">Загрузка сборки</text:p>
              </text:list-header>
            </text:list>
          </table:table-cell>
        </table:table-row>
        <table:table-row>
          <table:table-cell table:style-name="Таблица8.A1" office:value-type="string">
            <text:list xml:id="list1420780214" text:continue-numbering="true" text:style-name="L1">
              <text:list-header>
                <text:p text:style-name="P69">ModuleLoad_V2</text:p>
              </text:list-header>
            </text:list>
          </table:table-cell>
          <table:table-cell table:style-name="Таблица8.A1" office:value-type="string">
            <text:list xml:id="list2145977657" text:continue-numbering="true" text:style-name="L1">
              <text:list-header>
                <text:p text:style-name="P69">152</text:p>
              </text:list-header>
            </text:list>
          </table:table-cell>
          <table:table-cell table:style-name="Таблица8.A1" office:value-type="string">
            <text:list xml:id="list1422221786" text:continue-numbering="true" text:style-name="L1">
              <text:list-header>
                <text:p text:style-name="P69">Много</text:p>
              </text:list-header>
            </text:list>
          </table:table-cell>
          <table:table-cell table:style-name="Таблица8.A1" office:value-type="string">
            <text:list xml:id="list604674497" text:continue-numbering="true" text:style-name="L1">
              <text:list-header>
                <text:p text:style-name="P69">Загрузка модуля<text:line-break/><text:span text:style-name="Strong_20_Emphasis"><text:span text:style-name="T10">Код, который мы написали, тут</text:span></text:span></text:p>
              </text:list-header>
            </text:list>
          </table:table-cell>
        </table:table-row>
        <table:table-row>
          <table:table-cell table:style-name="Таблица8.A1" office:value-type="string">
            <text:list xml:id="list1835245427" text:continue-numbering="true" text:style-name="L1">
              <text:list-header>
                <text:p text:style-name="P69">ModuleUnload_V2</text:p>
              </text:list-header>
            </text:list>
          </table:table-cell>
          <table:table-cell table:style-name="Таблица8.A1" office:value-type="string">
            <text:list xml:id="list1625861680" text:continue-numbering="true" text:style-name="L1">
              <text:list-header>
                <text:p text:style-name="P69">153</text:p>
              </text:list-header>
            </text:list>
          </table:table-cell>
          <table:table-cell table:style-name="Таблица8.A1" office:value-type="string">
            <text:list xml:id="list91439637" text:continue-numbering="true" text:style-name="L1">
              <text:list-header>
                <text:p text:style-name="P69">Много</text:p>
              </text:list-header>
            </text:list>
          </table:table-cell>
          <table:table-cell table:style-name="Таблица8.A1" office:value-type="string">
            <text:list xml:id="list191279759" text:continue-numbering="true" text:style-name="L1">
              <text:list-header>
                <text:p text:style-name="P69">Выгрузка модуля</text:p>
              </text:list-header>
            </text:list>
          </table:table-cell>
        </table:table-row>
        <table:table-row>
          <table:table-cell table:style-name="Таблица8.A1" office:value-type="string">
            <text:list xml:id="list1019481906" text:continue-numbering="true" text:style-name="L1">
              <text:list-header>
                <text:p text:style-name="P69">AssemblyUnload_V1</text:p>
              </text:list-header>
            </text:list>
          </table:table-cell>
          <table:table-cell table:style-name="Таблица8.A1" office:value-type="string">
            <text:list xml:id="list623966681" text:continue-numbering="true" text:style-name="L1">
              <text:list-header>
                <text:p text:style-name="P69">155</text:p>
              </text:list-header>
            </text:list>
          </table:table-cell>
          <table:table-cell table:style-name="Таблица8.A1" office:value-type="string">
            <text:list xml:id="list1808951218" text:continue-numbering="true" text:style-name="L1">
              <text:list-header>
                <text:p text:style-name="P69">Много</text:p>
              </text:list-header>
            </text:list>
          </table:table-cell>
          <table:table-cell table:style-name="Таблица8.A1" office:value-type="string">
            <text:list xml:id="list2080722299" text:continue-numbering="true" text:style-name="L1">
              <text:list-header>
                <text:p text:style-name="P69">Выгрузка сборки</text:p>
              </text:list-header>
            </text:list>
          </table:table-cell>
        </table:table-row>
        <table:table-row>
          <table:table-cell table:style-name="Таблица8.A1" office:value-type="string">
            <text:list xml:id="list2039563497" text:continue-numbering="true" text:style-name="L1">
              <text:list-header>
                <text:p text:style-name="P69">AppDomainUnLoad_V1</text:p>
              </text:list-header>
            </text:list>
          </table:table-cell>
          <table:table-cell table:style-name="Таблица8.A1" office:value-type="string">
            <text:list xml:id="list1773312617" text:continue-numbering="true" text:style-name="L1">
              <text:list-header>
                <text:p text:style-name="P69">157</text:p>
              </text:list-header>
            </text:list>
          </table:table-cell>
          <table:table-cell table:style-name="Таблица8.A1" office:value-type="string">
            <text:list xml:id="list103209158" text:continue-numbering="true" text:style-name="L1">
              <text:list-header>
                <text:p text:style-name="P69">Много</text:p>
              </text:list-header>
            </text:list>
          </table:table-cell>
          <table:table-cell table:style-name="Таблица8.A1" office:value-type="string">
            <text:list xml:id="list433123682" text:continue-numbering="true" text:style-name="L1">
              <text:list-header>
                <text:p text:style-name="P69">Выгрузка домена приложения. С точки зрения аналитика SOC может быть интересно, если это событие происходит многократно в случайные промежутки времени.</text:p>
              </text:list-header>
            </text:list>
          </table:table-cell>
        </table:table-row>
      </table:table>
      <text:list xml:id="list503751996" text:continue-numbering="true" text:style-name="L1">
        <text:list-header>
          <text:h text:style-name="P75" text:outline-level="3"><text:bookmark text:name="zapusk-clr1"/><text:span text:style-name="T1">Часть 2. </text:span>Запуск CLR</text:h>
          <text:p text:style-name="P56"><text:span text:style-name="T3">При разработке CLR компания Microsoft реализовала его как COM-сервер, содержащийся внутри DLL. То есть определила для среды CLR стандартный COM-интерфейс и присвоила GUID этому интерфейсу и COM-серверу. Когда вы устанавливаете .NET Framework, COM-сервер, представляющий CLR, регистрируется в реестре Windows, как и любой другой COM-сервер. </text:span><text:span text:style-name="Strong_20_Emphasis"><text:span text:style-name="T3">Любое приложение Windows может размещать среду CLR</text:span></text:span><text:span text:style-name="T3">. Когда это происходит, генерируется событие 187. В этом событии отражено то, каким образом была активирована среда CLR. В случае COM-активации CLR поля StartupMode, ComObjectGUID будут содержать крайне полезную информацию.</text:span></text:p>
          <text:p text:style-name="P47">Если вам нужна дополнительная информация по этой теме, обратитесь к заголовочному файлу MetaHost.h на C++, который поставляется с .NET Framework SDK. Этот файл задает идентификаторы GUID и определение неуправляемого интерфейса ICLRMetaHostinterface. Вы научитесь запускать CLR с помощью любого языка: С++, Python и т. д.</text:p>
          <text:h text:style-name="P75" text:outline-level="3"><text:bookmark text:name="zagruzka-domena-prilozheniya1"/><text:soft-page-break/><text:span text:style-name="T1">Часть 3. </text:span>Загрузка домена приложения</text:h>
          <text:p text:style-name="P47">После запуска CLR создается событие 156 — загрузка домена приложения в CLR. Когда COM-сервер CLR инициализируется, он создает домен приложения (AppDomain) — логический контейнер для набора сборок, которые, как правило, реализуют функциональное приложение. Также домен приложения — это механизм в CLR, который  дает возможность запустить группу приложений в одном процессе, обеспечивая их относительную изоляцию друг от друга и в то же время позволяя им взаимодействовать друг с другом значительно быстрее. В одном процессе может работать много доменов приложений. Первый домен приложения, созданный при инициализации среды CLR, называется доменом приложения по умолчанию и уничтожается только после завершения процесса Windows.</text:p>
        </text:list-header>
      </text:list>
      <text:p text:style-name="P25"><text:span text:style-name="T3">К объектам, созданным в одном домене приложения, нельзя получить доступ напрямую с помощью кода в другом домене приложения. Когда код в домене приложения создает объект, данный объект «принадлежит» этому домену приложения. </text:span><text:span text:style-name="Strong_20_Emphasis"><text:span text:style-name="T3">Также объекту (артефакту в том числе) не разрешается существовать дольше домена приложения, код которого его создал.</text:span></text:span><text:span text:style-name="T3"> Код внутри домена приложения может получить доступ к объекту других доменов приложений только с помощью </text:span><text:a xlink:type="simple" xlink:href="https://docs.microsoft.com/ru-ru/dotnet/framework/interop/interop-marshaling" office:target-frame-name="_blank" xlink:show="new" text:style-name="Internet_20_link" text:visited-style-name="Visited_20_Internet_20_Link"><text:span text:style-name="T5">маршалинга</text:span></text:a><text:span text:style-name="T3"> (передачи данных) по ссылке или по значению. Это обеспечивает четкие границы между приложениями, поскольку код в одном домене приложения не может иметь прямой ссылки на объект, созданный кодом в другом домене приложения. Эта изоляция позволяет легко выгружать домены приложений из процесса, не затрагивая код, выполняющийся в других доменах приложений.</text:span></text:p>
      <table:table table:name="Таблица9" table:style-name="Таблица9">
        <table:table-column table:style-name="Таблица9.A"/>
        <table:table-row>
          <table:table-cell table:style-name="Таблица9.A1" office:value-type="string">
            <text:p text:style-name="P36">Заметим, что CLR не поддерживает возможность выгрузки отдельной сборки из домена приложения. Однако вы можете дать CLR команду выгрузить весь домен, что приведет к выгрузке всех сборок, содержащихся в нем в данный момент.</text:p>
          </table:table-cell>
        </table:table-row>
      </table:table>
      <text:p text:style-name="P17">То, что каждое приложение запускается в собственном адресном пространстве процесса, — замечательное свойство Windows. Оно гарантирует, что код в одном приложении не сможет получить доступ к коду или данным, используемым другим приложением. Изоляция процессов предотвращает появление дыр в безопасности, повреждение данных и другие непредсказуемые события, и это делает операционную систему и приложения, работающие в ней, надежными. К сожалению, создание процессов в Windows очень «дорого». Функция Win32 CreateProcess работает очень медленно, а Windows требует много памяти для виртуализации адресного пространства процесса.</text:p>
      <text:p text:style-name="P25"><text:span text:style-name="T3">Однако если приложение полностью состоит из управляемого кода, который является достаточно безопасным и не вызывает неуправляемый код, можно без проблем запустить несколько управляемых приложений в одном процессе Windows. Домены приложений обеспечивают изоляцию, необходимую для защиты, настройки и завершения работы каждого из этих приложений. </text:span><text:span text:style-name="Strong_20_Emphasis"><text:span text:style-name="T3">Единицей изоляции для кода в CLR является домен приложения, а не процесс</text:span></text:span><text:span text:style-name="T3">. При этом мы можем сказать с рядом допущений, что старт процесса в семантике WinAPI аналогичен созданию домена приложения. Для SOC-аналитика будет лучше думать, что события загрузки домена приложения и старта процесса функционально одинаковы.</text:span></text:p>
      <text:p text:style-name="P17">Жесткого ограничения на количество доменов приложений, которые могут выполняться в одном процессе Windows, не существует. Их можно сравнить с сайтами на одном сервере IIS. Каждый сайт — это отдельный домен приложения, <text:soft-page-break/>который изолирован от других сайтов и который можно выгрузить из сервера, не затрагивая их.</text:p>
      <text:p text:style-name="P15"/>
      <text:h text:style-name="P29" text:outline-level="3"><text:bookmark text:name="zagruzka-sborki1"/><text:span text:style-name="T1">Часть 4. </text:span>Загрузка сборки</text:h>
      <text:p text:style-name="P25"><text:span text:style-name="T3">В домен приложения загружается </text:span><text:a xlink:type="simple" xlink:href="https://docs.microsoft.com/ru-ru/dotnet/standard/assembly/#assemblies-in-the-common-language-runtime" office:target-frame-name="_blank" xlink:show="new" text:style-name="Internet_20_link" text:visited-style-name="Visited_20_Internet_20_Link"><text:span text:style-name="T5">сборка</text:span></text:a><text:span text:style-name="T3">. Сборка определяет ряд правил для кода, который в ней содержится, предоставляет CLR (и другому коду) сведения о типах и классах, определенных в сборке. В некоторых случаях сборка может быть нейтральной к домену приложения, и ее код могут использовать все домены, однако в данной статье нас не интересуют такие сборки.</text:span></text:p>
      <text:h text:style-name="P29" text:outline-level="3"><text:span text:style-name="T1">Часть 5. </text:span>Загрузка модуля</text:h>
      <text:list xml:id="list2142852250" text:continue-numbering="true" text:style-name="L1">
        <text:list-header>
          <text:p text:style-name="P56"><text:span text:style-name="T3">В сборку загружаются </text:span><text:a xlink:type="simple" xlink:href="https://stackoverflow.com/a/27881763" office:target-frame-name="_blank" xlink:show="new" text:style-name="Internet_20_link" text:visited-style-name="Visited_20_Internet_20_Link"><text:span text:style-name="T5">модули</text:span></text:a><text:span text:style-name="T3">, которые уже содержат непосредственно СIL-код. На этот CIL-код накладываются правила, описанные в сборке, и происходит процесс JIT-компиляции CIL в готовый для исполнения native code. </text:span><text:span text:style-name="Strong_20_Emphasis"><text:span text:style-name="T3">Чтобы избавиться от артефакта, который определен в модуле или появляется в нем в ходе работы, нужно выгрузить весь домен приложения</text:span></text:span><text:span text:style-name="T3">.</text:span></text:p>
        </text:list-header>
      </text:list>
      <text:p text:style-name="P17">На рисунке показан отдельный процесс Windows, в котором работает один COM-сервер CLR. Эта среда CLR в данный момент управляет двумя доменами приложений. Каждый домен имеет свою собственную кучу загрузчика, а каждая куча имеет запись о том, какие типы были доступны с момента создания домена. Каждый объект типа в куче загрузчика имеет таблицу методов, и каждая запись в таблице методов указывает на JIT-скомпилированный собственный код, если метод был выполнен хотя бы один раз.</text:p>
      <text:p text:style-name="P15"/>
      <text:p text:style-name="P24"><text:span text:style-name="Emphasis"><text:span text:style-name="T4">CLR via C#. Источник: J. Richter</text:span></text:span></text:p>
      <text:h text:style-name="P28" text:outline-level="2"><text:bookmark text:name="obhod1"/><text:span text:style-name="T1">Глава 3. Часть 1. </text:span>Обход обнаружения в CLR</text:h>
      <text:p text:style-name="P25"><text:span text:style-name="T3">Для начала разберем, как атака может быть обнаружена. В качестве примера возьмем фреймворк для пентеста </text:span><text:a xlink:type="simple" xlink:href="https://github.com/cobbr/Covenant" office:target-frame-name="_blank" xlink:show="new" text:style-name="Internet_20_link" text:visited-style-name="Visited_20_Internet_20_Link"><text:span text:style-name="T5">Covenant</text:span></text:a><text:span text:style-name="T3">.</text:span></text:p>
      <text:list xml:id="list433113865" text:continue-numbering="true" text:style-name="L1">
        <text:list-header>
          <text:h text:style-name="P75" text:outline-level="3"><text:bookmark text:name="single_domain1"/><text:span text:style-name="T1">Часть 2.</text:span>Запуск Covenant в одном домене приложения</text:h>
        </text:list-header>
      </text:list>
      <text:p text:style-name="P17">Посмотрим, как работает Covenant. Запустим в системе Grunt (в терминологии данного фреймворка это программа, отвечающая за обмен данными с сервером и запускающая задания на исполнение). Затем мы запустим ряд типичных для злоумышленника действий, а именно: сбор информации о текущем пользователе, автозагрузке, просмотр сведений о билетах Kerberos, загруженных в сессию текущего пользователя, и об истории браузера. Итого — в один домен приложения загружаются несколько сборок: Seatbelt AutoRuns, Seatbelt ChromeHistory, Rubeus klist и другие.</text:p>
      <text:p text:style-name="P15"/>
      <text:p text:style-name="P24"><text:span text:style-name="Emphasis"><text:span text:style-name="T4">Загруженные сборки Rubeus и Seatbelt</text:span></text:span></text:p>
      <text:p text:style-name="P17">Как видите, в один домен приложения загружаются сборки с разной функциональностью. Более того, эти сборки могут быть замечены классическим средством мониторинга, поскольку могут содержать различные артефакты, которые появились в результате работы кода или были определены непосредственно в коде. А выгрузить их не выйдет, ведь они связаны одним доменом приложения с кодом, реализующим работу с CnC.</text:p>
      <text:list xml:id="list338757677" text:continue-numbering="true" text:style-name="L1">
        <text:list-header>
          <text:h text:style-name="P75" text:outline-level="3"><text:bookmark text:name="injection1"/><text:span text:style-name="T1">Часть 3. И</text:span>нъекция кода</text:h>
          <text:p text:style-name="P47">Что может сделать атакующий, чтобы затруднить обнаружение? Он может использовать классические средства разделения кода: инъекции кода и/или старт нового процесса. Однако это не всегда возможно: существуют ситуации, когда как инъекции, так и старт нового процесса будут слишком заметны для средств мониторинга. Также не всегда является возможным <text:soft-page-break/>закрытие какого-то процесса, который содержит артефакт, — например, в том случае, если для инъекции использовался системный процесс.</text:p>
        </text:list-header>
      </text:list>
      <text:p text:style-name="P25"><text:span text:style-name="T3">Чтобы продемонстрировать это, давайте создадим шеллкод из </text:span><text:a xlink:type="simple" xlink:href="https://github.com/gentilkiwi/mimikatz" office:target-frame-name="_blank" xlink:show="new" text:style-name="Internet_20_link" text:visited-style-name="Visited_20_Internet_20_Link"><text:span text:style-name="T5">Mimikatz</text:span></text:a><text:span text:style-name="T3"> (с помощью </text:span><text:a xlink:type="simple" xlink:href="https://github.com/TheWover/donut" office:target-frame-name="_blank" xlink:show="new" text:style-name="Internet_20_link" text:visited-style-name="Visited_20_Internet_20_Link"><text:span text:style-name="T5">Donut</text:span></text:a><text:span text:style-name="T3">) и внедрим его в какой-либо процесс (я выбрал PowerShell), используя программу </text:span><text:a xlink:type="simple" xlink:href="https://github.com/3xpl01tc0d3r/ProcessInjection" office:target-frame-name="_blank" xlink:show="new" text:style-name="Internet_20_link" text:visited-style-name="Visited_20_Internet_20_Link"><text:span text:style-name="T5">Process Injection</text:span></text:a><text:span text:style-name="T3">, которую в свою очередь запустим из Grunt под управлением Covenant. Это тот же самый метод, который описан в обзоре </text:span><text:a xlink:type="simple" xlink:href="https://www.dmzero.net/injection-standard.html" office:target-frame-name="_blank" xlink:show="new" text:style-name="Internet_20_link" text:visited-style-name="Visited_20_Internet_20_Link"><text:span text:style-name="T5">тут</text:span></text:a><text:span text:style-name="T3">. Мы сможем пронаблюдать обе техники: и старт нового процесса, и инъекцию кода. Для мониторинга воспользуемся утилитой </text:span><text:a xlink:type="simple" xlink:href="https://docs.microsoft.com/en-us/sysinternals/downloads/sysmon" office:target-frame-name="_blank" xlink:show="new" text:style-name="Internet_20_link" text:visited-style-name="Visited_20_Internet_20_Link"><text:span text:style-name="T5">Sysmon</text:span></text:a><text:span text:style-name="T3"> со ставшими практически «дефолтными» </text:span><text:a xlink:type="simple" xlink:href="https://github.com/SwiftOnSecurity/sysmon-config" office:target-frame-name="_blank" xlink:show="new" text:style-name="Internet_20_link" text:visited-style-name="Visited_20_Internet_20_Link"><text:span text:style-name="T5">настройками</text:span></text:a><text:span text:style-name="T3"> от </text:span><text:a xlink:type="simple" xlink:href="https://twitter.com/SwiftOnSecurity" office:target-frame-name="_blank" xlink:show="new" text:style-name="Internet_20_link" text:visited-style-name="Visited_20_Internet_20_Link"><text:span text:style-name="T5">SwiftOnSecurity</text:span></text:a><text:span text:style-name="T3">.</text:span></text:p>
      <text:p text:style-name="P15"/>
      <text:p text:style-name="P24"><text:span text:style-name="Strong_20_Emphasis"><text:span text:style-name="T4">Загрузка инъектора на ПК жертвы</text:span></text:span></text:p>
      <text:p text:style-name="P15"/>
      <text:p text:style-name="P24"><text:span text:style-name="Strong_20_Emphasis"><text:span text:style-name="T4">Старт инъектора и инъекция шеллкода</text:span></text:span></text:p>
      <text:p text:style-name="P17">Grunt на ПК жертвы запускает ProcessInjection.exe c командной строкой, как указано ниже (закодированный по методу Base64 шеллкод будет скачан с glist):</text:p>
      <text:section text:style-name="Sect3" text:name="Раздел3">
        <table:table table:name="Таблица10" table:style-name="Таблица10">
          <table:table-column table:style-name="Таблица10.A"/>
          <table:table-column table:style-name="Таблица10.B"/>
          <table:table-row>
            <table:table-cell table:style-name="Таблица10.A1" office:value-type="string">
              <text:p text:style-name="P32">1</text:p>
              <text:p text:style-name="P33">2</text:p>
              <text:p text:style-name="P32">3</text:p>
            </table:table-cell>
            <table:table-cell table:style-name="Таблица10.B1" office:value-type="string">
              <text:section text:style-name="Sect4" text:name="Раздел4">
                <text:p text:style-name="P34"><text:span text:style-name="T11">ProcessInjection</text:span><text:span text:style-name="T12">.</text:span><text:span text:style-name="T11">exe</text:span><text:span text:style-name="T13"> </text:span>/<text:span text:style-name="T11">t</text:span><text:span text:style-name="T12">:</text:span><text:span text:style-name="T14">1</text:span><text:span text:style-name="T13"> </text:span>/<text:span text:style-name="T11">f</text:span><text:span text:style-name="T12">:</text:span><text:span text:style-name="T11">base64</text:span><text:span text:style-name="T13"> </text:span>/<text:span text:style-name="T11">pid</text:span><text:span text:style-name="T12">:</text:span><text:span text:style-name="T14">1604</text:span><text:span text:style-name="T13"> </text:span>/</text:p>
              </text:section>
              <text:section text:style-name="Sect5" text:name="Раздел5">
                <text:p text:style-name="P34"><text:span text:style-name="T11">url</text:span><text:span text:style-name="T12">:</text:span><text:span text:style-name="T11">https</text:span><text:span text:style-name="T12">:</text:span><text:span text:style-name="T15">//gist.githubusercontent.com/gam4er/07aae8b5284c9aa54ff976c3f4bc0cd9/raw/ec0de97792230bbb0526dd60</text:span></text:p>
              </text:section>
              <text:section text:style-name="Sect4" text:name="Раздел6">
                <text:p text:style-name="P34"><text:span text:style-name="T14">659c3e1c75c3a63b</text:span>/<text:span text:style-name="T11">Mimi</text:span></text:p>
              </text:section>
            </table:table-cell>
          </table:table-row>
        </table:table>
      </text:section>
      <text:p text:style-name="P18">И Sysmon покажет множество подозрительных действий.</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36"><text:span text:style-name="Strong_20_Emphasis"><text:span text:style-name="T9">Create executable file</text:span></text:span></text:p>
          </table:table-cell>
          <table:table-cell table:style-name="Таблица11.A1" office:value-type="string">
            <text:p text:style-name="P36"><text:span text:style-name="Strong_20_Emphasis"><text:span text:style-name="T9">Create process</text:span></text:span></text:p>
          </table:table-cell>
          <table:table-cell table:style-name="Таблица11.A1" office:value-type="string">
            <text:list xml:id="list1484721094" text:continue-numbering="true" text:style-name="L1">
              <text:list-item>
                <text:p text:style-name="P69"><text:span text:style-name="Strong_20_Emphasis"><text:span text:style-name="T9">Inject code from ProcessInjection.exe to powershell.exe</text:span></text:span></text:p>
              </text:list-item>
            </text:list>
          </table:table-cell>
        </table:table-row>
        <table:table-row>
          <table:table-cell table:style-name="Таблица11.A1" office:value-type="string">
            <text:p text:style-name="P37"/>
          </table:table-cell>
          <table:table-cell table:style-name="Таблица11.A1" office:value-type="string">
            <text:p text:style-name="P37"/>
          </table:table-cell>
          <table:table-cell table:style-name="Таблица11.A1" office:value-type="string">
            <text:list xml:id="list911040670" text:continue-numbering="true" text:style-name="L1">
              <text:list-item>
                <text:p text:style-name="P70"><draw:a xlink:type="simple" xlink:href="https://media.kasperskycontenthub.com/wp-content/uploads/sites/58/2021/09/20203725/Abnormal_CLR_activities_08.png"><draw:frame draw:style-name="fr2" draw:name="Графический объект3" text:anchor-type="as-char" svg:width="8.775cm" svg:height="5.891cm" draw:z-index="1"><draw:image xlink:href="https://media.kasperskycontenthub.com/wp-content/uploads/sites/58/2021/09/20203725/Abnormal_CLR_activities_08.png" xlink:type="simple" xlink:show="embed" xlink:actuate="onLoad"/></draw:frame></draw:a></text:p>
              </text:list-item>
            </text:list>
          </table:table-cell>
        </table:table-row>
      </table:table>
      <text:p text:style-name="P17">Следует указать, что с установленными решениями AV/EPP/EDR описанная цепочка не сможет запуститься, поскольку являет собой пример хорошо известного паттерна поведения атакующего. Напрашивается вывод, что старые методы запуска/инъекции кода очень заметны.</text:p>
      <text:h text:style-name="P29" text:outline-level="3"><text:bookmark text:name="ispolzovanie-com-servera-dlya-udalennogo-vypolneniya-koda1"/><text:span text:style-name="T1">Часть 4. </text:span>Использование COM-сервера для удаленного выполнения кода</text:h>
      <text:p text:style-name="P17">Теперь рассмотрим скачивание и запуск кода на удаленной машине через активацию COM-сервера в процессе Explorer.В качестве COM-сервера зарегистрируем библиотеку MSCOREE, реализующую функциональность CLR в Windows, которая в качестве аргументов примет имя сборки и класс, содержащий реализацию сервера. Зарегистрировав таким образом COM-сервер, мы дали CLR указание в случае активации загрузить реализующий сервер код из указанного класса.</text:p>
      <text:p text:style-name="P15"><text:soft-page-break/></text:p>
      <text:p text:style-name="P25"><text:span text:style-name="T3">Обратите внимание на ключ CodeBase. Он служит для того, чтобы можно было использовать COM-сервер </text:span><text:span text:style-name="Strong_20_Emphasis"><text:span text:style-name="T3">без регистрации</text:span></text:span><text:span text:style-name="T3"> своей сборки в </text:span><text:a xlink:type="simple" xlink:href="https://docs.microsoft.com/ru-ru/dotnet/framework/app-domains/gac" office:target-frame-name="_blank" xlink:show="new" text:style-name="Internet_20_link" text:visited-style-name="Visited_20_Internet_20_Link"><text:span text:style-name="T5">глобальном кэше сборок</text:span></text:a><text:span text:style-name="T3"> (GAC). Это позволяет определить COM-сервер от имени пользователя (поскольку регистрация в GAC требует высоких привилегий). Этот параметр принимает URI, что выглядит несколько странно. Хост-процесс загружает из сети и запускает сборку, содержащую COM-сервер. Заметим, что регистрация COM-сервера тоже возможна по сети: чтобы определить COM-сервер, нужно просто изменить реестр.</text:span></text:p>
      <text:p text:style-name="P25"><text:span text:style-name="T3">Существует множество способов </text:span><text:a xlink:type="simple" xlink:href="https://github.com/dotnet/runtime/blob/16c48d6a45d4d706c327fc840e1a5d450fb189ae/src/coreclr/inc/clrconfigvalues.h" office:target-frame-name="_blank" xlink:show="new" text:style-name="Internet_20_link" text:visited-style-name="Visited_20_Internet_20_Link"><text:span text:style-name="T5">настройки</text:span></text:a><text:span text:style-name="T3"> общеязыковой среды исполнения и множество параметров, доступных для конфигурации: конфигурационные файлы приложения и глобальные переменные окружения. Более того, есть специальный </text:span><text:a xlink:type="simple" xlink:href="https://github.com/dotnet/docs/blob/main/docs/framework/configure-apps/file-schema/runtime/loadfromremotesources-element.md#enabled-attribute" office:target-frame-name="_blank" xlink:show="new" text:style-name="Internet_20_link" text:visited-style-name="Visited_20_Internet_20_Link"><text:span text:style-name="T5">параметр</text:span></text:a><text:span text:style-name="T3">, который разрешает или запрещает (по умолчанию запрещает) загрузку сборок из удаленных источников. Однако в случае COM-активации CLR в хост-процессе Explorer загрузка сборок из удаленных источников разрешена. Является ли это уязвимостью? Определенно нет. Можно ли это использовать для того, чтобы заставить удаленную машину запустить код, который не находится на ней? Определенно да.</text:span></text:p>
      <text:h text:style-name="P30" text:outline-level="3"/>
      <text:h text:style-name="Heading_20_2" text:outline-level="2"><text:bookmark text:name="prakticheskij-primer-sobiraem-znaniya-voedino1"/><text:span text:style-name="T7">Глава 4. Часть 1. </text:span><text:span text:style-name="T8">Собираем знания воедино</text:span></text:h>
      <text:p text:style-name="P25"><text:span text:style-name="T3">Мы продемонстрировали, что запуск вредоносных компонентов в одном домене приложения (см. </text:span><text:a xlink:type="simple" xlink:href="https://securelist.ru/detection-evasion-in-clr-and-tips-on-how-to-detect-such-attacks/103633/#single_domain" text:style-name="Internet_20_link" text:visited-style-name="Visited_20_Internet_20_Link"><text:span text:style-name="T5">«Запуск Covenant в одном домене приложения»</text:span></text:a><text:span text:style-name="T3">), равно как и создание отдельного процесса или инъекция кода (см. </text:span><text:a xlink:type="simple" xlink:href="https://securelist.ru/detection-evasion-in-clr-and-tips-on-how-to-detect-such-attacks/103633/#injection" text:style-name="Internet_20_link" text:visited-style-name="Visited_20_Internet_20_Link"><text:span text:style-name="T5">«Запуск нового процесса и инъекция кода»</text:span></text:a><text:span text:style-name="T3">) можно обнаружить. В зависимости от ситуации это легче или сложнее, но в целом подобные манипуляции довольно заметны. Мы также разобрали, как настроить удаленную загрузку кода в CLR. Теперь рассмотрим прием, способный затруднить обнаружение запуска кода при помощи COM-активированной среды CLR. Мы запустим обычный вариант Mimikatz на удаленном хосте в контексте процесса Explorer и удалим артефакты после его выполнения. Эта демонстрационная атака предполагает, что у нас уже есть доступ к хосту жертвы. Все шаги отражены на видео (на английском языке) и расписаны ниже. Для удобства мы также приводим в тексте временные метки отдельных шагов, чтобы вы могли посмотреть нужный фрагмент видео.</text:span></text:p>
      <text:p text:style-name="P23"><text:soft-page-break/><draw:frame draw:style-name="fr3" draw:name="Объект2" text:anchor-type="as-char" svg:width="17.992cm" svg:height="8.334cm" draw:z-index="2"><draw:floating-frame xlink:href="https://www.youtube.com/embed/RbGROh7HC6U" xlink:type="simple" xlink:show="embed" xlink:actuate="onLoad"/><svg:desc>OLE-объект</svg:desc></draw:frame></text:p>
      <text:p text:style-name="P17">В качестве защитного решения на хосте жертвы мы используем Yara и правила из репозитория Mimikatz. Inveigh и Mimikatz уже установлены на устройстве. Для начала проверим, что Yara-правила работают.</text:p>
      <text:p text:style-name="P15"><draw:a xlink:type="simple" xlink:href="https://media.kasperskycontenthub.com/wp-content/uploads/sites/58/2021/09/20204012/Abnormal_CLR_activities_10.png"><draw:frame draw:style-name="fr2" draw:name="Графический объект4" text:anchor-type="as-char" svg:width="27.164cm" svg:height="2.875cm" draw:z-index="3"><draw:image xlink:href="https://media.kasperskycontenthub.com/wp-content/uploads/sites/58/2021/09/20204012/Abnormal_CLR_activities_10-1024x106.png" xlink:type="simple" xlink:show="embed" xlink:actuate="onLoad"/></draw:frame></draw:a></text:p>
      <text:p text:style-name="P17">Теперь взглянем на процесс explorer.exe (PID 3896) и убедимся, что в нем нет артефактов Mimikatz. После этого мы перезагрузим explorer.exe, чтобы еще раз показать, что он чист и что в нем нет сборок CLR.</text:p>
      <table:table table:name="Таблица12" table:style-name="Таблица12">
        <table:table-column table:style-name="Таблица12.A"/>
        <table:table-column table:style-name="Таблица12.B"/>
        <table:table-row>
          <table:table-cell table:style-name="Таблица12.A1" office:value-type="string">
            <text:p text:style-name="P37"><draw:a xlink:type="simple" xlink:href="https://media.kasperskycontenthub.com/wp-content/uploads/sites/58/2021/09/20204133/Abnormal_CLR_activities_11.png"><draw:frame draw:style-name="fr2" draw:name="Графический объект5" text:anchor-type="as-char" svg:width="14.887cm" svg:height="2.081cm" draw:z-index="4"><draw:image xlink:href="https://media.kasperskycontenthub.com/wp-content/uploads/sites/58/2021/09/20204133/Abnormal_CLR_activities_11.png" xlink:type="simple" xlink:show="embed" xlink:actuate="onLoad"/></draw:frame></draw:a></text:p>
          </table:table-cell>
          <table:table-cell table:style-name="Таблица12.A1" office:value-type="string">
            <text:p text:style-name="P37"><draw:a xlink:type="simple" xlink:href="https://media.kasperskycontenthub.com/wp-content/uploads/sites/58/2021/09/20204145/Abnormal_CLR_activities_12.png"><draw:frame draw:style-name="fr2" draw:name="Графический объект6" text:anchor-type="as-char" svg:width="20.735cm" svg:height="2.849cm" draw:z-index="5"><draw:image xlink:href="https://media.kasperskycontenthub.com/wp-content/uploads/sites/58/2021/09/20204145/Abnormal_CLR_activities_12.png" xlink:type="simple" xlink:show="embed" xlink:actuate="onLoad"/></draw:frame></draw:a></text:p>
          </table:table-cell>
        </table:table-row>
      </table:table>
      <text:p text:style-name="P17">Перемещаемся на хост атакующего (01:40). Добавляем обработчик Explorer в реестр на хосте жертвы. Когда жертва запустит Explorer, в него загрузится сборка с удаленного хоста атакующего.</text:p>
      <text:section text:style-name="Sect3" text:name="Раздел7">
        <table:table table:name="Таблица13" table:style-name="Таблица13">
          <table:table-column table:style-name="Таблица13.A"/>
          <table:table-column table:style-name="Таблица13.B"/>
          <text:soft-page-break/>
          <table:table-row>
            <table:table-cell table:style-name="Таблица13.A1" office:value-type="string">
              <text:p text:style-name="P32">1</text:p>
              <text:p text:style-name="P33">2</text:p>
              <text:p text:style-name="P32">3</text:p>
              <text:p text:style-name="P33">4</text:p>
              <text:p text:style-name="P32">5</text:p>
              <text:p text:style-name="P33">6</text:p>
              <text:p text:style-name="P32">7</text:p>
              <text:p text:style-name="P33">8</text:p>
              <text:p text:style-name="P32">9</text:p>
              <text:p text:style-name="P33">10</text:p>
              <text:p text:style-name="P32">11</text:p>
              <text:p text:style-name="P33">12</text:p>
              <text:p text:style-name="P32">13</text:p>
              <text:p text:style-name="P33">14</text:p>
              <text:p text:style-name="P32">15</text:p>
            </table:table-cell>
            <table:table-cell table:style-name="Таблица13.B1" office:value-type="string">
              <text:section text:style-name="Sect4" text:name="Раздел8">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ext:section text:style-name="Sect5" text:name="Раздел9">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mscoree.dll"</text:span><text:span text:style-name="T13"> </text:span>/<text:span text:style-name="T11">f</text:span></text:p>
              </text:section>
              <text:section text:style-name="Sect4" text:name="Раздел10">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5" text:name="Раздел11">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12">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5" text:name="Раздел13">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ThreadingModel"</text:span><text:span text:style-name="T13"> </text:span>/<text:span text:style-name="T11">t</text:span><text:span text:style-name="T13"> </text:span><text:span text:style-name="T11">REG_SZ</text:span><text:span text:style-name="T13"> </text:span>/<text:span text:style-name="T11">d</text:span><text:span text:style-name="T13"> </text:span><text:span text:style-name="T17">"Both"</text:span><text:span text:style-name="T13"> </text:span>/<text:span text:style-name="T11">f</text:span></text:p>
              </text:section>
              <text:section text:style-name="Sect4" text:name="Раздел14">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15">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4" text:name="Раздел16">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5" text:name="Раздел17">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4" text:name="Раздел18">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19">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20">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CLSID"</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5" text:name="Раздел21">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Explorer\ShellIconOverlayIdentifiers\ 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4" text:name="Раздел22">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Shell Extensions\Approved"</text:span><text:span text:style-name="T13"> </text:span>/<text:span text:style-name="T11">v</text:span><text:span text:style-name="T13"> </text:span><text:span text:style-name="T17">"{a259c04f-ffa8-310b-864c-fe602840399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able:table-cell>
          </table:table-row>
        </table:table>
      </text:section>
      <text:p text:style-name="P18"><text:soft-page-break/>Возвращаемся на хост жертвы (02:30). Эмулируем вход пользователя путем перезагрузки explorer.exe.</text:p>
      <text:p text:style-name="P15"><draw:a xlink:type="simple" xlink:href="https://media.kasperskycontenthub.com/wp-content/uploads/sites/58/2021/09/20204208/Abnormal_CLR_activities_13.png"><draw:frame draw:style-name="fr2" draw:name="Графический объект7" text:anchor-type="as-char" svg:width="27.164cm" svg:height="14.993cm" draw:z-index="6"><draw:image xlink:href="https://media.kasperskycontenthub.com/wp-content/uploads/sites/58/2021/09/20204208/Abnormal_CLR_activities_13-1024x564.png" xlink:type="simple" xlink:show="embed" xlink:actuate="onLoad"/></draw:frame></draw:a></text:p>
      <text:p text:style-name="P25"><text:span text:style-name="T3">Теперь в explorer.exe загружены сборки .NET, но в процессе все еще нет подозрительных артефактов. Они не появятся, пока мы не загрузим и не запустим </text:span><text:a xlink:type="simple" xlink:href="https://github.com/gam4er/SneakyRun/tree/master/KatzAssembly" office:target-frame-name="_blank" xlink:show="new" text:style-name="Internet_20_link" text:visited-style-name="Visited_20_Internet_20_Link"><text:span text:style-name="T5">KatzAssembly</text:span></text:a><text:span text:style-name="T3">. Обратите внимание на пустой (пока) домен приложения, появившийся в нашем целевом процессе.</text:span></text:p>
      <text:p text:style-name="P15"><draw:a xlink:type="simple" xlink:href="https://media.kasperskycontenthub.com/wp-content/uploads/sites/58/2021/09/20205444/Abnormal_CLR_activities_14.png"><draw:frame draw:style-name="fr2" draw:name="Графический объект8" text:anchor-type="as-char" svg:width="10.654cm" svg:height="1.069cm" draw:z-index="7"><draw:image xlink:href="https://media.kasperskycontenthub.com/wp-content/uploads/sites/58/2021/09/20205444/Abnormal_CLR_activities_14.png" xlink:type="simple" xlink:show="embed" xlink:actuate="onLoad"/></draw:frame></draw:a></text:p>
      <text:p text:style-name="P15"><draw:a xlink:type="simple" xlink:href="https://media.kasperskycontenthub.com/wp-content/uploads/sites/58/2021/09/20205506/Abnormal_CLR_activities_15.png"><draw:frame draw:style-name="fr2" draw:name="Графический объект9" text:anchor-type="as-char" svg:width="27.164cm" svg:height="2.267cm" draw:z-index="8"><draw:image xlink:href="https://media.kasperskycontenthub.com/wp-content/uploads/sites/58/2021/09/20205506/Abnormal_CLR_activities_15-1024x83.png" xlink:type="simple" xlink:show="embed" xlink:actuate="onLoad"/></draw:frame></draw:a></text:p>
      <text:p text:style-name="P17">На 3:50 мы выполняем Mimikatz, и в памяти появляются детектируемые сборки.</text:p>
      <text:p text:style-name="P15"><draw:a xlink:type="simple" xlink:href="https://media.kasperskycontenthub.com/wp-content/uploads/sites/58/2021/09/20205531/Abnormal_CLR_activities_16.png"><draw:frame draw:style-name="fr2" draw:name="Графический объект10" text:anchor-type="as-char" svg:width="10.654cm" svg:height="1.069cm" draw:z-index="9"><draw:image xlink:href="https://media.kasperskycontenthub.com/wp-content/uploads/sites/58/2021/09/20205531/Abnormal_CLR_activities_16.png" xlink:type="simple" xlink:show="embed" xlink:actuate="onLoad"/></draw:frame></draw:a></text:p>
      <text:p text:style-name="P15"><draw:a xlink:type="simple" xlink:href="https://media.kasperskycontenthub.com/wp-content/uploads/sites/58/2021/09/20205553/Abnormal_CLR_activities_17.png"><draw:frame draw:style-name="fr2" draw:name="Графический объект12" text:anchor-type="as-char" svg:width="21.237cm" svg:height="1.069cm" draw:z-index="10"><draw:image xlink:href="https://media.kasperskycontenthub.com/wp-content/uploads/sites/58/2021/09/20205553/Abnormal_CLR_activities_17-1024x290.png" xlink:type="simple" xlink:show="embed" xlink:actuate="onLoad"/></draw:frame></draw:a></text:p>
      <text:p text:style-name="P15"><text:soft-page-break/><draw:a xlink:type="simple" xlink:href="https://media.kasperskycontenthub.com/wp-content/uploads/sites/58/2021/09/20205611/Abnormal_CLR_activities_18.png"><draw:frame draw:style-name="fr2" draw:name="Графический объект28" text:anchor-type="as-char" svg:width="27.164cm" svg:height="1.685cm" draw:z-index="11"><draw:image xlink:href="https://media.kasperskycontenthub.com/wp-content/uploads/sites/58/2021/09/20205611/Abnormal_CLR_activities_18-1024x61.png" xlink:type="simple" xlink:show="embed" xlink:actuate="onLoad"/></draw:frame></draw:a></text:p>
      <text:p text:style-name="P17">Сразу после того как Mimikatz выполнит свою работу, мы выгружаем домен приложения (04:18). Сканирование с помощью Yara показывает, что артефактов больше нет.</text:p>
      <text:p text:style-name="P15"><draw:a xlink:type="simple" xlink:href="https://media.kasperskycontenthub.com/wp-content/uploads/sites/58/2021/09/20205646/Abnormal_CLR_activities_19.png"><draw:frame draw:style-name="fr2" draw:name="Графический объект29" text:anchor-type="as-char" svg:width="10.654cm" svg:height="1.069cm" draw:z-index="12"><draw:image xlink:href="https://media.kasperskycontenthub.com/wp-content/uploads/sites/58/2021/09/20205646/Abnormal_CLR_activities_19.png" xlink:type="simple" xlink:show="embed" xlink:actuate="onLoad"/></draw:frame></draw:a></text:p>
      <text:p text:style-name="P15"><draw:a xlink:type="simple" xlink:href="https://media.kasperskycontenthub.com/wp-content/uploads/sites/58/2021/09/20205703/Abnormal_CLR_activities_20.png"><draw:frame draw:style-name="fr2" draw:name="Графический объект30" text:anchor-type="as-char" svg:width="27.164cm" svg:height="2.796cm" draw:z-index="13"><draw:image xlink:href="https://media.kasperskycontenthub.com/wp-content/uploads/sites/58/2021/09/20205703/Abnormal_CLR_activities_20-1024x103.png" xlink:type="simple" xlink:show="embed" xlink:actuate="onLoad"/></draw:frame></draw:a></text:p>
      <text:p text:style-name="P17">Этот практический пример мы отобразили на небольшой инфографике ниже. Подобные атаки, к сожалению, очень просты в исполнении и сложны в обнаружении, поскольку требуются мощности для сканирования памяти и выгружаемых приложений. Однако они довольно редко встречаются в дикой природе.</text:p>
      <text:p text:style-name="P15"><text:soft-page-break/><draw:a xlink:type="simple" xlink:href="https://media.kasperskycontenthub.com/wp-content/uploads/sites/58/2021/09/20205805/Abnormal_CLR_activities_ru_21.png"><draw:frame draw:style-name="fr2" draw:name="Графический объект31" text:anchor-type="as-char" svg:width="27.164cm" svg:height="15.311cm" draw:z-index="14"><draw:image xlink:href="https://media.kasperskycontenthub.com/wp-content/uploads/sites/58/2021/09/20205805/Abnormal_CLR_activities_ru_21-1024x576.png" xlink:type="simple" xlink:show="embed" xlink:actuate="onLoad"/></draw:frame></draw:a></text:p>
      <text:h text:style-name="Heading_20_3" text:outline-level="3"><text:bookmark text:name="obnaruzhenie-ochistki-pamyati-clr1"/><text:span text:style-name="T1">Часть 2. </text:span>Обнаружение очистки памяти CLR</text:h>
      <text:p text:style-name="P17">Как выявить поведение, которое могло бы указывать на попытки очистить память CLR? Следует смотреть за тем, как часто выгружаются домены приложений.</text:p>
      <text:list xml:id="list1219501657" text:continue-numbering="true" text:style-name="L1">
        <text:list-item>
          <text:p text:style-name="P54"><draw:a xlink:type="simple" xlink:href="https://media.kasperskycontenthub.com/wp-content/uploads/sites/58/2021/09/20205838/Abnormal_CLR_activities_22.png"><draw:frame draw:style-name="fr2" draw:name="Графический объект32" text:anchor-type="as-char" svg:width="27.164cm" svg:height="5.918cm" draw:z-index="15"><draw:image xlink:href="https://media.kasperskycontenthub.com/wp-content/uploads/sites/58/2021/09/20205838/Abnormal_CLR_activities_22-1024x221.png" xlink:type="simple" xlink:show="embed" xlink:actuate="onLoad"/></draw:frame></draw:a></text:p>
        </text:list-item>
      </text:list>
      <text:p text:style-name="P25"><text:soft-page-break/><text:span text:style-name="T3">На рисунке изображена последовательность событий ETW: создание домена приложения, загрузка сборки и выгрузка сборки и домена приложения. Записать такой лог можно, например, с помощью </text:span><text:a xlink:type="simple" xlink:href="https://github.com/fireeye/SilkETW" office:target-frame-name="_blank" xlink:show="new" text:style-name="Internet_20_link" text:visited-style-name="Visited_20_Internet_20_Link"><text:span text:style-name="T5">SilkETW</text:span></text:a><text:span text:style-name="T3">.</text:span></text:p>
      <text:section text:style-name="Sect3" text:name="Раздел23">
        <table:table table:name="Таблица14" table:style-name="Таблица14">
          <table:table-column table:style-name="Таблица14.A"/>
          <table:table-column table:style-name="Таблица14.B"/>
          <table:table-row>
            <table:table-cell table:style-name="Таблица14.A1" office:value-type="string">
              <text:list xml:id="list1219518564" text:continue-numbering="true" text:style-name="L1">
                <text:list-item>
                  <text:p text:style-name="P72">1</text:p>
                </text:list-item>
              </text:list>
            </table:table-cell>
            <table:table-cell table:style-name="Таблица14.B1" office:value-type="string">
              <text:section text:style-name="Sect4" text:name="Раздел24">
                <text:p text:style-name="P34"><text:span text:style-name="T11">SilkETW</text:span><text:span text:style-name="T12">.</text:span><text:span text:style-name="T11">exe</text:span><text:span text:style-name="T13"> </text:span>-<text:span text:style-name="T11">t</text:span><text:span text:style-name="T13"> </text:span><text:span text:style-name="T11">user</text:span><text:span text:style-name="T13"> </text:span>-<text:span text:style-name="T16">pn </text:span><text:span text:style-name="T11">Microsoft</text:span>-<text:span text:style-name="T11">Windows</text:span>-<text:span text:style-name="T11">DotNETRuntime</text:span><text:span text:style-name="T13"> </text:span>-<text:span text:style-name="T11">uk</text:span><text:span text:style-name="T13"> </text:span><text:span text:style-name="T14">0x2008</text:span><text:span text:style-name="T13"> </text:span>-<text:span text:style-name="T16">ot </text:span><text:span text:style-name="T11">file</text:span><text:span text:style-name="T13"> </text:span>-<text:span text:style-name="T11">p</text:span><text:span text:style-name="T13"> </text:span><text:span text:style-name="T11">Loader</text:span><text:span text:style-name="T12">.</text:span><text:span text:style-name="T11">json</text:span></text:p>
              </text:section>
            </table:table-cell>
          </table:table-row>
        </table:table>
      </text:section>
      <text:p text:style-name="P18">Затем можно агрегировать события загрузки и выгрузки доменов приложений и выявить процесс, который генерирует больше всего таких событий.</text:p>
      <text:list xml:id="list1811364132" text:continue-numbering="true" text:style-name="L1">
        <text:list-item>
          <text:p text:style-name="P54"><draw:a xlink:type="simple" xlink:href="https://media.kasperskycontenthub.com/wp-content/uploads/sites/58/2021/09/20205904/Abnormal_CLR_activities_23.png"><draw:frame draw:style-name="fr2" draw:name="Графический объект33" text:anchor-type="as-char" svg:width="16.21cm" svg:height="11.633cm" draw:z-index="138"><draw:image xlink:href="https://media.kasperskycontenthub.com/wp-content/uploads/sites/58/2021/09/20205904/Abnormal_CLR_activities_23.png" xlink:type="simple" xlink:show="embed" xlink:actuate="onLoad"/></draw:frame></draw:a></text:p>
        </text:list-item>
        <text:list-item>
          <text:p text:style-name="P54"><draw:a xlink:type="simple" xlink:href="https://media.kasperskycontenthub.com/wp-content/uploads/sites/58/2021/09/20205921/Abnormal_CLR_activities_24.png"><draw:frame draw:style-name="fr2" draw:name="Графический объект34" text:anchor-type="as-char" svg:width="27.164cm" svg:height="3.722cm" draw:z-index="16"><draw:image xlink:href="https://media.kasperskycontenthub.com/wp-content/uploads/sites/58/2021/09/20205921/Abnormal_CLR_activities_24-1024x138.png" xlink:type="simple" xlink:show="embed" xlink:actuate="onLoad"/></draw:frame></draw:a></text:p>
        </text:list-item>
      </text:list>
      <text:p text:style-name="P17">Хотелось бы, наверное, иметь возможность сканировать память сборки и ее ресурсы при выгрузке, а не только при загрузке, как это сейчас реализовано в интерфейсе AMSI. При этом стоит отметить, что сканирование памяти при завершении работы сборки или домена приложения не может предотвратить запуск нежелательного ПО. Оно лишь позволяет обнаружить сам факт того, что подобный запуск был. Также следует иметь в виду, что любое дополнительное сканирование памяти негативно скажется на производительности.</text:p>
      <text:h text:style-name="Heading_20_3" text:outline-level="3"><text:bookmark text:name="obnaruzhenie-com-aktivacii-sredy-clr-i-zagruzki-udalennoj-sborki1"/><text:span text:style-name="T1">Часть 3. </text:span>Обнаружение COM-активации среды CLR </text:h>
      <text:section text:style-name="Sect6" text:name="Раздел25">
        <text:p text:style-name="P35"><text:soft-page-break/>Трюк с загрузкой удаленного кода через активацию COM-сервера в Explorer можно увидеть, если наблюдать за событием 187 и обращать внимание на параметры активации среды (startupMode и COMObjectGUID).</text:p>
      </text:section>
      <text:list xml:id="list1219552378" text:continue-numbering="true" text:style-name="L1">
        <text:list-header>
          <text:p text:style-name="P57"/>
          <text:p text:style-name="P50">03.11.21<text:note text:id="ftn3" text:note-class="endnote"><text:note-citation>ii</text:note-citation><text:note-body><text:list xml:id="list6033708530947124606" text:style-name="L5"><text:list-item><text:p text:style-name="P67"><text:a xlink:type="simple" xlink:href="../Информатика.%20Лабораторная%20работа%20№%203%20(1).pdf" text:style-name="Internet_20_link" text:visited-style-name="Visited_20_Internet_20_Link"><text:span text:style-name="T2">C:\Users\Student\Downloads\Информатика. Лабораторная работа № 3 (1).pdf</text:span></text:a></text:p></text:list-item></text:list></text:note-body></text:note> 13:45:36<text:note text:id="ftn4" text:note-class="footnote"><text:note-citation>2</text:note-citation><text:note-body><text:p text:style-name="P38">Дата</text:p></text:note-body></text:note></text:p>
          <text:p text:style-name="P59"><draw:custom-shape text:anchor-type="paragraph" draw:z-index="111" draw:style-name="gr1" draw:text-style-name="P79" svg:width="6.469cm" svg:height="0.59cm" svg:x="4.972cm" svg:y="0.019cm"><text:p text:style-name="P78"><text:span text:style-name="T18">Fontwork </text:span></text:p><draw:enhanced-geometry svg:viewBox="0 0 21600 21600"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
        </text:list-header>
      </text:list>
      <text:p text:style-name="P19">Александр Родченко - Обход обнаружения в CLR: пример атаки и способы ее выявления</text:p>
      <text:list xml:id="list228831183" text:continue-list="list1219552378" text:style-name="L1">
        <text:list-item>
          <text:p text:style-name="P49">Оглавление</text:p>
        </text:list-item>
      </text:list>
      <text:table-of-content text:style-name="Sect1" text:name="Оглавление3">
        <text:table-of-content-source text:outline-level="10" text:index-scope="chapter">
          <text:index-title-template text:style-name="Contents_20_Heading">Оглавление. </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Раздел26">
            <text:p text:style-name="Contents_20_Heading">Оглавление. </text:p>
          </text:index-title>
          <text:p text:style-name="P40">Глава 1. Часть 1. Введение.Что такое CLR?<text:tab/>1</text:p>
          <text:p text:style-name="P41">Часть 2. Общие сведения о CLR.<text:tab/>2</text:p>
          <text:p text:style-name="P40">Глава 2. Часть 1. Старт процесса<text:tab/>2</text:p>
          <text:p text:style-name="P41">Часть 2. Запуск CLR<text:tab/>3</text:p>
          <text:p text:style-name="P41">Часть 3. Загрузка домена приложения<text:tab/>3</text:p>
          <text:p text:style-name="P41">Часть 4. Загрузка сборки<text:tab/>4</text:p>
          <text:p text:style-name="P41">Часть 5. Загрузка модуля<text:tab/>4</text:p>
          <text:p text:style-name="P40">Глава 3. Часть 1. Обход обнаружения в CLR<text:tab/>5</text:p>
          <text:p text:style-name="P41">Часть 2.Запуск Covenant в одном домене приложения<text:tab/>5</text:p>
          <text:p text:style-name="P41">Часть 3. Инъекция кода<text:tab/>6</text:p>
          <text:p text:style-name="P41">Часть 4. Использование COM-сервера для удаленного выполнения кода<text:tab/>8</text:p>
          <text:p text:style-name="P40">Глава 4. Часть 1. Собираем знания воедино<text:tab/>9</text:p>
          <text:p text:style-name="P41">Часть 2. Обнаружение очистки памяти CLR<text:tab/>14</text:p>
          <text:p text:style-name="P41">Часть 3. Обнаружение COM-активации среды CLR <text:tab/>16</text:p>
        </text:index-body>
      </text:table-of-content>
      <text:h text:style-name="P31" text:outline-level="3"/>
      <text:p text:style-name="P16"><draw:a xlink:type="simple" xlink:href="https://securelist.ru/author/alexander-rodchenko/"><draw:frame draw:style-name="fr2" draw:name="Графический объект35" text:anchor-type="as-char" svg:width="0.097cm" svg:height="0.097cm" draw:z-index="17"><draw:image xlink:href="https://securelist.ru/wp-content/themes/securelist2020/assets/images/avatar-default/avatar_default_3.png" xlink:type="simple" xlink:show="embed" xlink:actuate="onLoad"/></draw:frame></draw:a></text:p>
      <text:h text:style-name="P27" text:outline-level="2">Глава 1. Часть 1. Введение.Что такое <text:span text:style-name="T2">CLR?</text:span></text:h>
      <text:p text:style-name="P22"/>
      <text:p text:style-name="P25"><text:span text:style-name="T3">В последнее время соотношение затрат на атаку и защиту от нее меняется не в пользу защитников. Большинство злоумышленников и пентестеров используют </text:span><text:a xlink:type="simple" xlink:href="https://github.com/gentilkiwi/mimikatz/" office:target-frame-name="_blank" xlink:show="new" text:style-name="Internet_20_link" text:visited-style-name="Visited_20_Internet_20_Link"><text:span text:style-name="T5">Mimikatz</text:span></text:a><text:span text:style-name="T3">, </text:span><text:a xlink:type="simple" xlink:href="https://github.com/BloodHoundAD/SharpHound3" office:target-frame-name="_blank" xlink:show="new" text:style-name="Internet_20_link" text:visited-style-name="Visited_20_Internet_20_Link"><text:span text:style-name="T5">SharpHound</text:span></text:a><text:span text:style-name="T3">, </text:span><text:a xlink:type="simple" xlink:href="https://github.com/GhostPack/Seatbelt" office:target-frame-name="_blank" xlink:show="new" text:style-name="Internet_20_link" text:visited-style-name="Visited_20_Internet_20_Link"><text:span text:style-name="T5">SeatBelt</text:span></text:a><text:span text:style-name="T3">, </text:span><text:a xlink:type="simple" xlink:href="https://github.com/GhostPack/Rubeus" office:target-frame-name="_blank" xlink:show="new" text:style-name="Internet_20_link" text:visited-style-name="Visited_20_Internet_20_Link"><text:span text:style-name="T5">Rubeus</text:span></text:a><text:span text:style-name="T3">, </text:span><text:a xlink:type="simple" xlink:href="https://github.com/GhostPack/" office:target-frame-name="_blank" xlink:show="new" text:style-name="Internet_20_link" text:visited-style-name="Visited_20_Internet_20_Link"><text:span text:style-name="T5">GhostPack</text:span></text:a><text:span text:style-name="T3"> и другие общедоступные инструменты. Эта так называемая </text:span><text:a xlink:type="simple" xlink:href="https://medium.com/@johnlatwc/the-githubification-of-infosec-afbdbfaad1d1" office:target-frame-name="_blank" xlink:show="new" text:style-name="Internet_20_link" text:visited-style-name="Visited_20_Internet_20_Link"><text:span text:style-name="T5">«гитхабификация»</text:span></text:a><text:span text:style-name="T3"> процессов, которая происходит и в «красных командах», снижает стоимость атаки. Это позволяет различным командам злоумышленников переключить внимание с разработки вредоносного ПО со схожей функциональностью на, например, изобретение способов обхода обнаружения. Нет смысла писать с нуля код, который в итоге могут заблокировать защитные решения, если можно научиться использовать уже существующие инструменты — достаточно только «спрятать» их от детектирования. Это дешевле, особенно если использовать для «сокрытия» набор утилит с открытым кодом. При этом стоимость защиты от такой атаки только вырастет, ведь службе безопасности атакуемой организации придется бороться как с широким спектром свободно распространяемого инструментария атакующих, так и со </text:span><text:a xlink:type="simple" xlink:href="https://attack.mitre.org/tactics/TA0005/" office:target-frame-name="_blank" xlink:show="new" text:style-name="Internet_20_link" text:visited-style-name="Visited_20_Internet_20_Link"><text:span text:style-name="T5">средствами и способами обхода защитных решений</text:span></text:a><text:span text:style-name="T3">.</text:span></text:p>
      <text:p text:style-name="P25"><text:span text:style-name="T3">Бесфайловые атаки, активное использование инструментов </text:span><text:a xlink:type="simple" xlink:href="https://lolbas-project.github.io/" office:target-frame-name="_blank" xlink:show="new" text:style-name="Internet_20_link" text:visited-style-name="Visited_20_Internet_20_Link"><text:span text:style-name="T5">LOLBAS</text:span></text:a><text:span text:style-name="T3">, шифрование во время выполнения, загрузчики и упаковщики — все это позволяет обходить защитные решения и средства контроля. Mimikatz внутри </text:span><text:a xlink:type="simple" xlink:href="https://troopers.de/media/filer_public/82/de/82de5e58-0bd1-447a-b4f9-8a908ad2ef70/mind_the_gap_-_final.pdf" office:target-frame-name="_blank" xlink:show="new" text:style-name="Internet_20_link" text:visited-style-name="Visited_20_Internet_20_Link"><text:span text:style-name="T5">InstallUtil.exe</text:span></text:a><text:span text:style-name="T3"> ни для кого уже не новость. В этой статье мы </text:span><text:span text:style-name="T3">рассмотрим одну из техник, которую злоумышленники могут использовать для сокрытия вредоносной активности в памяти, а именно — удаление индикаторов компрометации из памяти. Затем мы расскажем об инструментах и методах обнаружения применения этой техники. В качестве предметной области мы </text:span><text:soft-page-break/><text:span text:style-name="T3">рассмотрим приложения, которые исполняются в среде </text:span><text:a xlink:type="simple" xlink:href="https://ru.wikipedia.org/wiki/Common_Language_Runtime" office:target-frame-name="_blank" xlink:show="new" text:style-name="Internet_20_link" text:visited-style-name="Visited_20_Internet_20_Link"><text:span text:style-name="T5">CLR</text:span></text:a><text:span text:style-name="T3"> (Common Language Runtime, среда выполнения) или используют ее. Это и PowerShell, и многочисленные инструменты LOLBAS, и множество утилит, написанных на C#.</text:span></text:p>
      <text:p text:style-name="P25"><text:span text:style-name="T3">Если вы знакомы с CLR, пролистайте до раздела </text:span><text:a xlink:type="simple" xlink:href="https://securelist.ru/detection-evasion-in-clr-and-tips-on-how-to-detect-such-attacks/103633/#obhod" text:style-name="Internet_20_link" text:visited-style-name="Visited_20_Internet_20_Link"><text:span text:style-name="T5">«Обход обнаружения в CLR»</text:span></text:a><text:span text:style-name="T3">.</text:span></text:p>
      <text:h text:style-name="Heading_20_3" text:outline-level="3"><text:bookmark text:name="obshhie-svedeniya-o-sborkax-i-kode-kotoryj-ispolnyaetsya-v-clr2"/><text:span text:style-name="T1">Часть 2. </text:span>Общие сведения о CLR.</text:h>
      <text:p text:style-name="P25"><text:span text:style-name="T3">Для начала давайте разберемся, каким образом в CLR появляется исполняемый код. При компиляции исходного кода, написанного, например, на C#, компилятор выдает не готовый для исполнения PE-файл, а </text:span><text:a xlink:type="simple" xlink:href="https://docs.microsoft.com/ru-ru/dotnet/standard/assembly/" office:target-frame-name="_blank" xlink:show="new" text:style-name="Internet_20_link" text:visited-style-name="Visited_20_Internet_20_Link"><text:span text:style-name="T5">сборку</text:span></text:a><text:span text:style-name="T3">. Это прежде всего набор инструкций (</text:span><text:a xlink:type="simple" xlink:href="https://ru.wikipedia.org/wiki/Common_Intermediate_Language" office:target-frame-name="_blank" xlink:show="new" text:style-name="Internet_20_link" text:visited-style-name="Visited_20_Internet_20_Link"><text:span text:style-name="T5">CIL</text:span></text:a><text:span text:style-name="T3">-код) для среды выполнения, чтобы она смогла в процессе исполнения этой сборки сгенерировать native code, то есть машинный код платформы, на которой выполняется программа. </text:span><text:span text:style-name="T3">Этот код в свою очередь и будет исполнен. Процесс создания машинного кода из сборки в момент исполнения называется </text:span><text:a xlink:type="simple" xlink:href="https://ru.wikipedia.org/wiki/JIT-компиляция" office:target-frame-name="_blank" xlink:show="new" text:style-name="Internet_20_link" text:visited-style-name="Visited_20_Internet_20_Link"><text:span text:style-name="T5">JIT-компиляцией</text:span></text:a><text:span text:style-name="T3">.</text:span></text:p>
      <text:p text:style-name="P15"/>
      <text:p text:style-name="P24"><text:span text:style-name="Emphasis"><text:span text:style-name="T4">Common Language Runtime. Источник: </text:span></text:span><text:a xlink:type="simple" xlink:href="https://ru.wikipedia.org/wiki/Common_Language_Runtime" office:target-frame-name="_blank" xlink:show="new" text:style-name="Internet_20_link" text:visited-style-name="Visited_20_Internet_20_Link"><text:span text:style-name="Emphasis"><text:span text:style-name="T6">https://ru.wikipedia.org/wiki/Common_Language_Runtime</text:span></text:span></text:a></text:p>
      <text:p text:style-name="P25"><text:span text:style-name="T3">Сборка, полученная в результате компиляции приложения, </text:span><text:a xlink:type="simple" xlink:href="https://docs.microsoft.com/ru-ru/dotnet/standard/assembly/contents" office:target-frame-name="_blank" xlink:show="new" text:style-name="Internet_20_link" text:visited-style-name="Visited_20_Internet_20_Link"><text:span text:style-name="T5">будет содержать</text:span></text:a><text:span text:style-name="T3"> в себе следующую информацию:</text:span></text:p>
      <text:p text:style-name="P25"><text:span text:style-name="T3">Метаданные о классах, интерфейсах, типах, методах и полях в сборке. Эта информация нужна для того, чтобы среда CLR могла оперировать написанным кодом: загружать, ссылаться на него, запускать один фрагмент кода из другого и передавать входные и выходные данные. Процесс чтения и применения этих данных называется </text:span><text:a xlink:type="simple" xlink:href="https://ru.wikipedia.org/wiki/Отражение_(программирование)" office:target-frame-name="_blank" xlink:show="new" text:style-name="Internet_20_link" text:visited-style-name="Visited_20_Internet_20_Link"><text:span text:style-name="T5">отражением</text:span></text:a><text:span text:style-name="T3">.</text:span></text:p>
      <text:p text:style-name="P17">Сам код, определенный в модулях. Он не запустится, если его не обработает CLR.</text:p>
      <text:p text:style-name="P25"><text:a xlink:type="simple" xlink:href="https://docs.microsoft.com/ru-ru/dotnet/standard/assembly/manifest" office:target-frame-name="_blank" xlink:show="new" text:style-name="Internet_20_link" text:visited-style-name="Visited_20_Internet_20_Link"><text:span text:style-name="T5">Манифест</text:span></text:a><text:span text:style-name="T3"> — это данные о безопасности, версиях, зависимостях и составных частях сборки. Манифест определяет, что нужно, чтобы запустить код. Например, если для запуска кода необходимо наличие </text:span><text:a xlink:type="simple" xlink:href="https://github.com/JamesNK/Newtonsoft.Json" office:target-frame-name="_blank" xlink:show="new" text:style-name="Internet_20_link" text:visited-style-name="Visited_20_Internet_20_Link"><text:span text:style-name="T5">https://github.com/JamesNK/Newtonsoft.Json</text:span></text:a><text:span text:style-name="T3">, то это будет определено в манифесте.</text:span></text:p>
      <text:p text:style-name="P17">Ресурсы. Файлы и данные любых типов, которые могут быть включены в саму сборку или храниться отдельно.</text:p>
      <text:p text:style-name="P17">Загрузка и исполнение сборок — это сложный процесс. Давайте разберемся, как он происходит.</text:p>
      <text:h text:style-name="P26" text:outline-level="2"/>
      <text:h text:style-name="P26" text:outline-level="2"><text:bookmark text:name="chto-proisxodit-pri-starte-processa2"/>Глава 2. Часть 1. Старт процесса</text:h>
      <text:p text:style-name="P25"><text:span text:style-name="T3">Хорошее представление о том, что и как загружается в </text:span><text:a xlink:type="simple" xlink:href="https://ru.wikipedia.org/wiki/Управляемый_код" office:target-frame-name="_blank" xlink:show="new" text:style-name="Internet_20_link" text:visited-style-name="Visited_20_Internet_20_Link"><text:span text:style-name="T5">управляемый процесс</text:span></text:a><text:span text:style-name="T3">, дает </text:span><text:a xlink:type="simple" xlink:href="https://docs.microsoft.com/en-us/dotnet/framework/performance/clr-etw-providers#the-runtime-provider" office:target-frame-name="_blank" xlink:show="new" text:style-name="Internet_20_link" text:visited-style-name="Visited_20_Internet_20_Link"><text:span text:style-name="T5">ETW CLR Runtime Provider</text:span></text:a><text:span text:style-name="T3"> (GUID e13c0d23-ccbc-4e12-931b-d9cc2eee27e4).</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P36"><text:span text:style-name="Strong_20_Emphasis"><text:span text:style-name="T9">Событие</text:span></text:span></text:p>
          </table:table-cell>
          <table:table-cell table:style-name="Таблица15.A1" office:value-type="string">
            <text:p text:style-name="P36"><text:span text:style-name="Strong_20_Emphasis">№</text:span></text:p>
          </table:table-cell>
          <table:table-cell table:style-name="Таблица15.A1" office:value-type="string">
            <text:p text:style-name="P36"><text:span text:style-name="Strong_20_Emphasis"><text:span text:style-name="T9">Количество на процес</text:span></text:span><text:span text:style-name="Strong_20_Emphasis"><text:span text:style-name="T9">с</text:span></text:span></text:p>
          </table:table-cell>
          <table:table-cell table:style-name="Таблица15.A1" office:value-type="string">
            <text:p text:style-name="P36"><text:span text:style-name="Strong_20_Emphasis"><text:span text:style-name="T9">Описание</text:span></text:span></text:p>
          </table:table-cell>
        </table:table-row>
        <table:table-row>
          <table:table-cell table:style-name="Таблица15.A1" office:value-type="string">
            <text:p text:style-name="P36">RuntimeInformationEvent</text:p>
          </table:table-cell>
          <table:table-cell table:style-name="Таблица15.A1" office:value-type="string">
            <text:p text:style-name="P36">187</text:p>
          </table:table-cell>
          <table:table-cell table:style-name="Таблица15.A1" office:value-type="string">
            <text:p text:style-name="P36">Одно</text:p>
          </table:table-cell>
          <table:table-cell table:style-name="Таблица15.A1" office:value-type="string">
            <text:p text:style-name="P36">Запуск CLR</text:p>
          </table:table-cell>
        </table:table-row>
        <table:table-row>
          <table:table-cell table:style-name="Таблица15.A1" office:value-type="string">
            <text:p text:style-name="P36">AppDomainLoad_V1</text:p>
          </table:table-cell>
          <table:table-cell table:style-name="Таблица15.A1" office:value-type="string">
            <text:p text:style-name="P36">156</text:p>
          </table:table-cell>
          <table:table-cell table:style-name="Таблица15.A1" office:value-type="string">
            <text:p text:style-name="P36">Много</text:p>
          </table:table-cell>
          <table:table-cell table:style-name="Таблица15.A1" office:value-type="string">
            <text:p text:style-name="P36">Загрузка домена приложения</text:p>
          </table:table-cell>
        </table:table-row>
        <table:table-row>
          <table:table-cell table:style-name="Таблица15.A1" office:value-type="string">
            <text:p text:style-name="P36">AssemblyLoad_V1</text:p>
          </table:table-cell>
          <table:table-cell table:style-name="Таблица15.A1" office:value-type="string">
            <text:p text:style-name="P36">154</text:p>
          </table:table-cell>
          <table:table-cell table:style-name="Таблица15.A1" office:value-type="string">
            <text:p text:style-name="P36">Много</text:p>
          </table:table-cell>
          <table:table-cell table:style-name="Таблица15.A1" office:value-type="string">
            <text:p text:style-name="P36">Загрузка сборки</text:p>
          </table:table-cell>
        </table:table-row>
        <table:table-row>
          <table:table-cell table:style-name="Таблица15.A1" office:value-type="string">
            <text:p text:style-name="P36">ModuleLoad_V2</text:p>
          </table:table-cell>
          <table:table-cell table:style-name="Таблица15.A1" office:value-type="string">
            <text:p text:style-name="P36">152</text:p>
          </table:table-cell>
          <table:table-cell table:style-name="Таблица15.A1" office:value-type="string">
            <text:p text:style-name="P36">Много</text:p>
          </table:table-cell>
          <table:table-cell table:style-name="Таблица15.A1" office:value-type="string">
            <text:p text:style-name="P36">Загрузка модуля<text:line-break/><text:span text:style-name="Strong_20_Emphasis"><text:span text:style-name="T10">Код, который мы написали, тут</text:span></text:span></text:p>
          </table:table-cell>
        </table:table-row>
        <table:table-row>
          <table:table-cell table:style-name="Таблица15.A1" office:value-type="string">
            <text:p text:style-name="P36">ModuleUnload_V2</text:p>
          </table:table-cell>
          <table:table-cell table:style-name="Таблица15.A1" office:value-type="string">
            <text:p text:style-name="P36">153</text:p>
          </table:table-cell>
          <table:table-cell table:style-name="Таблица15.A1" office:value-type="string">
            <text:p text:style-name="P36">Много</text:p>
          </table:table-cell>
          <table:table-cell table:style-name="Таблица15.A1" office:value-type="string">
            <text:p text:style-name="P36">Выгрузка модуля</text:p>
          </table:table-cell>
        </table:table-row>
        <text:soft-page-break/>
        <table:table-row>
          <table:table-cell table:style-name="Таблица15.A1" office:value-type="string">
            <text:p text:style-name="P36">AssemblyUnload_V1</text:p>
          </table:table-cell>
          <table:table-cell table:style-name="Таблица15.A1" office:value-type="string">
            <text:p text:style-name="P36">155</text:p>
          </table:table-cell>
          <table:table-cell table:style-name="Таблица15.A1" office:value-type="string">
            <text:p text:style-name="P36">Много</text:p>
          </table:table-cell>
          <table:table-cell table:style-name="Таблица15.A1" office:value-type="string">
            <text:p text:style-name="P36">Выгрузка сборки</text:p>
          </table:table-cell>
        </table:table-row>
        <table:table-row>
          <table:table-cell table:style-name="Таблица15.A1" office:value-type="string">
            <text:p text:style-name="P36">AppDomainUnLoad_V1</text:p>
          </table:table-cell>
          <table:table-cell table:style-name="Таблица15.A1" office:value-type="string">
            <text:p text:style-name="P36">157</text:p>
          </table:table-cell>
          <table:table-cell table:style-name="Таблица15.A1" office:value-type="string">
            <text:p text:style-name="P36">Много</text:p>
          </table:table-cell>
          <table:table-cell table:style-name="Таблица15.A1" office:value-type="string">
            <text:p text:style-name="P36">Выгрузка домена приложения. С точки зрения аналитика SOC может быть интересно, если это событие происходит многократно в случайные промежутки времени.</text:p>
          </table:table-cell>
        </table:table-row>
      </table:table>
      <text:h text:style-name="P29" text:outline-level="3"><text:bookmark text:name="zapusk-clr2"/><text:span text:style-name="T1">Часть 2. </text:span>Запуск CLR</text:h>
      <text:p text:style-name="P25"><text:span text:style-name="T3">При разработке CLR компания Microsoft реализовала его как COM-сервер, содержащийся внутри DLL. То есть определила для среды CLR стандартный COM-интерфейс и присвоила GUID этому интерфейсу и COM-</text:span><text:span text:style-name="T3">серверу. Когда вы устанавливаете .NET Framework, COM-сервер, представляющий CLR, регистрируется в реестре Windows, как и любой другой COM-сервер. </text:span><text:span text:style-name="Strong_20_Emphasis"><text:span text:style-name="T3">Любое приложение Windows может размещать среду CLR</text:span></text:span><text:span text:style-name="T3">. Когда это происходит, генерируется событие 187. В этом событии отражено то, каким образом была активирована среда CLR. В случае COM-активации CLR поля StartupMode, ComObjectGUID будут содержать крайне полезную информацию.</text:span></text:p>
      <text:p text:style-name="P17">Если вам нужна дополнительная информация по этой теме, обратитесь к заголовочному файлу MetaHost.h на C++, который поставляется с .NET Framework SDK. Этот файл задает идентификаторы GUID и определение неуправляемого интерфейса ICLRMetaHostinterface. Вы научитесь запускать CLR с помощью любого языка: С++, Python и т. д.</text:p>
      <text:h text:style-name="P29" text:outline-level="3"><text:bookmark text:name="zagruzka-domena-prilozheniya2"/><text:span text:style-name="T1">Часть 3. </text:span>Загрузка домена приложения</text:h>
      <text:p text:style-name="P17">После запуска CLR создается событие 156 — загрузка домена приложения в CLR. Когда COM-сервер CLR инициализируется, он создает домен приложения (AppDomain) — логический контейнер для набора сборок, которые, как правило, реализуют функциональное приложение. Также домен приложения — это механизм в CLR, который  дает возможность запустить группу приложений в одном процессе, обеспечивая их относительную изоляцию друг от друга и в то же время позволяя им взаимодействовать друг с другом значительно быстрее. В одном процессе может работать много доменов приложений. Первый домен приложения, созданный при инициализации среды CLR, называется доменом приложения по умолчанию и уничтожается только после завершения процесса Windows.</text:p>
      <text:p text:style-name="P25"><text:span text:style-name="T3">К объектам, созданным в одном домене приложения, нельзя получить доступ напрямую с помощью кода в другом домене приложения. Когда код в домене приложения создает объект, данный объект «принадлежит» этому </text:span><text:span text:style-name="T3">домену приложения. </text:span><text:span text:style-name="Strong_20_Emphasis"><text:span text:style-name="T3">Также объекту (артефакту в том числе) не разрешается существовать дольше домена приложения, код которого его создал.</text:span></text:span><text:span text:style-name="T3"> Код внутри домена приложения может получить доступ к объекту других доменов приложений только с помощью </text:span><text:a xlink:type="simple" xlink:href="https://docs.microsoft.com/ru-ru/dotnet/framework/interop/interop-marshaling" office:target-frame-name="_blank" xlink:show="new" text:style-name="Internet_20_link" text:visited-style-name="Visited_20_Internet_20_Link"><text:span text:style-name="T5">маршалинга</text:span></text:a><text:span text:style-name="T3"> (передачи данных) по ссылке или по значению. Это обеспечивает четкие границы между приложениями, поскольку код в одном </text:span><text:soft-page-break/><text:span text:style-name="T3">домене приложения не может иметь прямой ссылки на объект, созданный кодом в другом домене приложения. Эта изоляция позволяет легко выгружать домены приложений из процесса, не затрагивая код, выполняющийся в других доменах приложений.</text:span></text:p>
      <table:table table:name="Таблица16" table:style-name="Таблица16">
        <table:table-column table:style-name="Таблица16.A"/>
        <table:table-row>
          <table:table-cell table:style-name="Таблица16.A1" office:value-type="string">
            <text:p text:style-name="P36">Заметим, что CLR не поддерживает возможность выгрузки отдельной сборки из домена приложения. Однако вы можете дать CLR команду выгрузить весь домен, что приведет к выгрузке всех сборок, содержащихся в нем в данный момент.</text:p>
          </table:table-cell>
        </table:table-row>
      </table:table>
      <text:p text:style-name="P17">То, что каждое приложение запускается в собственном адресном пространстве процесса, — замечательное свойство Windows. Оно гарантирует, что код в одном приложении не сможет получить доступ к коду или данным, используемым другим приложением. Изоляция процессов предотвращает появление дыр в безопасности, повреждение данных и другие непредсказуемые события, и это делает операционную систему и приложения, работающие в ней, надежными. К сожалению, создание процессов в Windows очень «дорого». Функция Win32 CreateProcess работает очень медленно, а Windows требует много памяти для виртуализации адресного пространства процесса.</text:p>
      <text:p text:style-name="P25"><text:span text:style-name="T3">Однако если приложение полностью состоит из управляемого кода, который является достаточно безопасным и не вызывает неуправляемый код, можно без проблем запустить несколько управляемых приложений в одном процессе Windows. Домены приложений обеспечивают изоляцию, необходимую для защиты, настройки и завершения работы каждого из этих приложений. </text:span><text:span text:style-name="Strong_20_Emphasis"><text:span text:style-name="T3">Единицей изоляции для кода в CLR является домен приложения, а не процесс</text:span></text:span><text:span text:style-name="T3">. При этом мы можем сказать с рядом допущений, что старт процесса в семантике WinAPI аналогичен созданию домена приложения. Для SOC-аналитика будет лучше думать, что события загрузки домена приложения и старта процесса функционально одинаковы.</text:span></text:p>
      <text:p text:style-name="P17">Жесткого ограничения на количество доменов приложений, которые могут выполняться в одном процессе Windows, не существует. Их можно сравнить с сайтами на одном сервере IIS. Каждый сайт — это отдельный домен приложения, который изолирован от других сайтов и который можно выгрузить из сервера, не затрагивая их.</text:p>
      <text:p text:style-name="P15"/>
      <text:h text:style-name="P29" text:outline-level="3"><text:bookmark text:name="zagruzka-sborki2"/><text:span text:style-name="T1">Часть 4. </text:span>Загрузка сборки</text:h>
      <text:p text:style-name="P25"><text:span text:style-name="T3">В домен приложения загружается </text:span><text:a xlink:type="simple" xlink:href="https://docs.microsoft.com/ru-ru/dotnet/standard/assembly/#assemblies-in-the-common-language-runtime" office:target-frame-name="_blank" xlink:show="new" text:style-name="Internet_20_link" text:visited-style-name="Visited_20_Internet_20_Link"><text:span text:style-name="T5">сборка</text:span></text:a><text:span text:style-name="T3">. Сборка определяет ряд правил для кода, который в ней содержится, предоставляет CLR (и другому коду) сведения о типах и классах, определенных в сборке. В некоторых случаях сборка может быть нейтральной к домену приложения, и ее код могут использовать все домены, однако в данной статье нас не интересуют такие сборки.</text:span></text:p>
      <text:h text:style-name="P29" text:outline-level="3"><text:span text:style-name="T1">Часть 5. </text:span>Загрузка модуля</text:h>
      <text:p text:style-name="P25"><text:span text:style-name="T3">В сборку загружаются </text:span><text:a xlink:type="simple" xlink:href="https://stackoverflow.com/a/27881763" office:target-frame-name="_blank" xlink:show="new" text:style-name="Internet_20_link" text:visited-style-name="Visited_20_Internet_20_Link"><text:span text:style-name="T5">модули</text:span></text:a><text:span text:style-name="T3">, которые уже содержат непосредственно СIL-код. На этот CIL-код накладываются правила, описанные в сборке, и происходит процесс JIT-компиляции CIL в готовый для исполнения native </text:span><text:span text:style-name="T3">code. </text:span><text:span text:style-name="Strong_20_Emphasis"><text:span text:style-name="T3">Чтобы избавиться от артефакта, который определен в модуле или появляется в нем в ходе работы, нужно выгрузить весь домен приложения</text:span></text:span><text:span text:style-name="T3">.</text:span></text:p>
      <text:p text:style-name="P17">На рисунке показан отдельный процесс Windows, в котором работает один COM-сервер CLR. Эта среда CLR в данный момент управляет двумя доменами приложений. Каждый домен имеет свою собственную кучу загрузчика, а каждая куча имеет запись о том, какие типы были доступны с момента создания домена. Каждый объект типа в куче загрузчика имеет таблицу методов, и каждая запись в <text:soft-page-break/>таблице методов указывает на JIT-скомпилированный собственный код, если метод был выполнен хотя бы один раз.</text:p>
      <text:p text:style-name="P15"/>
      <text:p text:style-name="P24"><text:span text:style-name="Emphasis"><text:span text:style-name="T4">CLR via C#. Источник: J. Richter</text:span></text:span></text:p>
      <text:h text:style-name="P28" text:outline-level="2"><text:bookmark text:name="obhod2"/><text:span text:style-name="T1">Глава 3. Часть 1. </text:span>Обход обнаружения в CLR</text:h>
      <text:p text:style-name="P25"><text:span text:style-name="T3">Для начала разберем, как атака может быть обнаружена. В качестве примера возьмем фреймворк для пентеста </text:span><text:a xlink:type="simple" xlink:href="https://github.com/cobbr/Covenant" office:target-frame-name="_blank" xlink:show="new" text:style-name="Internet_20_link" text:visited-style-name="Visited_20_Internet_20_Link"><text:span text:style-name="T5">Covenant</text:span></text:a><text:span text:style-name="T3">.</text:span></text:p>
      <text:h text:style-name="P29" text:outline-level="3"><text:bookmark text:name="single_domain2"/><text:span text:style-name="T1">Часть 2.</text:span>Запуск Covenant в одном домене приложения</text:h>
      <text:p text:style-name="P17">Посмотрим, как работает Covenant. Запустим в системе Grunt (в терминологии данного фреймворка это программа, отвечающая за обмен данными с сервером и запускающая задания на исполнение). Затем мы запустим ряд типичных для злоумышленника действий, а именно: сбор информации о текущем пользователе, автозагрузке, просмотр сведений о билетах Kerberos, загруженных в сессию текущего пользователя, и об истории браузера. Итого — в один домен приложения загружаются несколько сборок: Seatbelt AutoRuns, Seatbelt ChromeHistory, Rubeus klist и другие.</text:p>
      <text:p text:style-name="P15"/>
      <text:p text:style-name="P24"><text:span text:style-name="Emphasis"><text:span text:style-name="T4">Загруженные сборки Rubeus и Seatbelt</text:span></text:span></text:p>
      <text:p text:style-name="P17">Как видите, в один домен приложения загружаются сборки с разной функциональностью. Более того, эти сборки могут быть замечены классическим средством мониторинга, поскольку могут содержать различные артефакты, которые появились в результате работы кода или были определены непосредственно в коде. А выгрузить их не выйдет, ведь они связаны одним доменом приложения с кодом, реализующим работу с CnC.</text:p>
      <text:h text:style-name="P29" text:outline-level="3"><text:bookmark text:name="injection2"/><text:span text:style-name="T1">Часть 3. И</text:span>нъекция кода</text:h>
      <text:p text:style-name="P17">Что может сделать атакующий, чтобы затруднить обнаружение? Он может использовать классические средства разделения кода: инъекции кода и/или старт нового процесса. Однако это не всегда возможно: существуют ситуации, когда как инъекции, так и старт нового процесса будут слишком заметны для средств мониторинга. Также не всегда является возможным закрытие какого-то процесса, который содержит артефакт, — например, в том случае, если для инъекции использовался системный процесс.</text:p>
      <text:p text:style-name="P25"><text:span text:style-name="T3">Чтобы продемонстрировать это, давайте создадим шеллкод из </text:span><text:a xlink:type="simple" xlink:href="https://github.com/gentilkiwi/mimikatz" office:target-frame-name="_blank" xlink:show="new" text:style-name="Internet_20_link" text:visited-style-name="Visited_20_Internet_20_Link"><text:span text:style-name="T5">Mimikatz</text:span></text:a><text:span text:style-name="T3"> (с помощью </text:span><text:a xlink:type="simple" xlink:href="https://github.com/TheWover/donut" office:target-frame-name="_blank" xlink:show="new" text:style-name="Internet_20_link" text:visited-style-name="Visited_20_Internet_20_Link"><text:span text:style-name="T5">Donut</text:span></text:a><text:span text:style-name="T3">) и внедрим его в какой-либо процесс (я выбрал PowerShell), используя программу </text:span><text:a xlink:type="simple" xlink:href="https://github.com/3xpl01tc0d3r/ProcessInjection" office:target-frame-name="_blank" xlink:show="new" text:style-name="Internet_20_link" text:visited-style-name="Visited_20_Internet_20_Link"><text:span text:style-name="T5">Process Injection</text:span></text:a><text:span text:style-name="T3">, которую в свою очередь запустим из Grunt под управлением Covenant. Это тот же самый метод, который описан в обзоре </text:span><text:a xlink:type="simple" xlink:href="https://www.dmzero.net/injection-standard.html" office:target-frame-name="_blank" xlink:show="new" text:style-name="Internet_20_link" text:visited-style-name="Visited_20_Internet_20_Link"><text:span text:style-name="T5">тут</text:span></text:a><text:span text:style-name="T3">. Мы сможем пронаблюдать обе техники: и старт нового процесса, и инъекцию кода. Для мониторинга воспользуемся утилитой </text:span><text:a xlink:type="simple" xlink:href="https://docs.microsoft.com/en-us/sysinternals/downloads/sysmon" office:target-frame-name="_blank" xlink:show="new" text:style-name="Internet_20_link" text:visited-style-name="Visited_20_Internet_20_Link"><text:span text:style-name="T5">Sysmon</text:span></text:a><text:span text:style-name="T3"> со ставшими практически «дефолтными» </text:span><text:a xlink:type="simple" xlink:href="https://github.com/SwiftOnSecurity/sysmon-config" office:target-frame-name="_blank" xlink:show="new" text:style-name="Internet_20_link" text:visited-style-name="Visited_20_Internet_20_Link"><text:span text:style-name="T5">настройками</text:span></text:a><text:span text:style-name="T3"> от </text:span><text:a xlink:type="simple" xlink:href="https://twitter.com/SwiftOnSecurity" office:target-frame-name="_blank" xlink:show="new" text:style-name="Internet_20_link" text:visited-style-name="Visited_20_Internet_20_Link"><text:span text:style-name="T5">SwiftOnSecurity</text:span></text:a><text:span text:style-name="T3">.</text:span></text:p>
      <text:p text:style-name="P15"/>
      <text:p text:style-name="P24"><text:span text:style-name="Strong_20_Emphasis"><text:span text:style-name="T4">Загрузка инъектора на ПК жертвы</text:span></text:span></text:p>
      <text:p text:style-name="P15"/>
      <text:p text:style-name="P24"><text:span text:style-name="Strong_20_Emphasis"><text:span text:style-name="T4">Старт инъектора и инъекция шеллкода</text:span></text:span></text:p>
      <text:p text:style-name="P17">Grunt на ПК жертвы запускает ProcessInjection.exe c командной строкой, как указано ниже (закодированный по методу Base64 шеллкод будет скачан с glist):</text:p>
      <text:section text:style-name="Sect3" text:name="Раздел27">
        <table:table table:name="Таблица17" table:style-name="Таблица17">
          <table:table-column table:style-name="Таблица17.A"/>
          <table:table-column table:style-name="Таблица17.B"/>
          <text:soft-page-break/>
          <table:table-row>
            <table:table-cell table:style-name="Таблица17.A1" office:value-type="string">
              <text:p text:style-name="P32">1</text:p>
              <text:p text:style-name="P33">2</text:p>
              <text:p text:style-name="P32">3</text:p>
            </table:table-cell>
            <table:table-cell table:style-name="Таблица17.B1" office:value-type="string">
              <text:section text:style-name="Sect4" text:name="Раздел28">
                <text:p text:style-name="P34"><text:span text:style-name="T11">ProcessInjection</text:span><text:span text:style-name="T12">.</text:span><text:span text:style-name="T11">exe</text:span><text:span text:style-name="T13"> </text:span>/<text:span text:style-name="T11">t</text:span><text:span text:style-name="T12">:</text:span><text:span text:style-name="T14">1</text:span><text:span text:style-name="T13"> </text:span>/<text:span text:style-name="T11">f</text:span><text:span text:style-name="T12">:</text:span><text:span text:style-name="T11">base64</text:span><text:span text:style-name="T13"> </text:span>/<text:span text:style-name="T11">pid</text:span><text:span text:style-name="T12">:</text:span><text:span text:style-name="T14">1604</text:span><text:span text:style-name="T13"> </text:span>/</text:p>
              </text:section>
              <text:section text:style-name="Sect5" text:name="Раздел29">
                <text:p text:style-name="P34"><text:span text:style-name="T11">url</text:span><text:span text:style-name="T12">:</text:span><text:span text:style-name="T11">https</text:span><text:span text:style-name="T12">:</text:span><text:span text:style-name="T15">//gist.githubusercontent.com/gam4er/07aae8b5284c9aa54ff976c3f4bc0cd9/raw/ec0de97792230bbb0526dd60</text:span></text:p>
              </text:section>
              <text:section text:style-name="Sect4" text:name="Раздел30">
                <text:p text:style-name="P34"><text:span text:style-name="T14">659c3e1c75c3a63b</text:span>/<text:span text:style-name="T11">Mimi</text:span></text:p>
              </text:section>
            </table:table-cell>
          </table:table-row>
        </table:table>
      </text:section>
      <text:p text:style-name="P18">И Sysmon покажет множество подозрительных действий.</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office:value-type="string">
            <text:p text:style-name="P36"><text:span text:style-name="Strong_20_Emphasis"><text:span text:style-name="T9">Create executable file</text:span></text:span></text:p>
          </table:table-cell>
          <table:table-cell table:style-name="Таблица18.A1" office:value-type="string">
            <text:p text:style-name="P36"><text:span text:style-name="Strong_20_Emphasis"><text:span text:style-name="T9">Create process</text:span></text:span></text:p>
          </table:table-cell>
          <table:table-cell table:style-name="Таблица18.A1" office:value-type="string">
            <text:p text:style-name="P36"><text:span text:style-name="Strong_20_Emphasis"><text:span text:style-name="T9">Inject code from ProcessInjection.exe to powershell.exe</text:span></text:span></text:p>
          </table:table-cell>
        </table:table-row>
        <table:table-row>
          <table:table-cell table:style-name="Таблица18.A1" office:value-type="string">
            <text:p text:style-name="P37"/>
          </table:table-cell>
          <table:table-cell table:style-name="Таблица18.A1" office:value-type="string">
            <text:p text:style-name="P37"/>
          </table:table-cell>
          <table:table-cell table:style-name="Таблица18.A1" office:value-type="string">
            <text:p text:style-name="P37"><draw:a xlink:type="simple" xlink:href="https://media.kasperskycontenthub.com/wp-content/uploads/sites/58/2021/09/20203725/Abnormal_CLR_activities_08.png"><draw:frame draw:style-name="fr2" draw:name="Графический объект36" text:anchor-type="as-char" svg:width="8.775cm" svg:height="5.891cm" draw:z-index="19"><draw:image xlink:href="https://media.kasperskycontenthub.com/wp-content/uploads/sites/58/2021/09/20203725/Abnormal_CLR_activities_08.png" xlink:type="simple" xlink:show="embed" xlink:actuate="onLoad"/></draw:frame></draw:a></text:p>
          </table:table-cell>
        </table:table-row>
      </table:table>
      <text:p text:style-name="P17">Следует указать, что с установленными решениями AV/EPP/EDR описанная цепочка не сможет запуститься, поскольку являет собой пример хорошо известного паттерна поведения атакующего. Напрашивается вывод, что старые методы запуска/инъекции кода очень заметны.</text:p>
      <text:h text:style-name="P29" text:outline-level="3"><text:bookmark text:name="ispolzovanie-com-servera-dlya-udalennogo-vypolneniya-koda2"/><text:span text:style-name="T1">Часть 4. </text:span>Использование COM-сервера для удаленного выполнения кода</text:h>
      <text:p text:style-name="P17">Теперь рассмотрим скачивание и запуск кода на удаленной машине через активацию COM-сервера в процессе Explorer.В качестве COM-сервера зарегистрируем библиотеку MSCOREE, реализующую функциональность CLR в Windows, которая в качестве аргументов примет имя сборки и класс, содержащий реализацию сервера. Зарегистрировав таким образом COM-сервер, мы дали CLR указание в случае активации загрузить реализующий сервер код из указанного класса.</text:p>
      <text:p text:style-name="P15"/>
      <text:p text:style-name="P25"><text:span text:style-name="T3">Обратите внимание на ключ CodeBase. Он служит для того, чтобы можно было использовать COM-сервер </text:span><text:span text:style-name="Strong_20_Emphasis"><text:span text:style-name="T3">без регистрации</text:span></text:span><text:span text:style-name="T3"> своей сборки в </text:span><text:a xlink:type="simple" xlink:href="https://docs.microsoft.com/ru-ru/dotnet/framework/app-domains/gac" office:target-frame-name="_blank" xlink:show="new" text:style-name="Internet_20_link" text:visited-style-name="Visited_20_Internet_20_Link"><text:span text:style-name="T5">глобальном кэше сборок</text:span></text:a><text:span text:style-name="T3"> (GAC). Это позволяет определить COM-сервер от имени пользователя (поскольку регистрация в GAC требует высоких </text:span><text:span text:style-name="T3">привилегий). Этот параметр принимает URI, что выглядит несколько странно. Хост-процесс загружает из сети и запускает сборку, содержащую COM-сервер. Заметим, что регистрация COM-сервера тоже возможна по сети: чтобы определить COM-сервер, нужно просто изменить реестр.</text:span></text:p>
      <text:p text:style-name="P25"><text:span text:style-name="T3">Существует множество способов </text:span><text:a xlink:type="simple" xlink:href="https://github.com/dotnet/runtime/blob/16c48d6a45d4d706c327fc840e1a5d450fb189ae/src/coreclr/inc/clrconfigvalues.h" office:target-frame-name="_blank" xlink:show="new" text:style-name="Internet_20_link" text:visited-style-name="Visited_20_Internet_20_Link"><text:span text:style-name="T5">настройки</text:span></text:a><text:span text:style-name="T3"> общеязыковой среды исполнения и множество параметров, доступных для конфигурации: конфигурационные файлы приложения и глобальные переменные окружения. Более того, есть специальный </text:span><text:a xlink:type="simple" xlink:href="https://github.com/dotnet/docs/blob/main/docs/framework/configure-apps/file-schema/runtime/loadfromremotesources-element.md#enabled-attribute" office:target-frame-name="_blank" xlink:show="new" text:style-name="Internet_20_link" text:visited-style-name="Visited_20_Internet_20_Link"><text:span text:style-name="T5">параметр</text:span></text:a><text:span text:style-name="T3">, который разрешает или запрещает (по умолчанию запрещает) загрузку сборок из удаленных источников. Однако в случае COM-активации CLR в хост-процессе Explorer загрузка сборок из удаленных источников разрешена. Является ли это уязвимостью? Определенно нет. Можно ли это </text:span><text:soft-page-break/><text:span text:style-name="T3">использовать для того, чтобы заставить удаленную машину запустить код, который не находится на ней? Определенно да.</text:span></text:p>
      <text:h text:style-name="P30" text:outline-level="3"/>
      <text:h text:style-name="Heading_20_2" text:outline-level="2"><text:bookmark text:name="prakticheskij-primer-sobiraem-znaniya-voedino2"/><text:span text:style-name="T7">Глава 4. Часть 1. </text:span><text:span text:style-name="T8">Собираем знания воедино</text:span></text:h>
      <text:p text:style-name="P25"><text:span text:style-name="T3">Мы продемонстрировали, что запуск вредоносных компонентов в одном домене приложения (см. </text:span><text:a xlink:type="simple" xlink:href="https://securelist.ru/detection-evasion-in-clr-and-tips-on-how-to-detect-such-attacks/103633/#single_domain" text:style-name="Internet_20_link" text:visited-style-name="Visited_20_Internet_20_Link"><text:span text:style-name="T5">«Запуск Covenant в одном домене приложения»</text:span></text:a><text:span text:style-name="T3">), равно как и создание отдельного процесса или инъекция кода (см. </text:span><text:a xlink:type="simple" xlink:href="https://securelist.ru/detection-evasion-in-clr-and-tips-on-how-to-detect-such-attacks/103633/#injection" text:style-name="Internet_20_link" text:visited-style-name="Visited_20_Internet_20_Link"><text:span text:style-name="T5">«Запуск нового процесса и инъекция кода»</text:span></text:a><text:span text:style-name="T3">) можно обнаружить. В зависимости от ситуации это легче или сложнее, но в целом подобные манипуляции довольно заметны. Мы также разобрали, как настроить удаленную загрузку кода в CLR. Теперь рассмотрим прием, способный затруднить обнаружение запуска кода при помощи COM-активированной среды CLR. Мы запустим обычный вариант Mimikatz на удаленном хосте в контексте процесса Explorer и удалим артефакты после его выполнения. Эта демонстрационная атака предполагает, что у нас уже есть доступ к хосту жертвы. Все шаги отражены на видео (на английском языке) и расписаны ниже. Для удобства мы также приводим в тексте временные метки отдельных шагов, чтобы вы могли посмотреть нужный фрагмент видео.</text:span></text:p>
      <text:p text:style-name="P23"><draw:frame draw:style-name="fr3" draw:name="Объект3" text:anchor-type="as-char" svg:width="17.992cm" svg:height="8.334cm" draw:z-index="20"><draw:floating-frame xlink:href="https://www.youtube.com/embed/RbGROh7HC6U" xlink:type="simple" xlink:show="embed" xlink:actuate="onLoad"/><svg:desc>OLE-объект</svg:desc></draw:frame></text:p>
      <text:p text:style-name="P17">В качестве защитного решения на хосте жертвы мы используем Yara и правила из репозитория Mimikatz. Inveigh и Mimikatz уже установлены на устройстве. Для начала проверим, что Yara-правила работают.</text:p>
      <text:p text:style-name="P15"><draw:a xlink:type="simple" xlink:href="https://media.kasperskycontenthub.com/wp-content/uploads/sites/58/2021/09/20204012/Abnormal_CLR_activities_10.png"><draw:frame draw:style-name="fr2" draw:name="Графический объект37" text:anchor-type="as-char" svg:width="27.164cm" svg:height="2.875cm" draw:z-index="21"><draw:image xlink:href="https://media.kasperskycontenthub.com/wp-content/uploads/sites/58/2021/09/20204012/Abnormal_CLR_activities_10-1024x106.png" xlink:type="simple" xlink:show="embed" xlink:actuate="onLoad"/></draw:frame></draw:a></text:p>
      <text:p text:style-name="P17">Теперь взглянем на процесс explorer.exe (PID 3896) и убедимся, что в нем нет артефактов Mimikatz. После этого мы перезагрузим explorer.exe, чтобы еще раз показать, что он чист и что в нем нет сборок CLR.</text:p>
      <table:table table:name="Таблица19" table:style-name="Таблица19">
        <table:table-column table:style-name="Таблица19.A"/>
        <table:table-column table:style-name="Таблица19.B"/>
        <text:soft-page-break/>
        <table:table-row>
          <table:table-cell table:style-name="Таблица19.A1" office:value-type="string">
            <text:p text:style-name="P37"><draw:a xlink:type="simple" xlink:href="https://media.kasperskycontenthub.com/wp-content/uploads/sites/58/2021/09/20204133/Abnormal_CLR_activities_11.png"><draw:frame draw:style-name="fr2" draw:name="Графический объект38" text:anchor-type="as-char" svg:width="14.887cm" svg:height="2.081cm" draw:z-index="22"><draw:image xlink:href="https://media.kasperskycontenthub.com/wp-content/uploads/sites/58/2021/09/20204133/Abnormal_CLR_activities_11.png" xlink:type="simple" xlink:show="embed" xlink:actuate="onLoad"/></draw:frame></draw:a></text:p>
          </table:table-cell>
          <table:table-cell table:style-name="Таблица19.A1" office:value-type="string">
            <text:p text:style-name="P37"><draw:a xlink:type="simple" xlink:href="https://media.kasperskycontenthub.com/wp-content/uploads/sites/58/2021/09/20204145/Abnormal_CLR_activities_12.png"><draw:frame draw:style-name="fr2" draw:name="Графический объект39" text:anchor-type="as-char" svg:width="20.735cm" svg:height="2.849cm" draw:z-index="23"><draw:image xlink:href="https://media.kasperskycontenthub.com/wp-content/uploads/sites/58/2021/09/20204145/Abnormal_CLR_activities_12.png" xlink:type="simple" xlink:show="embed" xlink:actuate="onLoad"/></draw:frame></draw:a></text:p>
          </table:table-cell>
        </table:table-row>
      </table:table>
      <text:p text:style-name="P17">Перемещаемся на хост атакующего (01:40). Добавляем обработчик Explorer в реестр на хосте жертвы. Когда жертва запустит Explorer, в него загрузится сборка с удаленного хоста атакующего.</text:p>
      <text:section text:style-name="Sect3" text:name="Раздел31">
        <table:table table:name="Таблица20" table:style-name="Таблица20">
          <table:table-column table:style-name="Таблица20.A"/>
          <table:table-column table:style-name="Таблица20.B"/>
          <text:soft-page-break/>
          <table:table-row>
            <table:table-cell table:style-name="Таблица20.A1" office:value-type="string">
              <text:p text:style-name="P32">1</text:p>
              <text:p text:style-name="P33">2</text:p>
              <text:p text:style-name="P32">3</text:p>
              <text:p text:style-name="P33">4</text:p>
              <text:p text:style-name="P32">5</text:p>
              <text:p text:style-name="P33">6</text:p>
              <text:p text:style-name="P32">7</text:p>
              <text:p text:style-name="P33">8</text:p>
              <text:p text:style-name="P32">9</text:p>
              <text:p text:style-name="P33">10</text:p>
              <text:p text:style-name="P32">11</text:p>
              <text:p text:style-name="P33">12</text:p>
              <text:p text:style-name="P32">13</text:p>
              <text:p text:style-name="P33">14</text:p>
              <text:p text:style-name="P32">15</text:p>
            </table:table-cell>
            <table:table-cell table:style-name="Таблица20.B1" office:value-type="string">
              <text:section text:style-name="Sect4" text:name="Раздел32">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ext:section text:style-name="Sect5" text:name="Раздел33">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mscoree.dll"</text:span><text:span text:style-name="T13"> </text:span>/<text:span text:style-name="T11">f</text:span></text:p>
              </text:section>
              <text:section text:style-name="Sect4" text:name="Раздел34">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5" text:name="Раздел35">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36">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5" text:name="Раздел37">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ThreadingModel"</text:span><text:span text:style-name="T13"> </text:span>/<text:span text:style-name="T11">t</text:span><text:span text:style-name="T13"> </text:span><text:span text:style-name="T11">REG_SZ</text:span><text:span text:style-name="T13"> </text:span>/<text:span text:style-name="T11">d</text:span><text:span text:style-name="T13"> </text:span><text:span text:style-name="T17">"Both"</text:span><text:span text:style-name="T13"> </text:span>/<text:span text:style-name="T11">f</text:span></text:p>
              </text:section>
              <text:section text:style-name="Sect4" text:name="Раздел38">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39">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4" text:name="Раздел40">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5" text:name="Раздел41">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4" text:name="Раздел42">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43">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44">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CLSID"</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5" text:name="Раздел45">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Explorer\ShellIconOverlayIdentifiers\ 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4" text:name="Раздел46">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Shell Extensions\Approved"</text:span><text:span text:style-name="T13"> </text:span>/<text:span text:style-name="T11">v</text:span><text:span text:style-name="T13"> </text:span><text:span text:style-name="T17">"{a259c04f-ffa8-310b-864c-fe602840399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able:table-cell>
          </table:table-row>
        </table:table>
      </text:section>
      <text:p text:style-name="P18"><text:soft-page-break/>Возвращаемся на хост жертвы (02:30). Эмулируем вход пользователя путем перезагрузки explorer.exe.</text:p>
      <text:p text:style-name="P15"><draw:a xlink:type="simple" xlink:href="https://media.kasperskycontenthub.com/wp-content/uploads/sites/58/2021/09/20204208/Abnormal_CLR_activities_13.png"><draw:frame draw:style-name="fr2" draw:name="Графический объект40" text:anchor-type="as-char" svg:width="27.164cm" svg:height="14.993cm" draw:z-index="24"><draw:image xlink:href="https://media.kasperskycontenthub.com/wp-content/uploads/sites/58/2021/09/20204208/Abnormal_CLR_activities_13-1024x564.png" xlink:type="simple" xlink:show="embed" xlink:actuate="onLoad"/></draw:frame></draw:a></text:p>
      <text:p text:style-name="P25"><text:span text:style-name="T3">Теперь в explorer.exe загружены сборки .NET, но в процессе все еще нет подозрительных артефактов. Они не появятся, пока мы не загрузим и не запустим </text:span><text:a xlink:type="simple" xlink:href="https://github.com/gam4er/SneakyRun/tree/master/KatzAssembly" office:target-frame-name="_blank" xlink:show="new" text:style-name="Internet_20_link" text:visited-style-name="Visited_20_Internet_20_Link"><text:span text:style-name="T5">KatzAssembly</text:span></text:a><text:span text:style-name="T3">. Обратите внимание на пустой (пока) домен приложения, появившийся в нашем целевом процессе.</text:span></text:p>
      <text:p text:style-name="P15"><draw:a xlink:type="simple" xlink:href="https://media.kasperskycontenthub.com/wp-content/uploads/sites/58/2021/09/20205444/Abnormal_CLR_activities_14.png"><draw:frame draw:style-name="fr2" draw:name="Графический объект41" text:anchor-type="as-char" svg:width="10.654cm" svg:height="1.069cm" draw:z-index="25"><draw:image xlink:href="https://media.kasperskycontenthub.com/wp-content/uploads/sites/58/2021/09/20205444/Abnormal_CLR_activities_14.png" xlink:type="simple" xlink:show="embed" xlink:actuate="onLoad"/></draw:frame></draw:a></text:p>
      <text:p text:style-name="P15"><draw:a xlink:type="simple" xlink:href="https://media.kasperskycontenthub.com/wp-content/uploads/sites/58/2021/09/20205506/Abnormal_CLR_activities_15.png"><draw:frame draw:style-name="fr2" draw:name="Графический объект42" text:anchor-type="as-char" svg:width="27.164cm" svg:height="2.267cm" draw:z-index="26"><draw:image xlink:href="https://media.kasperskycontenthub.com/wp-content/uploads/sites/58/2021/09/20205506/Abnormal_CLR_activities_15-1024x83.png" xlink:type="simple" xlink:show="embed" xlink:actuate="onLoad"/></draw:frame></draw:a></text:p>
      <text:p text:style-name="P17">На 3:50 мы выполняем Mimikatz, и в памяти появляются детектируемые сборки.</text:p>
      <text:p text:style-name="P15"><draw:a xlink:type="simple" xlink:href="https://media.kasperskycontenthub.com/wp-content/uploads/sites/58/2021/09/20205531/Abnormal_CLR_activities_16.png"><draw:frame draw:style-name="fr2" draw:name="Графический объект43" text:anchor-type="as-char" svg:width="10.654cm" svg:height="1.069cm" draw:z-index="27"><draw:image xlink:href="https://media.kasperskycontenthub.com/wp-content/uploads/sites/58/2021/09/20205531/Abnormal_CLR_activities_16.png" xlink:type="simple" xlink:show="embed" xlink:actuate="onLoad"/></draw:frame></draw:a></text:p>
      <text:p text:style-name="P15"><draw:a xlink:type="simple" xlink:href="https://media.kasperskycontenthub.com/wp-content/uploads/sites/58/2021/09/20205553/Abnormal_CLR_activities_17.png"><draw:frame draw:style-name="fr2" draw:name="Графический объект44" text:anchor-type="as-char" svg:width="21.237cm" svg:height="1.069cm" draw:z-index="28"><draw:image xlink:href="https://media.kasperskycontenthub.com/wp-content/uploads/sites/58/2021/09/20205553/Abnormal_CLR_activities_17-1024x290.png" xlink:type="simple" xlink:show="embed" xlink:actuate="onLoad"/></draw:frame></draw:a></text:p>
      <text:p text:style-name="P15"><text:soft-page-break/><draw:a xlink:type="simple" xlink:href="https://media.kasperskycontenthub.com/wp-content/uploads/sites/58/2021/09/20205611/Abnormal_CLR_activities_18.png"><draw:frame draw:style-name="fr2" draw:name="Графический объект45" text:anchor-type="as-char" svg:width="27.164cm" svg:height="1.685cm" draw:z-index="29"><draw:image xlink:href="https://media.kasperskycontenthub.com/wp-content/uploads/sites/58/2021/09/20205611/Abnormal_CLR_activities_18-1024x61.png" xlink:type="simple" xlink:show="embed" xlink:actuate="onLoad"/></draw:frame></draw:a></text:p>
      <text:p text:style-name="P17">Сразу после того как Mimikatz выполнит свою работу, мы выгружаем домен приложения (04:18). Сканирование с помощью Yara показывает, что артефактов больше нет.</text:p>
      <text:p text:style-name="P15"><draw:a xlink:type="simple" xlink:href="https://media.kasperskycontenthub.com/wp-content/uploads/sites/58/2021/09/20205646/Abnormal_CLR_activities_19.png"><draw:frame draw:style-name="fr2" draw:name="Графический объект46" text:anchor-type="as-char" svg:width="10.654cm" svg:height="1.069cm" draw:z-index="30"><draw:image xlink:href="https://media.kasperskycontenthub.com/wp-content/uploads/sites/58/2021/09/20205646/Abnormal_CLR_activities_19.png" xlink:type="simple" xlink:show="embed" xlink:actuate="onLoad"/></draw:frame></draw:a></text:p>
      <text:p text:style-name="P15"><draw:a xlink:type="simple" xlink:href="https://media.kasperskycontenthub.com/wp-content/uploads/sites/58/2021/09/20205703/Abnormal_CLR_activities_20.png"><draw:frame draw:style-name="fr2" draw:name="Графический объект47" text:anchor-type="as-char" svg:width="27.164cm" svg:height="2.796cm" draw:z-index="31"><draw:image xlink:href="https://media.kasperskycontenthub.com/wp-content/uploads/sites/58/2021/09/20205703/Abnormal_CLR_activities_20-1024x103.png" xlink:type="simple" xlink:show="embed" xlink:actuate="onLoad"/></draw:frame></draw:a></text:p>
      <text:p text:style-name="P17">Этот практический пример мы отобразили на небольшой инфографике ниже. Подобные атаки, к сожалению, очень просты в исполнении и сложны в обнаружении, поскольку требуются мощности для сканирования памяти и выгружаемых приложений. Однако они довольно редко встречаются в дикой природе.</text:p>
      <text:p text:style-name="P15"><text:soft-page-break/><draw:a xlink:type="simple" xlink:href="https://media.kasperskycontenthub.com/wp-content/uploads/sites/58/2021/09/20205805/Abnormal_CLR_activities_ru_21.png"><draw:frame draw:style-name="fr2" draw:name="Графический объект48" text:anchor-type="as-char" svg:width="27.164cm" svg:height="15.311cm" draw:z-index="32"><draw:image xlink:href="https://media.kasperskycontenthub.com/wp-content/uploads/sites/58/2021/09/20205805/Abnormal_CLR_activities_ru_21-1024x576.png" xlink:type="simple" xlink:show="embed" xlink:actuate="onLoad"/></draw:frame></draw:a></text:p>
      <text:h text:style-name="Heading_20_3" text:outline-level="3"><text:bookmark text:name="obnaruzhenie-ochistki-pamyati-clr2"/><text:span text:style-name="T1">Часть 2. </text:span>Обнаружение очистки памяти CLR</text:h>
      <text:p text:style-name="P17">Как выявить поведение, которое могло бы указывать на попытки очистить память CLR? Следует смотреть за тем, как часто выгружаются домены приложений.</text:p>
      <text:p text:style-name="P15"><draw:a xlink:type="simple" xlink:href="https://media.kasperskycontenthub.com/wp-content/uploads/sites/58/2021/09/20205838/Abnormal_CLR_activities_22.png"><draw:frame draw:style-name="fr2" draw:name="Графический объект49" text:anchor-type="as-char" svg:width="27.164cm" svg:height="5.918cm" draw:z-index="33"><draw:image xlink:href="https://media.kasperskycontenthub.com/wp-content/uploads/sites/58/2021/09/20205838/Abnormal_CLR_activities_22-1024x221.png" xlink:type="simple" xlink:show="embed" xlink:actuate="onLoad"/></draw:frame></draw:a></text:p>
      <text:p text:style-name="P25"><text:soft-page-break/><text:span text:style-name="T3">На рисунке изображена последовательность событий ETW: создание домена приложения, загрузка сборки и выгрузка сборки и домена приложения. Записать такой лог можно, например, с помощью </text:span><text:a xlink:type="simple" xlink:href="https://github.com/fireeye/SilkETW" office:target-frame-name="_blank" xlink:show="new" text:style-name="Internet_20_link" text:visited-style-name="Visited_20_Internet_20_Link"><text:span text:style-name="T5">SilkETW</text:span></text:a><text:span text:style-name="T3">.</text:span></text:p>
      <text:section text:style-name="Sect3" text:name="Раздел47">
        <table:table table:name="Таблица21" table:style-name="Таблица21">
          <table:table-column table:style-name="Таблица21.A"/>
          <table:table-column table:style-name="Таблица21.B"/>
          <table:table-row>
            <table:table-cell table:style-name="Таблица21.A1" office:value-type="string">
              <text:p text:style-name="P32">1</text:p>
            </table:table-cell>
            <table:table-cell table:style-name="Таблица21.B1" office:value-type="string">
              <text:section text:style-name="Sect4" text:name="Раздел48">
                <text:p text:style-name="P34"><text:span text:style-name="T11">SilkETW</text:span><text:span text:style-name="T12">.</text:span><text:span text:style-name="T11">exe</text:span><text:span text:style-name="T13"> </text:span>-<text:span text:style-name="T11">t</text:span><text:span text:style-name="T13"> </text:span><text:span text:style-name="T11">user</text:span><text:span text:style-name="T13"> </text:span>-<text:span text:style-name="T16">pn </text:span><text:span text:style-name="T11">Microsoft</text:span>-<text:span text:style-name="T11">Windows</text:span>-<text:span text:style-name="T11">DotNETRuntime</text:span><text:span text:style-name="T13"> </text:span>-<text:span text:style-name="T11">uk</text:span><text:span text:style-name="T13"> </text:span><text:span text:style-name="T14">0x2008</text:span><text:span text:style-name="T13"> </text:span>-<text:span text:style-name="T16">ot </text:span><text:span text:style-name="T11">file</text:span><text:span text:style-name="T13"> </text:span>-<text:span text:style-name="T11">p</text:span><text:span text:style-name="T13"> </text:span><text:span text:style-name="T11">Loader</text:span><text:span text:style-name="T12">.</text:span><text:span text:style-name="T11">json</text:span></text:p>
              </text:section>
            </table:table-cell>
          </table:table-row>
        </table:table>
      </text:section>
      <text:p text:style-name="P18">Затем можно агрегировать события загрузки и выгрузки доменов приложений и выявить процесс, который генерирует больше всего таких событий.</text:p>
      <text:p text:style-name="P15"><draw:a xlink:type="simple" xlink:href="https://media.kasperskycontenthub.com/wp-content/uploads/sites/58/2021/09/20205904/Abnormal_CLR_activities_23.png"><draw:frame draw:style-name="fr2" draw:name="Графический объект50" text:anchor-type="as-char" svg:width="16.21cm" svg:height="11.633cm" draw:z-index="34"><draw:image xlink:href="https://media.kasperskycontenthub.com/wp-content/uploads/sites/58/2021/09/20205904/Abnormal_CLR_activities_23.png" xlink:type="simple" xlink:show="embed" xlink:actuate="onLoad"/></draw:frame></draw:a></text:p>
      <text:p text:style-name="P15"><draw:a xlink:type="simple" xlink:href="https://media.kasperskycontenthub.com/wp-content/uploads/sites/58/2021/09/20205921/Abnormal_CLR_activities_24.png"><draw:frame draw:style-name="fr2" draw:name="Графический объект51" text:anchor-type="as-char" svg:width="27.164cm" svg:height="3.722cm" draw:z-index="35"><draw:image xlink:href="https://media.kasperskycontenthub.com/wp-content/uploads/sites/58/2021/09/20205921/Abnormal_CLR_activities_24-1024x138.png" xlink:type="simple" xlink:show="embed" xlink:actuate="onLoad"/></draw:frame></draw:a></text:p>
      <text:p text:style-name="P17">Хотелось бы, наверное, иметь возможность сканировать память сборки и ее ресурсы при выгрузке, а не только при загрузке, как это сейчас реализовано в интерфейсе AMSI. При этом стоит отметить, что сканирование памяти при завершении работы сборки или домена приложения не может предотвратить запуск нежелательного ПО. Оно лишь позволяет обнаружить сам факт того, что подобный запуск был. Также следует иметь в виду, что любое дополнительное сканирование памяти негативно скажется на производительности.</text:p>
      <text:h text:style-name="Heading_20_3" text:outline-level="3"><text:bookmark text:name="obnaruzhenie-com-aktivacii-sredy-clr-i-zagruzki-udalennoj-sborki2"/><text:span text:style-name="T1">Часть 3. </text:span>Обнаружение COM-активации среды CLR </text:h>
      <text:section text:style-name="Sect6" text:name="Раздел49">
        <text:p text:style-name="P35">Трюк с загрузкой удаленного кода через активацию COM-сервера в Explorer можно увидеть, если наблюдать за событием 187 и обращать <text:soft-page-break/>внимание на параметры активации среды (startupMode и COMObjectGUID).</text:p>
      </text:section>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03.11.21<text:note text:id="ftn5" text:note-class="endnote"><text:note-citation>iii</text:note-citation><text:note-body><text:list xml:id="list1219738355" text:continue-list="list6033708530947124606" text:style-name="L5"><text:list-item text:start-value="1"><text:p text:style-name="P67"><text:a xlink:type="simple" xlink:href="../Информатика.%20Лабораторная%20работа%20№%203%20(1).pdf" text:style-name="Internet_20_link" text:visited-style-name="Visited_20_Internet_20_Link"><text:span text:style-name="T2">C:\Users\Student\Downloads\Информатика. Лабораторная работа № 3 (1).pdf</text:span></text:a></text:p></text:list-item></text:list></text:note-body></text:note> 13:45:36<text:note text:id="ftn6" text:note-class="footnote"><text:note-citation>3</text:note-citation><text:note-body><text:p text:style-name="P38">Дата</text:p></text:note-body></text:note></text:p>
      <text:p text:style-name="P60"><draw:custom-shape text:anchor-type="paragraph" draw:z-index="113" draw:style-name="gr1" draw:text-style-name="P79" svg:width="6.469cm" svg:height="0.59cm" svg:x="4.972cm" svg:y="0.019cm"><text:p text:style-name="P78"><text:span text:style-name="T18">Fontwork </text:span></text:p><draw:enhanced-geometry svg:viewBox="0 0 21600 21600"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
      <text:p text:style-name="P19">Александр Родченко - Обход обнаружения в CLR: пример атаки и способы ее выявления</text:p>
      <text:p text:style-name="P20">Оглавление</text:p>
      <text:table-of-content text:style-name="Sect1" text:name="Оглавление4">
        <text:table-of-content-source text:outline-level="10" text:index-scope="chapter">
          <text:index-title-template text:style-name="Contents_20_Heading">Оглавление. </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Раздел50">
            <text:p text:style-name="Contents_20_Heading">Оглавление. </text:p>
          </text:index-title>
          <text:p text:style-name="P40">Глава 1. Часть 1. Введение.Что такое CLR?<text:tab/>1</text:p>
          <text:p text:style-name="P41">Часть 2. Общие сведения о CLR.<text:tab/>2</text:p>
          <text:p text:style-name="P40">Глава 2. Часть 1. Старт процесса<text:tab/></text:p>
          <text:p text:style-name="P41">Часть 2. Запуск CLR<text:tab/>3</text:p>
          <text:p text:style-name="P41">Часть 3. Загрузка домена приложения<text:tab/>3</text:p>
          <text:p text:style-name="P41">Часть 4. Загрузка сборки<text:tab/>4</text:p>
          <text:p text:style-name="P41">Часть 5. Загрузка модуля<text:tab/>4</text:p>
          <text:p text:style-name="P40">Глава 3. Часть 1. Обход обнаружения в CLR<text:tab/>5</text:p>
          <text:p text:style-name="P41">Часть 2.Запуск Covenant в одном домене приложения<text:tab/>5</text:p>
          <text:p text:style-name="P41">Часть 3. Инъекция кода<text:tab/>6</text:p>
          <text:p text:style-name="P41">Часть 4. Использование COM-сервера для удаленного выполнения кода<text:tab/>8</text:p>
          <text:p text:style-name="P40">Глава 4. Часть 1. Собираем знания воедино<text:tab/>9</text:p>
          <text:p text:style-name="P41">Часть 2. Обнаружение очистки памяти CLR<text:tab/>14</text:p>
          <text:p text:style-name="P41">Часть 3. Обнаружение COM-активации среды CLR <text:tab/>16</text:p>
        </text:index-body>
      </text:table-of-content>
      <text:h text:style-name="P31" text:outline-level="3"/>
      <text:p text:style-name="P16"><draw:a xlink:type="simple" xlink:href="https://securelist.ru/author/alexander-rodchenko/"><draw:frame draw:style-name="fr2" draw:name="Графический объект52" text:anchor-type="as-char" svg:width="0.097cm" svg:height="0.097cm" draw:z-index="36"><draw:image xlink:href="https://securelist.ru/wp-content/themes/securelist2020/assets/images/avatar-default/avatar_default_3.png" xlink:type="simple" xlink:show="embed" xlink:actuate="onLoad"/></draw:frame></draw:a></text:p>
      <text:h text:style-name="P27" text:outline-level="2">Глава 1. Часть 1. Введение.Что такое <text:span text:style-name="T2">CLR?</text:span></text:h>
      <text:p text:style-name="P22"/>
      <text:p text:style-name="P25"><text:span text:style-name="T3">В последнее время соотношение затрат на атаку и защиту от нее меняется не в пользу защитников. Большинство злоумышленников и пентестеров используют </text:span><text:a xlink:type="simple" xlink:href="https://github.com/gentilkiwi/mimikatz/" office:target-frame-name="_blank" xlink:show="new" text:style-name="Internet_20_link" text:visited-style-name="Visited_20_Internet_20_Link"><text:span text:style-name="T5">Mimikatz</text:span></text:a><text:span text:style-name="T3">, </text:span><text:a xlink:type="simple" xlink:href="https://github.com/BloodHoundAD/SharpHound3" office:target-frame-name="_blank" xlink:show="new" text:style-name="Internet_20_link" text:visited-style-name="Visited_20_Internet_20_Link"><text:span text:style-name="T5">SharpHound</text:span></text:a><text:span text:style-name="T3">, </text:span><text:a xlink:type="simple" xlink:href="https://github.com/GhostPack/Seatbelt" office:target-frame-name="_blank" xlink:show="new" text:style-name="Internet_20_link" text:visited-style-name="Visited_20_Internet_20_Link"><text:span text:style-name="T5">SeatBelt</text:span></text:a><text:span text:style-name="T3">, </text:span><text:a xlink:type="simple" xlink:href="https://github.com/GhostPack/Rubeus" office:target-frame-name="_blank" xlink:show="new" text:style-name="Internet_20_link" text:visited-style-name="Visited_20_Internet_20_Link"><text:span text:style-name="T5">Rubeus</text:span></text:a><text:span text:style-name="T3">, </text:span><text:a xlink:type="simple" xlink:href="https://github.com/GhostPack/" office:target-frame-name="_blank" xlink:show="new" text:style-name="Internet_20_link" text:visited-style-name="Visited_20_Internet_20_Link"><text:span text:style-name="T5">GhostPack</text:span></text:a><text:span text:style-name="T3"> и другие общедоступные инструменты. Эта так называемая </text:span><text:a xlink:type="simple" xlink:href="https://medium.com/@johnlatwc/the-githubification-of-infosec-afbdbfaad1d1" office:target-frame-name="_blank" xlink:show="new" text:style-name="Internet_20_link" text:visited-style-name="Visited_20_Internet_20_Link"><text:span text:style-name="T5">«гитхабификация»</text:span></text:a><text:span text:style-name="T3"> процессов, которая происходит и в «красных командах», снижает стоимость атаки. Это позволяет различным командам злоумышленников переключить внимание с разработки </text:span><text:span text:style-name="T3">вредоносного ПО со схожей функциональностью на, например, изобретение способов обхода обнаружения. Нет смысла писать с нуля код, который в итоге могут заблокировать защитные решения, если можно научиться использовать уже существующие инструменты — достаточно только «спрятать» их от детектирования. Это дешевле, особенно если использовать для «сокрытия» набор утилит с открытым кодом. При этом стоимость защиты от такой атаки только вырастет, ведь службе безопасности атакуемой организации придется бороться как с широким спектром свободно распространяемого инструментария атакующих, так и со </text:span><text:a xlink:type="simple" xlink:href="https://attack.mitre.org/tactics/TA0005/" office:target-frame-name="_blank" xlink:show="new" text:style-name="Internet_20_link" text:visited-style-name="Visited_20_Internet_20_Link"><text:span text:style-name="T5">средствами и способами обхода защитных решений</text:span></text:a><text:span text:style-name="T3">.</text:span></text:p>
      <text:p text:style-name="P25"><text:span text:style-name="T3">Бесфайловые атаки, активное использование инструментов </text:span><text:a xlink:type="simple" xlink:href="https://lolbas-project.github.io/" office:target-frame-name="_blank" xlink:show="new" text:style-name="Internet_20_link" text:visited-style-name="Visited_20_Internet_20_Link"><text:span text:style-name="T5">LOLBAS</text:span></text:a><text:span text:style-name="T3">, шифрование во время выполнения, загрузчики и упаковщики — все это позволяет обходить защитные решения и средства контроля. Mimikatz внутри </text:span><text:a xlink:type="simple" xlink:href="https://troopers.de/media/filer_public/82/de/82de5e58-0bd1-447a-b4f9-8a908ad2ef70/mind_the_gap_-_final.pdf" office:target-frame-name="_blank" xlink:show="new" text:style-name="Internet_20_link" text:visited-style-name="Visited_20_Internet_20_Link"><text:span text:style-name="T5">InstallUtil.exe</text:span></text:a><text:span text:style-name="T3"> ни для кого уже не новость. В этой статье мы рассмотрим одну из техник, которую злоумышленники могут использовать для сокрытия вредоносной активности в памяти, а именно — удаление индикаторов компрометации из памяти. Затем мы расскажем об инструментах и методах обнаружения применения этой техники. В качестве предметной области мы </text:span><text:soft-page-break/><text:span text:style-name="T3">рассмотрим приложения, которые исполняются в среде </text:span><text:a xlink:type="simple" xlink:href="https://ru.wikipedia.org/wiki/Common_Language_Runtime" office:target-frame-name="_blank" xlink:show="new" text:style-name="Internet_20_link" text:visited-style-name="Visited_20_Internet_20_Link"><text:span text:style-name="T5">CLR</text:span></text:a><text:span text:style-name="T3"> (Common Language Runtime, среда выполнения) или используют ее. Это и PowerShell, и многочисленные инструменты LOLBAS, и множество утилит, написанных на C#.</text:span></text:p>
      <text:p text:style-name="P25"><text:span text:style-name="T3">Если вы знакомы с CLR, пролистайте до раздела </text:span><text:a xlink:type="simple" xlink:href="https://securelist.ru/detection-evasion-in-clr-and-tips-on-how-to-detect-such-attacks/103633/#obhod" text:style-name="Internet_20_link" text:visited-style-name="Visited_20_Internet_20_Link"><text:span text:style-name="T5">«Обход обнаружения в CLR»</text:span></text:a><text:span text:style-name="T3">.</text:span></text:p>
      <text:h text:style-name="Heading_20_3" text:outline-level="3"><text:bookmark text:name="obshhie-svedeniya-o-sborkax-i-kode-kotoryj-ispolnyaetsya-v-clr3"/><text:span text:style-name="T1">Часть 2. </text:span>Общие сведения о CLR.</text:h>
      <text:p text:style-name="P25"><text:span text:style-name="T3">Для начала давайте разберемся, каким образом в CLR появляется исполняемый код. При компиляции исходного кода, написанного, например, на C#, компилятор выдает не готовый для исполнения PE-файл, а </text:span><text:a xlink:type="simple" xlink:href="https://docs.microsoft.com/ru-ru/dotnet/standard/assembly/" office:target-frame-name="_blank" xlink:show="new" text:style-name="Internet_20_link" text:visited-style-name="Visited_20_Internet_20_Link"><text:span text:style-name="T5">сборку</text:span></text:a><text:span text:style-name="T3">. Это прежде всего набор инструкций (</text:span><text:a xlink:type="simple" xlink:href="https://ru.wikipedia.org/wiki/Common_Intermediate_Language" office:target-frame-name="_blank" xlink:show="new" text:style-name="Internet_20_link" text:visited-style-name="Visited_20_Internet_20_Link"><text:span text:style-name="T5">CIL</text:span></text:a><text:span text:style-name="T3">-код) для среды выполнения, чтобы она смогла в процессе исполнения этой сборки сгенерировать native code, то есть машинный код платформы, на которой выполняется программа. </text:span><text:span text:style-name="T3">Этот код в свою очередь и будет исполнен. Процесс создания машинного кода из сборки в момент исполнения называется </text:span><text:a xlink:type="simple" xlink:href="https://ru.wikipedia.org/wiki/JIT-компиляция" office:target-frame-name="_blank" xlink:show="new" text:style-name="Internet_20_link" text:visited-style-name="Visited_20_Internet_20_Link"><text:span text:style-name="T5">JIT-компиляцией</text:span></text:a><text:span text:style-name="T3">.</text:span></text:p>
      <text:p text:style-name="P15"/>
      <text:p text:style-name="P24"><text:span text:style-name="Emphasis"><text:span text:style-name="T4">Common Language Runtime. Источник: </text:span></text:span><text:a xlink:type="simple" xlink:href="https://ru.wikipedia.org/wiki/Common_Language_Runtime" office:target-frame-name="_blank" xlink:show="new" text:style-name="Internet_20_link" text:visited-style-name="Visited_20_Internet_20_Link"><text:span text:style-name="Emphasis"><text:span text:style-name="T6">https://ru.wikipedia.org/wiki/Common_Language_Runtime</text:span></text:span></text:a></text:p>
      <text:p text:style-name="P25"><text:span text:style-name="T3">Сборка, полученная в результате компиляции приложения, </text:span><text:a xlink:type="simple" xlink:href="https://docs.microsoft.com/ru-ru/dotnet/standard/assembly/contents" office:target-frame-name="_blank" xlink:show="new" text:style-name="Internet_20_link" text:visited-style-name="Visited_20_Internet_20_Link"><text:span text:style-name="T5">будет содержать</text:span></text:a><text:span text:style-name="T3"> в себе следующую информацию:</text:span></text:p>
      <text:p text:style-name="P25"><text:span text:style-name="T3">Метаданные о классах, интерфейсах, типах, методах и полях в сборке. Эта информация нужна для того, чтобы среда CLR могла оперировать написанным кодом: загружать, ссылаться на него, запускать один фрагмент кода из другого и передавать входные и выходные данные. Процесс чтения и применения этих данных называется </text:span><text:a xlink:type="simple" xlink:href="https://ru.wikipedia.org/wiki/Отражение_(программирование)" office:target-frame-name="_blank" xlink:show="new" text:style-name="Internet_20_link" text:visited-style-name="Visited_20_Internet_20_Link"><text:span text:style-name="T5">отражением</text:span></text:a><text:span text:style-name="T3">.</text:span></text:p>
      <text:p text:style-name="P17">Сам код, определенный в модулях. Он не запустится, если его не обработает CLR.</text:p>
      <text:p text:style-name="P25"><text:a xlink:type="simple" xlink:href="https://docs.microsoft.com/ru-ru/dotnet/standard/assembly/manifest" office:target-frame-name="_blank" xlink:show="new" text:style-name="Internet_20_link" text:visited-style-name="Visited_20_Internet_20_Link"><text:span text:style-name="T5">Манифест</text:span></text:a><text:span text:style-name="T3"> — это данные о безопасности, версиях, зависимостях и составных частях сборки. Манифест определяет, что нужно, чтобы запустить код. Например, если для запуска кода необходимо </text:span><text:span text:style-name="T3">наличие </text:span><text:a xlink:type="simple" xlink:href="https://github.com/JamesNK/Newtonsoft.Json" office:target-frame-name="_blank" xlink:show="new" text:style-name="Internet_20_link" text:visited-style-name="Visited_20_Internet_20_Link"><text:span text:style-name="T5">https://github.com/JamesNK/Newtonsoft.Json</text:span></text:a><text:span text:style-name="T3">, то это будет определено в манифесте.</text:span></text:p>
      <text:p text:style-name="P17">Ресурсы. Файлы и данные любых типов, которые могут быть включены в саму сборку или храниться отдельно.</text:p>
      <text:p text:style-name="P17">Загрузка и исполнение сборок — это сложный процесс. Давайте разберемся, как он происходит.</text:p>
      <text:h text:style-name="P26" text:outline-level="2"/>
      <text:h text:style-name="P26" text:outline-level="2"><text:bookmark text:name="chto-proisxodit-pri-starte-processa3"/>Глава 2. Часть 1. Старт процесса</text:h>
      <text:p text:style-name="P25"><text:span text:style-name="T3">Хорошее представление о том, что и как загружается в </text:span><text:a xlink:type="simple" xlink:href="https://ru.wikipedia.org/wiki/Управляемый_код" office:target-frame-name="_blank" xlink:show="new" text:style-name="Internet_20_link" text:visited-style-name="Visited_20_Internet_20_Link"><text:span text:style-name="T5">управляемый процесс</text:span></text:a><text:span text:style-name="T3">, дает </text:span><text:a xlink:type="simple" xlink:href="https://docs.microsoft.com/en-us/dotnet/framework/performance/clr-etw-providers#the-runtime-provider" office:target-frame-name="_blank" xlink:show="new" text:style-name="Internet_20_link" text:visited-style-name="Visited_20_Internet_20_Link"><text:span text:style-name="T5">ETW CLR Runtime Provider</text:span></text:a><text:span text:style-name="T3"> (GUID e13c0d23-ccbc-4e12-931b-d9cc2eee27e4).</text:span></text:p>
      <table:table table:name="Таблица22" table:style-name="Таблица22">
        <table:table-column table:style-name="Таблица22.A"/>
        <table:table-column table:style-name="Таблица22.B"/>
        <table:table-column table:style-name="Таблица22.C"/>
        <table:table-column table:style-name="Таблица22.D"/>
        <table:table-row>
          <table:table-cell table:style-name="Таблица22.A1" office:value-type="string">
            <text:p text:style-name="P36"><text:span text:style-name="Strong_20_Emphasis"><text:span text:style-name="T9">Событие</text:span></text:span></text:p>
          </table:table-cell>
          <table:table-cell table:style-name="Таблица22.A1" office:value-type="string">
            <text:p text:style-name="P36"><text:span text:style-name="Strong_20_Emphasis">№</text:span></text:p>
          </table:table-cell>
          <table:table-cell table:style-name="Таблица22.A1" office:value-type="string">
            <text:p text:style-name="P36"><text:span text:style-name="Strong_20_Emphasis"><text:span text:style-name="T9">Количество на процесс</text:span></text:span></text:p>
          </table:table-cell>
          <table:table-cell table:style-name="Таблица22.A1" office:value-type="string">
            <text:p text:style-name="P36"><text:span text:style-name="Strong_20_Emphasis"><text:span text:style-name="T9">Описание</text:span></text:span></text:p>
          </table:table-cell>
        </table:table-row>
        <table:table-row>
          <table:table-cell table:style-name="Таблица22.A1" office:value-type="string">
            <text:p text:style-name="P36">RuntimeInformationEvent</text:p>
          </table:table-cell>
          <table:table-cell table:style-name="Таблица22.A1" office:value-type="string">
            <text:p text:style-name="P36">187</text:p>
          </table:table-cell>
          <table:table-cell table:style-name="Таблица22.A1" office:value-type="string">
            <text:p text:style-name="P36">Одно</text:p>
          </table:table-cell>
          <table:table-cell table:style-name="Таблица22.A1" office:value-type="string">
            <text:p text:style-name="P36">Запуск CLR</text:p>
          </table:table-cell>
        </table:table-row>
        <table:table-row>
          <table:table-cell table:style-name="Таблица22.A1" office:value-type="string">
            <text:p text:style-name="P36">AppDomainLoad_V1</text:p>
          </table:table-cell>
          <table:table-cell table:style-name="Таблица22.A1" office:value-type="string">
            <text:p text:style-name="P36">156</text:p>
          </table:table-cell>
          <table:table-cell table:style-name="Таблица22.A1" office:value-type="string">
            <text:p text:style-name="P36">Много</text:p>
          </table:table-cell>
          <table:table-cell table:style-name="Таблица22.A1" office:value-type="string">
            <text:p text:style-name="P36">Загрузка домена приложения</text:p>
          </table:table-cell>
        </table:table-row>
        <table:table-row>
          <table:table-cell table:style-name="Таблица22.A1" office:value-type="string">
            <text:p text:style-name="P36">AssemblyLoad_V1</text:p>
          </table:table-cell>
          <table:table-cell table:style-name="Таблица22.A1" office:value-type="string">
            <text:p text:style-name="P36">154</text:p>
          </table:table-cell>
          <table:table-cell table:style-name="Таблица22.A1" office:value-type="string">
            <text:p text:style-name="P36">Много</text:p>
          </table:table-cell>
          <table:table-cell table:style-name="Таблица22.A1" office:value-type="string">
            <text:p text:style-name="P36">Загрузка сборки</text:p>
          </table:table-cell>
        </table:table-row>
        <table:table-row>
          <table:table-cell table:style-name="Таблица22.A1" office:value-type="string">
            <text:p text:style-name="P36">ModuleLoad_V2</text:p>
          </table:table-cell>
          <table:table-cell table:style-name="Таблица22.A1" office:value-type="string">
            <text:p text:style-name="P36">152</text:p>
          </table:table-cell>
          <table:table-cell table:style-name="Таблица22.A1" office:value-type="string">
            <text:p text:style-name="P36">Много</text:p>
          </table:table-cell>
          <table:table-cell table:style-name="Таблица22.A1" office:value-type="string">
            <text:p text:style-name="P36">Загрузка модуля<text:line-break/><text:span text:style-name="Strong_20_Emphasis"><text:span text:style-name="T10">Код, который мы написали, тут</text:span></text:span></text:p>
          </table:table-cell>
        </table:table-row>
        <table:table-row>
          <table:table-cell table:style-name="Таблица22.A1" office:value-type="string">
            <text:p text:style-name="P36">ModuleUnload_V2</text:p>
          </table:table-cell>
          <table:table-cell table:style-name="Таблица22.A1" office:value-type="string">
            <text:p text:style-name="P36">153</text:p>
          </table:table-cell>
          <table:table-cell table:style-name="Таблица22.A1" office:value-type="string">
            <text:p text:style-name="P36">Много</text:p>
          </table:table-cell>
          <table:table-cell table:style-name="Таблица22.A1" office:value-type="string">
            <text:p text:style-name="P36">Выгрузка модуля</text:p>
          </table:table-cell>
        </table:table-row>
        <text:soft-page-break/>
        <table:table-row>
          <table:table-cell table:style-name="Таблица22.A1" office:value-type="string">
            <text:p text:style-name="P36">AssemblyUnload_V1</text:p>
          </table:table-cell>
          <table:table-cell table:style-name="Таблица22.A1" office:value-type="string">
            <text:p text:style-name="P36">155</text:p>
          </table:table-cell>
          <table:table-cell table:style-name="Таблица22.A1" office:value-type="string">
            <text:p text:style-name="P36">Много</text:p>
          </table:table-cell>
          <table:table-cell table:style-name="Таблица22.A1" office:value-type="string">
            <text:p text:style-name="P36">Выгрузка сборки</text:p>
          </table:table-cell>
        </table:table-row>
        <table:table-row>
          <table:table-cell table:style-name="Таблица22.A1" office:value-type="string">
            <text:p text:style-name="P36">AppDomainUnLoad_V1</text:p>
          </table:table-cell>
          <table:table-cell table:style-name="Таблица22.A1" office:value-type="string">
            <text:p text:style-name="P36">157</text:p>
          </table:table-cell>
          <table:table-cell table:style-name="Таблица22.A1" office:value-type="string">
            <text:p text:style-name="P36">Много</text:p>
          </table:table-cell>
          <table:table-cell table:style-name="Таблица22.A1" office:value-type="string">
            <text:p text:style-name="P36">Выгрузка домена приложения. С точки зрения аналитика SOC может быть интересно, если это событие происходит многократно в случайные промежутки времени.</text:p>
          </table:table-cell>
        </table:table-row>
      </table:table>
      <text:h text:style-name="P29" text:outline-level="3"><text:bookmark text:name="zapusk-clr3"/><text:span text:style-name="T1">Часть 2. </text:span>Запуск CLR</text:h>
      <text:p text:style-name="P25"><text:span text:style-name="T3">При разработке CLR компания Microsoft реализовала его как COM-сервер, содержащийся внутри DLL. То есть определила для среды CLR стандартный COM-интерфейс и присвоила GUID этому интерфейсу и COM-серверу. Когда вы устанавливаете .NET Framework, COM-сервер, представляющий CLR, регистрируется в реестре Windows, как и любой другой COM-сервер. </text:span><text:span text:style-name="Strong_20_Emphasis"><text:span text:style-name="T3">Любое приложение Windows может размещать среду CLR</text:span></text:span><text:span text:style-name="T3">. Когда это происходит, генерируется событие 187. В этом событии отражено то, каким образом была активирована среда CLR. В случае COM-активации CLR поля StartupMode, ComObjectGUID будут содержать крайне полезную информацию.</text:span></text:p>
      <text:p text:style-name="P17">Если вам нужна дополнительная информация по этой теме, обратитесь к заголовочному файлу MetaHost.h на C++, который поставляется с .NET Framework SDK. Этот файл задает идентификаторы GUID и определение неуправляемого интерфейса ICLRMetaHostinterface. Вы научитесь запускать CLR с помощью любого языка: С++, Python и т. д.</text:p>
      <text:h text:style-name="P29" text:outline-level="3"><text:bookmark text:name="zagruzka-domena-prilozheniya3"/><text:span text:style-name="T1">Часть 3. </text:span>Загрузка домена приложения</text:h>
      <text:p text:style-name="P17">После запуска CLR создается событие 156 — загрузка домена приложения в CLR. Когда COM-сервер CLR инициализируется, он создает домен приложения (AppDomain) — логический контейнер для набора сборок, которые, как правило, реализуют функциональное приложение. Также домен приложения — это механизм в CLR, который  дает возможность запустить группу приложений в одном процессе, обеспечивая их относительную изоляцию друг от друга и в то же время позволяя им взаимодействовать друг с другом значительно быстрее. В одном процессе может работать много доменов приложений. Первый домен приложения, созданный при инициализации среды CLR, называется доменом приложения по умолчанию и уничтожается только после завершения процесса Windows.</text:p>
      <text:p text:style-name="P25"><text:span text:style-name="T3">К объектам, созданным в одном домене приложения, нельзя получить доступ напрямую с помощью кода в другом домене приложения. Когда код в домене приложения создает объект, данный объект «принадлежит» этому </text:span><text:span text:style-name="T3">домену приложения. </text:span><text:span text:style-name="Strong_20_Emphasis"><text:span text:style-name="T3">Также объекту (артефакту в том числе) не разрешается существовать дольше домена приложения, код которого его создал.</text:span></text:span><text:span text:style-name="T3"> Код внутри домена приложения может получить доступ к объекту других доменов приложений только с помощью </text:span><text:a xlink:type="simple" xlink:href="https://docs.microsoft.com/ru-ru/dotnet/framework/interop/interop-marshaling" office:target-frame-name="_blank" xlink:show="new" text:style-name="Internet_20_link" text:visited-style-name="Visited_20_Internet_20_Link"><text:span text:style-name="T5">маршалинга</text:span></text:a><text:span text:style-name="T3"> (передачи данных) по ссылке или по значению. Это обеспечивает четкие границы между приложениями, поскольку код в одном домене приложения не может </text:span><text:span text:style-name="T3">иметь прямой ссылки на объект, созданный кодом в другом домене приложения. Эта изоляция позволяет легко выгружать домены приложений из процесса, не затрагивая код, выполняющийся в других доменах приложений.</text:span></text:p>
      <table:table table:name="Таблица23" table:style-name="Таблица23">
        <table:table-column table:style-name="Таблица23.A"/>
        <table:table-row>
          <table:table-cell table:style-name="Таблица23.A1" office:value-type="string">
            <text:p text:style-name="P36">Заметим, что CLR не поддерживает возможность выгрузки отдельной сборки из домена приложения. Однако вы можете дать CLR команду выгрузить весь домен, что приведет к выгрузке всех сборок, содержащихся в нем в данный момент.</text:p>
          </table:table-cell>
        </table:table-row>
      </table:table>
      <text:p text:style-name="P17"><text:soft-page-break/>То, что каждое приложение запускается в собственном адресном пространстве процесса, — замечательное свойство Windows. Оно гарантирует, что код в одном приложении не сможет получить доступ к коду или данным, используемым другим приложением. Изоляция процессов предотвращает появление дыр в безопасности, повреждение данных и другие непредсказуемые события, и это делает операционную систему и приложения, работающие в ней, надежными. К сожалению, создание процессов в Windows очень «дорого». Функция Win32 CreateProcess работает очень медленно, а Windows требует много памяти для виртуализации адресного пространства процесса.</text:p>
      <text:p text:style-name="P25"><text:span text:style-name="T3">Однако если приложение полностью состоит из управляемого кода, который является достаточно безопасным и не вызывает неуправляемый код, можно без проблем запустить несколько управляемых приложений в одном процессе Windows. Домены приложений обеспечивают изоляцию, необходимую для защиты, настройки и завершения работы каждого из этих приложений. </text:span><text:span text:style-name="Strong_20_Emphasis"><text:span text:style-name="T3">Единицей изоляции для кода в CLR является домен приложения, а не процесс</text:span></text:span><text:span text:style-name="T3">. При этом мы можем сказать с рядом допущений, что старт процесса в семантике WinAPI аналогичен созданию домена приложения. Для SOC-аналитика будет лучше думать, что события загрузки домена приложения и старта процесса функционально одинаковы.</text:span></text:p>
      <text:p text:style-name="P17">Жесткого ограничения на количество доменов приложений, которые могут выполняться в одном процессе Windows, не существует. Их можно сравнить с сайтами на одном сервере IIS. Каждый сайт — это отдельный домен приложения, который изолирован от других сайтов и который можно выгрузить из сервера, не затрагивая их.</text:p>
      <text:p text:style-name="P15"/>
      <text:h text:style-name="P29" text:outline-level="3"><text:bookmark text:name="zagruzka-sborki3"/><text:span text:style-name="T1">Часть 4. </text:span>Загрузка сборки</text:h>
      <text:p text:style-name="P25"><text:span text:style-name="T3">В домен приложения загружается </text:span><text:a xlink:type="simple" xlink:href="https://docs.microsoft.com/ru-ru/dotnet/standard/assembly/#assemblies-in-the-common-language-runtime" office:target-frame-name="_blank" xlink:show="new" text:style-name="Internet_20_link" text:visited-style-name="Visited_20_Internet_20_Link"><text:span text:style-name="T5">сборка</text:span></text:a><text:span text:style-name="T3">. Сборка определяет ряд правил для кода, который в ней содержится, предоставляет CLR (и другому коду) сведения о типах и классах, определенных в сборке. В некоторых случаях сборка может быть нейтральной к домену приложения, и ее код могут использовать все домены, однако в данной статье нас не интересуют такие сборки.</text:span></text:p>
      <text:h text:style-name="P29" text:outline-level="3"><text:span text:style-name="T1">Часть 5. </text:span>Загрузка модуля</text:h>
      <text:p text:style-name="P25"><text:span text:style-name="T3">В сборку загружаются </text:span><text:a xlink:type="simple" xlink:href="https://stackoverflow.com/a/27881763" office:target-frame-name="_blank" xlink:show="new" text:style-name="Internet_20_link" text:visited-style-name="Visited_20_Internet_20_Link"><text:span text:style-name="T5">модули</text:span></text:a><text:span text:style-name="T3">, которые уже содержат непосредственно СIL-код. На этот CIL-код накладываются правила, описанные в сборке, и происходит процесс JIT-компиляции CIL в готовый для исполнения native </text:span><text:span text:style-name="T3">code. </text:span><text:span text:style-name="Strong_20_Emphasis"><text:span text:style-name="T3">Чтобы избавиться от артефакта, который определен в модуле или появляется в нем в ходе работы, нужно выгрузить весь домен приложения</text:span></text:span><text:span text:style-name="T3">.</text:span></text:p>
      <text:p text:style-name="P17">На рисунке показан отдельный процесс Windows, в котором работает один COM-сервер CLR. Эта среда CLR в данный момент управляет двумя доменами приложений. Каждый домен имеет свою собственную кучу загрузчика, а каждая куча имеет запись о том, какие типы были доступны с момента создания домена. Каждый объект типа в куче загрузчика имеет таблицу методов, и каждая запись в таблице методов указывает на JIT-скомпилированный собственный код, если метод был выполнен хотя бы один раз.</text:p>
      <text:p text:style-name="P15"/>
      <text:p text:style-name="P24"><text:span text:style-name="Emphasis"><text:span text:style-name="T4">CLR via C#. Источник: J. Richter</text:span></text:span></text:p>
      <text:h text:style-name="P28" text:outline-level="2"><text:bookmark text:name="obhod3"/><text:span text:style-name="T1">Глава 3. Часть 1. </text:span>Обход обнаружения в CLR</text:h>
      <text:p text:style-name="P25"><text:span text:style-name="T3">Для начала разберем, как атака может быть обнаружена. В качестве примера возьмем фреймворк для пентеста </text:span><text:a xlink:type="simple" xlink:href="https://github.com/cobbr/Covenant" office:target-frame-name="_blank" xlink:show="new" text:style-name="Internet_20_link" text:visited-style-name="Visited_20_Internet_20_Link"><text:span text:style-name="T5">Covenant</text:span></text:a><text:span text:style-name="T3">.</text:span></text:p>
      <text:h text:style-name="P29" text:outline-level="3"><text:bookmark text:name="single_domain3"/><text:soft-page-break/><text:span text:style-name="T1">Часть 2.</text:span>Запуск Covenant в одном домене приложения</text:h>
      <text:p text:style-name="P17">Посмотрим, как работает Covenant. Запустим в системе Grunt (в терминологии данного фреймворка это программа, отвечающая за обмен данными с сервером и запускающая задания на исполнение). Затем мы запустим ряд типичных для злоумышленника действий, а именно: сбор информации о текущем пользователе, автозагрузке, просмотр сведений о билетах Kerberos, загруженных в сессию текущего пользователя, и об истории браузера. Итого — в один домен приложения загружаются несколько сборок: Seatbelt AutoRuns, Seatbelt ChromeHistory, Rubeus klist и другие.</text:p>
      <text:p text:style-name="P15"/>
      <text:p text:style-name="P24"><text:span text:style-name="Emphasis"><text:span text:style-name="T4">Загруженные сборки Rubeus и Seatbelt</text:span></text:span></text:p>
      <text:p text:style-name="P17">Как видите, в один домен приложения загружаются сборки с разной функциональностью. Более того, эти сборки могут быть замечены классическим средством мониторинга, поскольку могут содержать различные артефакты, которые появились в результате работы кода или были определены непосредственно в коде. А выгрузить их не выйдет, ведь они связаны одним доменом приложения с кодом, реализующим работу с CnC.</text:p>
      <text:h text:style-name="P29" text:outline-level="3"><text:bookmark text:name="injection3"/><text:span text:style-name="T1">Часть 3. И</text:span>нъекция кода</text:h>
      <text:p text:style-name="P17">Что может сделать атакующий, чтобы затруднить обнаружение? Он может использовать классические средства разделения кода: инъекции кода и/или старт нового процесса. Однако это не всегда возможно: существуют ситуации, когда как инъекции, так и старт нового процесса будут слишком заметны для средств мониторинга. Также не всегда является возможным закрытие какого-то процесса, который содержит артефакт, — например, в том случае, если для инъекции использовался системный процесс.</text:p>
      <text:p text:style-name="P25"><text:span text:style-name="T3">Чтобы продемонстрировать это, давайте создадим шеллкод из </text:span><text:a xlink:type="simple" xlink:href="https://github.com/gentilkiwi/mimikatz" office:target-frame-name="_blank" xlink:show="new" text:style-name="Internet_20_link" text:visited-style-name="Visited_20_Internet_20_Link"><text:span text:style-name="T5">Mimikatz</text:span></text:a><text:span text:style-name="T3"> (с помощью </text:span><text:a xlink:type="simple" xlink:href="https://github.com/TheWover/donut" office:target-frame-name="_blank" xlink:show="new" text:style-name="Internet_20_link" text:visited-style-name="Visited_20_Internet_20_Link"><text:span text:style-name="T5">Donut</text:span></text:a><text:span text:style-name="T3">) и внедрим его в какой-либо процесс (я выбрал PowerShell), используя программу </text:span><text:a xlink:type="simple" xlink:href="https://github.com/3xpl01tc0d3r/ProcessInjection" office:target-frame-name="_blank" xlink:show="new" text:style-name="Internet_20_link" text:visited-style-name="Visited_20_Internet_20_Link"><text:span text:style-name="T5">Process Injection</text:span></text:a><text:span text:style-name="T3">, которую в свою очередь запустим из Grunt под управлением Covenant. Это тот же самый метод, который описан в обзоре </text:span><text:a xlink:type="simple" xlink:href="https://www.dmzero.net/injection-standard.html" office:target-frame-name="_blank" xlink:show="new" text:style-name="Internet_20_link" text:visited-style-name="Visited_20_Internet_20_Link"><text:span text:style-name="T5">тут</text:span></text:a><text:span text:style-name="T3">. Мы сможем пронаблюдать обе техники: и старт нового процесса, и инъекцию кода. Для мониторинга воспользуемся утилитой </text:span><text:a xlink:type="simple" xlink:href="https://docs.microsoft.com/en-us/sysinternals/downloads/sysmon" office:target-frame-name="_blank" xlink:show="new" text:style-name="Internet_20_link" text:visited-style-name="Visited_20_Internet_20_Link"><text:span text:style-name="T5">Sysmon</text:span></text:a><text:span text:style-name="T3"> со ставшими практически «дефолтными» </text:span><text:a xlink:type="simple" xlink:href="https://github.com/SwiftOnSecurity/sysmon-config" office:target-frame-name="_blank" xlink:show="new" text:style-name="Internet_20_link" text:visited-style-name="Visited_20_Internet_20_Link"><text:span text:style-name="T5">настройками</text:span></text:a><text:span text:style-name="T3"> от </text:span><text:a xlink:type="simple" xlink:href="https://twitter.com/SwiftOnSecurity" office:target-frame-name="_blank" xlink:show="new" text:style-name="Internet_20_link" text:visited-style-name="Visited_20_Internet_20_Link"><text:span text:style-name="T5">SwiftOnSecurity</text:span></text:a><text:span text:style-name="T3">.</text:span></text:p>
      <text:p text:style-name="P15"/>
      <text:p text:style-name="P24"><text:span text:style-name="Strong_20_Emphasis"><text:span text:style-name="T4">Загрузка инъектора на ПК жертвы</text:span></text:span></text:p>
      <text:p text:style-name="P15"/>
      <text:p text:style-name="P24"><text:span text:style-name="Strong_20_Emphasis"><text:span text:style-name="T4">Старт инъектора и инъекция шеллкода</text:span></text:span></text:p>
      <text:p text:style-name="P17">Grunt на ПК жертвы запускает ProcessInjection.exe c командной строкой, как указано ниже (закодированный по методу Base64 шеллкод будет скачан с glist):</text:p>
      <text:section text:style-name="Sect3" text:name="Раздел51">
        <table:table table:name="Таблица24" table:style-name="Таблица24">
          <table:table-column table:style-name="Таблица24.A"/>
          <table:table-column table:style-name="Таблица24.B"/>
          <text:soft-page-break/>
          <table:table-row>
            <table:table-cell table:style-name="Таблица24.A1" office:value-type="string">
              <text:p text:style-name="P32">1</text:p>
              <text:p text:style-name="P33">2</text:p>
              <text:p text:style-name="P32">3</text:p>
            </table:table-cell>
            <table:table-cell table:style-name="Таблица24.B1" office:value-type="string">
              <text:section text:style-name="Sect4" text:name="Раздел52">
                <text:p text:style-name="P34"><text:span text:style-name="T11">ProcessInjection</text:span><text:span text:style-name="T12">.</text:span><text:span text:style-name="T11">exe</text:span><text:span text:style-name="T13"> </text:span>/<text:span text:style-name="T11">t</text:span><text:span text:style-name="T12">:</text:span><text:span text:style-name="T14">1</text:span><text:span text:style-name="T13"> </text:span>/<text:span text:style-name="T11">f</text:span><text:span text:style-name="T12">:</text:span><text:span text:style-name="T11">base64</text:span><text:span text:style-name="T13"> </text:span>/<text:span text:style-name="T11">pid</text:span><text:span text:style-name="T12">:</text:span><text:span text:style-name="T14">1604</text:span><text:span text:style-name="T13"> </text:span>/</text:p>
              </text:section>
              <text:section text:style-name="Sect5" text:name="Раздел53">
                <text:p text:style-name="P34"><text:span text:style-name="T11">url</text:span><text:span text:style-name="T12">:</text:span><text:span text:style-name="T11">https</text:span><text:span text:style-name="T12">:</text:span><text:span text:style-name="T15">//gist.githubusercontent.com/gam4er/07aae8b5284c9aa54ff976c3f4bc0cd9/raw/ec0de97792230bbb0526dd60</text:span></text:p>
              </text:section>
              <text:section text:style-name="Sect4" text:name="Раздел54">
                <text:p text:style-name="P34"><text:span text:style-name="T14">659c3e1c75c3a63b</text:span>/<text:span text:style-name="T11">Mimi</text:span></text:p>
              </text:section>
            </table:table-cell>
          </table:table-row>
        </table:table>
      </text:section>
      <text:p text:style-name="P18">И Sysmon покажет множество подозрительных действий.</text:p>
      <table:table table:name="Таблица25" table:style-name="Таблица25">
        <table:table-column table:style-name="Таблица25.A"/>
        <table:table-column table:style-name="Таблица25.B"/>
        <table:table-column table:style-name="Таблица25.C"/>
        <table:table-row>
          <table:table-cell table:style-name="Таблица25.A1" office:value-type="string">
            <text:p text:style-name="P36"><text:span text:style-name="Strong_20_Emphasis"><text:span text:style-name="T9">Create executable file</text:span></text:span></text:p>
          </table:table-cell>
          <table:table-cell table:style-name="Таблица25.A1" office:value-type="string">
            <text:p text:style-name="P36"><text:span text:style-name="Strong_20_Emphasis"><text:span text:style-name="T9">Create process</text:span></text:span></text:p>
          </table:table-cell>
          <table:table-cell table:style-name="Таблица25.A1" office:value-type="string">
            <text:p text:style-name="P36"><text:span text:style-name="Strong_20_Emphasis"><text:span text:style-name="T9">Inject code from ProcessInjection.exe to powershell.exe</text:span></text:span></text:p>
          </table:table-cell>
        </table:table-row>
        <table:table-row>
          <table:table-cell table:style-name="Таблица25.A1" office:value-type="string">
            <text:p text:style-name="P37"/>
          </table:table-cell>
          <table:table-cell table:style-name="Таблица25.A1" office:value-type="string">
            <text:p text:style-name="P37"/>
          </table:table-cell>
          <table:table-cell table:style-name="Таблица25.A1" office:value-type="string">
            <text:p text:style-name="P37"><draw:a xlink:type="simple" xlink:href="https://media.kasperskycontenthub.com/wp-content/uploads/sites/58/2021/09/20203725/Abnormal_CLR_activities_08.png"><draw:frame draw:style-name="fr2" draw:name="Графический объект53" text:anchor-type="as-char" svg:width="8.775cm" svg:height="5.891cm" draw:z-index="37"><draw:image xlink:href="https://media.kasperskycontenthub.com/wp-content/uploads/sites/58/2021/09/20203725/Abnormal_CLR_activities_08.png" xlink:type="simple" xlink:show="embed" xlink:actuate="onLoad"/></draw:frame></draw:a></text:p>
          </table:table-cell>
        </table:table-row>
      </table:table>
      <text:p text:style-name="P17">Следует указать, что с установленными решениями AV/EPP/EDR описанная цепочка не сможет запуститься, поскольку являет собой пример хорошо известного паттерна поведения атакующего. Напрашивается вывод, что старые методы запуска/инъекции кода очень заметны.</text:p>
      <text:h text:style-name="P29" text:outline-level="3"><text:bookmark text:name="ispolzovanie-com-servera-dlya-udalennogo-vypolneniya-koda3"/><text:span text:style-name="T1">Часть 4. </text:span>Использование COM-сервера для удаленного выполнения кода</text:h>
      <text:p text:style-name="P17">Теперь рассмотрим скачивание и запуск кода на удаленной машине через активацию COM-сервера в процессе Explorer.В качестве COM-сервера зарегистрируем библиотеку MSCOREE, реализующую функциональность CLR в Windows, которая в качестве аргументов примет имя сборки и класс, содержащий реализацию сервера. Зарегистрировав таким образом COM-сервер, мы дали CLR указание в случае активации загрузить реализующий сервер код из указанного класса.</text:p>
      <text:p text:style-name="P15"/>
      <text:p text:style-name="P25"><text:span text:style-name="T3">Обратите внимание на ключ CodeBase. Он служит для того, чтобы можно было использовать COM-сервер </text:span><text:span text:style-name="Strong_20_Emphasis"><text:span text:style-name="T3">без регистрации</text:span></text:span><text:span text:style-name="T3"> своей сборки в </text:span><text:a xlink:type="simple" xlink:href="https://docs.microsoft.com/ru-ru/dotnet/framework/app-domains/gac" office:target-frame-name="_blank" xlink:show="new" text:style-name="Internet_20_link" text:visited-style-name="Visited_20_Internet_20_Link"><text:span text:style-name="T5">глобальном кэше сборок</text:span></text:a><text:span text:style-name="T3"> (GAC). Это позволяет определить COM-сервер от имени пользователя (поскольку регистрация в GAC требует высоких </text:span><text:span text:style-name="T3">привилегий). Этот параметр принимает URI, что выглядит несколько странно. Хост-процесс загружает из сети и запускает сборку, содержащую COM-сервер. Заметим, что регистрация COM-сервера тоже возможна по сети: чтобы определить COM-сервер, нужно просто изменить реестр.</text:span></text:p>
      <text:p text:style-name="P25"><text:span text:style-name="T3">Существует множество способов </text:span><text:a xlink:type="simple" xlink:href="https://github.com/dotnet/runtime/blob/16c48d6a45d4d706c327fc840e1a5d450fb189ae/src/coreclr/inc/clrconfigvalues.h" office:target-frame-name="_blank" xlink:show="new" text:style-name="Internet_20_link" text:visited-style-name="Visited_20_Internet_20_Link"><text:span text:style-name="T5">настройки</text:span></text:a><text:span text:style-name="T3"> общеязыковой среды исполнения и множество параметров, доступных для конфигурации: конфигурационные файлы приложения и глобальные переменные окружения. Более того, есть специальный </text:span><text:a xlink:type="simple" xlink:href="https://github.com/dotnet/docs/blob/main/docs/framework/configure-apps/file-schema/runtime/loadfromremotesources-element.md#enabled-attribute" office:target-frame-name="_blank" xlink:show="new" text:style-name="Internet_20_link" text:visited-style-name="Visited_20_Internet_20_Link"><text:span text:style-name="T5">параметр</text:span></text:a><text:span text:style-name="T3">, который разрешает или запрещает (по умолчанию запрещает) загрузку сборок из удаленных источников. Однако в случае COM-активации CLR в хост-процессе Explorer загрузка сборок из удаленных источников разрешена. Является ли это уязвимостью? Определенно нет. Можно ли это </text:span><text:soft-page-break/><text:span text:style-name="T3">использовать для того, чтобы заставить удаленную машину запустить код, который не находится на ней? Определенно да.</text:span></text:p>
      <text:h text:style-name="P30" text:outline-level="3"/>
      <text:h text:style-name="Heading_20_2" text:outline-level="2"><text:bookmark text:name="prakticheskij-primer-sobiraem-znaniya-voedino3"/><text:span text:style-name="T7">Глава 4. Часть 1. </text:span><text:span text:style-name="T8">Собираем знания воедино</text:span></text:h>
      <text:p text:style-name="P25"><text:span text:style-name="T3">Мы продемонстрировали, что запуск вредоносных компонентов в одном домене приложения (см. </text:span><text:a xlink:type="simple" xlink:href="https://securelist.ru/detection-evasion-in-clr-and-tips-on-how-to-detect-such-attacks/103633/#single_domain" text:style-name="Internet_20_link" text:visited-style-name="Visited_20_Internet_20_Link"><text:span text:style-name="T5">«Запуск Covenant в одном домене приложения»</text:span></text:a><text:span text:style-name="T3">), равно как и создание отдельного процесса или инъекция кода (см. </text:span><text:a xlink:type="simple" xlink:href="https://securelist.ru/detection-evasion-in-clr-and-tips-on-how-to-detect-such-attacks/103633/#injection" text:style-name="Internet_20_link" text:visited-style-name="Visited_20_Internet_20_Link"><text:span text:style-name="T5">«Запуск нового процесса и инъекция кода»</text:span></text:a><text:span text:style-name="T3">) можно обнаружить. В зависимости от ситуации это легче или сложнее, но в целом подобные манипуляции довольно заметны. Мы также разобрали, как настроить удаленную загрузку кода в CLR. Теперь рассмотрим прием, способный затруднить обнаружение запуска кода при помощи COM-активированной среды CLR. Мы запустим обычный вариант Mimikatz на удаленном хосте в контексте процесса Explorer и удалим артефакты после его выполнения. Эта демонстрационная атака предполагает, что у нас уже есть доступ к хосту жертвы. Все шаги отражены на видео (на английском языке) и расписаны ниже. Для удобства мы также приводим в тексте временные метки отдельных шагов, чтобы вы могли посмотреть нужный фрагмент видео.</text:span></text:p>
      <text:p text:style-name="P23"><draw:frame draw:style-name="fr3" draw:name="Объект4" text:anchor-type="as-char" svg:width="17.992cm" svg:height="8.334cm" draw:z-index="38"><draw:floating-frame xlink:href="https://www.youtube.com/embed/RbGROh7HC6U" xlink:type="simple" xlink:show="embed" xlink:actuate="onLoad"/><svg:desc>OLE-объект</svg:desc></draw:frame></text:p>
      <text:p text:style-name="P17">В качестве защитного решения на хосте жертвы мы используем Yara и правила из репозитория Mimikatz. Inveigh и Mimikatz уже установлены на устройстве. Для начала проверим, что Yara-правила работают.</text:p>
      <text:p text:style-name="P15"><draw:a xlink:type="simple" xlink:href="https://media.kasperskycontenthub.com/wp-content/uploads/sites/58/2021/09/20204012/Abnormal_CLR_activities_10.png"><draw:frame draw:style-name="fr2" draw:name="Графический объект54" text:anchor-type="as-char" svg:width="27.164cm" svg:height="2.875cm" draw:z-index="39"><draw:image xlink:href="https://media.kasperskycontenthub.com/wp-content/uploads/sites/58/2021/09/20204012/Abnormal_CLR_activities_10-1024x106.png" xlink:type="simple" xlink:show="embed" xlink:actuate="onLoad"/></draw:frame></draw:a></text:p>
      <text:p text:style-name="P17">Теперь взглянем на процесс explorer.exe (PID 3896) и убедимся, что в нем нет артефактов Mimikatz. После этого мы перезагрузим explorer.exe, чтобы еще раз показать, что он чист и что в нем нет сборок CLR.</text:p>
      <table:table table:name="Таблица26" table:style-name="Таблица26">
        <table:table-column table:style-name="Таблица26.A"/>
        <table:table-column table:style-name="Таблица26.B"/>
        <text:soft-page-break/>
        <table:table-row>
          <table:table-cell table:style-name="Таблица26.A1" office:value-type="string">
            <text:p text:style-name="P37"><draw:a xlink:type="simple" xlink:href="https://media.kasperskycontenthub.com/wp-content/uploads/sites/58/2021/09/20204133/Abnormal_CLR_activities_11.png"><draw:frame draw:style-name="fr2" draw:name="Графический объект55" text:anchor-type="as-char" svg:width="14.887cm" svg:height="2.081cm" draw:z-index="40"><draw:image xlink:href="https://media.kasperskycontenthub.com/wp-content/uploads/sites/58/2021/09/20204133/Abnormal_CLR_activities_11.png" xlink:type="simple" xlink:show="embed" xlink:actuate="onLoad"/></draw:frame></draw:a></text:p>
          </table:table-cell>
          <table:table-cell table:style-name="Таблица26.A1" office:value-type="string">
            <text:p text:style-name="P37"><draw:a xlink:type="simple" xlink:href="https://media.kasperskycontenthub.com/wp-content/uploads/sites/58/2021/09/20204145/Abnormal_CLR_activities_12.png"><draw:frame draw:style-name="fr2" draw:name="Графический объект56" text:anchor-type="as-char" svg:width="20.735cm" svg:height="2.849cm" draw:z-index="41"><draw:image xlink:href="https://media.kasperskycontenthub.com/wp-content/uploads/sites/58/2021/09/20204145/Abnormal_CLR_activities_12.png" xlink:type="simple" xlink:show="embed" xlink:actuate="onLoad"/></draw:frame></draw:a></text:p>
          </table:table-cell>
        </table:table-row>
      </table:table>
      <text:p text:style-name="P17">Перемещаемся на хост атакующего (01:40). Добавляем обработчик Explorer в реестр на хосте жертвы. Когда жертва запустит Explorer, в него загрузится сборка с удаленного хоста атакующего.</text:p>
      <text:section text:style-name="Sect3" text:name="Раздел55">
        <table:table table:name="Таблица27" table:style-name="Таблица27">
          <table:table-column table:style-name="Таблица27.A"/>
          <table:table-column table:style-name="Таблица27.B"/>
          <text:soft-page-break/>
          <table:table-row>
            <table:table-cell table:style-name="Таблица27.A1" office:value-type="string">
              <text:p text:style-name="P32">1</text:p>
              <text:p text:style-name="P33">2</text:p>
              <text:p text:style-name="P32">3</text:p>
              <text:p text:style-name="P33">4</text:p>
              <text:p text:style-name="P32">5</text:p>
              <text:p text:style-name="P33">6</text:p>
              <text:p text:style-name="P32">7</text:p>
              <text:p text:style-name="P33">8</text:p>
              <text:p text:style-name="P32">9</text:p>
              <text:p text:style-name="P33">10</text:p>
              <text:p text:style-name="P32">11</text:p>
              <text:p text:style-name="P33">12</text:p>
              <text:p text:style-name="P32">13</text:p>
              <text:p text:style-name="P33">14</text:p>
              <text:p text:style-name="P32">15</text:p>
            </table:table-cell>
            <table:table-cell table:style-name="Таблица27.B1" office:value-type="string">
              <text:section text:style-name="Sect4" text:name="Раздел56">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ext:section text:style-name="Sect5" text:name="Раздел57">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mscoree.dll"</text:span><text:span text:style-name="T13"> </text:span>/<text:span text:style-name="T11">f</text:span></text:p>
              </text:section>
              <text:section text:style-name="Sect4" text:name="Раздел58">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5" text:name="Раздел59">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60">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5" text:name="Раздел61">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ThreadingModel"</text:span><text:span text:style-name="T13"> </text:span>/<text:span text:style-name="T11">t</text:span><text:span text:style-name="T13"> </text:span><text:span text:style-name="T11">REG_SZ</text:span><text:span text:style-name="T13"> </text:span>/<text:span text:style-name="T11">d</text:span><text:span text:style-name="T13"> </text:span><text:span text:style-name="T17">"Both"</text:span><text:span text:style-name="T13"> </text:span>/<text:span text:style-name="T11">f</text:span></text:p>
              </text:section>
              <text:section text:style-name="Sect4" text:name="Раздел62">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63">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4" text:name="Раздел64">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5" text:name="Раздел65">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4" text:name="Раздел66">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67">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68">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CLSID"</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5" text:name="Раздел69">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Explorer\ShellIconOverlayIdentifiers\ 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4" text:name="Раздел70">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Shell Extensions\Approved"</text:span><text:span text:style-name="T13"> </text:span>/<text:span text:style-name="T11">v</text:span><text:span text:style-name="T13"> </text:span><text:span text:style-name="T17">"{a259c04f-ffa8-310b-864c-fe602840399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able:table-cell>
          </table:table-row>
        </table:table>
      </text:section>
      <text:p text:style-name="P18"><text:soft-page-break/>Возвращаемся на хост жертвы (02:30). Эмулируем вход пользователя путем перезагрузки explorer.exe.</text:p>
      <text:p text:style-name="P15"><draw:a xlink:type="simple" xlink:href="https://media.kasperskycontenthub.com/wp-content/uploads/sites/58/2021/09/20204208/Abnormal_CLR_activities_13.png"><draw:frame draw:style-name="fr2" draw:name="Графический объект57" text:anchor-type="as-char" svg:width="27.164cm" svg:height="14.993cm" draw:z-index="42"><draw:image xlink:href="https://media.kasperskycontenthub.com/wp-content/uploads/sites/58/2021/09/20204208/Abnormal_CLR_activities_13-1024x564.png" xlink:type="simple" xlink:show="embed" xlink:actuate="onLoad"/></draw:frame></draw:a></text:p>
      <text:p text:style-name="P25"><text:span text:style-name="T3">Теперь в explorer.exe загружены сборки .NET, но в процессе все еще нет подозрительных артефактов. Они не появятся, пока мы не загрузим и не запустим </text:span><text:a xlink:type="simple" xlink:href="https://github.com/gam4er/SneakyRun/tree/master/KatzAssembly" office:target-frame-name="_blank" xlink:show="new" text:style-name="Internet_20_link" text:visited-style-name="Visited_20_Internet_20_Link"><text:span text:style-name="T5">KatzAssembly</text:span></text:a><text:span text:style-name="T3">. Обратите внимание на пустой (пока) домен приложения, появившийся в нашем целевом процессе.</text:span></text:p>
      <text:p text:style-name="P15"><draw:a xlink:type="simple" xlink:href="https://media.kasperskycontenthub.com/wp-content/uploads/sites/58/2021/09/20205444/Abnormal_CLR_activities_14.png"><draw:frame draw:style-name="fr2" draw:name="Графический объект58" text:anchor-type="as-char" svg:width="10.654cm" svg:height="1.069cm" draw:z-index="43"><draw:image xlink:href="https://media.kasperskycontenthub.com/wp-content/uploads/sites/58/2021/09/20205444/Abnormal_CLR_activities_14.png" xlink:type="simple" xlink:show="embed" xlink:actuate="onLoad"/></draw:frame></draw:a></text:p>
      <text:p text:style-name="P15"><draw:a xlink:type="simple" xlink:href="https://media.kasperskycontenthub.com/wp-content/uploads/sites/58/2021/09/20205506/Abnormal_CLR_activities_15.png"><draw:frame draw:style-name="fr2" draw:name="Графический объект59" text:anchor-type="as-char" svg:width="27.164cm" svg:height="2.267cm" draw:z-index="44"><draw:image xlink:href="https://media.kasperskycontenthub.com/wp-content/uploads/sites/58/2021/09/20205506/Abnormal_CLR_activities_15-1024x83.png" xlink:type="simple" xlink:show="embed" xlink:actuate="onLoad"/></draw:frame></draw:a></text:p>
      <text:p text:style-name="P17">На 3:50 мы выполняем Mimikatz, и в памяти появляются детектируемые сборки.</text:p>
      <text:p text:style-name="P15"><draw:a xlink:type="simple" xlink:href="https://media.kasperskycontenthub.com/wp-content/uploads/sites/58/2021/09/20205531/Abnormal_CLR_activities_16.png"><draw:frame draw:style-name="fr2" draw:name="Графический объект60" text:anchor-type="as-char" svg:width="10.654cm" svg:height="1.069cm" draw:z-index="45"><draw:image xlink:href="https://media.kasperskycontenthub.com/wp-content/uploads/sites/58/2021/09/20205531/Abnormal_CLR_activities_16.png" xlink:type="simple" xlink:show="embed" xlink:actuate="onLoad"/></draw:frame></draw:a></text:p>
      <text:p text:style-name="P15"><draw:a xlink:type="simple" xlink:href="https://media.kasperskycontenthub.com/wp-content/uploads/sites/58/2021/09/20205553/Abnormal_CLR_activities_17.png"><draw:frame draw:style-name="fr2" draw:name="Графический объект61" text:anchor-type="as-char" svg:width="21.237cm" svg:height="1.069cm" draw:z-index="46"><draw:image xlink:href="https://media.kasperskycontenthub.com/wp-content/uploads/sites/58/2021/09/20205553/Abnormal_CLR_activities_17-1024x290.png" xlink:type="simple" xlink:show="embed" xlink:actuate="onLoad"/></draw:frame></draw:a></text:p>
      <text:p text:style-name="P15"><text:soft-page-break/><draw:a xlink:type="simple" xlink:href="https://media.kasperskycontenthub.com/wp-content/uploads/sites/58/2021/09/20205611/Abnormal_CLR_activities_18.png"><draw:frame draw:style-name="fr2" draw:name="Графический объект62" text:anchor-type="as-char" svg:width="27.164cm" svg:height="1.685cm" draw:z-index="47"><draw:image xlink:href="https://media.kasperskycontenthub.com/wp-content/uploads/sites/58/2021/09/20205611/Abnormal_CLR_activities_18-1024x61.png" xlink:type="simple" xlink:show="embed" xlink:actuate="onLoad"/></draw:frame></draw:a></text:p>
      <text:p text:style-name="P17">Сразу после того как Mimikatz выполнит свою работу, мы выгружаем домен приложения (04:18). Сканирование с помощью Yara показывает, что артефактов больше нет.</text:p>
      <text:p text:style-name="P15"><draw:a xlink:type="simple" xlink:href="https://media.kasperskycontenthub.com/wp-content/uploads/sites/58/2021/09/20205646/Abnormal_CLR_activities_19.png"><draw:frame draw:style-name="fr2" draw:name="Графический объект63" text:anchor-type="as-char" svg:width="10.654cm" svg:height="1.069cm" draw:z-index="48"><draw:image xlink:href="https://media.kasperskycontenthub.com/wp-content/uploads/sites/58/2021/09/20205646/Abnormal_CLR_activities_19.png" xlink:type="simple" xlink:show="embed" xlink:actuate="onLoad"/></draw:frame></draw:a></text:p>
      <text:p text:style-name="P15"><draw:a xlink:type="simple" xlink:href="https://media.kasperskycontenthub.com/wp-content/uploads/sites/58/2021/09/20205703/Abnormal_CLR_activities_20.png"><draw:frame draw:style-name="fr2" draw:name="Графический объект64" text:anchor-type="as-char" svg:width="27.164cm" svg:height="2.796cm" draw:z-index="49"><draw:image xlink:href="https://media.kasperskycontenthub.com/wp-content/uploads/sites/58/2021/09/20205703/Abnormal_CLR_activities_20-1024x103.png" xlink:type="simple" xlink:show="embed" xlink:actuate="onLoad"/></draw:frame></draw:a></text:p>
      <text:p text:style-name="P17">Этот практический пример мы отобразили на небольшой инфографике ниже. Подобные атаки, к сожалению, очень просты в исполнении и сложны в обнаружении, поскольку требуются мощности для сканирования памяти и выгружаемых приложений. Однако они довольно редко встречаются в дикой природе.</text:p>
      <text:p text:style-name="P15"><text:soft-page-break/><draw:a xlink:type="simple" xlink:href="https://media.kasperskycontenthub.com/wp-content/uploads/sites/58/2021/09/20205805/Abnormal_CLR_activities_ru_21.png"><draw:frame draw:style-name="fr2" draw:name="Графический объект65" text:anchor-type="as-char" svg:width="27.164cm" svg:height="15.311cm" draw:z-index="50"><draw:image xlink:href="https://media.kasperskycontenthub.com/wp-content/uploads/sites/58/2021/09/20205805/Abnormal_CLR_activities_ru_21-1024x576.png" xlink:type="simple" xlink:show="embed" xlink:actuate="onLoad"/></draw:frame></draw:a></text:p>
      <text:h text:style-name="Heading_20_3" text:outline-level="3"><text:bookmark text:name="obnaruzhenie-ochistki-pamyati-clr3"/><text:span text:style-name="T1">Часть 2. </text:span>Обнаружение очистки памяти CLR</text:h>
      <text:p text:style-name="P17">Как выявить поведение, которое могло бы указывать на попытки очистить память CLR? Следует смотреть за тем, как часто выгружаются домены приложений.</text:p>
      <text:p text:style-name="P15"><draw:a xlink:type="simple" xlink:href="https://media.kasperskycontenthub.com/wp-content/uploads/sites/58/2021/09/20205838/Abnormal_CLR_activities_22.png"><draw:frame draw:style-name="fr2" draw:name="Графический объект66" text:anchor-type="as-char" svg:width="27.164cm" svg:height="5.918cm" draw:z-index="51"><draw:image xlink:href="https://media.kasperskycontenthub.com/wp-content/uploads/sites/58/2021/09/20205838/Abnormal_CLR_activities_22-1024x221.png" xlink:type="simple" xlink:show="embed" xlink:actuate="onLoad"/></draw:frame></draw:a></text:p>
      <text:p text:style-name="P25"><text:soft-page-break/><text:span text:style-name="T3">На рисунке изображена последовательность событий ETW: создание домена приложения, загрузка сборки и выгрузка сборки и домена приложения. Записать такой лог можно, например, с помощью </text:span><text:a xlink:type="simple" xlink:href="https://github.com/fireeye/SilkETW" office:target-frame-name="_blank" xlink:show="new" text:style-name="Internet_20_link" text:visited-style-name="Visited_20_Internet_20_Link"><text:span text:style-name="T5">SilkETW</text:span></text:a><text:span text:style-name="T3">.</text:span></text:p>
      <text:section text:style-name="Sect3" text:name="Раздел71">
        <table:table table:name="Таблица28" table:style-name="Таблица28">
          <table:table-column table:style-name="Таблица28.A"/>
          <table:table-column table:style-name="Таблица28.B"/>
          <table:table-row>
            <table:table-cell table:style-name="Таблица28.A1" office:value-type="string">
              <text:p text:style-name="P32">1</text:p>
            </table:table-cell>
            <table:table-cell table:style-name="Таблица28.B1" office:value-type="string">
              <text:section text:style-name="Sect4" text:name="Раздел72">
                <text:p text:style-name="P34"><text:span text:style-name="T11">SilkETW</text:span><text:span text:style-name="T12">.</text:span><text:span text:style-name="T11">exe</text:span><text:span text:style-name="T13"> </text:span>-<text:span text:style-name="T11">t</text:span><text:span text:style-name="T13"> </text:span><text:span text:style-name="T11">user</text:span><text:span text:style-name="T13"> </text:span>-<text:span text:style-name="T16">pn </text:span><text:span text:style-name="T11">Microsoft</text:span>-<text:span text:style-name="T11">Windows</text:span>-<text:span text:style-name="T11">DotNETRuntime</text:span><text:span text:style-name="T13"> </text:span>-<text:span text:style-name="T11">uk</text:span><text:span text:style-name="T13"> </text:span><text:span text:style-name="T14">0x2008</text:span><text:span text:style-name="T13"> </text:span>-<text:span text:style-name="T16">ot </text:span><text:span text:style-name="T11">file</text:span><text:span text:style-name="T13"> </text:span>-<text:span text:style-name="T11">p</text:span><text:span text:style-name="T13"> </text:span><text:span text:style-name="T11">Loader</text:span><text:span text:style-name="T12">.</text:span><text:span text:style-name="T11">json</text:span></text:p>
              </text:section>
            </table:table-cell>
          </table:table-row>
        </table:table>
      </text:section>
      <text:p text:style-name="P18">Затем можно агрегировать события загрузки и выгрузки доменов приложений и выявить процесс, который генерирует больше всего таких событий.</text:p>
      <text:p text:style-name="P15"><draw:a xlink:type="simple" xlink:href="https://media.kasperskycontenthub.com/wp-content/uploads/sites/58/2021/09/20205904/Abnormal_CLR_activities_23.png"><draw:frame draw:style-name="fr2" draw:name="Графический объект67" text:anchor-type="as-char" svg:width="16.21cm" svg:height="11.633cm" draw:z-index="52"><draw:image xlink:href="https://media.kasperskycontenthub.com/wp-content/uploads/sites/58/2021/09/20205904/Abnormal_CLR_activities_23.png" xlink:type="simple" xlink:show="embed" xlink:actuate="onLoad"/></draw:frame></draw:a></text:p>
      <text:p text:style-name="P15"><draw:a xlink:type="simple" xlink:href="https://media.kasperskycontenthub.com/wp-content/uploads/sites/58/2021/09/20205921/Abnormal_CLR_activities_24.png"><draw:frame draw:style-name="fr2" draw:name="Графический объект68" text:anchor-type="as-char" svg:width="27.164cm" svg:height="3.722cm" draw:z-index="53"><draw:image xlink:href="https://media.kasperskycontenthub.com/wp-content/uploads/sites/58/2021/09/20205921/Abnormal_CLR_activities_24-1024x138.png" xlink:type="simple" xlink:show="embed" xlink:actuate="onLoad"/></draw:frame></draw:a></text:p>
      <text:p text:style-name="P17">Хотелось бы, наверное, иметь возможность сканировать память сборки и ее ресурсы при выгрузке, а не только при загрузке, как это сейчас реализовано в интерфейсе AMSI. При этом стоит отметить, что сканирование памяти при завершении работы сборки или домена приложения не может предотвратить запуск нежелательного ПО. Оно лишь позволяет обнаружить сам факт того, что подобный запуск был. Также следует иметь в виду, что любое дополнительное сканирование памяти негативно скажется на производительности.</text:p>
      <text:h text:style-name="Heading_20_3" text:outline-level="3"><text:bookmark text:name="obnaruzhenie-com-aktivacii-sredy-clr-i-zagruzki-udalennoj-sborki3"/><text:span text:style-name="T1">Часть 3. </text:span>Обнаружение COM-активации среды CLR </text:h>
      <text:section text:style-name="Sect6" text:name="Раздел73">
        <text:p text:style-name="P35">Трюк с загрузкой удаленного кода через активацию COM-сервера в Explorer можно увидеть, если наблюдать за событием 187 и обращать <text:soft-page-break/>внимание на параметры активации среды (startupMode и COMObjectGUID).</text:p>
      </text:section>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03.11.21<text:note text:id="ftn7" text:note-class="endnote"><text:note-citation>iv</text:note-citation><text:note-body><text:list xml:id="list1219928432" text:continue-list="list1219738355" text:style-name="L5"><text:list-item text:start-value="1"><text:p text:style-name="P67"><text:a xlink:type="simple" xlink:href="../Информатика.%20Лабораторная%20работа%20№%203%20(1).pdf" text:style-name="Internet_20_link" text:visited-style-name="Visited_20_Internet_20_Link"><text:span text:style-name="T2">C:\Users\Student\Downloads\Информатика. Лабораторная работа № 3 (1).pdf</text:span></text:a></text:p></text:list-item></text:list></text:note-body></text:note> 13:45:36<text:note text:id="ftn8" text:note-class="footnote"><text:note-citation>4</text:note-citation><text:note-body><text:p text:style-name="P38">Дата</text:p></text:note-body></text:note></text:p>
      <text:p text:style-name="P61"><draw:custom-shape text:anchor-type="paragraph" draw:z-index="115" draw:style-name="gr1" draw:text-style-name="P79" svg:width="6.469cm" svg:height="0.59cm" svg:x="4.972cm" svg:y="0.019cm"><text:p text:style-name="P78"><text:span text:style-name="T18">Fontwork </text:span></text:p><draw:enhanced-geometry svg:viewBox="0 0 21600 21600"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
      <text:p text:style-name="P19">Александр Родченко - Обход обнаружения в CLR: пример атаки и способы ее выявления</text:p>
      <text:p text:style-name="P20">Оглавление</text:p>
      <text:table-of-content text:style-name="Sect1" text:name="Оглавление5">
        <text:table-of-content-source text:outline-level="10" text:index-scope="chapter">
          <text:index-title-template text:style-name="Contents_20_Heading">Оглавление. </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Раздел74">
            <text:p text:style-name="Contents_20_Heading">Оглавление. </text:p>
          </text:index-title>
          <text:p text:style-name="P40">Глава 1. Часть 1. Введение.Что такое CLR?<text:tab/>1</text:p>
          <text:p text:style-name="P41">Часть 2. Общие сведения о CLR.<text:tab/>2</text:p>
          <text:p text:style-name="P40">Глава 2. Часть 1. Старт процесса<text:tab/>2</text:p>
          <text:p text:style-name="P41">Часть 2. Запуск CLR<text:tab/>3</text:p>
          <text:p text:style-name="P41">Часть 3. Загрузка домена приложения<text:tab/>3</text:p>
          <text:p text:style-name="P41">Часть 4. Загрузка сборки<text:tab/>4</text:p>
          <text:p text:style-name="P41">Часть 5. Загрузка модуля<text:tab/>4</text:p>
          <text:p text:style-name="P40">Глава 3. Часть 1. Обход обнаружения в CLR<text:tab/>5</text:p>
          <text:p text:style-name="P41">Часть 2.Запуск Covenant в одном домене приложения<text:tab/>5</text:p>
          <text:p text:style-name="P41">Часть 3. Инъекция кода<text:tab/>6</text:p>
          <text:p text:style-name="P41">Часть 4. Использование COM-сервера для удаленного выполнения кода<text:tab/>8</text:p>
          <text:p text:style-name="P40">Глава 4. Часть 1. Собираем знания воедино<text:tab/>9</text:p>
          <text:p text:style-name="P41">Часть 2. Обнаружение очистки памяти CLR<text:tab/>14</text:p>
          <text:p text:style-name="P41">Часть 3. Обнаружение COM-активации среды CLR <text:tab/>16</text:p>
        </text:index-body>
      </text:table-of-content>
      <text:h text:style-name="P31" text:outline-level="3"/>
      <text:p text:style-name="P16"><draw:a xlink:type="simple" xlink:href="https://securelist.ru/author/alexander-rodchenko/"><draw:frame draw:style-name="fr2" draw:name="Графический объект69" text:anchor-type="as-char" svg:width="0.097cm" svg:height="0.097cm" draw:z-index="54"><draw:image xlink:href="https://securelist.ru/wp-content/themes/securelist2020/assets/images/avatar-default/avatar_default_3.png" xlink:type="simple" xlink:show="embed" xlink:actuate="onLoad"/></draw:frame></draw:a></text:p>
      <text:h text:style-name="P27" text:outline-level="2">Глава 1. Часть 1. Введение.Что такое <text:span text:style-name="T2">CLR?</text:span></text:h>
      <text:p text:style-name="P22"/>
      <text:p text:style-name="P25"><text:span text:style-name="T3">В последнее время соотношение затрат на атаку и защиту от нее меняется не в пользу защитников. Большинство злоумышленников и пентестеров используют </text:span><text:a xlink:type="simple" xlink:href="https://github.com/gentilkiwi/mimikatz/" office:target-frame-name="_blank" xlink:show="new" text:style-name="Internet_20_link" text:visited-style-name="Visited_20_Internet_20_Link"><text:span text:style-name="T5">Mimikatz</text:span></text:a><text:span text:style-name="T3">, </text:span><text:a xlink:type="simple" xlink:href="https://github.com/BloodHoundAD/SharpHound3" office:target-frame-name="_blank" xlink:show="new" text:style-name="Internet_20_link" text:visited-style-name="Visited_20_Internet_20_Link"><text:span text:style-name="T5">SharpHound</text:span></text:a><text:span text:style-name="T3">, </text:span><text:a xlink:type="simple" xlink:href="https://github.com/GhostPack/Seatbelt" office:target-frame-name="_blank" xlink:show="new" text:style-name="Internet_20_link" text:visited-style-name="Visited_20_Internet_20_Link"><text:span text:style-name="T5">SeatBelt</text:span></text:a><text:span text:style-name="T3">, </text:span><text:a xlink:type="simple" xlink:href="https://github.com/GhostPack/Rubeus" office:target-frame-name="_blank" xlink:show="new" text:style-name="Internet_20_link" text:visited-style-name="Visited_20_Internet_20_Link"><text:span text:style-name="T5">Rubeus</text:span></text:a><text:span text:style-name="T3">, </text:span><text:a xlink:type="simple" xlink:href="https://github.com/GhostPack/" office:target-frame-name="_blank" xlink:show="new" text:style-name="Internet_20_link" text:visited-style-name="Visited_20_Internet_20_Link"><text:span text:style-name="T5">GhostPack</text:span></text:a><text:span text:style-name="T3"> и другие общедоступные инструменты. Эта так называемая </text:span><text:a xlink:type="simple" xlink:href="https://medium.com/@johnlatwc/the-githubification-of-infosec-afbdbfaad1d1" office:target-frame-name="_blank" xlink:show="new" text:style-name="Internet_20_link" text:visited-style-name="Visited_20_Internet_20_Link"><text:span text:style-name="T5">«гитхабификация»</text:span></text:a><text:span text:style-name="T3"> процессов, которая происходит и в «красных командах», снижает стоимость атаки. Это позволяет различным командам злоумышленников переключить внимание с разработки </text:span><text:span text:style-name="T3">вредоносного ПО со схожей функциональностью на, например, изобретение способов обхода обнаружения. Нет смысла писать с нуля код, который в итоге могут заблокировать защитные решения, если можно научиться использовать уже существующие инструменты — достаточно только «спрятать» их от детектирования. Это дешевле, особенно если использовать для «сокрытия» набор утилит с открытым кодом. При этом стоимость защиты от такой атаки только вырастет, ведь службе безопасности атакуемой организации придется бороться как с широким спектром свободно распространяемого инструментария атакующих, так и со </text:span><text:a xlink:type="simple" xlink:href="https://attack.mitre.org/tactics/TA0005/" office:target-frame-name="_blank" xlink:show="new" text:style-name="Internet_20_link" text:visited-style-name="Visited_20_Internet_20_Link"><text:span text:style-name="T5">средствами и способами обхода защитных решений</text:span></text:a><text:span text:style-name="T3">.</text:span></text:p>
      <text:p text:style-name="P25"><text:span text:style-name="T3">Бесфайловые атаки, активное использование инструментов </text:span><text:a xlink:type="simple" xlink:href="https://lolbas-project.github.io/" office:target-frame-name="_blank" xlink:show="new" text:style-name="Internet_20_link" text:visited-style-name="Visited_20_Internet_20_Link"><text:span text:style-name="T5">LOLBAS</text:span></text:a><text:span text:style-name="T3">, шифрование во время выполнения, загрузчики и упаковщики — все это позволяет обходить защитные решения и средства контроля. Mimikatz внутри </text:span><text:a xlink:type="simple" xlink:href="https://troopers.de/media/filer_public/82/de/82de5e58-0bd1-447a-b4f9-8a908ad2ef70/mind_the_gap_-_final.pdf" office:target-frame-name="_blank" xlink:show="new" text:style-name="Internet_20_link" text:visited-style-name="Visited_20_Internet_20_Link"><text:span text:style-name="T5">InstallUtil.exe</text:span></text:a><text:span text:style-name="T3"> ни для кого уже не новость. В этой статье мы рассмотрим одну из техник, которую злоумышленники могут использовать для сокрытия вредоносной активности в памяти, а именно — удаление индикаторов компрометации из памяти. Затем мы расскажем об инструментах и методах обнаружения применения этой техники. В качестве предметной области мы </text:span><text:soft-page-break/><text:span text:style-name="T3">рассмотрим приложения, которые исполняются в среде </text:span><text:a xlink:type="simple" xlink:href="https://ru.wikipedia.org/wiki/Common_Language_Runtime" office:target-frame-name="_blank" xlink:show="new" text:style-name="Internet_20_link" text:visited-style-name="Visited_20_Internet_20_Link"><text:span text:style-name="T5">CLR</text:span></text:a><text:span text:style-name="T3"> (Common Language Runtime, среда выполнения) или используют ее. Это и PowerShell, и многочисленные инструменты LOLBAS, и множество утилит, написанных на C#.</text:span></text:p>
      <text:p text:style-name="P25"><text:span text:style-name="T3">Если вы знакомы с CLR, пролистайте до раздела </text:span><text:a xlink:type="simple" xlink:href="https://securelist.ru/detection-evasion-in-clr-and-tips-on-how-to-detect-such-attacks/103633/#obhod" text:style-name="Internet_20_link" text:visited-style-name="Visited_20_Internet_20_Link"><text:span text:style-name="T5">«Обход обнаружения в CLR»</text:span></text:a><text:span text:style-name="T3">.</text:span></text:p>
      <text:h text:style-name="Heading_20_3" text:outline-level="3"><text:bookmark text:name="obshhie-svedeniya-o-sborkax-i-kode-kotoryj-ispolnyaetsya-v-clr4"/><text:span text:style-name="T1">Часть 2. </text:span>Общие сведения о CLR.</text:h>
      <text:p text:style-name="P25"><text:span text:style-name="T3">Для начала давайте разберемся, каким образом в CLR появляется исполняемый код. При компиляции исходного кода, написанного, например, на C#, компилятор выдает не готовый для исполнения PE-файл, а </text:span><text:a xlink:type="simple" xlink:href="https://docs.microsoft.com/ru-ru/dotnet/standard/assembly/" office:target-frame-name="_blank" xlink:show="new" text:style-name="Internet_20_link" text:visited-style-name="Visited_20_Internet_20_Link"><text:span text:style-name="T5">сборку</text:span></text:a><text:span text:style-name="T3">. Это прежде всего набор инструкций (</text:span><text:a xlink:type="simple" xlink:href="https://ru.wikipedia.org/wiki/Common_Intermediate_Language" office:target-frame-name="_blank" xlink:show="new" text:style-name="Internet_20_link" text:visited-style-name="Visited_20_Internet_20_Link"><text:span text:style-name="T5">CIL</text:span></text:a><text:span text:style-name="T3">-код) для среды выполнения, чтобы она смогла в процессе исполнения этой сборки сгенерировать native code, то есть машинный код платформы, на которой выполняется программа. </text:span><text:span text:style-name="T3">Этот код в свою очередь и будет исполнен. Процесс создания машинного кода из сборки в момент исполнения называется </text:span><text:a xlink:type="simple" xlink:href="https://ru.wikipedia.org/wiki/JIT-компиляция" office:target-frame-name="_blank" xlink:show="new" text:style-name="Internet_20_link" text:visited-style-name="Visited_20_Internet_20_Link"><text:span text:style-name="T5">JIT-компиляцией</text:span></text:a><text:span text:style-name="T3">.</text:span></text:p>
      <text:p text:style-name="P15"/>
      <text:p text:style-name="P24"><text:span text:style-name="Emphasis"><text:span text:style-name="T4">Common Language Runtime. Источник: </text:span></text:span><text:a xlink:type="simple" xlink:href="https://ru.wikipedia.org/wiki/Common_Language_Runtime" office:target-frame-name="_blank" xlink:show="new" text:style-name="Internet_20_link" text:visited-style-name="Visited_20_Internet_20_Link"><text:span text:style-name="Emphasis"><text:span text:style-name="T6">https://ru.wikipedia.org/wiki/Common_Language_Runtime</text:span></text:span></text:a></text:p>
      <text:p text:style-name="P25"><text:span text:style-name="T3">Сборка, полученная в результате компиляции приложения, </text:span><text:a xlink:type="simple" xlink:href="https://docs.microsoft.com/ru-ru/dotnet/standard/assembly/contents" office:target-frame-name="_blank" xlink:show="new" text:style-name="Internet_20_link" text:visited-style-name="Visited_20_Internet_20_Link"><text:span text:style-name="T5">будет содержать</text:span></text:a><text:span text:style-name="T3"> в себе следующую информацию:</text:span></text:p>
      <text:p text:style-name="P25"><text:span text:style-name="T3">Метаданные о классах, интерфейсах, типах, методах и полях в сборке. Эта информация нужна для того, чтобы среда CLR могла оперировать написанным кодом: загружать, ссылаться на него, запускать один фрагмент кода из другого и передавать входные и выходные данные. Процесс чтения и применения этих данных называется </text:span><text:a xlink:type="simple" xlink:href="https://ru.wikipedia.org/wiki/Отражение_(программирование)" office:target-frame-name="_blank" xlink:show="new" text:style-name="Internet_20_link" text:visited-style-name="Visited_20_Internet_20_Link"><text:span text:style-name="T5">отражением</text:span></text:a><text:span text:style-name="T3">.</text:span></text:p>
      <text:p text:style-name="P17">Сам код, определенный в модулях. Он не запустится, если его не обработает CLR.</text:p>
      <text:p text:style-name="P25"><text:a xlink:type="simple" xlink:href="https://docs.microsoft.com/ru-ru/dotnet/standard/assembly/manifest" office:target-frame-name="_blank" xlink:show="new" text:style-name="Internet_20_link" text:visited-style-name="Visited_20_Internet_20_Link"><text:span text:style-name="T5">Манифест</text:span></text:a><text:span text:style-name="T3"> — это данные о безопасности, версиях, зависимостях и составных частях сборки. Манифест определяет, что нужно, чтобы запустить код. Например, если для запуска кода необходимо </text:span><text:span text:style-name="T3">наличие </text:span><text:a xlink:type="simple" xlink:href="https://github.com/JamesNK/Newtonsoft.Json" office:target-frame-name="_blank" xlink:show="new" text:style-name="Internet_20_link" text:visited-style-name="Visited_20_Internet_20_Link"><text:span text:style-name="T5">https://github.com/JamesNK/Newtonsoft.Json</text:span></text:a><text:span text:style-name="T3">, то это будет определено в манифесте.</text:span></text:p>
      <text:p text:style-name="P17">Ресурсы. Файлы и данные любых типов, которые могут быть включены в саму сборку или храниться отдельно.</text:p>
      <text:p text:style-name="P17">Загрузка и исполнение сборок — это сложный процесс. Давайте разберемся, как он происходит.</text:p>
      <text:h text:style-name="P26" text:outline-level="2"/>
      <text:h text:style-name="P26" text:outline-level="2"><text:bookmark text:name="chto-proisxodit-pri-starte-processa4"/>Глава 2. Часть 1. Старт процесса</text:h>
      <text:p text:style-name="P25"><text:span text:style-name="T3">Хорошее представление о том, что и как загружается в </text:span><text:a xlink:type="simple" xlink:href="https://ru.wikipedia.org/wiki/Управляемый_код" office:target-frame-name="_blank" xlink:show="new" text:style-name="Internet_20_link" text:visited-style-name="Visited_20_Internet_20_Link"><text:span text:style-name="T5">управляемый процесс</text:span></text:a><text:span text:style-name="T3">, дает </text:span><text:a xlink:type="simple" xlink:href="https://docs.microsoft.com/en-us/dotnet/framework/performance/clr-etw-providers#the-runtime-provider" office:target-frame-name="_blank" xlink:show="new" text:style-name="Internet_20_link" text:visited-style-name="Visited_20_Internet_20_Link"><text:span text:style-name="T5">ETW CLR Runtime Provider</text:span></text:a><text:span text:style-name="T3"> (GUID e13c0d23-ccbc-4e12-931b-d9cc2eee27e4).</text:span></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row>
          <table:table-cell table:style-name="Таблица29.A1" office:value-type="string">
            <text:p text:style-name="P36"><text:span text:style-name="Strong_20_Emphasis"><text:span text:style-name="T9">Событие</text:span></text:span></text:p>
          </table:table-cell>
          <table:table-cell table:style-name="Таблица29.A1" office:value-type="string">
            <text:p text:style-name="P36"><text:span text:style-name="Strong_20_Emphasis">№</text:span></text:p>
          </table:table-cell>
          <table:table-cell table:style-name="Таблица29.A1" office:value-type="string">
            <text:p text:style-name="P36"><text:span text:style-name="Strong_20_Emphasis"><text:span text:style-name="T9">Количество на процесс</text:span></text:span></text:p>
          </table:table-cell>
          <table:table-cell table:style-name="Таблица29.A1" office:value-type="string">
            <text:p text:style-name="P36"><text:span text:style-name="Strong_20_Emphasis"><text:span text:style-name="T9">Описание</text:span></text:span></text:p>
          </table:table-cell>
        </table:table-row>
        <table:table-row>
          <table:table-cell table:style-name="Таблица29.A1" office:value-type="string">
            <text:p text:style-name="P36">RuntimeInformationEvent</text:p>
          </table:table-cell>
          <table:table-cell table:style-name="Таблица29.A1" office:value-type="string">
            <text:p text:style-name="P36">187</text:p>
          </table:table-cell>
          <table:table-cell table:style-name="Таблица29.A1" office:value-type="string">
            <text:p text:style-name="P36">Одно</text:p>
          </table:table-cell>
          <table:table-cell table:style-name="Таблица29.A1" office:value-type="string">
            <text:p text:style-name="P36">Запуск CLR</text:p>
          </table:table-cell>
        </table:table-row>
        <table:table-row>
          <table:table-cell table:style-name="Таблица29.A1" office:value-type="string">
            <text:p text:style-name="P36">AppDomainLoad_V1</text:p>
          </table:table-cell>
          <table:table-cell table:style-name="Таблица29.A1" office:value-type="string">
            <text:p text:style-name="P36">156</text:p>
          </table:table-cell>
          <table:table-cell table:style-name="Таблица29.A1" office:value-type="string">
            <text:p text:style-name="P36">Много</text:p>
          </table:table-cell>
          <table:table-cell table:style-name="Таблица29.A1" office:value-type="string">
            <text:p text:style-name="P36">Загрузка домена приложения</text:p>
          </table:table-cell>
        </table:table-row>
        <table:table-row>
          <table:table-cell table:style-name="Таблица29.A1" office:value-type="string">
            <text:p text:style-name="P36">AssemblyLoad_V1</text:p>
          </table:table-cell>
          <table:table-cell table:style-name="Таблица29.A1" office:value-type="string">
            <text:p text:style-name="P36">154</text:p>
          </table:table-cell>
          <table:table-cell table:style-name="Таблица29.A1" office:value-type="string">
            <text:p text:style-name="P36">Много</text:p>
          </table:table-cell>
          <table:table-cell table:style-name="Таблица29.A1" office:value-type="string">
            <text:p text:style-name="P36">Загрузка сборки</text:p>
          </table:table-cell>
        </table:table-row>
        <table:table-row>
          <table:table-cell table:style-name="Таблица29.A1" office:value-type="string">
            <text:p text:style-name="P36">ModuleLoad_V2</text:p>
          </table:table-cell>
          <table:table-cell table:style-name="Таблица29.A1" office:value-type="string">
            <text:p text:style-name="P36">152</text:p>
          </table:table-cell>
          <table:table-cell table:style-name="Таблица29.A1" office:value-type="string">
            <text:p text:style-name="P36">Много</text:p>
          </table:table-cell>
          <table:table-cell table:style-name="Таблица29.A1" office:value-type="string">
            <text:p text:style-name="P36">Загрузка модуля<text:line-break/><text:span text:style-name="Strong_20_Emphasis"><text:span text:style-name="T10">Код, который мы написали, тут</text:span></text:span></text:p>
          </table:table-cell>
        </table:table-row>
        <table:table-row>
          <table:table-cell table:style-name="Таблица29.A1" office:value-type="string">
            <text:p text:style-name="P36">ModuleUnload_V2</text:p>
          </table:table-cell>
          <table:table-cell table:style-name="Таблица29.A1" office:value-type="string">
            <text:p text:style-name="P36">153</text:p>
          </table:table-cell>
          <table:table-cell table:style-name="Таблица29.A1" office:value-type="string">
            <text:p text:style-name="P36">Много</text:p>
          </table:table-cell>
          <table:table-cell table:style-name="Таблица29.A1" office:value-type="string">
            <text:p text:style-name="P36">Выгрузка модуля</text:p>
          </table:table-cell>
        </table:table-row>
        <text:soft-page-break/>
        <table:table-row>
          <table:table-cell table:style-name="Таблица29.A1" office:value-type="string">
            <text:p text:style-name="P36">AssemblyUnload_V1</text:p>
          </table:table-cell>
          <table:table-cell table:style-name="Таблица29.A1" office:value-type="string">
            <text:p text:style-name="P36">155</text:p>
          </table:table-cell>
          <table:table-cell table:style-name="Таблица29.A1" office:value-type="string">
            <text:p text:style-name="P36">Много</text:p>
          </table:table-cell>
          <table:table-cell table:style-name="Таблица29.A1" office:value-type="string">
            <text:p text:style-name="P36">Выгрузка сборки</text:p>
          </table:table-cell>
        </table:table-row>
        <table:table-row>
          <table:table-cell table:style-name="Таблица29.A1" office:value-type="string">
            <text:p text:style-name="P36">AppDomainUnLoad_V1</text:p>
          </table:table-cell>
          <table:table-cell table:style-name="Таблица29.A1" office:value-type="string">
            <text:p text:style-name="P36">157</text:p>
          </table:table-cell>
          <table:table-cell table:style-name="Таблица29.A1" office:value-type="string">
            <text:p text:style-name="P36">Много</text:p>
          </table:table-cell>
          <table:table-cell table:style-name="Таблица29.A1" office:value-type="string">
            <text:p text:style-name="P36">Выгрузка домена приложения. С точки зрения аналитика SOC может быть интересно, если это событие происходит многократно в случайные промежутки времени.</text:p>
          </table:table-cell>
        </table:table-row>
      </table:table>
      <text:h text:style-name="P29" text:outline-level="3"><text:bookmark text:name="zapusk-clr4"/><text:span text:style-name="T1">Часть 2. </text:span>Запуск CLR</text:h>
      <text:p text:style-name="P25"><text:span text:style-name="T3">При разработке CLR компания Microsoft реализовала его как COM-сервер, содержащийся внутри DLL. То есть определила для среды CLR стандартный COM-интерфейс и присвоила GUID этому интерфейсу и COM-серверу. Когда вы устанавливаете .NET Framework, COM-сервер, представляющий CLR, регистрируется в реестре Windows, как и любой другой COM-сервер. </text:span><text:span text:style-name="Strong_20_Emphasis"><text:span text:style-name="T3">Любое приложение Windows может размещать среду CLR</text:span></text:span><text:span text:style-name="T3">. Когда это происходит, генерируется событие 187. В этом событии отражено то, каким образом была активирована среда CLR. В случае COM-активации CLR поля StartupMode, ComObjectGUID будут содержать крайне полезную информацию.</text:span></text:p>
      <text:p text:style-name="P17">Если вам нужна дополнительная информация по этой теме, обратитесь к заголовочному файлу MetaHost.h на C++, который поставляется с .NET Framework SDK. Этот файл задает идентификаторы GUID и определение неуправляемого интерфейса ICLRMetaHostinterface. Вы научитесь запускать CLR с помощью любого языка: С++, Python и т. д.</text:p>
      <text:h text:style-name="P29" text:outline-level="3"><text:bookmark text:name="zagruzka-domena-prilozheniya4"/><text:span text:style-name="T1">Часть 3. </text:span>Загрузка домена приложения</text:h>
      <text:p text:style-name="P17">После запуска CLR создается событие 156 — загрузка домена приложения в CLR. Когда COM-сервер CLR инициализируется, он создает домен приложения (AppDomain) — логический контейнер для набора сборок, которые, как правило, реализуют функциональное приложение. Также домен приложения — это механизм в CLR, который  дает возможность запустить группу приложений в одном процессе, обеспечивая их относительную изоляцию друг от друга и в то же время позволяя им взаимодействовать друг с другом значительно быстрее. В одном процессе может работать много доменов приложений. Первый домен приложения, созданный при инициализации среды CLR, называется доменом приложения по умолчанию и уничтожается только после завершения процесса Windows.</text:p>
      <text:p text:style-name="P25"><text:span text:style-name="T3">К объектам, созданным в одном домене приложения, нельзя получить доступ напрямую с помощью кода в другом домене приложения. Когда код в домене приложения создает объект, данный объект «принадлежит» этому </text:span><text:span text:style-name="T3">домену приложения. </text:span><text:span text:style-name="Strong_20_Emphasis"><text:span text:style-name="T3">Также объекту (артефакту в том числе) не разрешается существовать дольше домена приложения, код которого его создал.</text:span></text:span><text:span text:style-name="T3"> Код внутри домена приложения может получить доступ к объекту других доменов приложений только с помощью </text:span><text:a xlink:type="simple" xlink:href="https://docs.microsoft.com/ru-ru/dotnet/framework/interop/interop-marshaling" office:target-frame-name="_blank" xlink:show="new" text:style-name="Internet_20_link" text:visited-style-name="Visited_20_Internet_20_Link"><text:span text:style-name="T5">маршалинга</text:span></text:a><text:span text:style-name="T3"> (передачи данных) по ссылке или по значению. Это обеспечивает четкие границы между приложениями, поскольку код в одном домене приложения не может </text:span><text:span text:style-name="T3">иметь прямой ссылки на объект, созданный кодом в другом домене приложения. Эта изоляция позволяет легко выгружать домены приложений из процесса, не затрагивая код, выполняющийся в других доменах приложений.</text:span></text:p>
      <table:table table:name="Таблица30" table:style-name="Таблица30">
        <table:table-column table:style-name="Таблица30.A"/>
        <table:table-row>
          <table:table-cell table:style-name="Таблица30.A1" office:value-type="string">
            <text:p text:style-name="P36">Заметим, что CLR не поддерживает возможность выгрузки отдельной сборки из домена приложения. Однако вы можете дать CLR команду выгрузить весь домен, что приведет к выгрузке всех сборок, содержащихся в нем в данный момент.</text:p>
          </table:table-cell>
        </table:table-row>
      </table:table>
      <text:p text:style-name="P17"><text:soft-page-break/>То, что каждое приложение запускается в собственном адресном пространстве процесса, — замечательное свойство Windows. Оно гарантирует, что код в одном приложении не сможет получить доступ к коду или данным, используемым другим приложением. Изоляция процессов предотвращает появление дыр в безопасности, повреждение данных и другие непредсказуемые события, и это делает операционную систему и приложения, работающие в ней, надежными. К сожалению, создание процессов в Windows очень «дорого». Функция Win32 CreateProcess работает очень медленно, а Windows требует много памяти для виртуализации адресного пространства процесса.</text:p>
      <text:p text:style-name="P25"><text:span text:style-name="T3">Однако если приложение полностью состоит из управляемого кода, который является достаточно безопасным и не вызывает неуправляемый код, можно без проблем запустить несколько управляемых приложений в одном процессе Windows. Домены приложений обеспечивают изоляцию, необходимую для защиты, настройки и завершения работы каждого из этих приложений. </text:span><text:span text:style-name="Strong_20_Emphasis"><text:span text:style-name="T3">Единицей изоляции для кода в CLR является домен приложения, а не процесс</text:span></text:span><text:span text:style-name="T3">. При этом мы можем сказать с рядом допущений, что старт процесса в семантике WinAPI аналогичен созданию домена приложения. Для SOC-аналитика будет лучше думать, что события загрузки домена приложения и старта процесса функционально одинаковы.</text:span></text:p>
      <text:p text:style-name="P17">Жесткого ограничения на количество доменов приложений, которые могут выполняться в одном процессе Windows, не существует. Их можно сравнить с сайтами на одном сервере IIS. Каждый сайт — это отдельный домен приложения, который изолирован от других сайтов и который можно выгрузить из сервера, не затрагивая их.</text:p>
      <text:p text:style-name="P15"/>
      <text:h text:style-name="P29" text:outline-level="3"><text:bookmark text:name="zagruzka-sborki4"/><text:span text:style-name="T1">Часть 4. </text:span>Загрузка сборки</text:h>
      <text:p text:style-name="P25"><text:span text:style-name="T3">В домен приложения загружается </text:span><text:a xlink:type="simple" xlink:href="https://docs.microsoft.com/ru-ru/dotnet/standard/assembly/#assemblies-in-the-common-language-runtime" office:target-frame-name="_blank" xlink:show="new" text:style-name="Internet_20_link" text:visited-style-name="Visited_20_Internet_20_Link"><text:span text:style-name="T5">сборка</text:span></text:a><text:span text:style-name="T3">. Сборка определяет ряд правил для кода, который в ней содержится, предоставляет CLR (и другому коду) сведения о типах и классах, определенных в сборке. В некоторых случаях сборка может быть нейтральной к домену приложения, и ее код могут использовать все домены, однако в данной статье нас не интересуют такие сборки.</text:span></text:p>
      <text:h text:style-name="P29" text:outline-level="3"><text:span text:style-name="T1">Часть 5. </text:span>Загрузка модуля</text:h>
      <text:p text:style-name="P25"><text:span text:style-name="T3">В сборку загружаются </text:span><text:a xlink:type="simple" xlink:href="https://stackoverflow.com/a/27881763" office:target-frame-name="_blank" xlink:show="new" text:style-name="Internet_20_link" text:visited-style-name="Visited_20_Internet_20_Link"><text:span text:style-name="T5">модули</text:span></text:a><text:span text:style-name="T3">, которые уже содержат непосредственно СIL-код. На этот CIL-код накладываются правила, описанные в сборке, и происходит процесс JIT-компиляции CIL в готовый для исполнения native </text:span><text:span text:style-name="T3">code. </text:span><text:span text:style-name="Strong_20_Emphasis"><text:span text:style-name="T3">Чтобы избавиться от артефакта, который определен в модуле или появляется в нем в ходе работы, нужно выгрузить весь домен приложения</text:span></text:span><text:span text:style-name="T3">.</text:span></text:p>
      <text:p text:style-name="P17">На рисунке показан отдельный процесс Windows, в котором работает один COM-сервер CLR. Эта среда CLR в данный момент управляет двумя доменами приложений. Каждый домен имеет свою собственную кучу загрузчика, а каждая куча имеет запись о том, какие типы были доступны с момента создания домена. Каждый объект типа в куче загрузчика имеет таблицу методов, и каждая запись в таблице методов указывает на JIT-скомпилированный собственный код, если метод был выполнен хотя бы один раз.</text:p>
      <text:p text:style-name="P15"/>
      <text:p text:style-name="P24"><text:span text:style-name="Emphasis"><text:span text:style-name="T4">CLR via C#. Источник: J. Richter</text:span></text:span></text:p>
      <text:h text:style-name="P28" text:outline-level="2"><text:bookmark text:name="obhod4"/><text:span text:style-name="T1">Глава 3. Часть 1. </text:span>Обход обнаружения в CLR</text:h>
      <text:p text:style-name="P25"><text:span text:style-name="T3">Для начала разберем, как атака может быть обнаружена. В качестве примера возьмем фреймворк для пентеста </text:span><text:a xlink:type="simple" xlink:href="https://github.com/cobbr/Covenant" office:target-frame-name="_blank" xlink:show="new" text:style-name="Internet_20_link" text:visited-style-name="Visited_20_Internet_20_Link"><text:span text:style-name="T5">Covenant</text:span></text:a><text:span text:style-name="T3">.</text:span></text:p>
      <text:h text:style-name="P29" text:outline-level="3"><text:bookmark text:name="single_domain4"/><text:soft-page-break/><text:span text:style-name="T1">Часть 2.</text:span>Запуск Covenant в одном домене приложения</text:h>
      <text:p text:style-name="P17">Посмотрим, как работает Covenant. Запустим в системе Grunt (в терминологии данного фреймворка это программа, отвечающая за обмен данными с сервером и запускающая задания на исполнение). Затем мы запустим ряд типичных для злоумышленника действий, а именно: сбор информации о текущем пользователе, автозагрузке, просмотр сведений о билетах Kerberos, загруженных в сессию текущего пользователя, и об истории браузера. Итого — в один домен приложения загружаются несколько сборок: Seatbelt AutoRuns, Seatbelt ChromeHistory, Rubeus klist и другие.</text:p>
      <text:p text:style-name="P15"/>
      <text:p text:style-name="P24"><text:span text:style-name="Emphasis"><text:span text:style-name="T4">Загруженные сборки Rubeus и Seatbelt</text:span></text:span></text:p>
      <text:p text:style-name="P17">Как видите, в один домен приложения загружаются сборки с разной функциональностью. Более того, эти сборки могут быть замечены классическим средством мониторинга, поскольку могут содержать различные артефакты, которые появились в результате работы кода или были определены непосредственно в коде. А выгрузить их не выйдет, ведь они связаны одним доменом приложения с кодом, реализующим работу с CnC.</text:p>
      <text:h text:style-name="P29" text:outline-level="3"><text:bookmark text:name="injection4"/><text:span text:style-name="T1">Часть 3. И</text:span>нъекция кода</text:h>
      <text:p text:style-name="P17">Что может сделать атакующий, чтобы затруднить обнаружение? Он может использовать классические средства разделения кода: инъекции кода и/или старт нового процесса. Однако это не всегда возможно: существуют ситуации, когда как инъекции, так и старт нового процесса будут слишком заметны для средств мониторинга. Также не всегда является возможным закрытие какого-то процесса, который содержит артефакт, — например, в том случае, если для инъекции использовался системный процесс.</text:p>
      <text:p text:style-name="P25"><text:span text:style-name="T3">Чтобы продемонстрировать это, давайте создадим шеллкод из </text:span><text:a xlink:type="simple" xlink:href="https://github.com/gentilkiwi/mimikatz" office:target-frame-name="_blank" xlink:show="new" text:style-name="Internet_20_link" text:visited-style-name="Visited_20_Internet_20_Link"><text:span text:style-name="T5">Mimikatz</text:span></text:a><text:span text:style-name="T3"> (с помощью </text:span><text:a xlink:type="simple" xlink:href="https://github.com/TheWover/donut" office:target-frame-name="_blank" xlink:show="new" text:style-name="Internet_20_link" text:visited-style-name="Visited_20_Internet_20_Link"><text:span text:style-name="T5">Donut</text:span></text:a><text:span text:style-name="T3">) и внедрим его в какой-либо процесс (я выбрал PowerShell), используя программу </text:span><text:a xlink:type="simple" xlink:href="https://github.com/3xpl01tc0d3r/ProcessInjection" office:target-frame-name="_blank" xlink:show="new" text:style-name="Internet_20_link" text:visited-style-name="Visited_20_Internet_20_Link"><text:span text:style-name="T5">Process Injection</text:span></text:a><text:span text:style-name="T3">, которую в свою очередь запустим из Grunt под управлением Covenant. Это тот же самый метод, который описан в обзоре </text:span><text:a xlink:type="simple" xlink:href="https://www.dmzero.net/injection-standard.html" office:target-frame-name="_blank" xlink:show="new" text:style-name="Internet_20_link" text:visited-style-name="Visited_20_Internet_20_Link"><text:span text:style-name="T5">тут</text:span></text:a><text:span text:style-name="T3">. Мы сможем пронаблюдать обе техники: и старт нового процесса, и инъекцию кода. Для мониторинга воспользуемся утилитой </text:span><text:a xlink:type="simple" xlink:href="https://docs.microsoft.com/en-us/sysinternals/downloads/sysmon" office:target-frame-name="_blank" xlink:show="new" text:style-name="Internet_20_link" text:visited-style-name="Visited_20_Internet_20_Link"><text:span text:style-name="T5">Sysmon</text:span></text:a><text:span text:style-name="T3"> со ставшими практически «дефолтными» </text:span><text:a xlink:type="simple" xlink:href="https://github.com/SwiftOnSecurity/sysmon-config" office:target-frame-name="_blank" xlink:show="new" text:style-name="Internet_20_link" text:visited-style-name="Visited_20_Internet_20_Link"><text:span text:style-name="T5">настройками</text:span></text:a><text:span text:style-name="T3"> от </text:span><text:a xlink:type="simple" xlink:href="https://twitter.com/SwiftOnSecurity" office:target-frame-name="_blank" xlink:show="new" text:style-name="Internet_20_link" text:visited-style-name="Visited_20_Internet_20_Link"><text:span text:style-name="T5">SwiftOnSecurity</text:span></text:a><text:span text:style-name="T3">.</text:span></text:p>
      <text:p text:style-name="P15"/>
      <text:p text:style-name="P24"><text:span text:style-name="Strong_20_Emphasis"><text:span text:style-name="T4">Загрузка инъектора на ПК жертвы</text:span></text:span></text:p>
      <text:p text:style-name="P15"/>
      <text:p text:style-name="P24"><text:span text:style-name="Strong_20_Emphasis"><text:span text:style-name="T4">Старт инъектора и инъекция шеллкода</text:span></text:span></text:p>
      <text:p text:style-name="P17">Grunt на ПК жертвы запускает ProcessInjection.exe c командной строкой, как указано ниже (закодированный по методу Base64 шеллкод будет скачан с glist):</text:p>
      <text:section text:style-name="Sect3" text:name="Раздел75">
        <table:table table:name="Таблица31" table:style-name="Таблица31">
          <table:table-column table:style-name="Таблица31.A"/>
          <table:table-column table:style-name="Таблица31.B"/>
          <table:table-row>
            <table:table-cell table:style-name="Таблица31.A1" office:value-type="string">
              <text:p text:style-name="P32">1</text:p>
              <text:p text:style-name="P33">2</text:p>
              <text:p text:style-name="P32">3</text:p>
            </table:table-cell>
            <table:table-cell table:style-name="Таблица31.B1" office:value-type="string">
              <text:section text:style-name="Sect4" text:name="Раздел76">
                <text:p text:style-name="P34"><text:span text:style-name="T11">ProcessInjection</text:span><text:span text:style-name="T12">.</text:span><text:span text:style-name="T11">exe</text:span><text:span text:style-name="T13"> </text:span>/<text:span text:style-name="T11">t</text:span><text:span text:style-name="T12">:</text:span><text:span text:style-name="T14">1</text:span><text:span text:style-name="T13"> </text:span>/<text:span text:style-name="T11">f</text:span><text:span text:style-name="T12">:</text:span><text:span text:style-name="T11">base64</text:span><text:span text:style-name="T13"> </text:span>/<text:span text:style-name="T11">pid</text:span><text:span text:style-name="T12">:</text:span><text:span text:style-name="T14">1604</text:span><text:span text:style-name="T13"> </text:span>/</text:p>
              </text:section>
              <text:section text:style-name="Sect5" text:name="Раздел77">
                <text:p text:style-name="P34"><text:span text:style-name="T11">url</text:span><text:span text:style-name="T12">:</text:span><text:span text:style-name="T11">https</text:span><text:span text:style-name="T12">:</text:span><text:span text:style-name="T15">//gist.githubusercontent.com/gam4er/07aae8b5284c9aa54ff976c3f4bc0cd9/raw/ec0de97792230bbb0526dd60</text:span></text:p>
              </text:section>
              <text:section text:style-name="Sect4" text:name="Раздел78">
                <text:p text:style-name="P34"><text:span text:style-name="T14">659c3e1c75c3a63b</text:span>/<text:span text:style-name="T11">Mimi</text:span></text:p>
              </text:section>
            </table:table-cell>
          </table:table-row>
        </table:table>
      </text:section>
      <text:p text:style-name="P18">И Sysmon покажет множество подозрительных действий.</text:p>
      <table:table table:name="Таблица32" table:style-name="Таблица32">
        <table:table-column table:style-name="Таблица32.A"/>
        <table:table-column table:style-name="Таблица32.B"/>
        <table:table-column table:style-name="Таблица32.C"/>
        <table:table-row>
          <table:table-cell table:style-name="Таблица32.A1" office:value-type="string">
            <text:p text:style-name="P36"><text:span text:style-name="Strong_20_Emphasis"><text:span text:style-name="T9">Create executable file</text:span></text:span></text:p>
          </table:table-cell>
          <table:table-cell table:style-name="Таблица32.A1" office:value-type="string">
            <text:p text:style-name="P36"><text:span text:style-name="Strong_20_Emphasis"><text:span text:style-name="T9">Create process</text:span></text:span></text:p>
          </table:table-cell>
          <table:table-cell table:style-name="Таблица32.A1" office:value-type="string">
            <text:p text:style-name="P36"><text:span text:style-name="Strong_20_Emphasis"><text:span text:style-name="T9">Inject code from ProcessInjection.exe to powershell.exe</text:span></text:span></text:p>
          </table:table-cell>
        </table:table-row>
        <text:soft-page-break/>
        <table:table-row>
          <table:table-cell table:style-name="Таблица32.A1" office:value-type="string">
            <text:p text:style-name="P37"/>
          </table:table-cell>
          <table:table-cell table:style-name="Таблица32.A1" office:value-type="string">
            <text:p text:style-name="P37"/>
          </table:table-cell>
          <table:table-cell table:style-name="Таблица32.A1" office:value-type="string">
            <text:p text:style-name="P37"><draw:a xlink:type="simple" xlink:href="https://media.kasperskycontenthub.com/wp-content/uploads/sites/58/2021/09/20203725/Abnormal_CLR_activities_08.png"><draw:frame draw:style-name="fr2" draw:name="Графический объект70" text:anchor-type="as-char" svg:width="8.775cm" svg:height="5.891cm" draw:z-index="55"><draw:image xlink:href="https://media.kasperskycontenthub.com/wp-content/uploads/sites/58/2021/09/20203725/Abnormal_CLR_activities_08.png" xlink:type="simple" xlink:show="embed" xlink:actuate="onLoad"/></draw:frame></draw:a></text:p>
          </table:table-cell>
        </table:table-row>
      </table:table>
      <text:p text:style-name="P17">Следует указать, что с установленными решениями AV/EPP/EDR описанная цепочка не сможет запуститься, поскольку являет собой пример хорошо известного паттерна поведения атакующего. Напрашивается вывод, что старые методы запуска/инъекции кода очень заметны.</text:p>
      <text:h text:style-name="P29" text:outline-level="3"><text:bookmark text:name="ispolzovanie-com-servera-dlya-udalennogo-vypolneniya-koda4"/><text:span text:style-name="T1">Часть 4. </text:span>Использование COM-сервера для удаленного выполнения кода</text:h>
      <text:p text:style-name="P17">Теперь рассмотрим скачивание и запуск кода на удаленной машине через активацию COM-сервера в процессе Explorer.В качестве COM-сервера зарегистрируем библиотеку MSCOREE, реализующую функциональность CLR в Windows, которая в качестве аргументов примет имя сборки и класс, содержащий реализацию сервера. Зарегистрировав таким образом COM-сервер, мы дали CLR указание в случае активации загрузить реализующий сервер код из указанного класса.</text:p>
      <text:p text:style-name="P15"/>
      <text:p text:style-name="P25"><text:span text:style-name="T3">Обратите внимание на ключ CodeBase. Он служит для того, чтобы можно было использовать COM-сервер </text:span><text:span text:style-name="Strong_20_Emphasis"><text:span text:style-name="T3">без регистрации</text:span></text:span><text:span text:style-name="T3"> своей сборки в </text:span><text:a xlink:type="simple" xlink:href="https://docs.microsoft.com/ru-ru/dotnet/framework/app-domains/gac" office:target-frame-name="_blank" xlink:show="new" text:style-name="Internet_20_link" text:visited-style-name="Visited_20_Internet_20_Link"><text:span text:style-name="T5">глобальном кэше сборок</text:span></text:a><text:span text:style-name="T3"> (GAC). Это позволяет определить COM-сервер от имени пользователя (поскольку регистрация в GAC требует высоких </text:span><text:span text:style-name="T3">привилегий). Этот параметр принимает URI, что выглядит несколько странно. Хост-процесс загружает из сети и запускает сборку, содержащую COM-сервер. Заметим, что регистрация COM-сервера тоже возможна по сети: чтобы определить COM-сервер, нужно просто изменить реестр.</text:span></text:p>
      <text:p text:style-name="P25"><text:span text:style-name="T3">Существует множество способов </text:span><text:a xlink:type="simple" xlink:href="https://github.com/dotnet/runtime/blob/16c48d6a45d4d706c327fc840e1a5d450fb189ae/src/coreclr/inc/clrconfigvalues.h" office:target-frame-name="_blank" xlink:show="new" text:style-name="Internet_20_link" text:visited-style-name="Visited_20_Internet_20_Link"><text:span text:style-name="T5">настройки</text:span></text:a><text:span text:style-name="T3"> общеязыковой среды исполнения и множество параметров, доступных для конфигурации: конфигурационные файлы приложения и глобальные переменные окружения. Более того, есть специальный </text:span><text:a xlink:type="simple" xlink:href="https://github.com/dotnet/docs/blob/main/docs/framework/configure-apps/file-schema/runtime/loadfromremotesources-element.md#enabled-attribute" office:target-frame-name="_blank" xlink:show="new" text:style-name="Internet_20_link" text:visited-style-name="Visited_20_Internet_20_Link"><text:span text:style-name="T5">параметр</text:span></text:a><text:span text:style-name="T3">, который разрешает или запрещает (по умолчанию запрещает) загрузку сборок из удаленных источников. Однако в случае COM-активации CLR в хост-процессе Explorer загрузка сборок из удаленных источников разрешена. Является ли это уязвимостью? Определенно нет. Можно ли это использовать для того, чтобы заставить удаленную машину запустить код, который не находится на ней? Определенно да.</text:span></text:p>
      <text:h text:style-name="P30" text:outline-level="3"/>
      <text:h text:style-name="Heading_20_2" text:outline-level="2"><text:bookmark text:name="prakticheskij-primer-sobiraem-znaniya-voedino4"/><text:span text:style-name="T7">Глава 4. Часть 1. </text:span><text:span text:style-name="T8">Собираем знания воедино</text:span></text:h>
      <text:p text:style-name="P25"><text:span text:style-name="T3">Мы продемонстрировали, что запуск вредоносных компонентов в одном домене приложения (см. </text:span><text:a xlink:type="simple" xlink:href="https://securelist.ru/detection-evasion-in-clr-and-tips-on-how-to-detect-such-attacks/103633/#single_domain" text:style-name="Internet_20_link" text:visited-style-name="Visited_20_Internet_20_Link"><text:span text:style-name="T5">«Запуск Covenant в одном домене приложения»</text:span></text:a><text:span text:style-name="T3">), равно как и создание отдельного процесса или инъекция кода (см. </text:span><text:a xlink:type="simple" xlink:href="https://securelist.ru/detection-evasion-in-clr-and-tips-on-how-to-detect-such-attacks/103633/#injection" text:style-name="Internet_20_link" text:visited-style-name="Visited_20_Internet_20_Link"><text:span text:style-name="T5">«Запуск нового процесса и инъекция кода»</text:span></text:a><text:span text:style-name="T3">) можно обнаружить. В зависимости от ситуации это легче или </text:span><text:soft-page-break/><text:span text:style-name="T3">сложнее, но в целом подобные манипуляции довольно заметны. Мы также разобрали, как настроить удаленную загрузку кода в CLR. Теперь рассмотрим прием, способный затруднить обнаружение запуска кода при помощи COM-активированной среды CLR. Мы запустим обычный вариант Mimikatz на удаленном хосте в контексте процесса Explorer и удалим артефакты после его выполнения. Эта демонстрационная атака предполагает, что у нас уже есть доступ к хосту жертвы. Все шаги отражены на видео (на английском языке) и расписаны ниже. Для удобства мы также приводим в тексте временные метки отдельных шагов, чтобы вы могли посмотреть нужный фрагмент видео.</text:span></text:p>
      <text:p text:style-name="P23"><draw:frame draw:style-name="fr3" draw:name="Объект5" text:anchor-type="as-char" svg:width="17.992cm" svg:height="8.334cm" draw:z-index="56"><draw:floating-frame xlink:href="https://www.youtube.com/embed/RbGROh7HC6U" xlink:type="simple" xlink:show="embed" xlink:actuate="onLoad"/><svg:desc>OLE-объект</svg:desc></draw:frame></text:p>
      <text:p text:style-name="P17">В качестве защитного решения на хосте жертвы мы используем Yara и правила из репозитория Mimikatz. Inveigh и Mimikatz уже установлены на устройстве. Для начала проверим, что Yara-правила работают.</text:p>
      <text:p text:style-name="P15"><draw:a xlink:type="simple" xlink:href="https://media.kasperskycontenthub.com/wp-content/uploads/sites/58/2021/09/20204012/Abnormal_CLR_activities_10.png"><draw:frame draw:style-name="fr2" draw:name="Графический объект71" text:anchor-type="as-char" svg:width="27.164cm" svg:height="2.875cm" draw:z-index="57"><draw:image xlink:href="https://media.kasperskycontenthub.com/wp-content/uploads/sites/58/2021/09/20204012/Abnormal_CLR_activities_10-1024x106.png" xlink:type="simple" xlink:show="embed" xlink:actuate="onLoad"/></draw:frame></draw:a></text:p>
      <text:p text:style-name="P17">Теперь взглянем на процесс explorer.exe (PID 3896) и убедимся, что в нем нет артефактов Mimikatz. После этого мы перезагрузим explorer.exe, чтобы еще раз показать, что он чист и что в нем нет сборок CLR.</text:p>
      <table:table table:name="Таблица33" table:style-name="Таблица33">
        <table:table-column table:style-name="Таблица33.A"/>
        <table:table-column table:style-name="Таблица33.B"/>
        <text:soft-page-break/>
        <table:table-row>
          <table:table-cell table:style-name="Таблица33.A1" office:value-type="string">
            <text:p text:style-name="P37"><draw:a xlink:type="simple" xlink:href="https://media.kasperskycontenthub.com/wp-content/uploads/sites/58/2021/09/20204133/Abnormal_CLR_activities_11.png"><draw:frame draw:style-name="fr2" draw:name="Графический объект72" text:anchor-type="as-char" svg:width="14.887cm" svg:height="2.081cm" draw:z-index="58"><draw:image xlink:href="https://media.kasperskycontenthub.com/wp-content/uploads/sites/58/2021/09/20204133/Abnormal_CLR_activities_11.png" xlink:type="simple" xlink:show="embed" xlink:actuate="onLoad"/></draw:frame></draw:a></text:p>
          </table:table-cell>
          <table:table-cell table:style-name="Таблица33.A1" office:value-type="string">
            <text:p text:style-name="P37"><draw:a xlink:type="simple" xlink:href="https://media.kasperskycontenthub.com/wp-content/uploads/sites/58/2021/09/20204145/Abnormal_CLR_activities_12.png"><draw:frame draw:style-name="fr2" draw:name="Графический объект73" text:anchor-type="as-char" svg:width="20.735cm" svg:height="2.849cm" draw:z-index="59"><draw:image xlink:href="https://media.kasperskycontenthub.com/wp-content/uploads/sites/58/2021/09/20204145/Abnormal_CLR_activities_12.png" xlink:type="simple" xlink:show="embed" xlink:actuate="onLoad"/></draw:frame></draw:a></text:p>
          </table:table-cell>
        </table:table-row>
      </table:table>
      <text:p text:style-name="P17">Перемещаемся на хост атакующего (01:40). Добавляем обработчик Explorer в реестр на хосте жертвы. Когда жертва запустит Explorer, в него загрузится сборка с удаленного хоста атакующего.</text:p>
      <text:section text:style-name="Sect3" text:name="Раздел79">
        <table:table table:name="Таблица34" table:style-name="Таблица34">
          <table:table-column table:style-name="Таблица34.A"/>
          <table:table-column table:style-name="Таблица34.B"/>
          <text:soft-page-break/>
          <table:table-row>
            <table:table-cell table:style-name="Таблица34.A1" office:value-type="string">
              <text:p text:style-name="P32">1</text:p>
              <text:p text:style-name="P33">2</text:p>
              <text:p text:style-name="P32">3</text:p>
              <text:p text:style-name="P33">4</text:p>
              <text:p text:style-name="P32">5</text:p>
              <text:p text:style-name="P33">6</text:p>
              <text:p text:style-name="P32">7</text:p>
              <text:p text:style-name="P33">8</text:p>
              <text:p text:style-name="P32">9</text:p>
              <text:p text:style-name="P33">10</text:p>
              <text:p text:style-name="P32">11</text:p>
              <text:p text:style-name="P33">12</text:p>
              <text:p text:style-name="P32">13</text:p>
              <text:p text:style-name="P33">14</text:p>
              <text:p text:style-name="P32">15</text:p>
            </table:table-cell>
            <table:table-cell table:style-name="Таблица34.B1" office:value-type="string">
              <text:section text:style-name="Sect4" text:name="Раздел80">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ext:section text:style-name="Sect5" text:name="Раздел81">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mscoree.dll"</text:span><text:span text:style-name="T13"> </text:span>/<text:span text:style-name="T11">f</text:span></text:p>
              </text:section>
              <text:section text:style-name="Sect4" text:name="Раздел82">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5" text:name="Раздел83">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84">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5" text:name="Раздел85">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ThreadingModel"</text:span><text:span text:style-name="T13"> </text:span>/<text:span text:style-name="T11">t</text:span><text:span text:style-name="T13"> </text:span><text:span text:style-name="T11">REG_SZ</text:span><text:span text:style-name="T13"> </text:span>/<text:span text:style-name="T11">d</text:span><text:span text:style-name="T13"> </text:span><text:span text:style-name="T17">"Both"</text:span><text:span text:style-name="T13"> </text:span>/<text:span text:style-name="T11">f</text:span></text:p>
              </text:section>
              <text:section text:style-name="Sect4" text:name="Раздел86">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87">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4" text:name="Раздел88">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5" text:name="Раздел89">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4" text:name="Раздел90">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91">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92">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CLSID"</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5" text:name="Раздел93">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Explorer\ShellIconOverlayIdentifiers\ 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4" text:name="Раздел94">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Shell Extensions\Approved"</text:span><text:span text:style-name="T13"> </text:span>/<text:span text:style-name="T11">v</text:span><text:span text:style-name="T13"> </text:span><text:span text:style-name="T17">"{a259c04f-ffa8-310b-864c-fe602840399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able:table-cell>
          </table:table-row>
        </table:table>
      </text:section>
      <text:p text:style-name="P18"><text:soft-page-break/>Возвращаемся на хост жертвы (02:30). Эмулируем вход пользователя путем перезагрузки explorer.exe.</text:p>
      <text:p text:style-name="P15"><draw:a xlink:type="simple" xlink:href="https://media.kasperskycontenthub.com/wp-content/uploads/sites/58/2021/09/20204208/Abnormal_CLR_activities_13.png"><draw:frame draw:style-name="fr2" draw:name="Графический объект74" text:anchor-type="as-char" svg:width="27.164cm" svg:height="14.993cm" draw:z-index="60"><draw:image xlink:href="https://media.kasperskycontenthub.com/wp-content/uploads/sites/58/2021/09/20204208/Abnormal_CLR_activities_13-1024x564.png" xlink:type="simple" xlink:show="embed" xlink:actuate="onLoad"/></draw:frame></draw:a></text:p>
      <text:p text:style-name="P25"><text:span text:style-name="T3">Теперь в explorer.exe загружены сборки .NET, но в процессе все еще нет подозрительных артефактов. Они не появятся, пока мы не загрузим и не запустим </text:span><text:a xlink:type="simple" xlink:href="https://github.com/gam4er/SneakyRun/tree/master/KatzAssembly" office:target-frame-name="_blank" xlink:show="new" text:style-name="Internet_20_link" text:visited-style-name="Visited_20_Internet_20_Link"><text:span text:style-name="T5">KatzAssembly</text:span></text:a><text:span text:style-name="T3">. Обратите внимание на пустой (пока) домен приложения, появившийся в нашем целевом процессе.</text:span></text:p>
      <text:p text:style-name="P15"><draw:a xlink:type="simple" xlink:href="https://media.kasperskycontenthub.com/wp-content/uploads/sites/58/2021/09/20205444/Abnormal_CLR_activities_14.png"><draw:frame draw:style-name="fr2" draw:name="Графический объект75" text:anchor-type="as-char" svg:width="10.654cm" svg:height="1.069cm" draw:z-index="61"><draw:image xlink:href="https://media.kasperskycontenthub.com/wp-content/uploads/sites/58/2021/09/20205444/Abnormal_CLR_activities_14.png" xlink:type="simple" xlink:show="embed" xlink:actuate="onLoad"/></draw:frame></draw:a></text:p>
      <text:p text:style-name="P15"><draw:a xlink:type="simple" xlink:href="https://media.kasperskycontenthub.com/wp-content/uploads/sites/58/2021/09/20205506/Abnormal_CLR_activities_15.png"><draw:frame draw:style-name="fr2" draw:name="Графический объект76" text:anchor-type="as-char" svg:width="27.164cm" svg:height="2.267cm" draw:z-index="62"><draw:image xlink:href="https://media.kasperskycontenthub.com/wp-content/uploads/sites/58/2021/09/20205506/Abnormal_CLR_activities_15-1024x83.png" xlink:type="simple" xlink:show="embed" xlink:actuate="onLoad"/></draw:frame></draw:a></text:p>
      <text:p text:style-name="P17">На 3:50 мы выполняем Mimikatz, и в памяти появляются детектируемые сборки.</text:p>
      <text:p text:style-name="P15"><draw:a xlink:type="simple" xlink:href="https://media.kasperskycontenthub.com/wp-content/uploads/sites/58/2021/09/20205531/Abnormal_CLR_activities_16.png"><draw:frame draw:style-name="fr2" draw:name="Графический объект77" text:anchor-type="as-char" svg:width="10.654cm" svg:height="1.069cm" draw:z-index="63"><draw:image xlink:href="https://media.kasperskycontenthub.com/wp-content/uploads/sites/58/2021/09/20205531/Abnormal_CLR_activities_16.png" xlink:type="simple" xlink:show="embed" xlink:actuate="onLoad"/></draw:frame></draw:a></text:p>
      <text:p text:style-name="P15"><draw:a xlink:type="simple" xlink:href="https://media.kasperskycontenthub.com/wp-content/uploads/sites/58/2021/09/20205553/Abnormal_CLR_activities_17.png"><draw:frame draw:style-name="fr2" draw:name="Графический объект78" text:anchor-type="as-char" svg:width="21.237cm" svg:height="1.069cm" draw:z-index="64"><draw:image xlink:href="https://media.kasperskycontenthub.com/wp-content/uploads/sites/58/2021/09/20205553/Abnormal_CLR_activities_17-1024x290.png" xlink:type="simple" xlink:show="embed" xlink:actuate="onLoad"/></draw:frame></draw:a></text:p>
      <text:p text:style-name="P15"><text:soft-page-break/><draw:a xlink:type="simple" xlink:href="https://media.kasperskycontenthub.com/wp-content/uploads/sites/58/2021/09/20205611/Abnormal_CLR_activities_18.png"><draw:frame draw:style-name="fr2" draw:name="Графический объект79" text:anchor-type="as-char" svg:width="27.164cm" svg:height="1.685cm" draw:z-index="65"><draw:image xlink:href="https://media.kasperskycontenthub.com/wp-content/uploads/sites/58/2021/09/20205611/Abnormal_CLR_activities_18-1024x61.png" xlink:type="simple" xlink:show="embed" xlink:actuate="onLoad"/></draw:frame></draw:a></text:p>
      <text:p text:style-name="P17">Сразу после того как Mimikatz выполнит свою работу, мы выгружаем домен приложения (04:18). Сканирование с помощью Yara показывает, что артефактов больше нет.</text:p>
      <text:p text:style-name="P15"><draw:a xlink:type="simple" xlink:href="https://media.kasperskycontenthub.com/wp-content/uploads/sites/58/2021/09/20205646/Abnormal_CLR_activities_19.png"><draw:frame draw:style-name="fr2" draw:name="Графический объект80" text:anchor-type="as-char" svg:width="10.654cm" svg:height="1.069cm" draw:z-index="66"><draw:image xlink:href="https://media.kasperskycontenthub.com/wp-content/uploads/sites/58/2021/09/20205646/Abnormal_CLR_activities_19.png" xlink:type="simple" xlink:show="embed" xlink:actuate="onLoad"/></draw:frame></draw:a></text:p>
      <text:p text:style-name="P15"><draw:a xlink:type="simple" xlink:href="https://media.kasperskycontenthub.com/wp-content/uploads/sites/58/2021/09/20205703/Abnormal_CLR_activities_20.png"><draw:frame draw:style-name="fr2" draw:name="Графический объект81" text:anchor-type="as-char" svg:width="27.164cm" svg:height="2.796cm" draw:z-index="67"><draw:image xlink:href="https://media.kasperskycontenthub.com/wp-content/uploads/sites/58/2021/09/20205703/Abnormal_CLR_activities_20-1024x103.png" xlink:type="simple" xlink:show="embed" xlink:actuate="onLoad"/></draw:frame></draw:a></text:p>
      <text:p text:style-name="P17">Этот практический пример мы отобразили на небольшой инфографике ниже. Подобные атаки, к сожалению, очень просты в исполнении и сложны в обнаружении, поскольку требуются мощности для сканирования памяти и выгружаемых приложений. Однако они довольно редко встречаются в дикой природе.</text:p>
      <text:p text:style-name="P15"><text:soft-page-break/><draw:a xlink:type="simple" xlink:href="https://media.kasperskycontenthub.com/wp-content/uploads/sites/58/2021/09/20205805/Abnormal_CLR_activities_ru_21.png"><draw:frame draw:style-name="fr2" draw:name="Графический объект82" text:anchor-type="as-char" svg:width="27.164cm" svg:height="15.311cm" draw:z-index="68"><draw:image xlink:href="https://media.kasperskycontenthub.com/wp-content/uploads/sites/58/2021/09/20205805/Abnormal_CLR_activities_ru_21-1024x576.png" xlink:type="simple" xlink:show="embed" xlink:actuate="onLoad"/></draw:frame></draw:a></text:p>
      <text:h text:style-name="Heading_20_3" text:outline-level="3"><text:bookmark text:name="obnaruzhenie-ochistki-pamyati-clr4"/><text:span text:style-name="T1">Часть 2. </text:span>Обнаружение очистки памяти CLR</text:h>
      <text:p text:style-name="P17">Как выявить поведение, которое могло бы указывать на попытки очистить память CLR? Следует смотреть за тем, как часто выгружаются домены приложений.</text:p>
      <text:p text:style-name="P15"><draw:a xlink:type="simple" xlink:href="https://media.kasperskycontenthub.com/wp-content/uploads/sites/58/2021/09/20205838/Abnormal_CLR_activities_22.png"><draw:frame draw:style-name="fr2" draw:name="Графический объект83" text:anchor-type="as-char" svg:width="27.164cm" svg:height="5.918cm" draw:z-index="69"><draw:image xlink:href="https://media.kasperskycontenthub.com/wp-content/uploads/sites/58/2021/09/20205838/Abnormal_CLR_activities_22-1024x221.png" xlink:type="simple" xlink:show="embed" xlink:actuate="onLoad"/></draw:frame></draw:a></text:p>
      <text:p text:style-name="P25"><text:soft-page-break/><text:span text:style-name="T3">На рисунке изображена последовательность событий ETW: создание домена приложения, загрузка сборки и выгрузка сборки и домена приложения. Записать такой лог можно, например, с помощью </text:span><text:a xlink:type="simple" xlink:href="https://github.com/fireeye/SilkETW" office:target-frame-name="_blank" xlink:show="new" text:style-name="Internet_20_link" text:visited-style-name="Visited_20_Internet_20_Link"><text:span text:style-name="T5">SilkETW</text:span></text:a><text:span text:style-name="T3">.</text:span></text:p>
      <text:section text:style-name="Sect3" text:name="Раздел95">
        <table:table table:name="Таблица35" table:style-name="Таблица35">
          <table:table-column table:style-name="Таблица35.A"/>
          <table:table-column table:style-name="Таблица35.B"/>
          <table:table-row>
            <table:table-cell table:style-name="Таблица35.A1" office:value-type="string">
              <text:p text:style-name="P32">1</text:p>
            </table:table-cell>
            <table:table-cell table:style-name="Таблица35.B1" office:value-type="string">
              <text:section text:style-name="Sect4" text:name="Раздел96">
                <text:p text:style-name="P34"><text:span text:style-name="T11">SilkETW</text:span><text:span text:style-name="T12">.</text:span><text:span text:style-name="T11">exe</text:span><text:span text:style-name="T13"> </text:span>-<text:span text:style-name="T11">t</text:span><text:span text:style-name="T13"> </text:span><text:span text:style-name="T11">user</text:span><text:span text:style-name="T13"> </text:span>-<text:span text:style-name="T16">pn </text:span><text:span text:style-name="T11">Microsoft</text:span>-<text:span text:style-name="T11">Windows</text:span>-<text:span text:style-name="T11">DotNETRuntime</text:span><text:span text:style-name="T13"> </text:span>-<text:span text:style-name="T11">uk</text:span><text:span text:style-name="T13"> </text:span><text:span text:style-name="T14">0x2008</text:span><text:span text:style-name="T13"> </text:span>-<text:span text:style-name="T16">ot </text:span><text:span text:style-name="T11">file</text:span><text:span text:style-name="T13"> </text:span>-<text:span text:style-name="T11">p</text:span><text:span text:style-name="T13"> </text:span><text:span text:style-name="T11">Loader</text:span><text:span text:style-name="T12">.</text:span><text:span text:style-name="T11">json</text:span></text:p>
              </text:section>
            </table:table-cell>
          </table:table-row>
        </table:table>
      </text:section>
      <text:p text:style-name="P18">Затем можно агрегировать события загрузки и выгрузки доменов приложений и выявить процесс, который генерирует больше всего таких событий.</text:p>
      <text:p text:style-name="P15"><draw:a xlink:type="simple" xlink:href="https://media.kasperskycontenthub.com/wp-content/uploads/sites/58/2021/09/20205904/Abnormal_CLR_activities_23.png"><draw:frame draw:style-name="fr2" draw:name="Графический объект84" text:anchor-type="as-char" svg:width="16.21cm" svg:height="11.633cm" draw:z-index="70"><draw:image xlink:href="https://media.kasperskycontenthub.com/wp-content/uploads/sites/58/2021/09/20205904/Abnormal_CLR_activities_23.png" xlink:type="simple" xlink:show="embed" xlink:actuate="onLoad"/></draw:frame></draw:a></text:p>
      <text:p text:style-name="P15"><draw:a xlink:type="simple" xlink:href="https://media.kasperskycontenthub.com/wp-content/uploads/sites/58/2021/09/20205921/Abnormal_CLR_activities_24.png"><draw:frame draw:style-name="fr2" draw:name="Графический объект85" text:anchor-type="as-char" svg:width="27.164cm" svg:height="3.722cm" draw:z-index="71"><draw:image xlink:href="https://media.kasperskycontenthub.com/wp-content/uploads/sites/58/2021/09/20205921/Abnormal_CLR_activities_24-1024x138.png" xlink:type="simple" xlink:show="embed" xlink:actuate="onLoad"/></draw:frame></draw:a></text:p>
      <text:p text:style-name="P17">Хотелось бы, наверное, иметь возможность сканировать память сборки и ее ресурсы при выгрузке, а не только при загрузке, как это сейчас реализовано в интерфейсе AMSI. При этом стоит отметить, что сканирование памяти при завершении работы сборки или домена приложения не может предотвратить запуск нежелательного ПО. Оно лишь позволяет обнаружить сам факт того, что подобный запуск был. Также следует иметь в виду, что любое дополнительное сканирование памяти негативно скажется на производительности.</text:p>
      <text:h text:style-name="Heading_20_3" text:outline-level="3"><text:bookmark text:name="obnaruzhenie-com-aktivacii-sredy-clr-i-zagruzki-udalennoj-sborki4"/><text:span text:style-name="T1">Часть 3. </text:span>Обнаружение COM-активации среды CLR </text:h>
      <text:section text:style-name="Sect6" text:name="Раздел97">
        <text:p text:style-name="P35">Трюк с загрузкой удаленного кода через активацию COM-сервера в Explorer можно увидеть, если наблюдать за событием 187 и обращать <text:soft-page-break/>внимание на параметры активации среды (startupMode и COMObjectGUID).</text:p>
      </text:section>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03.11.21<text:note text:id="ftn9" text:note-class="endnote"><text:note-citation>v</text:note-citation><text:note-body><text:list xml:id="list1220097402" text:continue-list="list1219928432" text:style-name="L5"><text:list-item text:start-value="1"><text:p text:style-name="P67"><text:a xlink:type="simple" xlink:href="../Информатика.%20Лабораторная%20работа%20№%203%20(1).pdf" text:style-name="Internet_20_link" text:visited-style-name="Visited_20_Internet_20_Link"><text:span text:style-name="T2">C:\Users\Student\Downloads\Информатика. Лабораторная работа № 3 (1).pdf</text:span></text:a></text:p></text:list-item></text:list></text:note-body></text:note> 13:45:36<text:note text:id="ftn10" text:note-class="footnote"><text:note-citation>5</text:note-citation><text:note-body><text:p text:style-name="P38">Дата</text:p></text:note-body></text:note></text:p>
      <text:p text:style-name="P62"><draw:custom-shape text:anchor-type="paragraph" draw:z-index="117" draw:style-name="gr1" draw:text-style-name="P79" svg:width="6.469cm" svg:height="0.59cm" svg:x="4.972cm" svg:y="0.019cm"><text:p text:style-name="P78"><text:span text:style-name="T18">Fontwork </text:span></text:p><draw:enhanced-geometry svg:viewBox="0 0 21600 21600"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
      <text:p text:style-name="P19">Александр Родченко - Обход обнаружения в CLR: пример атаки и способы ее выявления</text:p>
      <text:p text:style-name="P20">Оглавление</text:p>
      <text:table-of-content text:style-name="Sect1" text:name="Оглавление6">
        <text:table-of-content-source text:outline-level="10" text:index-scope="chapter">
          <text:index-title-template text:style-name="Contents_20_Heading">Оглавление. </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Раздел98">
            <text:p text:style-name="Contents_20_Heading">Оглавление. </text:p>
          </text:index-title>
          <text:p text:style-name="P40">Глава 1. Часть 1. Введение.Что такое CLR?<text:tab/>1</text:p>
          <text:p text:style-name="P41">Часть 2. Общие сведения о CLR.<text:tab/>2</text:p>
          <text:p text:style-name="P40">Глава 2. Часть 1. Старт процесса<text:tab/>2</text:p>
          <text:p text:style-name="P41">Часть 2. Запуск CLR<text:tab/>3</text:p>
          <text:p text:style-name="P41">Часть 3. Загрузка домена приложения<text:tab/>3</text:p>
          <text:p text:style-name="P41">Часть 4. Загрузка сборки<text:tab/>4</text:p>
          <text:p text:style-name="P41">Часть 5. Загрузка модуля<text:tab/>4</text:p>
          <text:p text:style-name="P40">Глава 3. Часть 1. Обход обнаружения в CLR<text:tab/>5</text:p>
          <text:p text:style-name="P41">Часть 2.Запуск Covenant в одном домене приложения<text:tab/>5</text:p>
          <text:p text:style-name="P41">Часть 3. Инъекция кода<text:tab/>6</text:p>
          <text:p text:style-name="P41">Часть 4. Использование COM-сервера для удаленного выполнения кода<text:tab/>8</text:p>
          <text:p text:style-name="P40">Глава 4. Часть 1. Собираем знания воедино<text:tab/>9</text:p>
          <text:p text:style-name="P41">Часть 2. Обнаружение очистки памяти CLR<text:tab/>14</text:p>
          <text:p text:style-name="P41">Часть 3. Обнаружение COM-активации среды CLR <text:tab/>16</text:p>
        </text:index-body>
      </text:table-of-content>
      <text:h text:style-name="P31" text:outline-level="3"/>
      <text:p text:style-name="P16"><draw:a xlink:type="simple" xlink:href="https://securelist.ru/author/alexander-rodchenko/"><draw:frame draw:style-name="fr2" draw:name="Графический объект86" text:anchor-type="as-char" svg:width="0.097cm" svg:height="0.097cm" draw:z-index="72"><draw:image xlink:href="https://securelist.ru/wp-content/themes/securelist2020/assets/images/avatar-default/avatar_default_3.png" xlink:type="simple" xlink:show="embed" xlink:actuate="onLoad"/></draw:frame></draw:a></text:p>
      <text:h text:style-name="P27" text:outline-level="2">Глава 1. Часть 1. Введение.Что такое <text:span text:style-name="T2">CLR?</text:span></text:h>
      <text:p text:style-name="P22"/>
      <text:p text:style-name="P25"><text:span text:style-name="T3">В последнее время соотношение затрат на атаку и защиту от нее меняется не в пользу защитников. Большинство злоумышленников и пентестеров используют </text:span><text:a xlink:type="simple" xlink:href="https://github.com/gentilkiwi/mimikatz/" office:target-frame-name="_blank" xlink:show="new" text:style-name="Internet_20_link" text:visited-style-name="Visited_20_Internet_20_Link"><text:span text:style-name="T5">Mimikatz</text:span></text:a><text:span text:style-name="T3">, </text:span><text:a xlink:type="simple" xlink:href="https://github.com/BloodHoundAD/SharpHound3" office:target-frame-name="_blank" xlink:show="new" text:style-name="Internet_20_link" text:visited-style-name="Visited_20_Internet_20_Link"><text:span text:style-name="T5">SharpHound</text:span></text:a><text:span text:style-name="T3">, </text:span><text:a xlink:type="simple" xlink:href="https://github.com/GhostPack/Seatbelt" office:target-frame-name="_blank" xlink:show="new" text:style-name="Internet_20_link" text:visited-style-name="Visited_20_Internet_20_Link"><text:span text:style-name="T5">SeatBelt</text:span></text:a><text:span text:style-name="T3">, </text:span><text:a xlink:type="simple" xlink:href="https://github.com/GhostPack/Rubeus" office:target-frame-name="_blank" xlink:show="new" text:style-name="Internet_20_link" text:visited-style-name="Visited_20_Internet_20_Link"><text:span text:style-name="T5">Rubeus</text:span></text:a><text:span text:style-name="T3">, </text:span><text:a xlink:type="simple" xlink:href="https://github.com/GhostPack/" office:target-frame-name="_blank" xlink:show="new" text:style-name="Internet_20_link" text:visited-style-name="Visited_20_Internet_20_Link"><text:span text:style-name="T5">GhostPack</text:span></text:a><text:span text:style-name="T3"> и другие общедоступные инструменты. Эта так называемая </text:span><text:a xlink:type="simple" xlink:href="https://medium.com/@johnlatwc/the-githubification-of-infosec-afbdbfaad1d1" office:target-frame-name="_blank" xlink:show="new" text:style-name="Internet_20_link" text:visited-style-name="Visited_20_Internet_20_Link"><text:span text:style-name="T5">«гитхабификация»</text:span></text:a><text:span text:style-name="T3"> процессов, которая происходит и в «красных командах», снижает стоимость атаки. Это позволяет различным командам злоумышленников переключить внимание с разработки </text:span><text:span text:style-name="T3">вредоносного ПО со схожей функциональностью на, например, изобретение способов обхода обнаружения. Нет смысла писать с нуля код, который в итоге могут заблокировать защитные решения, если можно научиться использовать уже существующие инструменты — достаточно только «спрятать» их от детектирования. Это дешевле, особенно если использовать для «сокрытия» набор утилит с открытым кодом. При этом стоимость защиты от такой атаки только вырастет, ведь службе безопасности атакуемой организации придется бороться как с широким спектром свободно распространяемого инструментария атакующих, так и со </text:span><text:a xlink:type="simple" xlink:href="https://attack.mitre.org/tactics/TA0005/" office:target-frame-name="_blank" xlink:show="new" text:style-name="Internet_20_link" text:visited-style-name="Visited_20_Internet_20_Link"><text:span text:style-name="T5">средствами и способами обхода защитных решений</text:span></text:a><text:span text:style-name="T3">.</text:span></text:p>
      <text:p text:style-name="P25"><text:span text:style-name="T3">Бесфайловые атаки, активное использование инструментов </text:span><text:a xlink:type="simple" xlink:href="https://lolbas-project.github.io/" office:target-frame-name="_blank" xlink:show="new" text:style-name="Internet_20_link" text:visited-style-name="Visited_20_Internet_20_Link"><text:span text:style-name="T5">LOLBAS</text:span></text:a><text:span text:style-name="T3">, шифрование во время выполнения, загрузчики и упаковщики — все это позволяет обходить защитные решения и средства контроля. Mimikatz внутри </text:span><text:a xlink:type="simple" xlink:href="https://troopers.de/media/filer_public/82/de/82de5e58-0bd1-447a-b4f9-8a908ad2ef70/mind_the_gap_-_final.pdf" office:target-frame-name="_blank" xlink:show="new" text:style-name="Internet_20_link" text:visited-style-name="Visited_20_Internet_20_Link"><text:span text:style-name="T5">InstallUtil.exe</text:span></text:a><text:span text:style-name="T3"> ни для кого уже не новость. В этой статье мы рассмотрим одну из техник, которую злоумышленники могут использовать для сокрытия вредоносной активности в памяти, а именно — удаление индикаторов компрометации из памяти. Затем мы расскажем об инструментах и методах обнаружения применения этой техники. В качестве предметной области мы </text:span><text:soft-page-break/><text:span text:style-name="T3">рассмотрим приложения, которые исполняются в среде </text:span><text:a xlink:type="simple" xlink:href="https://ru.wikipedia.org/wiki/Common_Language_Runtime" office:target-frame-name="_blank" xlink:show="new" text:style-name="Internet_20_link" text:visited-style-name="Visited_20_Internet_20_Link"><text:span text:style-name="T5">CLR</text:span></text:a><text:span text:style-name="T3"> (Common Language Runtime, среда выполнения) или используют ее. Это и PowerShell, и многочисленные инструменты LOLBAS, и множество утилит, написанных на C#.</text:span></text:p>
      <text:p text:style-name="P25"><text:span text:style-name="T3">Если вы знакомы с CLR, пролистайте до раздела </text:span><text:a xlink:type="simple" xlink:href="https://securelist.ru/detection-evasion-in-clr-and-tips-on-how-to-detect-such-attacks/103633/#obhod" text:style-name="Internet_20_link" text:visited-style-name="Visited_20_Internet_20_Link"><text:span text:style-name="T5">«Обход обнаружения в CLR»</text:span></text:a><text:span text:style-name="T3">.</text:span></text:p>
      <text:h text:style-name="Heading_20_3" text:outline-level="3"><text:bookmark text:name="obshhie-svedeniya-o-sborkax-i-kode-kotoryj-ispolnyaetsya-v-clr5"/><text:span text:style-name="T1">Часть 2. </text:span>Общие сведения о CLR.</text:h>
      <text:p text:style-name="P25"><text:span text:style-name="T3">Для начала давайте разберемся, каким образом в CLR появляется исполняемый код. При компиляции исходного кода, написанного, например, на C#, компилятор выдает не готовый для исполнения PE-файл, а </text:span><text:a xlink:type="simple" xlink:href="https://docs.microsoft.com/ru-ru/dotnet/standard/assembly/" office:target-frame-name="_blank" xlink:show="new" text:style-name="Internet_20_link" text:visited-style-name="Visited_20_Internet_20_Link"><text:span text:style-name="T5">сборку</text:span></text:a><text:span text:style-name="T3">. Это прежде всего набор инструкций (</text:span><text:a xlink:type="simple" xlink:href="https://ru.wikipedia.org/wiki/Common_Intermediate_Language" office:target-frame-name="_blank" xlink:show="new" text:style-name="Internet_20_link" text:visited-style-name="Visited_20_Internet_20_Link"><text:span text:style-name="T5">CIL</text:span></text:a><text:span text:style-name="T3">-код) для среды выполнения, чтобы она смогла в процессе исполнения этой сборки сгенерировать native code, то есть машинный код платформы, на которой выполняется программа. </text:span><text:span text:style-name="T3">Этот код в свою очередь и будет исполнен. Процесс создания машинного кода из сборки в момент исполнения называется </text:span><text:a xlink:type="simple" xlink:href="https://ru.wikipedia.org/wiki/JIT-компиляция" office:target-frame-name="_blank" xlink:show="new" text:style-name="Internet_20_link" text:visited-style-name="Visited_20_Internet_20_Link"><text:span text:style-name="T5">JIT-компиляцией</text:span></text:a><text:span text:style-name="T3">.</text:span></text:p>
      <text:p text:style-name="P15"/>
      <text:p text:style-name="P24"><text:span text:style-name="Emphasis"><text:span text:style-name="T4">Common Language Runtime. Источник: </text:span></text:span><text:a xlink:type="simple" xlink:href="https://ru.wikipedia.org/wiki/Common_Language_Runtime" office:target-frame-name="_blank" xlink:show="new" text:style-name="Internet_20_link" text:visited-style-name="Visited_20_Internet_20_Link"><text:span text:style-name="Emphasis"><text:span text:style-name="T6">https://ru.wikipedia.org/wiki/Common_Language_Runtime</text:span></text:span></text:a></text:p>
      <text:p text:style-name="P25"><text:span text:style-name="T3">Сборка, полученная в результате компиляции приложения, </text:span><text:a xlink:type="simple" xlink:href="https://docs.microsoft.com/ru-ru/dotnet/standard/assembly/contents" office:target-frame-name="_blank" xlink:show="new" text:style-name="Internet_20_link" text:visited-style-name="Visited_20_Internet_20_Link"><text:span text:style-name="T5">будет содержать</text:span></text:a><text:span text:style-name="T3"> в себе следующую информацию:</text:span></text:p>
      <text:p text:style-name="P25"><text:span text:style-name="T3">Метаданные о классах, интерфейсах, типах, методах и полях в сборке. Эта информация нужна для того, чтобы среда CLR могла оперировать написанным кодом: загружать, ссылаться на него, запускать один фрагмент кода из другого и передавать входные и выходные данные. Процесс чтения и применения этих данных называется </text:span><text:a xlink:type="simple" xlink:href="https://ru.wikipedia.org/wiki/Отражение_(программирование)" office:target-frame-name="_blank" xlink:show="new" text:style-name="Internet_20_link" text:visited-style-name="Visited_20_Internet_20_Link"><text:span text:style-name="T5">отражением</text:span></text:a><text:span text:style-name="T3">.</text:span></text:p>
      <text:p text:style-name="P17">Сам код, определенный в модулях. Он не запустится, если его не обработает CLR.</text:p>
      <text:p text:style-name="P25"><text:a xlink:type="simple" xlink:href="https://docs.microsoft.com/ru-ru/dotnet/standard/assembly/manifest" office:target-frame-name="_blank" xlink:show="new" text:style-name="Internet_20_link" text:visited-style-name="Visited_20_Internet_20_Link"><text:span text:style-name="T5">Манифест</text:span></text:a><text:span text:style-name="T3"> — это данные о безопасности, версиях, зависимостях и составных частях сборки. Манифест определяет, что нужно, чтобы запустить код. Например, если для запуска кода необходимо </text:span><text:span text:style-name="T3">наличие </text:span><text:a xlink:type="simple" xlink:href="https://github.com/JamesNK/Newtonsoft.Json" office:target-frame-name="_blank" xlink:show="new" text:style-name="Internet_20_link" text:visited-style-name="Visited_20_Internet_20_Link"><text:span text:style-name="T5">https://github.com/JamesNK/Newtonsoft.Json</text:span></text:a><text:span text:style-name="T3">, то это будет определено в манифесте.</text:span></text:p>
      <text:p text:style-name="P17">Ресурсы. Файлы и данные любых типов, которые могут быть включены в саму сборку или храниться отдельно.</text:p>
      <text:p text:style-name="P17">Загрузка и исполнение сборок — это сложный процесс. Давайте разберемся, как он происходит.</text:p>
      <text:h text:style-name="P26" text:outline-level="2"/>
      <text:h text:style-name="P26" text:outline-level="2"><text:bookmark text:name="chto-proisxodit-pri-starte-processa5"/>Глава 2. Часть 1. Старт процесса</text:h>
      <text:p text:style-name="P25"><text:span text:style-name="T3">Хорошее представление о том, что и как загружается в </text:span><text:a xlink:type="simple" xlink:href="https://ru.wikipedia.org/wiki/Управляемый_код" office:target-frame-name="_blank" xlink:show="new" text:style-name="Internet_20_link" text:visited-style-name="Visited_20_Internet_20_Link"><text:span text:style-name="T5">управляемый процесс</text:span></text:a><text:span text:style-name="T3">, дает </text:span><text:a xlink:type="simple" xlink:href="https://docs.microsoft.com/en-us/dotnet/framework/performance/clr-etw-providers#the-runtime-provider" office:target-frame-name="_blank" xlink:show="new" text:style-name="Internet_20_link" text:visited-style-name="Visited_20_Internet_20_Link"><text:span text:style-name="T5">ETW CLR Runtime Provider</text:span></text:a><text:span text:style-name="T3"> (GUID e13c0d23-ccbc-4e12-931b-d9cc2eee27e4).</text:span></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row>
          <table:table-cell table:style-name="Таблица36.A1" office:value-type="string">
            <text:p text:style-name="P36"><text:span text:style-name="Strong_20_Emphasis"><text:span text:style-name="T9">Событие</text:span></text:span></text:p>
          </table:table-cell>
          <table:table-cell table:style-name="Таблица36.A1" office:value-type="string">
            <text:p text:style-name="P36"><text:span text:style-name="Strong_20_Emphasis">№</text:span></text:p>
          </table:table-cell>
          <table:table-cell table:style-name="Таблица36.A1" office:value-type="string">
            <text:p text:style-name="P36"><text:span text:style-name="Strong_20_Emphasis"><text:span text:style-name="T9">Количество на процесс</text:span></text:span></text:p>
          </table:table-cell>
          <table:table-cell table:style-name="Таблица36.A1" office:value-type="string">
            <text:p text:style-name="P36"><text:span text:style-name="Strong_20_Emphasis"><text:span text:style-name="T9">Описание</text:span></text:span></text:p>
          </table:table-cell>
        </table:table-row>
        <table:table-row>
          <table:table-cell table:style-name="Таблица36.A1" office:value-type="string">
            <text:p text:style-name="P36">RuntimeInformationEvent</text:p>
          </table:table-cell>
          <table:table-cell table:style-name="Таблица36.A1" office:value-type="string">
            <text:p text:style-name="P36">187</text:p>
          </table:table-cell>
          <table:table-cell table:style-name="Таблица36.A1" office:value-type="string">
            <text:p text:style-name="P36">Одно</text:p>
          </table:table-cell>
          <table:table-cell table:style-name="Таблица36.A1" office:value-type="string">
            <text:p text:style-name="P36">Запуск CLR</text:p>
          </table:table-cell>
        </table:table-row>
        <table:table-row>
          <table:table-cell table:style-name="Таблица36.A1" office:value-type="string">
            <text:p text:style-name="P36">AppDomainLoad_V1</text:p>
          </table:table-cell>
          <table:table-cell table:style-name="Таблица36.A1" office:value-type="string">
            <text:p text:style-name="P36">156</text:p>
          </table:table-cell>
          <table:table-cell table:style-name="Таблица36.A1" office:value-type="string">
            <text:p text:style-name="P36">Много</text:p>
          </table:table-cell>
          <table:table-cell table:style-name="Таблица36.A1" office:value-type="string">
            <text:p text:style-name="P36">Загрузка домена приложения</text:p>
          </table:table-cell>
        </table:table-row>
        <table:table-row>
          <table:table-cell table:style-name="Таблица36.A1" office:value-type="string">
            <text:p text:style-name="P36">AssemblyLoad_V1</text:p>
          </table:table-cell>
          <table:table-cell table:style-name="Таблица36.A1" office:value-type="string">
            <text:p text:style-name="P36">154</text:p>
          </table:table-cell>
          <table:table-cell table:style-name="Таблица36.A1" office:value-type="string">
            <text:p text:style-name="P36">Много</text:p>
          </table:table-cell>
          <table:table-cell table:style-name="Таблица36.A1" office:value-type="string">
            <text:p text:style-name="P36">Загрузка сборки</text:p>
          </table:table-cell>
        </table:table-row>
        <table:table-row>
          <table:table-cell table:style-name="Таблица36.A1" office:value-type="string">
            <text:p text:style-name="P36">ModuleLoad_V2</text:p>
          </table:table-cell>
          <table:table-cell table:style-name="Таблица36.A1" office:value-type="string">
            <text:p text:style-name="P36">152</text:p>
          </table:table-cell>
          <table:table-cell table:style-name="Таблица36.A1" office:value-type="string">
            <text:p text:style-name="P36">Много</text:p>
          </table:table-cell>
          <table:table-cell table:style-name="Таблица36.A1" office:value-type="string">
            <text:p text:style-name="P36">Загрузка модуля<text:line-break/><text:span text:style-name="Strong_20_Emphasis"><text:span text:style-name="T10">Код, который мы написали, тут</text:span></text:span></text:p>
          </table:table-cell>
        </table:table-row>
        <table:table-row>
          <table:table-cell table:style-name="Таблица36.A1" office:value-type="string">
            <text:p text:style-name="P36">ModuleUnload_V2</text:p>
          </table:table-cell>
          <table:table-cell table:style-name="Таблица36.A1" office:value-type="string">
            <text:p text:style-name="P36">153</text:p>
          </table:table-cell>
          <table:table-cell table:style-name="Таблица36.A1" office:value-type="string">
            <text:p text:style-name="P36">Много</text:p>
          </table:table-cell>
          <table:table-cell table:style-name="Таблица36.A1" office:value-type="string">
            <text:p text:style-name="P36">Выгрузка модуля</text:p>
          </table:table-cell>
        </table:table-row>
        <text:soft-page-break/>
        <table:table-row>
          <table:table-cell table:style-name="Таблица36.A1" office:value-type="string">
            <text:p text:style-name="P36">AssemblyUnload_V1</text:p>
          </table:table-cell>
          <table:table-cell table:style-name="Таблица36.A1" office:value-type="string">
            <text:p text:style-name="P36">155</text:p>
          </table:table-cell>
          <table:table-cell table:style-name="Таблица36.A1" office:value-type="string">
            <text:p text:style-name="P36">Много</text:p>
          </table:table-cell>
          <table:table-cell table:style-name="Таблица36.A1" office:value-type="string">
            <text:p text:style-name="P36">Выгрузка сборки</text:p>
          </table:table-cell>
        </table:table-row>
        <table:table-row>
          <table:table-cell table:style-name="Таблица36.A1" office:value-type="string">
            <text:p text:style-name="P36">AppDomainUnLoad_V1</text:p>
          </table:table-cell>
          <table:table-cell table:style-name="Таблица36.A1" office:value-type="string">
            <text:p text:style-name="P36">157</text:p>
          </table:table-cell>
          <table:table-cell table:style-name="Таблица36.A1" office:value-type="string">
            <text:p text:style-name="P36">Много</text:p>
          </table:table-cell>
          <table:table-cell table:style-name="Таблица36.A1" office:value-type="string">
            <text:p text:style-name="P36">Выгрузка домена приложения. С точки зрения аналитика SOC может быть интересно, если это событие происходит многократно в случайные промежутки времени.</text:p>
          </table:table-cell>
        </table:table-row>
      </table:table>
      <text:h text:style-name="P29" text:outline-level="3"><text:bookmark text:name="zapusk-clr5"/><text:span text:style-name="T1">Часть 2. </text:span>Запуск CLR</text:h>
      <text:p text:style-name="P25"><text:span text:style-name="T3">При разработке CLR компания Microsoft реализовала его как COM-сервер, содержащийся внутри DLL. То есть определила для среды CLR стандартный COM-интерфейс и присвоила GUID этому интерфейсу и COM-серверу. Когда вы устанавливаете .NET Framework, COM-сервер, представляющий CLR, регистрируется в реестре Windows, как и любой другой COM-сервер. </text:span><text:span text:style-name="Strong_20_Emphasis"><text:span text:style-name="T3">Любое приложение Windows может размещать среду CLR</text:span></text:span><text:span text:style-name="T3">. Когда это происходит, генерируется событие 187. В этом событии отражено то, каким образом была активирована среда CLR. В случае COM-активации CLR поля StartupMode, ComObjectGUID будут содержать крайне полезную информацию.</text:span></text:p>
      <text:p text:style-name="P17">Если вам нужна дополнительная информация по этой теме, обратитесь к заголовочному файлу MetaHost.h на C++, который поставляется с .NET Framework SDK. Этот файл задает идентификаторы GUID и определение неуправляемого интерфейса ICLRMetaHostinterface. Вы научитесь запускать CLR с помощью любого языка: С++, Python и т. д.</text:p>
      <text:h text:style-name="P29" text:outline-level="3"><text:bookmark text:name="zagruzka-domena-prilozheniya5"/><text:span text:style-name="T1">Часть 3. </text:span>Загрузка домена приложения</text:h>
      <text:p text:style-name="P17">После запуска CLR создается событие 156 — загрузка домена приложения в CLR. Когда COM-сервер CLR инициализируется, он создает домен приложения (AppDomain) — логический контейнер для набора сборок, которые, как правило, реализуют функциональное приложение. Также домен приложения — это механизм в CLR, который  дает возможность запустить группу приложений в одном процессе, обеспечивая их относительную изоляцию друг от друга и в то же время позволяя им взаимодействовать друг с другом значительно быстрее. В одном процессе может работать много доменов приложений. Первый домен приложения, созданный при инициализации среды CLR, называется доменом приложения по умолчанию и уничтожается только после завершения процесса Windows.</text:p>
      <text:p text:style-name="P25"><text:span text:style-name="T3">К объектам, созданным в одном домене приложения, нельзя получить доступ напрямую с помощью кода в другом домене приложения. Когда код в домене приложения создает объект, данный объект «принадлежит» этому </text:span><text:span text:style-name="T3">домену приложения. </text:span><text:span text:style-name="Strong_20_Emphasis"><text:span text:style-name="T3">Также объекту (артефакту в том числе) не разрешается существовать дольше домена приложения, код которого его создал.</text:span></text:span><text:span text:style-name="T3"> Код внутри домена приложения может получить доступ к объекту других доменов приложений только с помощью </text:span><text:a xlink:type="simple" xlink:href="https://docs.microsoft.com/ru-ru/dotnet/framework/interop/interop-marshaling" office:target-frame-name="_blank" xlink:show="new" text:style-name="Internet_20_link" text:visited-style-name="Visited_20_Internet_20_Link"><text:span text:style-name="T5">маршалинга</text:span></text:a><text:span text:style-name="T3"> (передачи данных) по ссылке или по значению. Это обеспечивает четкие границы между приложениями, поскольку код в одном домене приложения не может </text:span><text:span text:style-name="T3">иметь прямой ссылки на объект, созданный кодом в другом домене приложения. Эта изоляция позволяет легко выгружать домены приложений из процесса, не затрагивая код, выполняющийся в других доменах приложений.</text:span></text:p>
      <table:table table:name="Таблица37" table:style-name="Таблица37">
        <table:table-column table:style-name="Таблица37.A"/>
        <table:table-row>
          <table:table-cell table:style-name="Таблица37.A1" office:value-type="string">
            <text:p text:style-name="P36">Заметим, что CLR не поддерживает возможность выгрузки отдельной сборки из домена приложения. Однако вы можете дать CLR команду выгрузить весь домен, что приведет к выгрузке всех сборок, содержащихся в нем в данный момент.</text:p>
          </table:table-cell>
        </table:table-row>
      </table:table>
      <text:p text:style-name="P17"><text:soft-page-break/>То, что каждое приложение запускается в собственном адресном пространстве процесса, — замечательное свойство Windows. Оно гарантирует, что код в одном приложении не сможет получить доступ к коду или данным, используемым другим приложением. Изоляция процессов предотвращает появление дыр в безопасности, повреждение данных и другие непредсказуемые события, и это делает операционную систему и приложения, работающие в ней, надежными. К сожалению, создание процессов в Windows очень «дорого». Функция Win32 CreateProcess работает очень медленно, а Windows требует много памяти для виртуализации адресного пространства процесса.</text:p>
      <text:p text:style-name="P25"><text:span text:style-name="T3">Однако если приложение полностью состоит из управляемого кода, который является достаточно безопасным и не вызывает неуправляемый код, можно без проблем запустить несколько управляемых приложений в одном процессе Windows. Домены приложений обеспечивают изоляцию, необходимую для защиты, настройки и завершения работы каждого из этих приложений. </text:span><text:span text:style-name="Strong_20_Emphasis"><text:span text:style-name="T3">Единицей изоляции для кода в CLR является домен приложения, а не процесс</text:span></text:span><text:span text:style-name="T3">. При этом мы можем сказать с рядом допущений, что старт процесса в семантике WinAPI аналогичен созданию домена приложения. Для SOC-аналитика будет лучше думать, что события загрузки домена приложения и старта процесса функционально одинаковы.</text:span></text:p>
      <text:p text:style-name="P17">Жесткого ограничения на количество доменов приложений, которые могут выполняться в одном процессе Windows, не существует. Их можно сравнить с сайтами на одном сервере IIS. Каждый сайт — это отдельный домен приложения, который изолирован от других сайтов и который можно выгрузить из сервера, не затрагивая их.</text:p>
      <text:p text:style-name="P15"/>
      <text:h text:style-name="P29" text:outline-level="3"><text:bookmark text:name="zagruzka-sborki5"/><text:span text:style-name="T1">Часть 4. </text:span>Загрузка сборки</text:h>
      <text:p text:style-name="P25"><text:span text:style-name="T3">В домен приложения загружается </text:span><text:a xlink:type="simple" xlink:href="https://docs.microsoft.com/ru-ru/dotnet/standard/assembly/#assemblies-in-the-common-language-runtime" office:target-frame-name="_blank" xlink:show="new" text:style-name="Internet_20_link" text:visited-style-name="Visited_20_Internet_20_Link"><text:span text:style-name="T5">сборка</text:span></text:a><text:span text:style-name="T3">. Сборка определяет ряд правил для кода, который в ней содержится, предоставляет CLR (и другому коду) сведения о типах и классах, определенных в сборке. В некоторых случаях сборка может быть нейтральной к домену приложения, и ее код могут использовать все домены, однако в данной статье нас не интересуют такие сборки.</text:span></text:p>
      <text:h text:style-name="P29" text:outline-level="3"><text:span text:style-name="T1">Часть 5. </text:span>Загрузка модуля</text:h>
      <text:p text:style-name="P25"><text:span text:style-name="T3">В сборку загружаются </text:span><text:a xlink:type="simple" xlink:href="https://stackoverflow.com/a/27881763" office:target-frame-name="_blank" xlink:show="new" text:style-name="Internet_20_link" text:visited-style-name="Visited_20_Internet_20_Link"><text:span text:style-name="T5">модули</text:span></text:a><text:span text:style-name="T3">, которые уже содержат непосредственно СIL-код. На этот CIL-код накладываются правила, описанные в сборке, и происходит процесс JIT-компиляции CIL в готовый для исполнения native </text:span><text:span text:style-name="T3">code. </text:span><text:span text:style-name="Strong_20_Emphasis"><text:span text:style-name="T3">Чтобы избавиться от артефакта, который определен в модуле или появляется в нем в ходе работы, нужно выгрузить весь домен приложения</text:span></text:span><text:span text:style-name="T3">.</text:span></text:p>
      <text:p text:style-name="P17">На рисунке показан отдельный процесс Windows, в котором работает один COM-сервер CLR. Эта среда CLR в данный момент управляет двумя доменами приложений. Каждый домен имеет свою собственную кучу загрузчика, а каждая куча имеет запись о том, какие типы были доступны с момента создания домена. Каждый объект типа в куче загрузчика имеет таблицу методов, и каждая запись в таблице методов указывает на JIT-скомпилированный собственный код, если метод был выполнен хотя бы один раз.</text:p>
      <text:p text:style-name="P15"/>
      <text:p text:style-name="P24"><text:span text:style-name="Emphasis"><text:span text:style-name="T4">CLR via C#. Источник: J. Richter</text:span></text:span></text:p>
      <text:h text:style-name="P28" text:outline-level="2"><text:bookmark text:name="obhod5"/><text:span text:style-name="T1">Глава 3. Часть 1. </text:span>Обход обнаружения в CLR</text:h>
      <text:p text:style-name="P25"><text:span text:style-name="T3">Для начала разберем, как атака может быть обнаружена. В качестве примера возьмем фреймворк для пентеста </text:span><text:a xlink:type="simple" xlink:href="https://github.com/cobbr/Covenant" office:target-frame-name="_blank" xlink:show="new" text:style-name="Internet_20_link" text:visited-style-name="Visited_20_Internet_20_Link"><text:span text:style-name="T5">Covenant</text:span></text:a><text:span text:style-name="T3">.</text:span></text:p>
      <text:h text:style-name="P29" text:outline-level="3"><text:bookmark text:name="single_domain5"/><text:soft-page-break/><text:span text:style-name="T1">Часть 2.</text:span>Запуск Covenant в одном домене приложения</text:h>
      <text:p text:style-name="P17">Посмотрим, как работает Covenant. Запустим в системе Grunt (в терминологии данного фреймворка это программа, отвечающая за обмен данными с сервером и запускающая задания на исполнение). Затем мы запустим ряд типичных для злоумышленника действий, а именно: сбор информации о текущем пользователе, автозагрузке, просмотр сведений о билетах Kerberos, загруженных в сессию текущего пользователя, и об истории браузера. Итого — в один домен приложения загружаются несколько сборок: Seatbelt AutoRuns, Seatbelt ChromeHistory, Rubeus klist и другие.</text:p>
      <text:p text:style-name="P15"/>
      <text:p text:style-name="P24"><text:span text:style-name="Emphasis"><text:span text:style-name="T4">Загруженные сборки Rubeus и Seatbelt</text:span></text:span></text:p>
      <text:p text:style-name="P17">Как видите, в один домен приложения загружаются сборки с разной функциональностью. Более того, эти сборки могут быть замечены классическим средством мониторинга, поскольку могут содержать различные артефакты, которые появились в результате работы кода или были определены непосредственно в коде. А выгрузить их не выйдет, ведь они связаны одним доменом приложения с кодом, реализующим работу с CnC.</text:p>
      <text:h text:style-name="P29" text:outline-level="3"><text:bookmark text:name="injection5"/><text:span text:style-name="T1">Часть 3. И</text:span>нъекция кода</text:h>
      <text:p text:style-name="P17">Что может сделать атакующий, чтобы затруднить обнаружение? Он может использовать классические средства разделения кода: инъекции кода и/или старт нового процесса. Однако это не всегда возможно: существуют ситуации, когда как инъекции, так и старт нового процесса будут слишком заметны для средств мониторинга. Также не всегда является возможным закрытие какого-то процесса, который содержит артефакт, — например, в том случае, если для инъекции использовался системный процесс.</text:p>
      <text:p text:style-name="P25"><text:span text:style-name="T3">Чтобы продемонстрировать это, давайте создадим шеллкод из </text:span><text:a xlink:type="simple" xlink:href="https://github.com/gentilkiwi/mimikatz" office:target-frame-name="_blank" xlink:show="new" text:style-name="Internet_20_link" text:visited-style-name="Visited_20_Internet_20_Link"><text:span text:style-name="T5">Mimikatz</text:span></text:a><text:span text:style-name="T3"> (с помощью </text:span><text:a xlink:type="simple" xlink:href="https://github.com/TheWover/donut" office:target-frame-name="_blank" xlink:show="new" text:style-name="Internet_20_link" text:visited-style-name="Visited_20_Internet_20_Link"><text:span text:style-name="T5">Donut</text:span></text:a><text:span text:style-name="T3">) и внедрим его в какой-либо процесс (я выбрал PowerShell), используя программу </text:span><text:a xlink:type="simple" xlink:href="https://github.com/3xpl01tc0d3r/ProcessInjection" office:target-frame-name="_blank" xlink:show="new" text:style-name="Internet_20_link" text:visited-style-name="Visited_20_Internet_20_Link"><text:span text:style-name="T5">Process Injection</text:span></text:a><text:span text:style-name="T3">, которую в свою очередь запустим из Grunt под управлением Covenant. Это тот же самый метод, который описан в обзоре </text:span><text:a xlink:type="simple" xlink:href="https://www.dmzero.net/injection-standard.html" office:target-frame-name="_blank" xlink:show="new" text:style-name="Internet_20_link" text:visited-style-name="Visited_20_Internet_20_Link"><text:span text:style-name="T5">тут</text:span></text:a><text:span text:style-name="T3">. Мы сможем пронаблюдать обе техники: и старт нового процесса, и инъекцию кода. Для мониторинга воспользуемся утилитой </text:span><text:a xlink:type="simple" xlink:href="https://docs.microsoft.com/en-us/sysinternals/downloads/sysmon" office:target-frame-name="_blank" xlink:show="new" text:style-name="Internet_20_link" text:visited-style-name="Visited_20_Internet_20_Link"><text:span text:style-name="T5">Sysmon</text:span></text:a><text:span text:style-name="T3"> со ставшими практически «дефолтными» </text:span><text:a xlink:type="simple" xlink:href="https://github.com/SwiftOnSecurity/sysmon-config" office:target-frame-name="_blank" xlink:show="new" text:style-name="Internet_20_link" text:visited-style-name="Visited_20_Internet_20_Link"><text:span text:style-name="T5">настройками</text:span></text:a><text:span text:style-name="T3"> от </text:span><text:a xlink:type="simple" xlink:href="https://twitter.com/SwiftOnSecurity" office:target-frame-name="_blank" xlink:show="new" text:style-name="Internet_20_link" text:visited-style-name="Visited_20_Internet_20_Link"><text:span text:style-name="T5">SwiftOnSecurity</text:span></text:a><text:span text:style-name="T3">.</text:span></text:p>
      <text:p text:style-name="P15"/>
      <text:p text:style-name="P24"><text:span text:style-name="Strong_20_Emphasis"><text:span text:style-name="T4">Загрузка инъектора на ПК жертвы</text:span></text:span></text:p>
      <text:p text:style-name="P15"/>
      <text:p text:style-name="P24"><text:span text:style-name="Strong_20_Emphasis"><text:span text:style-name="T4">Старт инъектора и инъекция шеллкода</text:span></text:span></text:p>
      <text:p text:style-name="P17">Grunt на ПК жертвы запускает ProcessInjection.exe c командной строкой, как указано ниже (закодированный по методу Base64 шеллкод будет скачан с glist):</text:p>
      <text:section text:style-name="Sect3" text:name="Раздел99">
        <table:table table:name="Таблица38" table:style-name="Таблица38">
          <table:table-column table:style-name="Таблица38.A"/>
          <table:table-column table:style-name="Таблица38.B"/>
          <table:table-row>
            <table:table-cell table:style-name="Таблица38.A1" office:value-type="string">
              <text:p text:style-name="P32">1</text:p>
              <text:p text:style-name="P33">2</text:p>
              <text:p text:style-name="P32">3</text:p>
            </table:table-cell>
            <table:table-cell table:style-name="Таблица38.B1" office:value-type="string">
              <text:section text:style-name="Sect4" text:name="Раздел100">
                <text:p text:style-name="P34"><text:span text:style-name="T11">ProcessInjection</text:span><text:span text:style-name="T12">.</text:span><text:span text:style-name="T11">exe</text:span><text:span text:style-name="T13"> </text:span>/<text:span text:style-name="T11">t</text:span><text:span text:style-name="T12">:</text:span><text:span text:style-name="T14">1</text:span><text:span text:style-name="T13"> </text:span>/<text:span text:style-name="T11">f</text:span><text:span text:style-name="T12">:</text:span><text:span text:style-name="T11">base64</text:span><text:span text:style-name="T13"> </text:span>/<text:span text:style-name="T11">pid</text:span><text:span text:style-name="T12">:</text:span><text:span text:style-name="T14">1604</text:span><text:span text:style-name="T13"> </text:span>/</text:p>
              </text:section>
              <text:section text:style-name="Sect5" text:name="Раздел101">
                <text:p text:style-name="P34"><text:span text:style-name="T11">url</text:span><text:span text:style-name="T12">:</text:span><text:span text:style-name="T11">https</text:span><text:span text:style-name="T12">:</text:span><text:span text:style-name="T15">//gist.githubusercontent.com/gam4er/07aae8b5284c9aa54ff976c3f4bc0cd9/raw/ec0de97792230bbb0526dd60</text:span></text:p>
              </text:section>
              <text:section text:style-name="Sect4" text:name="Раздел102">
                <text:p text:style-name="P34"><text:span text:style-name="T14">659c3e1c75c3a63b</text:span>/<text:span text:style-name="T11">Mimi</text:span></text:p>
              </text:section>
            </table:table-cell>
          </table:table-row>
        </table:table>
      </text:section>
      <text:p text:style-name="P18">И Sysmon покажет множество подозрительных действий.</text:p>
      <table:table table:name="Таблица39" table:style-name="Таблица39">
        <table:table-column table:style-name="Таблица39.A"/>
        <table:table-column table:style-name="Таблица39.B"/>
        <table:table-column table:style-name="Таблица39.C"/>
        <table:table-row>
          <table:table-cell table:style-name="Таблица39.A1" office:value-type="string">
            <text:p text:style-name="P36"><text:span text:style-name="Strong_20_Emphasis"><text:span text:style-name="T9">Create executable file</text:span></text:span></text:p>
          </table:table-cell>
          <table:table-cell table:style-name="Таблица39.A1" office:value-type="string">
            <text:p text:style-name="P36"><text:span text:style-name="Strong_20_Emphasis"><text:span text:style-name="T9">Create process</text:span></text:span></text:p>
          </table:table-cell>
          <table:table-cell table:style-name="Таблица39.A1" office:value-type="string">
            <text:p text:style-name="P36"><text:span text:style-name="Strong_20_Emphasis"><text:span text:style-name="T9">Inject code from ProcessInjection.exe to powershell.exe</text:span></text:span></text:p>
          </table:table-cell>
        </table:table-row>
        <text:soft-page-break/>
        <table:table-row>
          <table:table-cell table:style-name="Таблица39.A1" office:value-type="string">
            <text:p text:style-name="P37"/>
          </table:table-cell>
          <table:table-cell table:style-name="Таблица39.A1" office:value-type="string">
            <text:p text:style-name="P37"/>
          </table:table-cell>
          <table:table-cell table:style-name="Таблица39.A1" office:value-type="string">
            <text:p text:style-name="P37"><draw:a xlink:type="simple" xlink:href="https://media.kasperskycontenthub.com/wp-content/uploads/sites/58/2021/09/20203725/Abnormal_CLR_activities_08.png"><draw:frame draw:style-name="fr2" draw:name="Графический объект87" text:anchor-type="as-char" svg:width="8.775cm" svg:height="5.891cm" draw:z-index="73"><draw:image xlink:href="https://media.kasperskycontenthub.com/wp-content/uploads/sites/58/2021/09/20203725/Abnormal_CLR_activities_08.png" xlink:type="simple" xlink:show="embed" xlink:actuate="onLoad"/></draw:frame></draw:a></text:p>
          </table:table-cell>
        </table:table-row>
      </table:table>
      <text:p text:style-name="P17">Следует указать, что с установленными решениями AV/EPP/EDR описанная цепочка не сможет запуститься, поскольку являет собой пример хорошо известного паттерна поведения атакующего. Напрашивается вывод, что старые методы запуска/инъекции кода очень заметны.</text:p>
      <text:h text:style-name="P29" text:outline-level="3"><text:bookmark text:name="ispolzovanie-com-servera-dlya-udalennogo-vypolneniya-koda5"/><text:span text:style-name="T1">Часть 4. </text:span>Использование COM-сервера для удаленного выполнения кода</text:h>
      <text:p text:style-name="P17">Теперь рассмотрим скачивание и запуск кода на удаленной машине через активацию COM-сервера в процессе Explorer.В качестве COM-сервера зарегистрируем библиотеку MSCOREE, реализующую функциональность CLR в Windows, которая в качестве аргументов примет имя сборки и класс, содержащий реализацию сервера. Зарегистрировав таким образом COM-сервер, мы дали CLR указание в случае активации загрузить реализующий сервер код из указанного класса.</text:p>
      <text:p text:style-name="P15"/>
      <text:p text:style-name="P25"><text:span text:style-name="T3">Обратите внимание на ключ CodeBase. Он служит для того, чтобы можно было использовать COM-сервер </text:span><text:span text:style-name="Strong_20_Emphasis"><text:span text:style-name="T3">без регистрации</text:span></text:span><text:span text:style-name="T3"> своей сборки в </text:span><text:a xlink:type="simple" xlink:href="https://docs.microsoft.com/ru-ru/dotnet/framework/app-domains/gac" office:target-frame-name="_blank" xlink:show="new" text:style-name="Internet_20_link" text:visited-style-name="Visited_20_Internet_20_Link"><text:span text:style-name="T5">глобальном кэше сборок</text:span></text:a><text:span text:style-name="T3"> (GAC). Это позволяет определить COM-сервер от имени пользователя (поскольку регистрация в GAC требует высоких </text:span><text:span text:style-name="T3">привилегий). Этот параметр принимает URI, что выглядит несколько странно. Хост-процесс загружает из сети и запускает сборку, содержащую COM-сервер. Заметим, что регистрация COM-сервера тоже возможна по сети: чтобы определить COM-сервер, нужно просто изменить реестр.</text:span></text:p>
      <text:p text:style-name="P25"><text:span text:style-name="T3">Существует множество способов </text:span><text:a xlink:type="simple" xlink:href="https://github.com/dotnet/runtime/blob/16c48d6a45d4d706c327fc840e1a5d450fb189ae/src/coreclr/inc/clrconfigvalues.h" office:target-frame-name="_blank" xlink:show="new" text:style-name="Internet_20_link" text:visited-style-name="Visited_20_Internet_20_Link"><text:span text:style-name="T5">настройки</text:span></text:a><text:span text:style-name="T3"> общеязыковой среды исполнения и множество параметров, доступных для конфигурации: конфигурационные файлы приложения и глобальные переменные окружения. Более того, есть специальный </text:span><text:a xlink:type="simple" xlink:href="https://github.com/dotnet/docs/blob/main/docs/framework/configure-apps/file-schema/runtime/loadfromremotesources-element.md#enabled-attribute" office:target-frame-name="_blank" xlink:show="new" text:style-name="Internet_20_link" text:visited-style-name="Visited_20_Internet_20_Link"><text:span text:style-name="T5">параметр</text:span></text:a><text:span text:style-name="T3">, который разрешает или запрещает (по умолчанию запрещает) загрузку сборок из удаленных источников. Однако в случае COM-активации CLR в хост-процессе Explorer загрузка сборок из удаленных источников разрешена. Является ли это уязвимостью? Определенно нет. Можно ли это использовать для того, чтобы заставить удаленную машину запустить код, который не находится на ней? Определенно да.</text:span></text:p>
      <text:h text:style-name="P30" text:outline-level="3"/>
      <text:h text:style-name="Heading_20_2" text:outline-level="2"><text:bookmark text:name="prakticheskij-primer-sobiraem-znaniya-voedino5"/><text:span text:style-name="T7">Глава 4. Часть 1. </text:span><text:span text:style-name="T8">Собираем знания воедино</text:span></text:h>
      <text:p text:style-name="P25"><text:span text:style-name="T3">Мы продемонстрировали, что запуск вредоносных компонентов в одном домене приложения (см. </text:span><text:a xlink:type="simple" xlink:href="https://securelist.ru/detection-evasion-in-clr-and-tips-on-how-to-detect-such-attacks/103633/#single_domain" text:style-name="Internet_20_link" text:visited-style-name="Visited_20_Internet_20_Link"><text:span text:style-name="T5">«Запуск Covenant в одном домене приложения»</text:span></text:a><text:span text:style-name="T3">), равно как и создание отдельного процесса или инъекция кода (см. </text:span><text:a xlink:type="simple" xlink:href="https://securelist.ru/detection-evasion-in-clr-and-tips-on-how-to-detect-such-attacks/103633/#injection" text:style-name="Internet_20_link" text:visited-style-name="Visited_20_Internet_20_Link"><text:span text:style-name="T5">«Запуск нового процесса и инъекция кода»</text:span></text:a><text:span text:style-name="T3">) можно обнаружить. В зависимости от ситуации это легче или </text:span><text:soft-page-break/><text:span text:style-name="T3">сложнее, но в целом подобные манипуляции довольно заметны. Мы также разобрали, как настроить удаленную загрузку кода в CLR. Теперь рассмотрим прием, способный затруднить обнаружение запуска кода при помощи COM-активированной среды CLR. Мы запустим обычный вариант Mimikatz на удаленном хосте в контексте процесса Explorer и удалим артефакты после его выполнения. Эта демонстрационная атака предполагает, что у нас уже есть доступ к хосту жертвы. Все шаги отражены на видео (на английском языке) и расписаны ниже. Для удобства мы также приводим в тексте временные метки отдельных шагов, чтобы вы могли посмотреть нужный фрагмент видео.</text:span></text:p>
      <text:p text:style-name="P23"><draw:frame draw:style-name="fr3" draw:name="Объект6" text:anchor-type="as-char" svg:width="17.992cm" svg:height="8.334cm" draw:z-index="74"><draw:floating-frame xlink:href="https://www.youtube.com/embed/RbGROh7HC6U" xlink:type="simple" xlink:show="embed" xlink:actuate="onLoad"/><svg:desc>OLE-объект</svg:desc></draw:frame></text:p>
      <text:p text:style-name="P17">В качестве защитного решения на хосте жертвы мы используем Yara и правила из репозитория Mimikatz. Inveigh и Mimikatz уже установлены на устройстве. Для начала проверим, что Yara-правила работают.</text:p>
      <text:p text:style-name="P15"><draw:a xlink:type="simple" xlink:href="https://media.kasperskycontenthub.com/wp-content/uploads/sites/58/2021/09/20204012/Abnormal_CLR_activities_10.png"><draw:frame draw:style-name="fr2" draw:name="Графический объект88" text:anchor-type="as-char" svg:width="27.164cm" svg:height="2.875cm" draw:z-index="75"><draw:image xlink:href="https://media.kasperskycontenthub.com/wp-content/uploads/sites/58/2021/09/20204012/Abnormal_CLR_activities_10-1024x106.png" xlink:type="simple" xlink:show="embed" xlink:actuate="onLoad"/></draw:frame></draw:a></text:p>
      <text:p text:style-name="P17">Теперь взглянем на процесс explorer.exe (PID 3896) и убедимся, что в нем нет артефактов Mimikatz. После этого мы перезагрузим explorer.exe, чтобы еще раз показать, что он чист и что в нем нет сборок CLR.</text:p>
      <table:table table:name="Таблица40" table:style-name="Таблица40">
        <table:table-column table:style-name="Таблица40.A"/>
        <table:table-column table:style-name="Таблица40.B"/>
        <table:table-row>
          <table:table-cell table:style-name="Таблица40.A1" office:value-type="string">
            <text:p text:style-name="P37"><draw:a xlink:type="simple" xlink:href="https://media.kasperskycontenthub.com/wp-content/uploads/sites/58/2021/09/20204133/Abnormal_CLR_activities_11.png"><draw:frame draw:style-name="fr2" draw:name="Графический объект89" text:anchor-type="as-char" svg:width="14.887cm" svg:height="2.081cm" draw:z-index="76"><draw:image xlink:href="https://media.kasperskycontenthub.com/wp-content/uploads/sites/58/2021/09/20204133/Abnormal_CLR_activities_11.png" xlink:type="simple" xlink:show="embed" xlink:actuate="onLoad"/></draw:frame></draw:a></text:p>
          </table:table-cell>
          <table:table-cell table:style-name="Таблица40.A1" office:value-type="string">
            <text:p text:style-name="P37"><draw:a xlink:type="simple" xlink:href="https://media.kasperskycontenthub.com/wp-content/uploads/sites/58/2021/09/20204145/Abnormal_CLR_activities_12.png"><draw:frame draw:style-name="fr2" draw:name="Графический объект90" text:anchor-type="as-char" svg:width="20.735cm" svg:height="2.849cm" draw:z-index="77"><draw:image xlink:href="https://media.kasperskycontenthub.com/wp-content/uploads/sites/58/2021/09/20204145/Abnormal_CLR_activities_12.png" xlink:type="simple" xlink:show="embed" xlink:actuate="onLoad"/></draw:frame></draw:a></text:p>
          </table:table-cell>
        </table:table-row>
      </table:table>
      <text:p text:style-name="P17">Перемещаемся на хост атакующего (01:40). Добавляем обработчик Explorer в реестр на хосте жертвы. Когда жертва запустит Explorer, в него загрузится сборка с удаленного хоста атакующего.</text:p>
      <text:section text:style-name="Sect3" text:name="Раздел103">
        <table:table table:name="Таблица41" table:style-name="Таблица41">
          <table:table-column table:style-name="Таблица41.A"/>
          <table:table-column table:style-name="Таблица41.B"/>
          <text:soft-page-break/>
          <table:table-row>
            <table:table-cell table:style-name="Таблица41.A1" office:value-type="string">
              <text:p text:style-name="P32">1</text:p>
              <text:p text:style-name="P33">2</text:p>
              <text:p text:style-name="P32">3</text:p>
              <text:p text:style-name="P33">4</text:p>
              <text:p text:style-name="P32">5</text:p>
              <text:p text:style-name="P33">6</text:p>
              <text:p text:style-name="P32">7</text:p>
              <text:p text:style-name="P33">8</text:p>
              <text:p text:style-name="P32">9</text:p>
              <text:p text:style-name="P33">10</text:p>
              <text:p text:style-name="P32">11</text:p>
              <text:p text:style-name="P33">12</text:p>
              <text:p text:style-name="P32">13</text:p>
              <text:p text:style-name="P33">14</text:p>
              <text:p text:style-name="P32">15</text:p>
            </table:table-cell>
            <table:table-cell table:style-name="Таблица41.B1" office:value-type="string">
              <text:section text:style-name="Sect4" text:name="Раздел104">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ext:section text:style-name="Sect5" text:name="Раздел105">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mscoree.dll"</text:span><text:span text:style-name="T13"> </text:span>/<text:span text:style-name="T11">f</text:span></text:p>
              </text:section>
              <text:section text:style-name="Sect4" text:name="Раздел106">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5" text:name="Раздел107">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108">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5" text:name="Раздел109">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ThreadingModel"</text:span><text:span text:style-name="T13"> </text:span>/<text:span text:style-name="T11">t</text:span><text:span text:style-name="T13"> </text:span><text:span text:style-name="T11">REG_SZ</text:span><text:span text:style-name="T13"> </text:span>/<text:span text:style-name="T11">d</text:span><text:span text:style-name="T13"> </text:span><text:span text:style-name="T17">"Both"</text:span><text:span text:style-name="T13"> </text:span>/<text:span text:style-name="T11">f</text:span></text:p>
              </text:section>
              <text:section text:style-name="Sect4" text:name="Раздел110">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111">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4" text:name="Раздел112">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5" text:name="Раздел113">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4" text:name="Раздел114">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115">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116">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CLSID"</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5" text:name="Раздел117">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Explorer\ShellIconOverlayIdentifiers\ 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4" text:name="Раздел118">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Shell Extensions\Approved"</text:span><text:span text:style-name="T13"> </text:span>/<text:span text:style-name="T11">v</text:span><text:span text:style-name="T13"> </text:span><text:span text:style-name="T17">"{a259c04f-ffa8-310b-864c-fe602840399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able:table-cell>
          </table:table-row>
        </table:table>
      </text:section>
      <text:p text:style-name="P18"><text:soft-page-break/>Возвращаемся на хост жертвы (02:30). Эмулируем вход пользователя путем перезагрузки explorer.exe.</text:p>
      <text:p text:style-name="P15"><draw:a xlink:type="simple" xlink:href="https://media.kasperskycontenthub.com/wp-content/uploads/sites/58/2021/09/20204208/Abnormal_CLR_activities_13.png"><draw:frame draw:style-name="fr2" draw:name="Графический объект91" text:anchor-type="as-char" svg:width="27.164cm" svg:height="14.993cm" draw:z-index="78"><draw:image xlink:href="https://media.kasperskycontenthub.com/wp-content/uploads/sites/58/2021/09/20204208/Abnormal_CLR_activities_13-1024x564.png" xlink:type="simple" xlink:show="embed" xlink:actuate="onLoad"/></draw:frame></draw:a></text:p>
      <text:p text:style-name="P25"><text:span text:style-name="T3">Теперь в explorer.exe загружены сборки .NET, но в процессе все еще нет подозрительных артефактов. Они не появятся, пока мы не загрузим и не запустим </text:span><text:a xlink:type="simple" xlink:href="https://github.com/gam4er/SneakyRun/tree/master/KatzAssembly" office:target-frame-name="_blank" xlink:show="new" text:style-name="Internet_20_link" text:visited-style-name="Visited_20_Internet_20_Link"><text:span text:style-name="T5">KatzAssembly</text:span></text:a><text:span text:style-name="T3">. Обратите внимание на пустой (пока) домен приложения, появившийся в нашем целевом процессе.</text:span></text:p>
      <text:p text:style-name="P15"><draw:a xlink:type="simple" xlink:href="https://media.kasperskycontenthub.com/wp-content/uploads/sites/58/2021/09/20205444/Abnormal_CLR_activities_14.png"><draw:frame draw:style-name="fr2" draw:name="Графический объект92" text:anchor-type="as-char" svg:width="10.654cm" svg:height="1.069cm" draw:z-index="79"><draw:image xlink:href="https://media.kasperskycontenthub.com/wp-content/uploads/sites/58/2021/09/20205444/Abnormal_CLR_activities_14.png" xlink:type="simple" xlink:show="embed" xlink:actuate="onLoad"/></draw:frame></draw:a></text:p>
      <text:p text:style-name="P15"><draw:a xlink:type="simple" xlink:href="https://media.kasperskycontenthub.com/wp-content/uploads/sites/58/2021/09/20205506/Abnormal_CLR_activities_15.png"><draw:frame draw:style-name="fr2" draw:name="Графический объект93" text:anchor-type="as-char" svg:width="27.164cm" svg:height="2.267cm" draw:z-index="80"><draw:image xlink:href="https://media.kasperskycontenthub.com/wp-content/uploads/sites/58/2021/09/20205506/Abnormal_CLR_activities_15-1024x83.png" xlink:type="simple" xlink:show="embed" xlink:actuate="onLoad"/></draw:frame></draw:a></text:p>
      <text:p text:style-name="P17">На 3:50 мы выполняем Mimikatz, и в памяти появляются детектируемые сборки.</text:p>
      <text:p text:style-name="P15"><draw:a xlink:type="simple" xlink:href="https://media.kasperskycontenthub.com/wp-content/uploads/sites/58/2021/09/20205531/Abnormal_CLR_activities_16.png"><draw:frame draw:style-name="fr2" draw:name="Графический объект94" text:anchor-type="as-char" svg:width="10.654cm" svg:height="1.069cm" draw:z-index="81"><draw:image xlink:href="https://media.kasperskycontenthub.com/wp-content/uploads/sites/58/2021/09/20205531/Abnormal_CLR_activities_16.png" xlink:type="simple" xlink:show="embed" xlink:actuate="onLoad"/></draw:frame></draw:a></text:p>
      <text:p text:style-name="P15"><draw:a xlink:type="simple" xlink:href="https://media.kasperskycontenthub.com/wp-content/uploads/sites/58/2021/09/20205553/Abnormal_CLR_activities_17.png"><draw:frame draw:style-name="fr2" draw:name="Графический объект95" text:anchor-type="as-char" svg:width="21.237cm" svg:height="1.069cm" draw:z-index="82"><draw:image xlink:href="https://media.kasperskycontenthub.com/wp-content/uploads/sites/58/2021/09/20205553/Abnormal_CLR_activities_17-1024x290.png" xlink:type="simple" xlink:show="embed" xlink:actuate="onLoad"/></draw:frame></draw:a></text:p>
      <text:p text:style-name="P15"><text:soft-page-break/><draw:a xlink:type="simple" xlink:href="https://media.kasperskycontenthub.com/wp-content/uploads/sites/58/2021/09/20205611/Abnormal_CLR_activities_18.png"><draw:frame draw:style-name="fr2" draw:name="Графический объект96" text:anchor-type="as-char" svg:width="27.164cm" svg:height="1.685cm" draw:z-index="83"><draw:image xlink:href="https://media.kasperskycontenthub.com/wp-content/uploads/sites/58/2021/09/20205611/Abnormal_CLR_activities_18-1024x61.png" xlink:type="simple" xlink:show="embed" xlink:actuate="onLoad"/></draw:frame></draw:a></text:p>
      <text:p text:style-name="P17">Сразу после того как Mimikatz выполнит свою работу, мы выгружаем домен приложения (04:18). Сканирование с помощью Yara показывает, что артефактов больше нет.</text:p>
      <text:p text:style-name="P15"><draw:a xlink:type="simple" xlink:href="https://media.kasperskycontenthub.com/wp-content/uploads/sites/58/2021/09/20205646/Abnormal_CLR_activities_19.png"><draw:frame draw:style-name="fr2" draw:name="Графический объект97" text:anchor-type="as-char" svg:width="10.654cm" svg:height="1.069cm" draw:z-index="84"><draw:image xlink:href="https://media.kasperskycontenthub.com/wp-content/uploads/sites/58/2021/09/20205646/Abnormal_CLR_activities_19.png" xlink:type="simple" xlink:show="embed" xlink:actuate="onLoad"/></draw:frame></draw:a></text:p>
      <text:p text:style-name="P15"><draw:a xlink:type="simple" xlink:href="https://media.kasperskycontenthub.com/wp-content/uploads/sites/58/2021/09/20205703/Abnormal_CLR_activities_20.png"><draw:frame draw:style-name="fr2" draw:name="Графический объект98" text:anchor-type="as-char" svg:width="27.164cm" svg:height="2.796cm" draw:z-index="85"><draw:image xlink:href="https://media.kasperskycontenthub.com/wp-content/uploads/sites/58/2021/09/20205703/Abnormal_CLR_activities_20-1024x103.png" xlink:type="simple" xlink:show="embed" xlink:actuate="onLoad"/></draw:frame></draw:a></text:p>
      <text:p text:style-name="P17">Этот практический пример мы отобразили на небольшой инфографике ниже. Подобные атаки, к сожалению, очень просты в исполнении и сложны в обнаружении, поскольку требуются мощности для сканирования памяти и выгружаемых приложений. Однако они довольно редко встречаются в дикой природе.</text:p>
      <text:p text:style-name="P15"><text:soft-page-break/><draw:a xlink:type="simple" xlink:href="https://media.kasperskycontenthub.com/wp-content/uploads/sites/58/2021/09/20205805/Abnormal_CLR_activities_ru_21.png"><draw:frame draw:style-name="fr2" draw:name="Графический объект99" text:anchor-type="as-char" svg:width="27.164cm" svg:height="15.311cm" draw:z-index="86"><draw:image xlink:href="https://media.kasperskycontenthub.com/wp-content/uploads/sites/58/2021/09/20205805/Abnormal_CLR_activities_ru_21-1024x576.png" xlink:type="simple" xlink:show="embed" xlink:actuate="onLoad"/></draw:frame></draw:a></text:p>
      <text:h text:style-name="Heading_20_3" text:outline-level="3"><text:bookmark text:name="obnaruzhenie-ochistki-pamyati-clr5"/><text:span text:style-name="T1">Часть 2. </text:span>Обнаружение очистки памяти CLR</text:h>
      <text:p text:style-name="P17">Как выявить поведение, которое могло бы указывать на попытки очистить память CLR? Следует смотреть за тем, как часто выгружаются домены приложений.</text:p>
      <text:p text:style-name="P15"><draw:a xlink:type="simple" xlink:href="https://media.kasperskycontenthub.com/wp-content/uploads/sites/58/2021/09/20205838/Abnormal_CLR_activities_22.png"><draw:frame draw:style-name="fr2" draw:name="Графический объект100" text:anchor-type="as-char" svg:width="27.164cm" svg:height="5.918cm" draw:z-index="87"><draw:image xlink:href="https://media.kasperskycontenthub.com/wp-content/uploads/sites/58/2021/09/20205838/Abnormal_CLR_activities_22-1024x221.png" xlink:type="simple" xlink:show="embed" xlink:actuate="onLoad"/></draw:frame></draw:a></text:p>
      <text:p text:style-name="P25"><text:soft-page-break/><text:span text:style-name="T3">На рисунке изображена последовательность событий ETW: создание домена приложения, загрузка сборки и выгрузка сборки и домена приложения. Записать такой лог можно, например, с помощью </text:span><text:a xlink:type="simple" xlink:href="https://github.com/fireeye/SilkETW" office:target-frame-name="_blank" xlink:show="new" text:style-name="Internet_20_link" text:visited-style-name="Visited_20_Internet_20_Link"><text:span text:style-name="T5">SilkETW</text:span></text:a><text:span text:style-name="T3">.</text:span></text:p>
      <text:section text:style-name="Sect3" text:name="Раздел119">
        <table:table table:name="Таблица42" table:style-name="Таблица42">
          <table:table-column table:style-name="Таблица42.A"/>
          <table:table-column table:style-name="Таблица42.B"/>
          <table:table-row>
            <table:table-cell table:style-name="Таблица42.A1" office:value-type="string">
              <text:p text:style-name="P32">1</text:p>
            </table:table-cell>
            <table:table-cell table:style-name="Таблица42.B1" office:value-type="string">
              <text:section text:style-name="Sect4" text:name="Раздел120">
                <text:p text:style-name="P34"><text:span text:style-name="T11">SilkETW</text:span><text:span text:style-name="T12">.</text:span><text:span text:style-name="T11">exe</text:span><text:span text:style-name="T13"> </text:span>-<text:span text:style-name="T11">t</text:span><text:span text:style-name="T13"> </text:span><text:span text:style-name="T11">user</text:span><text:span text:style-name="T13"> </text:span>-<text:span text:style-name="T16">pn </text:span><text:span text:style-name="T11">Microsoft</text:span>-<text:span text:style-name="T11">Windows</text:span>-<text:span text:style-name="T11">DotNETRuntime</text:span><text:span text:style-name="T13"> </text:span>-<text:span text:style-name="T11">uk</text:span><text:span text:style-name="T13"> </text:span><text:span text:style-name="T14">0x2008</text:span><text:span text:style-name="T13"> </text:span>-<text:span text:style-name="T16">ot </text:span><text:span text:style-name="T11">file</text:span><text:span text:style-name="T13"> </text:span>-<text:span text:style-name="T11">p</text:span><text:span text:style-name="T13"> </text:span><text:span text:style-name="T11">Loader</text:span><text:span text:style-name="T12">.</text:span><text:span text:style-name="T11">json</text:span></text:p>
              </text:section>
            </table:table-cell>
          </table:table-row>
        </table:table>
      </text:section>
      <text:p text:style-name="P18">Затем можно агрегировать события загрузки и выгрузки доменов приложений и выявить процесс, который генерирует больше всего таких событий.</text:p>
      <text:p text:style-name="P15"><draw:a xlink:type="simple" xlink:href="https://media.kasperskycontenthub.com/wp-content/uploads/sites/58/2021/09/20205904/Abnormal_CLR_activities_23.png"><draw:frame draw:style-name="fr2" draw:name="Графический объект101" text:anchor-type="as-char" svg:width="16.21cm" svg:height="11.633cm" draw:z-index="88"><draw:image xlink:href="https://media.kasperskycontenthub.com/wp-content/uploads/sites/58/2021/09/20205904/Abnormal_CLR_activities_23.png" xlink:type="simple" xlink:show="embed" xlink:actuate="onLoad"/></draw:frame></draw:a></text:p>
      <text:p text:style-name="P15"><draw:a xlink:type="simple" xlink:href="https://media.kasperskycontenthub.com/wp-content/uploads/sites/58/2021/09/20205921/Abnormal_CLR_activities_24.png"><draw:frame draw:style-name="fr2" draw:name="Графический объект102" text:anchor-type="as-char" svg:width="27.164cm" svg:height="3.722cm" draw:z-index="89"><draw:image xlink:href="https://media.kasperskycontenthub.com/wp-content/uploads/sites/58/2021/09/20205921/Abnormal_CLR_activities_24-1024x138.png" xlink:type="simple" xlink:show="embed" xlink:actuate="onLoad"/></draw:frame></draw:a></text:p>
      <text:p text:style-name="P17">Хотелось бы, наверное, иметь возможность сканировать память сборки и ее ресурсы при выгрузке, а не только при загрузке, как это сейчас реализовано в интерфейсе AMSI. При этом стоит отметить, что сканирование памяти при завершении работы сборки или домена приложения не может предотвратить запуск нежелательного ПО. Оно лишь позволяет обнаружить сам факт того, что подобный запуск был. Также следует иметь в виду, что любое дополнительное сканирование памяти негативно скажется на производительности.</text:p>
      <text:h text:style-name="Heading_20_3" text:outline-level="3"><text:bookmark text:name="obnaruzhenie-com-aktivacii-sredy-clr-i-zagruzki-udalennoj-sborki5"/><text:span text:style-name="T1">Часть 3. </text:span>Обнаружение COM-активации среды CLR </text:h>
      <text:section text:style-name="Sect6" text:name="Раздел121">
        <text:p text:style-name="P35">Трюк с загрузкой удаленного кода через активацию COM-сервера в Explorer можно увидеть, если наблюдать за событием 187 и обращать <text:soft-page-break/>внимание на параметры активации среды (startupMode и COMObjectGUID).</text:p>
      </text:section>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03.11.21<text:note text:id="ftn11" text:note-class="endnote"><text:note-citation>vi</text:note-citation><text:note-body><text:list xml:id="list1220334100" text:continue-list="list1220097402" text:style-name="L5"><text:list-item text:start-value="1"><text:p text:style-name="P67"><text:a xlink:type="simple" xlink:href="../Информатика.%20Лабораторная%20работа%20№%203%20(1).pdf" text:style-name="Internet_20_link" text:visited-style-name="Visited_20_Internet_20_Link"><text:span text:style-name="T2">C:\Users\Student\Downloads\Информатика. Лабораторная работа № 3 (1).pdf</text:span></text:a></text:p></text:list-item></text:list></text:note-body></text:note> 13:45:36<text:note text:id="ftn12" text:note-class="footnote"><text:note-citation>6</text:note-citation><text:note-body><text:p text:style-name="P38">Дата</text:p></text:note-body></text:note></text:p>
      <text:p text:style-name="P63"><draw:custom-shape text:anchor-type="paragraph" draw:z-index="119" draw:style-name="gr1" draw:text-style-name="P79" svg:width="6.469cm" svg:height="0.59cm" svg:x="4.972cm" svg:y="0.019cm"><text:p text:style-name="P78"><text:span text:style-name="T18">Fontwork </text:span></text:p><draw:enhanced-geometry svg:viewBox="0 0 21600 21600"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
      <text:p text:style-name="P19">Александр Родченко - Обход обнаружения в CLR: пример атаки и способы ее выявления</text:p>
      <text:p text:style-name="P20">Оглавление</text:p>
      <text:table-of-content text:style-name="Sect1" text:name="Оглавление7">
        <text:table-of-content-source text:outline-level="10" text:index-scope="chapter">
          <text:index-title-template text:style-name="Contents_20_Heading">Оглавление. </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Раздел122">
            <text:p text:style-name="Contents_20_Heading">Оглавление. </text:p>
          </text:index-title>
          <text:p text:style-name="P40">Глава 1. Часть 1. Введение.Что такое CLR?<text:tab/>1</text:p>
          <text:p text:style-name="P41">Часть 2. Общие сведения о CLR.<text:tab/>2</text:p>
          <text:p text:style-name="P40">Глава 2. Часть 1. Старт процесса<text:tab/>2</text:p>
          <text:p text:style-name="P41">Часть 2. Запуск CLR<text:tab/>3</text:p>
          <text:p text:style-name="P41">Часть 3. Загрузка домена приложения<text:tab/>3</text:p>
          <text:p text:style-name="P41">Часть 4. Загрузка сборки<text:tab/>4</text:p>
          <text:p text:style-name="P41">Часть 5. Загрузка модуля<text:tab/>4</text:p>
          <text:p text:style-name="P40">Глава 3. Часть 1. Обход обнаружения в CLR<text:tab/>5</text:p>
          <text:p text:style-name="P41">Часть 2.Запуск Covenant в одном домене приложения<text:tab/>5</text:p>
          <text:p text:style-name="P41">Часть 3. Инъекция кода<text:tab/>6</text:p>
          <text:p text:style-name="P41">Часть 4. Использование COM-сервера для удаленного выполнения кода<text:tab/>8</text:p>
          <text:p text:style-name="P40">Глава 4. Часть 1. Собираем знания воедино<text:tab/>9</text:p>
          <text:p text:style-name="P41">Часть 2. Обнаружение очистки памяти CLR<text:tab/>14</text:p>
          <text:p text:style-name="P41">Часть 3. Обнаружение COM-активации среды CLR <text:tab/>16</text:p>
        </text:index-body>
      </text:table-of-content>
      <text:h text:style-name="P31" text:outline-level="3"/>
      <text:p text:style-name="P16"><draw:a xlink:type="simple" xlink:href="https://securelist.ru/author/alexander-rodchenko/"><draw:frame draw:style-name="fr2" draw:name="Графический объект103" text:anchor-type="as-char" svg:width="0.097cm" svg:height="0.097cm" draw:z-index="90"><draw:image xlink:href="https://securelist.ru/wp-content/themes/securelist2020/assets/images/avatar-default/avatar_default_3.png" xlink:type="simple" xlink:show="embed" xlink:actuate="onLoad"/></draw:frame></draw:a></text:p>
      <text:h text:style-name="P27" text:outline-level="2">Глава 1. Часть 1. Введение.Что такое <text:span text:style-name="T2">CLR?</text:span></text:h>
      <text:p text:style-name="P22"/>
      <text:p text:style-name="P25"><text:span text:style-name="T3">В последнее время соотношение затрат на атаку и защиту от нее меняется не в пользу защитников. Большинство злоумышленников и пентестеров используют </text:span><text:a xlink:type="simple" xlink:href="https://github.com/gentilkiwi/mimikatz/" office:target-frame-name="_blank" xlink:show="new" text:style-name="Internet_20_link" text:visited-style-name="Visited_20_Internet_20_Link"><text:span text:style-name="T5">Mimikatz</text:span></text:a><text:span text:style-name="T3">, </text:span><text:a xlink:type="simple" xlink:href="https://github.com/BloodHoundAD/SharpHound3" office:target-frame-name="_blank" xlink:show="new" text:style-name="Internet_20_link" text:visited-style-name="Visited_20_Internet_20_Link"><text:span text:style-name="T5">SharpHound</text:span></text:a><text:span text:style-name="T3">, </text:span><text:a xlink:type="simple" xlink:href="https://github.com/GhostPack/Seatbelt" office:target-frame-name="_blank" xlink:show="new" text:style-name="Internet_20_link" text:visited-style-name="Visited_20_Internet_20_Link"><text:span text:style-name="T5">SeatBelt</text:span></text:a><text:span text:style-name="T3">, </text:span><text:a xlink:type="simple" xlink:href="https://github.com/GhostPack/Rubeus" office:target-frame-name="_blank" xlink:show="new" text:style-name="Internet_20_link" text:visited-style-name="Visited_20_Internet_20_Link"><text:span text:style-name="T5">Rubeus</text:span></text:a><text:span text:style-name="T3">, </text:span><text:a xlink:type="simple" xlink:href="https://github.com/GhostPack/" office:target-frame-name="_blank" xlink:show="new" text:style-name="Internet_20_link" text:visited-style-name="Visited_20_Internet_20_Link"><text:span text:style-name="T5">GhostPack</text:span></text:a><text:span text:style-name="T3"> и другие общедоступные инструменты. Эта так называемая </text:span><text:a xlink:type="simple" xlink:href="https://medium.com/@johnlatwc/the-githubification-of-infosec-afbdbfaad1d1" office:target-frame-name="_blank" xlink:show="new" text:style-name="Internet_20_link" text:visited-style-name="Visited_20_Internet_20_Link"><text:span text:style-name="T5">«гитхабификация»</text:span></text:a><text:span text:style-name="T3"> процессов, которая происходит и в «красных командах», снижает стоимость атаки. Это позволяет различным командам злоумышленников переключить внимание с разработки вредоносного ПО со схожей функциональностью на, например, изобретение способов обхода обнаружения. Нет смысла писать с нуля код, который в итоге могут заблокировать защитные решения, если можно научиться использовать уже существующие инструменты — достаточно только «спрятать» их от детектирования. Это дешевле, особенно если использовать для «сокрытия» набор утилит с открытым кодом. При этом стоимость защиты от такой атаки только вырастет, ведь службе безопасности атакуемой организации придется бороться как с широким спектром свободно распространяемого инструментария атакующих, так и со </text:span><text:a xlink:type="simple" xlink:href="https://attack.mitre.org/tactics/TA0005/" office:target-frame-name="_blank" xlink:show="new" text:style-name="Internet_20_link" text:visited-style-name="Visited_20_Internet_20_Link"><text:span text:style-name="T5">средствами и способами обхода защитных решений</text:span></text:a><text:span text:style-name="T3">.</text:span></text:p>
      <text:p text:style-name="P25"><text:span text:style-name="T3">Бесфайловые атаки, активное использование инструментов </text:span><text:a xlink:type="simple" xlink:href="https://lolbas-project.github.io/" office:target-frame-name="_blank" xlink:show="new" text:style-name="Internet_20_link" text:visited-style-name="Visited_20_Internet_20_Link"><text:span text:style-name="T5">LOLBAS</text:span></text:a><text:span text:style-name="T3">, шифрование во время выполнения, загрузчики и упаковщики — все это позволяет обходить защитные решения и средства контроля. Mimikatz внутри </text:span><text:a xlink:type="simple" xlink:href="https://troopers.de/media/filer_public/82/de/82de5e58-0bd1-447a-b4f9-8a908ad2ef70/mind_the_gap_-_final.pdf" office:target-frame-name="_blank" xlink:show="new" text:style-name="Internet_20_link" text:visited-style-name="Visited_20_Internet_20_Link"><text:span text:style-name="T5">InstallUtil.exe</text:span></text:a><text:span text:style-name="T3"> ни для кого уже не новость. В этой статье мы рассмотрим одну из техник, которую злоумышленники могут использовать для сокрытия вредоносной активности в памяти, а именно — удаление индикаторов </text:span><text:span text:style-name="T3">компрометации из памяти. Затем мы расскажем об инструментах и методах обнаружения применения этой техники. В качестве предметной области мы </text:span><text:soft-page-break/><text:span text:style-name="T3">рассмотрим приложения, которые исполняются в среде </text:span><text:a xlink:type="simple" xlink:href="https://ru.wikipedia.org/wiki/Common_Language_Runtime" office:target-frame-name="_blank" xlink:show="new" text:style-name="Internet_20_link" text:visited-style-name="Visited_20_Internet_20_Link"><text:span text:style-name="T5">CLR</text:span></text:a><text:span text:style-name="T3"> (Common Language Runtime, среда выполнения) или используют ее. Это и PowerShell, и многочисленные инструменты LOLBAS, и множество утилит, написанных на C#.</text:span></text:p>
      <text:p text:style-name="P25"><text:span text:style-name="T3">Если вы знакомы с CLR, пролистайте до раздела </text:span><text:a xlink:type="simple" xlink:href="https://securelist.ru/detection-evasion-in-clr-and-tips-on-how-to-detect-such-attacks/103633/#obhod" text:style-name="Internet_20_link" text:visited-style-name="Visited_20_Internet_20_Link"><text:span text:style-name="T5">«Обход обнаружения в CLR»</text:span></text:a><text:span text:style-name="T3">.</text:span></text:p>
      <text:h text:style-name="Heading_20_3" text:outline-level="3"><text:bookmark text:name="obshhie-svedeniya-o-sborkax-i-kode-kotoryj-ispolnyaetsya-v-clr6"/><text:span text:style-name="T1">Часть 2. </text:span>Общие сведения о CLR.</text:h>
      <text:p text:style-name="P25"><text:span text:style-name="T3">Для начала давайте разберемся, каким образом в CLR появляется исполняемый код. При компиляции исходного кода, написанного, например, на C#, компилятор выдает не готовый для исполнения PE-файл, а </text:span><text:a xlink:type="simple" xlink:href="https://docs.microsoft.com/ru-ru/dotnet/standard/assembly/" office:target-frame-name="_blank" xlink:show="new" text:style-name="Internet_20_link" text:visited-style-name="Visited_20_Internet_20_Link"><text:span text:style-name="T5">сборку</text:span></text:a><text:span text:style-name="T3">. Это прежде всего набор инструкций (</text:span><text:a xlink:type="simple" xlink:href="https://ru.wikipedia.org/wiki/Common_Intermediate_Language" office:target-frame-name="_blank" xlink:show="new" text:style-name="Internet_20_link" text:visited-style-name="Visited_20_Internet_20_Link"><text:span text:style-name="T5">CIL</text:span></text:a><text:span text:style-name="T3">-код) для среды выполнения, чтобы она смогла в процессе исполнения этой сборки сгенерировать native code, то есть машинный код платформы, на которой выполняется программа. </text:span><text:span text:style-name="T3">Этот код в свою очередь и будет исполнен. Процесс создания машинного кода из сборки в момент исполнения называется </text:span><text:a xlink:type="simple" xlink:href="https://ru.wikipedia.org/wiki/JIT-компиляция" office:target-frame-name="_blank" xlink:show="new" text:style-name="Internet_20_link" text:visited-style-name="Visited_20_Internet_20_Link"><text:span text:style-name="T5">JIT-компиляцией</text:span></text:a><text:span text:style-name="T3">.</text:span></text:p>
      <text:p text:style-name="P15"/>
      <text:p text:style-name="P24"><text:span text:style-name="Emphasis"><text:span text:style-name="T4">Common Language Runtime. Источник: </text:span></text:span><text:a xlink:type="simple" xlink:href="https://ru.wikipedia.org/wiki/Common_Language_Runtime" office:target-frame-name="_blank" xlink:show="new" text:style-name="Internet_20_link" text:visited-style-name="Visited_20_Internet_20_Link"><text:span text:style-name="Emphasis"><text:span text:style-name="T6">https://ru.wikipedia.org/wiki/Common_Language_Runtime</text:span></text:span></text:a></text:p>
      <text:p text:style-name="P25"><text:span text:style-name="T3">Сборка, полученная в результате компиляции приложения, </text:span><text:a xlink:type="simple" xlink:href="https://docs.microsoft.com/ru-ru/dotnet/standard/assembly/contents" office:target-frame-name="_blank" xlink:show="new" text:style-name="Internet_20_link" text:visited-style-name="Visited_20_Internet_20_Link"><text:span text:style-name="T5">будет содержать</text:span></text:a><text:span text:style-name="T3"> в себе следующую информацию:</text:span></text:p>
      <text:p text:style-name="P25"><text:span text:style-name="T3">Метаданные о классах, интерфейсах, типах, методах и полях в сборке. Эта информация нужна для того, чтобы среда CLR могла оперировать написанным кодом: загружать, ссылаться на него, запускать один фрагмент кода из другого и передавать входные и выходные данные. Процесс чтения и применения этих данных называется </text:span><text:a xlink:type="simple" xlink:href="https://ru.wikipedia.org/wiki/Отражение_(программирование)" office:target-frame-name="_blank" xlink:show="new" text:style-name="Internet_20_link" text:visited-style-name="Visited_20_Internet_20_Link"><text:span text:style-name="T5">отражением</text:span></text:a><text:span text:style-name="T3">.</text:span></text:p>
      <text:p text:style-name="P17">Сам код, определенный в модулях. Он не запустится, если его не обработает CLR.</text:p>
      <text:p text:style-name="P25"><text:a xlink:type="simple" xlink:href="https://docs.microsoft.com/ru-ru/dotnet/standard/assembly/manifest" office:target-frame-name="_blank" xlink:show="new" text:style-name="Internet_20_link" text:visited-style-name="Visited_20_Internet_20_Link"><text:span text:style-name="T5">Манифест</text:span></text:a><text:span text:style-name="T3"> — это данные о безопасности, версиях, зависимостях и составных частях сборки. Манифест определяет, что нужно, чтобы запустить код. Например, если для запуска кода необходимо наличие </text:span><text:a xlink:type="simple" xlink:href="https://github.com/JamesNK/Newtonsoft.Json" office:target-frame-name="_blank" xlink:show="new" text:style-name="Internet_20_link" text:visited-style-name="Visited_20_Internet_20_Link"><text:span text:style-name="T5">https://github.com/JamesNK/Newtonsoft.Json</text:span></text:a><text:span text:style-name="T3">, то это будет определено в манифесте.</text:span></text:p>
      <text:p text:style-name="P17">Ресурсы. Файлы и данные любых типов, которые могут быть включены в саму сборку или храниться отдельно.</text:p>
      <text:p text:style-name="P17">Загрузка и исполнение сборок — это сложный процесс. Давайте разберемся, как он происходит.</text:p>
      <text:h text:style-name="P26" text:outline-level="2"/>
      <text:h text:style-name="P26" text:outline-level="2"><text:bookmark text:name="chto-proisxodit-pri-starte-processa6"/>Глава 2. Часть 1. Старт процесса</text:h>
      <text:p text:style-name="P25"><text:span text:style-name="T3">Хорошее представление о том, что и как загружается в </text:span><text:a xlink:type="simple" xlink:href="https://ru.wikipedia.org/wiki/Управляемый_код" office:target-frame-name="_blank" xlink:show="new" text:style-name="Internet_20_link" text:visited-style-name="Visited_20_Internet_20_Link"><text:span text:style-name="T5">управляемый процесс</text:span></text:a><text:span text:style-name="T3">, дает </text:span><text:a xlink:type="simple" xlink:href="https://docs.microsoft.com/en-us/dotnet/framework/performance/clr-etw-providers#the-runtime-provider" office:target-frame-name="_blank" xlink:show="new" text:style-name="Internet_20_link" text:visited-style-name="Visited_20_Internet_20_Link"><text:span text:style-name="T5">ETW CLR Runtime Provider</text:span></text:a><text:span text:style-name="T3"> (GUID e13c0d23-ccbc-4e12-931b-d9cc2eee27e4).</text:span></text:p>
      <table:table table:name="Таблица43" table:style-name="Таблица43">
        <table:table-column table:style-name="Таблица43.A"/>
        <table:table-column table:style-name="Таблица43.B"/>
        <table:table-column table:style-name="Таблица43.C"/>
        <table:table-column table:style-name="Таблица43.D"/>
        <table:table-row>
          <table:table-cell table:style-name="Таблица43.A1" office:value-type="string">
            <text:p text:style-name="P36"><text:span text:style-name="Strong_20_Emphasis"><text:span text:style-name="T9">Событие</text:span></text:span></text:p>
          </table:table-cell>
          <table:table-cell table:style-name="Таблица43.A1" office:value-type="string">
            <text:p text:style-name="P36"><text:span text:style-name="Strong_20_Emphasis">№</text:span></text:p>
          </table:table-cell>
          <table:table-cell table:style-name="Таблица43.A1" office:value-type="string">
            <text:p text:style-name="P36"><text:span text:style-name="Strong_20_Emphasis"><text:span text:style-name="T9">Количество на процесс</text:span></text:span></text:p>
          </table:table-cell>
          <table:table-cell table:style-name="Таблица43.A1" office:value-type="string">
            <text:p text:style-name="P36"><text:span text:style-name="Strong_20_Emphasis"><text:span text:style-name="T9">Описание</text:span></text:span></text:p>
          </table:table-cell>
        </table:table-row>
        <table:table-row>
          <table:table-cell table:style-name="Таблица43.A1" office:value-type="string">
            <text:p text:style-name="P36">RuntimeInformationEvent</text:p>
          </table:table-cell>
          <table:table-cell table:style-name="Таблица43.A1" office:value-type="string">
            <text:p text:style-name="P36">187</text:p>
          </table:table-cell>
          <table:table-cell table:style-name="Таблица43.A1" office:value-type="string">
            <text:p text:style-name="P36">Одно</text:p>
          </table:table-cell>
          <table:table-cell table:style-name="Таблица43.A1" office:value-type="string">
            <text:p text:style-name="P36">Запуск CLR</text:p>
          </table:table-cell>
        </table:table-row>
        <table:table-row>
          <table:table-cell table:style-name="Таблица43.A1" office:value-type="string">
            <text:p text:style-name="P36">AppDomainLoad_V1</text:p>
          </table:table-cell>
          <table:table-cell table:style-name="Таблица43.A1" office:value-type="string">
            <text:p text:style-name="P36">156</text:p>
          </table:table-cell>
          <table:table-cell table:style-name="Таблица43.A1" office:value-type="string">
            <text:p text:style-name="P36">Много</text:p>
          </table:table-cell>
          <table:table-cell table:style-name="Таблица43.A1" office:value-type="string">
            <text:p text:style-name="P36">Загрузка домена приложения</text:p>
          </table:table-cell>
        </table:table-row>
        <table:table-row>
          <table:table-cell table:style-name="Таблица43.A1" office:value-type="string">
            <text:p text:style-name="P36">AssemblyLoad_V1</text:p>
          </table:table-cell>
          <table:table-cell table:style-name="Таблица43.A1" office:value-type="string">
            <text:p text:style-name="P36">154</text:p>
          </table:table-cell>
          <table:table-cell table:style-name="Таблица43.A1" office:value-type="string">
            <text:p text:style-name="P36">Много</text:p>
          </table:table-cell>
          <table:table-cell table:style-name="Таблица43.A1" office:value-type="string">
            <text:p text:style-name="P36">Загрузка сборки</text:p>
          </table:table-cell>
        </table:table-row>
        <table:table-row>
          <table:table-cell table:style-name="Таблица43.A1" office:value-type="string">
            <text:p text:style-name="P36">ModuleLoad_V2</text:p>
          </table:table-cell>
          <table:table-cell table:style-name="Таблица43.A1" office:value-type="string">
            <text:p text:style-name="P36">152</text:p>
          </table:table-cell>
          <table:table-cell table:style-name="Таблица43.A1" office:value-type="string">
            <text:p text:style-name="P36">Много</text:p>
          </table:table-cell>
          <table:table-cell table:style-name="Таблица43.A1" office:value-type="string">
            <text:p text:style-name="P36">Загрузка модуля<text:line-break/><text:span text:style-name="Strong_20_Emphasis"><text:span text:style-name="T10">Код, который мы написали, тут</text:span></text:span></text:p>
          </table:table-cell>
        </table:table-row>
        <table:table-row>
          <table:table-cell table:style-name="Таблица43.A1" office:value-type="string">
            <text:p text:style-name="P36">ModuleUnload_V2</text:p>
          </table:table-cell>
          <table:table-cell table:style-name="Таблица43.A1" office:value-type="string">
            <text:p text:style-name="P36">153</text:p>
          </table:table-cell>
          <table:table-cell table:style-name="Таблица43.A1" office:value-type="string">
            <text:p text:style-name="P36">Много</text:p>
          </table:table-cell>
          <table:table-cell table:style-name="Таблица43.A1" office:value-type="string">
            <text:p text:style-name="P36">Выгрузка модуля</text:p>
          </table:table-cell>
        </table:table-row>
        <text:soft-page-break/>
        <table:table-row>
          <table:table-cell table:style-name="Таблица43.A1" office:value-type="string">
            <text:p text:style-name="P36">AssemblyUnload_V1</text:p>
          </table:table-cell>
          <table:table-cell table:style-name="Таблица43.A1" office:value-type="string">
            <text:p text:style-name="P36">155</text:p>
          </table:table-cell>
          <table:table-cell table:style-name="Таблица43.A1" office:value-type="string">
            <text:p text:style-name="P36">Много</text:p>
          </table:table-cell>
          <table:table-cell table:style-name="Таблица43.A1" office:value-type="string">
            <text:p text:style-name="P36">Выгрузка сборки</text:p>
          </table:table-cell>
        </table:table-row>
        <table:table-row>
          <table:table-cell table:style-name="Таблица43.A1" office:value-type="string">
            <text:p text:style-name="P36">AppDomainUnLoad_V1</text:p>
          </table:table-cell>
          <table:table-cell table:style-name="Таблица43.A1" office:value-type="string">
            <text:p text:style-name="P36">157</text:p>
          </table:table-cell>
          <table:table-cell table:style-name="Таблица43.A1" office:value-type="string">
            <text:p text:style-name="P36">Много</text:p>
          </table:table-cell>
          <table:table-cell table:style-name="Таблица43.A1" office:value-type="string">
            <text:p text:style-name="P36">Выгрузка домена приложения. С точки зрения аналитика SOC может быть интересно, если это событие происходит многократно в случайные промежутки времени.</text:p>
          </table:table-cell>
        </table:table-row>
      </table:table>
      <text:h text:style-name="P29" text:outline-level="3"><text:bookmark text:name="zapusk-clr6"/><text:span text:style-name="T1">Часть 2. </text:span>Запуск CLR</text:h>
      <text:p text:style-name="P25"><text:span text:style-name="T3">При разработке CLR компания Microsoft реализовала его как COM-сервер, содержащийся внутри DLL. То есть определила для среды CLR стандартный COM-интерфейс и присвоила GUID этому интерфейсу и COM-серверу. Когда вы устанавливаете .NET Framework, COM-сервер, представляющий CLR, регистрируется в реестре Windows, как и любой другой COM-сервер. </text:span><text:span text:style-name="Strong_20_Emphasis"><text:span text:style-name="T3">Любое приложение Windows может размещать среду CLR</text:span></text:span><text:span text:style-name="T3">. Когда это происходит, генерируется событие 187. В этом событии отражено то, каким образом была активирована среда CLR. В случае COM-активации CLR поля StartupMode, ComObjectGUID будут содержать крайне полезную информацию.</text:span></text:p>
      <text:p text:style-name="P17">Если вам нужна дополнительная информация по этой теме, обратитесь к заголовочному файлу MetaHost.h на C++, который поставляется с .NET Framework SDK. Этот файл задает идентификаторы GUID и определение неуправляемого интерфейса ICLRMetaHostinterface. Вы научитесь запускать CLR с помощью любого языка: С++, Python и т. д.</text:p>
      <text:h text:style-name="P29" text:outline-level="3"><text:bookmark text:name="zagruzka-domena-prilozheniya6"/><text:span text:style-name="T1">Часть 3. </text:span>Загрузка домена приложения</text:h>
      <text:p text:style-name="P17">После запуска CLR создается событие 156 — загрузка домена приложения в CLR. Когда COM-сервер CLR инициализируется, он создает домен приложения (AppDomain) — логический контейнер для набора сборок, которые, как правило, реализуют функциональное приложение. Также домен приложения — это механизм в CLR, который  дает возможность запустить группу приложений в одном процессе, обеспечивая их относительную изоляцию друг от друга и в то же время позволяя им взаимодействовать друг с другом значительно быстрее. В одном процессе может работать много доменов приложений. Первый домен приложения, созданный при инициализации среды CLR, называется доменом приложения по умолчанию и уничтожается только после завершения процесса Windows.</text:p>
      <text:p text:style-name="P25"><text:span text:style-name="T3">К объектам, созданным в одном домене приложения, нельзя получить доступ напрямую с помощью кода в другом домене приложения. Когда код в домене приложения создает объект, данный объект «принадлежит» этому </text:span><text:span text:style-name="T3">домену приложения. </text:span><text:span text:style-name="Strong_20_Emphasis"><text:span text:style-name="T3">Также объекту (артефакту в том числе) не разрешается существовать дольше домена приложения, код которого его создал.</text:span></text:span><text:span text:style-name="T3"> Код внутри домена приложения может получить доступ к объекту других доменов приложений только с помощью </text:span><text:a xlink:type="simple" xlink:href="https://docs.microsoft.com/ru-ru/dotnet/framework/interop/interop-marshaling" office:target-frame-name="_blank" xlink:show="new" text:style-name="Internet_20_link" text:visited-style-name="Visited_20_Internet_20_Link"><text:span text:style-name="T5">маршалинга</text:span></text:a><text:span text:style-name="T3"> (передачи данных) по ссылке или по значению. Это обеспечивает четкие границы между приложениями, поскольку код в одном </text:span><text:span text:style-name="T3">домене приложения не может иметь прямой ссылки на объект, созданный кодом в другом домене приложения. Эта изоляция позволяет легко выгружать домены приложений из процесса, не затрагивая код, выполняющийся в других доменах приложений.</text:span></text:p>
      <table:table table:name="Таблица44" table:style-name="Таблица44">
        <table:table-column table:style-name="Таблица44.A"/>
        <table:table-row>
          <table:table-cell table:style-name="Таблица44.A1" office:value-type="string">
            <text:p text:style-name="P36">Заметим, что CLR не поддерживает возможность выгрузки отдельной сборки из домена приложения. Однако вы можете дать CLR команду выгрузить весь домен, что приведет к выгрузке всех сборок, содержащихся в нем в данный момент.</text:p>
          </table:table-cell>
        </table:table-row>
      </table:table>
      <text:p text:style-name="P17"><text:soft-page-break/>То, что каждое приложение запускается в собственном адресном пространстве процесса, — замечательное свойство Windows. Оно гарантирует, что код в одном приложении не сможет получить доступ к коду или данным, используемым другим приложением. Изоляция процессов предотвращает появление дыр в безопасности, повреждение данных и другие непредсказуемые события, и это делает операционную систему и приложения, работающие в ней, надежными. К сожалению, создание процессов в Windows очень «дорого». Функция Win32 CreateProcess работает очень медленно, а Windows требует много памяти для виртуализации адресного пространства процесса.</text:p>
      <text:p text:style-name="P25"><text:span text:style-name="T3">Однако если приложение полностью состоит из управляемого кода, который является достаточно безопасным и не вызывает неуправляемый код, можно без проблем запустить несколько управляемых приложений в одном процессе Windows. Домены приложений обеспечивают изоляцию, необходимую для защиты, настройки и завершения работы каждого из этих приложений. </text:span><text:span text:style-name="Strong_20_Emphasis"><text:span text:style-name="T3">Единицей изоляции для кода в CLR является домен приложения, а не процесс</text:span></text:span><text:span text:style-name="T3">. При этом мы можем сказать с рядом допущений, что старт процесса в семантике WinAPI аналогичен созданию домена приложения. Для SOC-аналитика будет лучше думать, что события загрузки домена приложения и старта процесса функционально одинаковы.</text:span></text:p>
      <text:p text:style-name="P17">Жесткого ограничения на количество доменов приложений, которые могут выполняться в одном процессе Windows, не существует. Их можно сравнить с сайтами на одном сервере IIS. Каждый сайт — это отдельный домен приложения, который изолирован от других сайтов и который можно выгрузить из сервера, не затрагивая их.</text:p>
      <text:p text:style-name="P15"/>
      <text:h text:style-name="P29" text:outline-level="3"><text:bookmark text:name="zagruzka-sborki6"/><text:span text:style-name="T1">Часть 4. </text:span>Загрузка сборки</text:h>
      <text:p text:style-name="P25"><text:span text:style-name="T3">В домен приложения загружается </text:span><text:a xlink:type="simple" xlink:href="https://docs.microsoft.com/ru-ru/dotnet/standard/assembly/#assemblies-in-the-common-language-runtime" office:target-frame-name="_blank" xlink:show="new" text:style-name="Internet_20_link" text:visited-style-name="Visited_20_Internet_20_Link"><text:span text:style-name="T5">сборка</text:span></text:a><text:span text:style-name="T3">. Сборка определяет ряд правил для кода, который в ней содержится, предоставляет CLR (и другому коду) сведения о типах и классах, определенных в сборке. В некоторых случаях сборка может быть нейтральной к домену приложения, и ее код могут использовать все домены, однако в данной статье нас не интересуют такие сборки.</text:span></text:p>
      <text:h text:style-name="P29" text:outline-level="3"><text:span text:style-name="T1">Часть 5. </text:span>Загрузка модуля</text:h>
      <text:p text:style-name="P25"><text:span text:style-name="T3">В сборку загружаются </text:span><text:a xlink:type="simple" xlink:href="https://stackoverflow.com/a/27881763" office:target-frame-name="_blank" xlink:show="new" text:style-name="Internet_20_link" text:visited-style-name="Visited_20_Internet_20_Link"><text:span text:style-name="T5">модули</text:span></text:a><text:span text:style-name="T3">, которые уже содержат непосредственно СIL-код. На этот CIL-код накладываются правила, описанные в сборке, и происходит процесс JIT-компиляции CIL в готовый для исполнения native </text:span><text:span text:style-name="T3">code. </text:span><text:span text:style-name="Strong_20_Emphasis"><text:span text:style-name="T3">Чтобы избавиться от артефакта, который определен в модуле или появляется в нем в ходе работы, нужно выгрузить весь домен приложения</text:span></text:span><text:span text:style-name="T3">.</text:span></text:p>
      <text:p text:style-name="P17">На рисунке показан отдельный процесс Windows, в котором работает один COM-сервер CLR. Эта среда CLR в данный момент управляет двумя доменами приложений. Каждый домен имеет свою собственную кучу загрузчика, а каждая куча имеет запись о том, какие типы были доступны с момента создания домена. Каждый объект типа в куче загрузчика имеет таблицу методов, и каждая запись в таблице методов указывает на JIT-скомпилированный собственный код, если метод был выполнен хотя бы один раз.</text:p>
      <text:p text:style-name="P15"/>
      <text:p text:style-name="P24"><text:span text:style-name="Emphasis"><text:span text:style-name="T4">CLR via C#. Источник: J. Richter</text:span></text:span></text:p>
      <text:h text:style-name="P28" text:outline-level="2"><text:bookmark text:name="obhod6"/><text:span text:style-name="T1">Глава 3. Часть 1. </text:span>Обход обнаружения в CLR</text:h>
      <text:p text:style-name="P25"><text:span text:style-name="T3">Для начала разберем, как атака может быть обнаружена. В качестве примера возьмем фреймворк для пентеста </text:span><text:a xlink:type="simple" xlink:href="https://github.com/cobbr/Covenant" office:target-frame-name="_blank" xlink:show="new" text:style-name="Internet_20_link" text:visited-style-name="Visited_20_Internet_20_Link"><text:span text:style-name="T5">Covenant</text:span></text:a><text:span text:style-name="T3">.</text:span></text:p>
      <text:h text:style-name="P29" text:outline-level="3"><text:bookmark text:name="single_domain6"/><text:soft-page-break/><text:span text:style-name="T1">Часть 2.</text:span>Запуск Covenant в одном домене приложения</text:h>
      <text:p text:style-name="P17">Посмотрим, как работает Covenant. Запустим в системе Grunt (в терминологии данного фреймворка это программа, отвечающая за обмен данными с сервером и запускающая задания на исполнение). Затем мы запустим ряд типичных для злоумышленника действий, а именно: сбор информации о текущем пользователе, автозагрузке, просмотр сведений о билетах Kerberos, загруженных в сессию текущего пользователя, и об истории браузера. Итого — в один домен приложения загружаются несколько сборок: Seatbelt AutoRuns, Seatbelt ChromeHistory, Rubeus klist и другие.</text:p>
      <text:p text:style-name="P15"/>
      <text:p text:style-name="P24"><text:span text:style-name="Emphasis"><text:span text:style-name="T4">Загруженные сборки Rubeus и Seatbelt</text:span></text:span></text:p>
      <text:p text:style-name="P17">Как видите, в один домен приложения загружаются сборки с разной функциональностью. Более того, эти сборки могут быть замечены классическим средством мониторинга, поскольку могут содержать различные артефакты, которые появились в результате работы кода или были определены непосредственно в коде. А выгрузить их не выйдет, ведь они связаны одним доменом приложения с кодом, реализующим работу с CnC.</text:p>
      <text:h text:style-name="P29" text:outline-level="3"><text:bookmark text:name="injection6"/><text:span text:style-name="T1">Часть 3. И</text:span>нъекция кода</text:h>
      <text:p text:style-name="P17">Что может сделать атакующий, чтобы затруднить обнаружение? Он может использовать классические средства разделения кода: инъекции кода и/или старт нового процесса. Однако это не всегда возможно: существуют ситуации, когда как инъекции, так и старт нового процесса будут слишком заметны для средств мониторинга. Также не всегда является возможным закрытие какого-то процесса, который содержит артефакт, — например, в том случае, если для инъекции использовался системный процесс.</text:p>
      <text:p text:style-name="P25"><text:span text:style-name="T3">Чтобы продемонстрировать это, давайте создадим шеллкод из </text:span><text:a xlink:type="simple" xlink:href="https://github.com/gentilkiwi/mimikatz" office:target-frame-name="_blank" xlink:show="new" text:style-name="Internet_20_link" text:visited-style-name="Visited_20_Internet_20_Link"><text:span text:style-name="T5">Mimikatz</text:span></text:a><text:span text:style-name="T3"> (с помощью </text:span><text:a xlink:type="simple" xlink:href="https://github.com/TheWover/donut" office:target-frame-name="_blank" xlink:show="new" text:style-name="Internet_20_link" text:visited-style-name="Visited_20_Internet_20_Link"><text:span text:style-name="T5">Donut</text:span></text:a><text:span text:style-name="T3">) и внедрим его в какой-либо процесс (я выбрал PowerShell), используя программу </text:span><text:a xlink:type="simple" xlink:href="https://github.com/3xpl01tc0d3r/ProcessInjection" office:target-frame-name="_blank" xlink:show="new" text:style-name="Internet_20_link" text:visited-style-name="Visited_20_Internet_20_Link"><text:span text:style-name="T5">Process Injection</text:span></text:a><text:span text:style-name="T3">, которую в свою очередь запустим из Grunt под управлением Covenant. Это тот же самый метод, который описан в обзоре </text:span><text:a xlink:type="simple" xlink:href="https://www.dmzero.net/injection-standard.html" office:target-frame-name="_blank" xlink:show="new" text:style-name="Internet_20_link" text:visited-style-name="Visited_20_Internet_20_Link"><text:span text:style-name="T5">тут</text:span></text:a><text:span text:style-name="T3">. Мы сможем пронаблюдать обе техники: и старт нового процесса, и инъекцию кода. Для мониторинга воспользуемся утилитой </text:span><text:a xlink:type="simple" xlink:href="https://docs.microsoft.com/en-us/sysinternals/downloads/sysmon" office:target-frame-name="_blank" xlink:show="new" text:style-name="Internet_20_link" text:visited-style-name="Visited_20_Internet_20_Link"><text:span text:style-name="T5">Sysmon</text:span></text:a><text:span text:style-name="T3"> со ставшими практически «дефолтными» </text:span><text:a xlink:type="simple" xlink:href="https://github.com/SwiftOnSecurity/sysmon-config" office:target-frame-name="_blank" xlink:show="new" text:style-name="Internet_20_link" text:visited-style-name="Visited_20_Internet_20_Link"><text:span text:style-name="T5">настройками</text:span></text:a><text:span text:style-name="T3"> от </text:span><text:a xlink:type="simple" xlink:href="https://twitter.com/SwiftOnSecurity" office:target-frame-name="_blank" xlink:show="new" text:style-name="Internet_20_link" text:visited-style-name="Visited_20_Internet_20_Link"><text:span text:style-name="T5">SwiftOnSecurity</text:span></text:a><text:span text:style-name="T3">.</text:span></text:p>
      <text:p text:style-name="P15"/>
      <text:p text:style-name="P24"><text:span text:style-name="Strong_20_Emphasis"><text:span text:style-name="T4">Загрузка инъектора на ПК жертвы</text:span></text:span></text:p>
      <text:p text:style-name="P15"/>
      <text:p text:style-name="P24"><text:span text:style-name="Strong_20_Emphasis"><text:span text:style-name="T4">Старт инъектора и инъекция шеллкода</text:span></text:span></text:p>
      <text:p text:style-name="P17">Grunt на ПК жертвы запускает ProcessInjection.exe c командной строкой, как указано ниже (закодированный по методу Base64 шеллкод будет скачан с glist):</text:p>
      <text:section text:style-name="Sect3" text:name="Раздел123">
        <table:table table:name="Таблица45" table:style-name="Таблица45">
          <table:table-column table:style-name="Таблица45.A"/>
          <table:table-column table:style-name="Таблица45.B"/>
          <table:table-row>
            <table:table-cell table:style-name="Таблица45.A1" office:value-type="string">
              <text:p text:style-name="P32">1</text:p>
              <text:p text:style-name="P33">2</text:p>
              <text:p text:style-name="P32">3</text:p>
            </table:table-cell>
            <table:table-cell table:style-name="Таблица45.B1" office:value-type="string">
              <text:section text:style-name="Sect4" text:name="Раздел124">
                <text:p text:style-name="P34"><text:span text:style-name="T11">ProcessInjection</text:span><text:span text:style-name="T12">.</text:span><text:span text:style-name="T11">exe</text:span><text:span text:style-name="T13"> </text:span>/<text:span text:style-name="T11">t</text:span><text:span text:style-name="T12">:</text:span><text:span text:style-name="T14">1</text:span><text:span text:style-name="T13"> </text:span>/<text:span text:style-name="T11">f</text:span><text:span text:style-name="T12">:</text:span><text:span text:style-name="T11">base64</text:span><text:span text:style-name="T13"> </text:span>/<text:span text:style-name="T11">pid</text:span><text:span text:style-name="T12">:</text:span><text:span text:style-name="T14">1604</text:span><text:span text:style-name="T13"> </text:span>/</text:p>
              </text:section>
              <text:section text:style-name="Sect5" text:name="Раздел125">
                <text:p text:style-name="P34"><text:span text:style-name="T11">url</text:span><text:span text:style-name="T12">:</text:span><text:span text:style-name="T11">https</text:span><text:span text:style-name="T12">:</text:span><text:span text:style-name="T15">//gist.githubusercontent.com/gam4er/07aae8b5284c9aa54ff976c3f4bc0cd9/raw/ec0de97792230bbb0526dd60</text:span></text:p>
              </text:section>
              <text:section text:style-name="Sect4" text:name="Раздел126">
                <text:p text:style-name="P34"><text:span text:style-name="T14">659c3e1c75c3a63b</text:span>/<text:span text:style-name="T11">Mimi</text:span></text:p>
              </text:section>
            </table:table-cell>
          </table:table-row>
        </table:table>
      </text:section>
      <text:p text:style-name="P18">И Sysmon покажет множество подозрительных действий.</text:p>
      <table:table table:name="Таблица46" table:style-name="Таблица46">
        <table:table-column table:style-name="Таблица46.A"/>
        <table:table-column table:style-name="Таблица46.B"/>
        <table:table-column table:style-name="Таблица46.C"/>
        <table:table-row>
          <table:table-cell table:style-name="Таблица46.A1" office:value-type="string">
            <text:p text:style-name="P36"><text:span text:style-name="Strong_20_Emphasis"><text:span text:style-name="T9">Create executable file</text:span></text:span></text:p>
          </table:table-cell>
          <table:table-cell table:style-name="Таблица46.A1" office:value-type="string">
            <text:p text:style-name="P36"><text:span text:style-name="Strong_20_Emphasis"><text:span text:style-name="T9">Create process</text:span></text:span></text:p>
          </table:table-cell>
          <table:table-cell table:style-name="Таблица46.A1" office:value-type="string">
            <text:p text:style-name="P36"><text:span text:style-name="Strong_20_Emphasis"><text:span text:style-name="T9">Inject code from ProcessInjection.exe to powershell.exe</text:span></text:span></text:p>
          </table:table-cell>
        </table:table-row>
        <text:soft-page-break/>
        <table:table-row>
          <table:table-cell table:style-name="Таблица46.A1" office:value-type="string">
            <text:p text:style-name="P37"/>
          </table:table-cell>
          <table:table-cell table:style-name="Таблица46.A1" office:value-type="string">
            <text:p text:style-name="P37"/>
          </table:table-cell>
          <table:table-cell table:style-name="Таблица46.A1" office:value-type="string">
            <text:p text:style-name="P37"><draw:a xlink:type="simple" xlink:href="https://media.kasperskycontenthub.com/wp-content/uploads/sites/58/2021/09/20203725/Abnormal_CLR_activities_08.png"><draw:frame draw:style-name="fr2" draw:name="Графический объект104" text:anchor-type="as-char" svg:width="8.775cm" svg:height="5.891cm" draw:z-index="91"><draw:image xlink:href="https://media.kasperskycontenthub.com/wp-content/uploads/sites/58/2021/09/20203725/Abnormal_CLR_activities_08.png" xlink:type="simple" xlink:show="embed" xlink:actuate="onLoad"/></draw:frame></draw:a></text:p>
          </table:table-cell>
        </table:table-row>
      </table:table>
      <text:p text:style-name="P17">Следует указать, что с установленными решениями AV/EPP/EDR описанная цепочка не сможет запуститься, поскольку являет собой пример хорошо известного паттерна поведения атакующего. Напрашивается вывод, что старые методы запуска/инъекции кода очень заметны.</text:p>
      <text:h text:style-name="P29" text:outline-level="3"><text:bookmark text:name="ispolzovanie-com-servera-dlya-udalennogo-vypolneniya-koda6"/><text:span text:style-name="T1">Часть 4. </text:span>Использование COM-сервера для удаленного выполнения кода</text:h>
      <text:p text:style-name="P17">Теперь рассмотрим скачивание и запуск кода на удаленной машине через активацию COM-сервера в процессе Explorer.В качестве COM-сервера зарегистрируем библиотеку MSCOREE, реализующую функциональность CLR в Windows, которая в качестве аргументов примет имя сборки и класс, содержащий реализацию сервера. Зарегистрировав таким образом COM-сервер, мы дали CLR указание в случае активации загрузить реализующий сервер код из указанного класса.</text:p>
      <text:p text:style-name="P15"/>
      <text:p text:style-name="P25"><text:span text:style-name="T3">Обратите внимание на ключ CodeBase. Он служит для того, чтобы можно было использовать COM-сервер </text:span><text:span text:style-name="Strong_20_Emphasis"><text:span text:style-name="T3">без регистрации</text:span></text:span><text:span text:style-name="T3"> своей сборки в </text:span><text:a xlink:type="simple" xlink:href="https://docs.microsoft.com/ru-ru/dotnet/framework/app-domains/gac" office:target-frame-name="_blank" xlink:show="new" text:style-name="Internet_20_link" text:visited-style-name="Visited_20_Internet_20_Link"><text:span text:style-name="T5">глобальном кэше сборок</text:span></text:a><text:span text:style-name="T3"> (GAC). Это позволяет определить COM-сервер от имени пользователя (поскольку регистрация в GAC требует высоких </text:span><text:span text:style-name="T3">привилегий). Этот параметр принимает URI, что выглядит несколько странно. Хост-процесс загружает из сети и запускает сборку, содержащую COM-сервер. Заметим, что регистрация COM-сервера тоже возможна по сети: чтобы определить COM-сервер, нужно просто изменить реестр.</text:span></text:p>
      <text:p text:style-name="P25"><text:span text:style-name="T3">Существует множество способов </text:span><text:a xlink:type="simple" xlink:href="https://github.com/dotnet/runtime/blob/16c48d6a45d4d706c327fc840e1a5d450fb189ae/src/coreclr/inc/clrconfigvalues.h" office:target-frame-name="_blank" xlink:show="new" text:style-name="Internet_20_link" text:visited-style-name="Visited_20_Internet_20_Link"><text:span text:style-name="T5">настройки</text:span></text:a><text:span text:style-name="T3"> общеязыковой среды исполнения и множество параметров, доступных для конфигурации: конфигурационные файлы приложения и глобальные переменные окружения. Более того, есть специальный </text:span><text:a xlink:type="simple" xlink:href="https://github.com/dotnet/docs/blob/main/docs/framework/configure-apps/file-schema/runtime/loadfromremotesources-element.md#enabled-attribute" office:target-frame-name="_blank" xlink:show="new" text:style-name="Internet_20_link" text:visited-style-name="Visited_20_Internet_20_Link"><text:span text:style-name="T5">параметр</text:span></text:a><text:span text:style-name="T3">, который разрешает или запрещает (по умолчанию запрещает) загрузку сборок из удаленных источников. Однако в случае COM-активации CLR в хост-процессе Explorer загрузка сборок из удаленных источников </text:span><text:span text:style-name="T3">разрешена. Является ли это уязвимостью? Определенно нет. Можно ли это использовать для того, чтобы заставить удаленную машину запустить код, который не находится на ней? Определенно да.</text:span></text:p>
      <text:h text:style-name="P30" text:outline-level="3"/>
      <text:h text:style-name="Heading_20_2" text:outline-level="2"><text:bookmark text:name="prakticheskij-primer-sobiraem-znaniya-voedino6"/><text:span text:style-name="T7">Глава 4. Часть 1. </text:span><text:span text:style-name="T8">Собираем знания воедино</text:span></text:h>
      <text:p text:style-name="P25"><text:span text:style-name="T3">Мы продемонстрировали, что запуск вредоносных компонентов в одном домене приложения (см. </text:span><text:a xlink:type="simple" xlink:href="https://securelist.ru/detection-evasion-in-clr-and-tips-on-how-to-detect-such-attacks/103633/#single_domain" text:style-name="Internet_20_link" text:visited-style-name="Visited_20_Internet_20_Link"><text:span text:style-name="T5">«Запуск Covenant в одном домене приложения»</text:span></text:a><text:span text:style-name="T3">), равно как и создание отдельного процесса или инъекция кода (см. </text:span><text:a xlink:type="simple" xlink:href="https://securelist.ru/detection-evasion-in-clr-and-tips-on-how-to-detect-such-attacks/103633/#injection" text:style-name="Internet_20_link" text:visited-style-name="Visited_20_Internet_20_Link"><text:span text:style-name="T5">«Запуск нового процесса и инъекция кода»</text:span></text:a><text:span text:style-name="T3">) можно обнаружить. В зависимости от ситуации это легче или </text:span><text:soft-page-break/><text:span text:style-name="T3">сложнее, но в целом подобные манипуляции довольно заметны. Мы также разобрали, как настроить удаленную загрузку кода в CLR. Теперь рассмотрим прием, способный затруднить обнаружение запуска кода при помощи COM-активированной среды CLR. Мы запустим обычный вариант Mimikatz на удаленном хосте в контексте процесса Explorer и удалим артефакты после его выполнения. Эта демонстрационная атака предполагает, что у нас уже есть доступ к хосту жертвы. Все шаги отражены на видео (на английском языке) и расписаны ниже. Для удобства мы также приводим в тексте временные метки отдельных шагов, чтобы вы могли посмотреть нужный фрагмент видео.</text:span></text:p>
      <text:p text:style-name="P23"><draw:frame draw:style-name="fr3" draw:name="Объект7" text:anchor-type="as-char" svg:width="17.992cm" svg:height="8.334cm" draw:z-index="92"><draw:floating-frame xlink:href="https://www.youtube.com/embed/RbGROh7HC6U" xlink:type="simple" xlink:show="embed" xlink:actuate="onLoad"/><svg:desc>OLE-объект</svg:desc></draw:frame></text:p>
      <text:p text:style-name="P17">В качестве защитного решения на хосте жертвы мы используем Yara и правила из репозитория Mimikatz. Inveigh и Mimikatz уже установлены на устройстве. Для начала проверим, что Yara-правила работают.</text:p>
      <text:p text:style-name="P15"><draw:a xlink:type="simple" xlink:href="https://media.kasperskycontenthub.com/wp-content/uploads/sites/58/2021/09/20204012/Abnormal_CLR_activities_10.png"><draw:frame draw:style-name="fr2" draw:name="Графический объект105" text:anchor-type="as-char" svg:width="27.164cm" svg:height="2.875cm" draw:z-index="93"><draw:image xlink:href="https://media.kasperskycontenthub.com/wp-content/uploads/sites/58/2021/09/20204012/Abnormal_CLR_activities_10-1024x106.png" xlink:type="simple" xlink:show="embed" xlink:actuate="onLoad"/></draw:frame></draw:a></text:p>
      <text:p text:style-name="P17">Теперь взглянем на процесс explorer.exe (PID 3896) и убедимся, что в нем нет артефактов Mimikatz. После этого мы перезагрузим explorer.exe, чтобы еще раз показать, что он чист и что в нем нет сборок CLR.</text:p>
      <table:table table:name="Таблица47" table:style-name="Таблица47">
        <table:table-column table:style-name="Таблица47.A"/>
        <table:table-column table:style-name="Таблица47.B"/>
        <table:table-row>
          <table:table-cell table:style-name="Таблица47.A1" office:value-type="string">
            <text:p text:style-name="P37"><draw:a xlink:type="simple" xlink:href="https://media.kasperskycontenthub.com/wp-content/uploads/sites/58/2021/09/20204133/Abnormal_CLR_activities_11.png"><draw:frame draw:style-name="fr2" draw:name="Графический объект106" text:anchor-type="as-char" svg:width="14.887cm" svg:height="2.081cm" draw:z-index="94"><draw:image xlink:href="https://media.kasperskycontenthub.com/wp-content/uploads/sites/58/2021/09/20204133/Abnormal_CLR_activities_11.png" xlink:type="simple" xlink:show="embed" xlink:actuate="onLoad"/></draw:frame></draw:a></text:p>
          </table:table-cell>
          <table:table-cell table:style-name="Таблица47.A1" office:value-type="string">
            <text:p text:style-name="P37"><draw:a xlink:type="simple" xlink:href="https://media.kasperskycontenthub.com/wp-content/uploads/sites/58/2021/09/20204145/Abnormal_CLR_activities_12.png"><draw:frame draw:style-name="fr2" draw:name="Графический объект107" text:anchor-type="as-char" svg:width="20.735cm" svg:height="2.849cm" draw:z-index="95"><draw:image xlink:href="https://media.kasperskycontenthub.com/wp-content/uploads/sites/58/2021/09/20204145/Abnormal_CLR_activities_12.png" xlink:type="simple" xlink:show="embed" xlink:actuate="onLoad"/></draw:frame></draw:a></text:p>
          </table:table-cell>
        </table:table-row>
      </table:table>
      <text:p text:style-name="P17">Перемещаемся на хост атакующего (01:40). Добавляем обработчик Explorer в реестр на хосте жертвы. Когда жертва запустит Explorer, в него загрузится сборка с удаленного хоста атакующего.</text:p>
      <text:section text:style-name="Sect3" text:name="Раздел127">
        <table:table table:name="Таблица48" table:style-name="Таблица48">
          <table:table-column table:style-name="Таблица48.A"/>
          <table:table-column table:style-name="Таблица48.B"/>
          <text:soft-page-break/>
          <table:table-row>
            <table:table-cell table:style-name="Таблица48.A1" office:value-type="string">
              <text:p text:style-name="P32">1</text:p>
              <text:p text:style-name="P33">2</text:p>
              <text:p text:style-name="P32">3</text:p>
              <text:p text:style-name="P33">4</text:p>
              <text:p text:style-name="P32">5</text:p>
              <text:p text:style-name="P33">6</text:p>
              <text:p text:style-name="P32">7</text:p>
              <text:p text:style-name="P33">8</text:p>
              <text:p text:style-name="P32">9</text:p>
              <text:p text:style-name="P33">10</text:p>
              <text:p text:style-name="P32">11</text:p>
              <text:p text:style-name="P33">12</text:p>
              <text:p text:style-name="P32">13</text:p>
              <text:p text:style-name="P33">14</text:p>
              <text:p text:style-name="P32">15</text:p>
            </table:table-cell>
            <table:table-cell table:style-name="Таблица48.B1" office:value-type="string">
              <text:section text:style-name="Sect4" text:name="Раздел128">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ext:section text:style-name="Sect5" text:name="Раздел129">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mscoree.dll"</text:span><text:span text:style-name="T13"> </text:span>/<text:span text:style-name="T11">f</text:span></text:p>
              </text:section>
              <text:section text:style-name="Sect4" text:name="Раздел130">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5" text:name="Раздел131">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132">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5" text:name="Раздел133">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ThreadingModel"</text:span><text:span text:style-name="T13"> </text:span>/<text:span text:style-name="T11">t</text:span><text:span text:style-name="T13"> </text:span><text:span text:style-name="T11">REG_SZ</text:span><text:span text:style-name="T13"> </text:span>/<text:span text:style-name="T11">d</text:span><text:span text:style-name="T13"> </text:span><text:span text:style-name="T17">"Both"</text:span><text:span text:style-name="T13"> </text:span>/<text:span text:style-name="T11">f</text:span></text:p>
              </text:section>
              <text:section text:style-name="Sect4" text:name="Раздел134">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135">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Assembly"</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 Version=1.0.0.0, Culture=neutral, PublicKeyToken=1aadad2b22ca8c0e"</text:span><text:span text:style-name="T13"> </text:span>/<text:span text:style-name="T11">f</text:span></text:p>
              </text:section>
              <text:section text:style-name="Sect4" text:name="Раздел136">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lass"</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5" text:name="Раздел137">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RuntimeVersion"</text:span><text:span text:style-name="T13"> </text:span>/<text:span text:style-name="T11">t</text:span><text:span text:style-name="T13"> </text:span><text:span text:style-name="T11">REG_SZ</text:span><text:span text:style-name="T13"> </text:span>/<text:span text:style-name="T11">d</text:span><text:span text:style-name="T13"> </text:span><text:span text:style-name="T17">"v4.0.30319"</text:span><text:span text:style-name="T13"> </text:span>/<text:span text:style-name="T11">f</text:span></text:p>
              </text:section>
              <text:section text:style-name="Sect4" text:name="Раздел138">
                <text:p text:style-name="P34"><text:span text:style-name="T11">Reg</text:span><text:span text:style-name="T12">.</text:span><text:span text:style-name="T16">exe </text:span><text:span text:style-name="T11">add</text:span><text:span text:style-name="T13"> </text:span><text:span text:style-name="T17">"\\ts-user1.enterprise.lab\HKLM\SOFTWARE\Classes\CLSID\{a259c04f-ffa8-310b-864c-fe602840399e}\InprocServer32\1.0.0.0"</text:span><text:span text:style-name="T13"> </text:span>/<text:span text:style-name="T11">v</text:span><text:span text:style-name="T13"> </text:span><text:span text:style-name="T17">"CodeBase"</text:span><text:span text:style-name="T13"> </text:span>/<text:span text:style-name="T11">t</text:span><text:span text:style-name="T13"> </text:span><text:span text:style-name="T11">REG_SZ</text:span><text:span text:style-name="T13"> </text:span>/<text:span text:style-name="T11">d</text:span><text:span text:style-name="T13"> </text:span><text:span text:style-name="T17">"http://ts-dc1.enterprise.lab/ReadOnlyFileIconOverlayHandler.dll"</text:span><text:span text:style-name="T13"> </text:span>/<text:span text:style-name="T11">f</text:span></text:p>
              </text:section>
              <text:section text:style-name="Sect5" text:name="Раздел139">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ReadOnlyFileIconOverlayHandler"</text:span><text:span text:style-name="T13"> </text:span>/<text:span text:style-name="T11">f</text:span></text:p>
              </text:section>
              <text:section text:style-name="Sect4" text:name="Раздел140">
                <text:p text:style-name="P34"><text:span text:style-name="T11">Reg</text:span><text:span text:style-name="T12">.</text:span><text:span text:style-name="T16">exe </text:span><text:span text:style-name="T11">add</text:span><text:span text:style-name="T13"> </text:span><text:span text:style-name="T17">"\\ts-user1.enterprise.lab\HKLM\SOFTWARE\Classes\ReadOnlyFileIconOverlayHandler.ReadOnlyFileIconOverlayHandler\CLSID"</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5" text:name="Раздел141">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Explorer\ShellIconOverlayIdentifiers\ ReadOnlyFileIconOverlayHandler"</text:span><text:span text:style-name="T13"> </text:span>/<text:span text:style-name="T11">ve</text:span><text:span text:style-name="T13"> </text:span>/<text:span text:style-name="T11">t</text:span><text:span text:style-name="T13"> </text:span><text:span text:style-name="T11">REG_SZ</text:span><text:span text:style-name="T13"> </text:span>/<text:span text:style-name="T11">d</text:span><text:span text:style-name="T13"> </text:span><text:span text:style-name="T17">"{a259c04f-ffa8-310b-864c-fe602840399e}"</text:span><text:span text:style-name="T13"> </text:span>/<text:span text:style-name="T11">f</text:span></text:p>
              </text:section>
              <text:section text:style-name="Sect4" text:name="Раздел142">
                <text:p text:style-name="P34"><text:span text:style-name="T11">Reg</text:span><text:span text:style-name="T12">.</text:span><text:span text:style-name="T16">exe </text:span><text:span text:style-name="T11">add</text:span><text:span text:style-name="T13"> </text:span><text:span text:style-name="T17">"\\ts-user1.enterprise.lab\HKLM\SOFTWARE\Microsoft\Windows\CurrentVersion\Shell Extensions\Approved"</text:span><text:span text:style-name="T13"> </text:span>/<text:span text:style-name="T11">v</text:span><text:span text:style-name="T13"> </text:span><text:span text:style-name="T17">"{a259c04f-ffa8-310b-864c-fe602840399e}"</text:span><text:span text:style-name="T13"> </text:span>/<text:span text:style-name="T11">t</text:span><text:span text:style-name="T13"> </text:span><text:span text:style-name="T11">REG_SZ</text:span><text:span text:style-name="T13"> </text:span>/<text:span text:style-name="T11">d</text:span><text:span text:style-name="T13"> </text:span><text:span text:style-name="T17">"ReadOnlyFileIconOverlayHandler"</text:span><text:span text:style-name="T13"> </text:span>/<text:span text:style-name="T11">f</text:span></text:p>
              </text:section>
            </table:table-cell>
          </table:table-row>
        </table:table>
      </text:section>
      <text:p text:style-name="P18"><text:soft-page-break/>Возвращаемся на хост жертвы (02:30). Эмулируем вход пользователя путем перезагрузки explorer.exe.</text:p>
      <text:p text:style-name="P15"><draw:a xlink:type="simple" xlink:href="https://media.kasperskycontenthub.com/wp-content/uploads/sites/58/2021/09/20204208/Abnormal_CLR_activities_13.png"><draw:frame draw:style-name="fr2" draw:name="Графический объект108" text:anchor-type="as-char" svg:width="27.164cm" svg:height="14.993cm" draw:z-index="96"><draw:image xlink:href="https://media.kasperskycontenthub.com/wp-content/uploads/sites/58/2021/09/20204208/Abnormal_CLR_activities_13-1024x564.png" xlink:type="simple" xlink:show="embed" xlink:actuate="onLoad"/></draw:frame></draw:a></text:p>
      <text:p text:style-name="P25"><text:span text:style-name="T3">Теперь в explorer.exe загружены сборки .NET, но в процессе все еще нет подозрительных артефактов. Они не появятся, пока мы не загрузим и не запустим </text:span><text:a xlink:type="simple" xlink:href="https://github.com/gam4er/SneakyRun/tree/master/KatzAssembly" office:target-frame-name="_blank" xlink:show="new" text:style-name="Internet_20_link" text:visited-style-name="Visited_20_Internet_20_Link"><text:span text:style-name="T5">KatzAssembly</text:span></text:a><text:span text:style-name="T3">. Обратите внимание на пустой (пока) домен приложения, появившийся в нашем целевом процессе.</text:span></text:p>
      <text:p text:style-name="P15"><draw:a xlink:type="simple" xlink:href="https://media.kasperskycontenthub.com/wp-content/uploads/sites/58/2021/09/20205444/Abnormal_CLR_activities_14.png"><draw:frame draw:style-name="fr2" draw:name="Графический объект109" text:anchor-type="as-char" svg:width="10.654cm" svg:height="1.069cm" draw:z-index="97"><draw:image xlink:href="https://media.kasperskycontenthub.com/wp-content/uploads/sites/58/2021/09/20205444/Abnormal_CLR_activities_14.png" xlink:type="simple" xlink:show="embed" xlink:actuate="onLoad"/></draw:frame></draw:a></text:p>
      <text:p text:style-name="P15"><draw:a xlink:type="simple" xlink:href="https://media.kasperskycontenthub.com/wp-content/uploads/sites/58/2021/09/20205506/Abnormal_CLR_activities_15.png"><draw:frame draw:style-name="fr2" draw:name="Графический объект110" text:anchor-type="as-char" svg:width="27.164cm" svg:height="2.267cm" draw:z-index="98"><draw:image xlink:href="https://media.kasperskycontenthub.com/wp-content/uploads/sites/58/2021/09/20205506/Abnormal_CLR_activities_15-1024x83.png" xlink:type="simple" xlink:show="embed" xlink:actuate="onLoad"/></draw:frame></draw:a></text:p>
      <text:p text:style-name="P17">На 3:50 мы выполняем Mimikatz, и в памяти появляются детектируемые сборки.</text:p>
      <text:p text:style-name="P15"><draw:a xlink:type="simple" xlink:href="https://media.kasperskycontenthub.com/wp-content/uploads/sites/58/2021/09/20205531/Abnormal_CLR_activities_16.png"><draw:frame draw:style-name="fr2" draw:name="Графический объект111" text:anchor-type="as-char" svg:width="10.654cm" svg:height="1.069cm" draw:z-index="99"><draw:image xlink:href="https://media.kasperskycontenthub.com/wp-content/uploads/sites/58/2021/09/20205531/Abnormal_CLR_activities_16.png" xlink:type="simple" xlink:show="embed" xlink:actuate="onLoad"/></draw:frame></draw:a></text:p>
      <text:p text:style-name="P15"><draw:a xlink:type="simple" xlink:href="https://media.kasperskycontenthub.com/wp-content/uploads/sites/58/2021/09/20205553/Abnormal_CLR_activities_17.png"><draw:frame draw:style-name="fr2" draw:name="Графический объект112" text:anchor-type="as-char" svg:width="21.237cm" svg:height="1.069cm" draw:z-index="100"><draw:image xlink:href="https://media.kasperskycontenthub.com/wp-content/uploads/sites/58/2021/09/20205553/Abnormal_CLR_activities_17-1024x290.png" xlink:type="simple" xlink:show="embed" xlink:actuate="onLoad"/></draw:frame></draw:a></text:p>
      <text:p text:style-name="P15"><text:soft-page-break/><draw:a xlink:type="simple" xlink:href="https://media.kasperskycontenthub.com/wp-content/uploads/sites/58/2021/09/20205611/Abnormal_CLR_activities_18.png"><draw:frame draw:style-name="fr2" draw:name="Графический объект113" text:anchor-type="as-char" svg:width="27.164cm" svg:height="1.685cm" draw:z-index="101"><draw:image xlink:href="https://media.kasperskycontenthub.com/wp-content/uploads/sites/58/2021/09/20205611/Abnormal_CLR_activities_18-1024x61.png" xlink:type="simple" xlink:show="embed" xlink:actuate="onLoad"/></draw:frame></draw:a></text:p>
      <text:p text:style-name="P17">Сразу после того как Mimikatz выполнит свою работу, мы выгружаем домен приложения (04:18). Сканирование с помощью Yara показывает, что артефактов больше нет.</text:p>
      <text:p text:style-name="P15"><draw:a xlink:type="simple" xlink:href="https://media.kasperskycontenthub.com/wp-content/uploads/sites/58/2021/09/20205646/Abnormal_CLR_activities_19.png"><draw:frame draw:style-name="fr2" draw:name="Графический объект114" text:anchor-type="as-char" svg:width="10.654cm" svg:height="1.069cm" draw:z-index="102"><draw:image xlink:href="https://media.kasperskycontenthub.com/wp-content/uploads/sites/58/2021/09/20205646/Abnormal_CLR_activities_19.png" xlink:type="simple" xlink:show="embed" xlink:actuate="onLoad"/></draw:frame></draw:a></text:p>
      <text:p text:style-name="P15"><draw:a xlink:type="simple" xlink:href="https://media.kasperskycontenthub.com/wp-content/uploads/sites/58/2021/09/20205703/Abnormal_CLR_activities_20.png"><draw:frame draw:style-name="fr2" draw:name="Графический объект115" text:anchor-type="as-char" svg:width="27.164cm" svg:height="2.796cm" draw:z-index="103"><draw:image xlink:href="https://media.kasperskycontenthub.com/wp-content/uploads/sites/58/2021/09/20205703/Abnormal_CLR_activities_20-1024x103.png" xlink:type="simple" xlink:show="embed" xlink:actuate="onLoad"/></draw:frame></draw:a></text:p>
      <text:p text:style-name="P17">Этот практический пример мы отобразили на небольшой инфографике ниже. Подобные атаки, к сожалению, очень просты в исполнении и сложны в обнаружении, поскольку требуются мощности для сканирования памяти и выгружаемых приложений. Однако они довольно редко встречаются в дикой природе.</text:p>
      <text:p text:style-name="P15"><text:soft-page-break/><draw:a xlink:type="simple" xlink:href="https://media.kasperskycontenthub.com/wp-content/uploads/sites/58/2021/09/20205805/Abnormal_CLR_activities_ru_21.png"><draw:frame draw:style-name="fr2" draw:name="Графический объект116" text:anchor-type="as-char" svg:width="27.164cm" svg:height="15.311cm" draw:z-index="104"><draw:image xlink:href="https://media.kasperskycontenthub.com/wp-content/uploads/sites/58/2021/09/20205805/Abnormal_CLR_activities_ru_21-1024x576.png" xlink:type="simple" xlink:show="embed" xlink:actuate="onLoad"/></draw:frame></draw:a></text:p>
      <text:h text:style-name="Heading_20_3" text:outline-level="3"><text:bookmark text:name="obnaruzhenie-ochistki-pamyati-clr6"/><text:span text:style-name="T1">Часть 2. </text:span>Обнаружение очистки памяти CLR</text:h>
      <text:p text:style-name="P17">Как выявить поведение, которое могло бы указывать на попытки очистить память CLR? Следует смотреть за тем, как часто выгружаются домены приложений.</text:p>
      <text:p text:style-name="P15"><draw:a xlink:type="simple" xlink:href="https://media.kasperskycontenthub.com/wp-content/uploads/sites/58/2021/09/20205838/Abnormal_CLR_activities_22.png"><draw:frame draw:style-name="fr2" draw:name="Графический объект117" text:anchor-type="as-char" svg:width="27.164cm" svg:height="5.918cm" draw:z-index="105"><draw:image xlink:href="https://media.kasperskycontenthub.com/wp-content/uploads/sites/58/2021/09/20205838/Abnormal_CLR_activities_22-1024x221.png" xlink:type="simple" xlink:show="embed" xlink:actuate="onLoad"/></draw:frame></draw:a></text:p>
      <text:p text:style-name="P25"><text:soft-page-break/><text:span text:style-name="T3">На рисунке изображена последовательность событий ETW: создание домена приложения, загрузка сборки и выгрузка сборки и домена приложения. Записать такой лог можно, например, с помощью </text:span><text:a xlink:type="simple" xlink:href="https://github.com/fireeye/SilkETW" office:target-frame-name="_blank" xlink:show="new" text:style-name="Internet_20_link" text:visited-style-name="Visited_20_Internet_20_Link"><text:span text:style-name="T5">SilkETW</text:span></text:a><text:span text:style-name="T3">.</text:span></text:p>
      <text:section text:style-name="Sect3" text:name="Раздел143">
        <table:table table:name="Таблица49" table:style-name="Таблица49">
          <table:table-column table:style-name="Таблица49.A"/>
          <table:table-column table:style-name="Таблица49.B"/>
          <table:table-row>
            <table:table-cell table:style-name="Таблица49.A1" office:value-type="string">
              <text:p text:style-name="P32">1</text:p>
            </table:table-cell>
            <table:table-cell table:style-name="Таблица49.B1" office:value-type="string">
              <text:section text:style-name="Sect4" text:name="Раздел144">
                <text:p text:style-name="P34"><text:span text:style-name="T11">SilkETW</text:span><text:span text:style-name="T12">.</text:span><text:span text:style-name="T11">exe</text:span><text:span text:style-name="T13"> </text:span>-<text:span text:style-name="T11">t</text:span><text:span text:style-name="T13"> </text:span><text:span text:style-name="T11">user</text:span><text:span text:style-name="T13"> </text:span>-<text:span text:style-name="T16">pn </text:span><text:span text:style-name="T11">Microsoft</text:span>-<text:span text:style-name="T11">Windows</text:span>-<text:span text:style-name="T11">DotNETRuntime</text:span><text:span text:style-name="T13"> </text:span>-<text:span text:style-name="T11">uk</text:span><text:span text:style-name="T13"> </text:span><text:span text:style-name="T14">0x2008</text:span><text:span text:style-name="T13"> </text:span>-<text:span text:style-name="T16">ot </text:span><text:span text:style-name="T11">file</text:span><text:span text:style-name="T13"> </text:span>-<text:span text:style-name="T11">p</text:span><text:span text:style-name="T13"> </text:span><text:span text:style-name="T11">Loader</text:span><text:span text:style-name="T12">.</text:span><text:span text:style-name="T11">json</text:span></text:p>
              </text:section>
            </table:table-cell>
          </table:table-row>
        </table:table>
      </text:section>
      <text:p text:style-name="P18">Затем можно агрегировать события загрузки и выгрузки доменов приложений и выявить процесс, который генерирует больше всего таких событий.</text:p>
      <text:p text:style-name="P15"><draw:a xlink:type="simple" xlink:href="https://media.kasperskycontenthub.com/wp-content/uploads/sites/58/2021/09/20205904/Abnormal_CLR_activities_23.png"><draw:frame draw:style-name="fr2" draw:name="Графический объект118" text:anchor-type="as-char" svg:width="16.21cm" svg:height="11.633cm" draw:z-index="106"><draw:image xlink:href="https://media.kasperskycontenthub.com/wp-content/uploads/sites/58/2021/09/20205904/Abnormal_CLR_activities_23.png" xlink:type="simple" xlink:show="embed" xlink:actuate="onLoad"/></draw:frame></draw:a></text:p>
      <text:p text:style-name="P15"><draw:a xlink:type="simple" xlink:href="https://media.kasperskycontenthub.com/wp-content/uploads/sites/58/2021/09/20205921/Abnormal_CLR_activities_24.png"><draw:frame draw:style-name="fr2" draw:name="Графический объект119" text:anchor-type="as-char" svg:width="27.164cm" svg:height="3.722cm" draw:z-index="107"><draw:image xlink:href="https://media.kasperskycontenthub.com/wp-content/uploads/sites/58/2021/09/20205921/Abnormal_CLR_activities_24-1024x138.png" xlink:type="simple" xlink:show="embed" xlink:actuate="onLoad"/></draw:frame></draw:a></text:p>
      <text:p text:style-name="P17">Хотелось бы, наверное, иметь возможность сканировать память сборки и ее ресурсы при выгрузке, а не только при загрузке, как это сейчас реализовано в интерфейсе AMSI. При этом стоит отметить, что сканирование памяти при завершении работы сборки или домена приложения не может предотвратить запуск нежелательного ПО. Оно лишь позволяет обнаружить сам факт того, что подобный запуск был. Также следует иметь в виду, что любое дополнительное сканирование памяти негативно скажется на производительности.</text:p>
      <text:h text:style-name="Heading_20_3" text:outline-level="3"><text:bookmark text:name="obnaruzhenie-com-aktivacii-sredy-clr-i-zagruzki-udalennoj-sborki6"/><text:span text:style-name="T1">Часть 3. </text:span>Обнаружение COM-активации среды CLR </text:h>
      <text:section text:style-name="Sect6" text:name="Раздел145">
        <text:p text:style-name="P35">Трюк с загрузкой удаленного кода через активацию COM-сервера в Explorer можно увидеть, если наблюдать за событием 187 и обращать <text:soft-page-break/>внимание на параметры активации среды (startupMode и COMObjectGUID).</text:p>
      </text:section>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03.11.21<text:note text:id="ftn13" text:note-class="endnote"><text:note-citation>vii</text:note-citation><text:note-body><text:list xml:id="list1220570798" text:continue-list="list1220334100" text:style-name="L5"><text:list-item text:start-value="1"><text:p text:style-name="P67"><text:a xlink:type="simple" xlink:href="../Информатика.%20Лабораторная%20работа%20№%203%20(1).pdf" text:style-name="Internet_20_link" text:visited-style-name="Visited_20_Internet_20_Link"><text:span text:style-name="T2">C:\Users\Student\Downloads\Информатика. Лабораторная работа № 3 (1).pdf</text:span></text:a></text:p></text:list-item></text:list></text:note-body></text:note> 13:45:36<text:note text:id="ftn14" text:note-class="footnote"><text:note-citation>7</text:note-citation><text:note-body><text:p text:style-name="P38">Дата</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KasperskySans" svg:font-family="KasperskySans, Roboto, 'Droid Sans', Arial, sans-serif"/>
    <style:font-face style:name="OpenSymbol" svg:font-family="OpenSymbol"/>
    <style:font-face style:name="inherit" svg:font-family="inherit"/>
    <style:font-face style:name="Arial Black" svg:font-family="'Arial Black'" style:font-family-generic="roman"/>
    <style:font-face style:name="Arial2" svg:font-family="Arial" style:font-pitch="variable"/>
    <style:font-face style:name="MS Gothic" svg:font-family="'MS Gothic'" style:font-pitch="variable"/>
    <style:font-face style:name="NSimSun1" svg:font-family="NSimSun"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NSimSun" svg:font-family="NSimSun" style:font-family-generic="system" style:font-pitch="variable"/>
    <style:font-face style:name="Tahoma1" svg:font-family="Tahoma" style:font-family-generic="system" style:font-pitch="variable"/>
  </office:font-face-decls>
  <office:styles>
    <draw:gradient draw:name="Gradient_20_7" draw:display-name="Gradient 7" draw:style="rectangular" draw:cx="50%" draw:cy="50%" draw:start-color="#800000" draw:end-color="#ffff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1" style:font-size-complex="24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fo:language="ru" fo:country="RU"/>
    </style:style>
    <style:page-layout style:name="Mpm1">
      <style:page-layout-properties fo:page-width="21.001cm" fo:page-height="29.7cm" style:num-format="1" style:print-orientation="portrait" fo:margin-top="2cm" fo:margin-bottom="2cm" fo:margin-left="3cm" fo:margin-right="1.499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Музафаров К.Р <text:s text:c="116"/></text:span><text:span text:style-name="MT1"><text:page-number text:select-page="current"/></text:span></text:p>
      </style:footer>
    </style:master-page>
    <style:master-page style:name="Обычный1" style:page-layout-name="Mpm1">
      <style:footer>
        <text:p text:style-name="Footer"><text:span text:style-name="MT1">Музафаров К.Р <text:s text:c="116"/></text:span><text:span text:style-name="MT1"><text:page-number text:select-page="current">13</text:page-number></text:span></text:p>
      </style:footer>
    </style:master-page>
    <style:master-page style:name="Endnote" style:page-layout-name="Mpm2"/>
    <style:master-page style:name="Обычный2" style:page-layout-name="Mpm1">
      <style:footer>
        <text:p text:style-name="Footer"><text:span text:style-name="MT1">Музафаров К.Р <text:s text:c="116"/></text:span><text:span text:style-name="MT1"><text:page-number text:select-page="current">14</text:page-number></text:span></text:p>
      </style:footer>
    </style:master-page>
    <style:master-page style:name="Обычный3" style:page-layout-name="Mpm1">
      <style:footer>
        <text:p text:style-name="Footer"><text:span text:style-name="MT1">Музафаров К.Р <text:s text:c="116"/></text:span><text:span text:style-name="MT1"><text:page-number text:select-page="current">14</text:page-number></text:span></text:p>
      </style:footer>
    </style:master-page>
    <style:master-page style:name="Обычный4" style:page-layout-name="Mpm1">
      <style:footer>
        <text:p text:style-name="Footer"><text:span text:style-name="MT1">Музафаров К.Р <text:s text:c="116"/></text:span><text:span text:style-name="MT1"><text:page-number text:select-page="current">14</text:page-number></text:span></text:p>
      </style:footer>
    </style:master-page>
    <style:master-page style:name="Обычный5" style:page-layout-name="Mpm1">
      <style:footer>
        <text:p text:style-name="Footer"><text:span text:style-name="MT1">Музафаров К.Р <text:s text:c="116"/></text:span><text:span text:style-name="MT1"><text:page-number text:select-page="current">14</text:page-number></text:span></text:p>
      </style:footer>
    </style:master-page>
    <style:master-page style:name="Обычный6" style:page-layout-name="Mpm1">
      <style:footer>
        <text:p text:style-name="Footer"><text:span text:style-name="MT1">Музафаров К.Р <text:s text:c="116"/></text:span><text:span text:style-name="MT1"><text:page-number text:select-page="current">13</text:page-number></text:span></text:p>
      </style:footer>
    </style:master-page>
    <style:master-page style:name="Обычный7" style:page-layout-name="Mpm1">
      <style:footer>
        <text:p text:style-name="Footer"><text:span text:style-name="MT1">Музафаров К.Р <text:s text:c="116"/></text:span><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Карим Музафаров</meta:initial-creator>
    <meta:creation-date>2021-11-03T14:24:24</meta:creation-date>
    <dc:date>2021-11-03T19:34:22</dc:date>
    <dc:creator>Карим Музафаров</dc:creator>
    <meta:editing-duration>PT1H1M14S</meta:editing-duration>
    <meta:editing-cycles>4</meta:editing-cycles>
    <meta:generator>OpenOffice/4.1.11$Unix OpenOffice.org_project/4111m1$Build-9808</meta:generator>
    <meta:document-statistic meta:table-count="49" meta:image-count="118" meta:object-count="7" meta:page-count="98" meta:paragraph-count="1274" meta:word-count="19419" meta:character-count="155492"/>
  </office:meta>
</office:document-meta>
</file>